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37.5pt"/>
    </style:style>
    <style:style style:name="co5" style:family="table-column">
      <style:table-column-properties fo:break-before="auto" style:column-width="30.84pt"/>
    </style:style>
    <style:style style:name="co6" style:family="table-column">
      <style:table-column-properties fo:break-before="auto" style:column-width="35.66pt"/>
    </style:style>
    <style:style style:name="co7" style:family="table-column">
      <style:table-column-properties fo:break-before="auto" style:column-width="26.65pt"/>
    </style:style>
    <style:style style:name="co8" style:family="table-column">
      <style:table-column-properties fo:break-before="auto" style:column-width="38.24pt"/>
    </style:style>
    <style:style style:name="co9" style:family="table-column">
      <style:table-column-properties fo:break-before="auto" style:column-width="32.2pt"/>
    </style:style>
    <style:style style:name="co10" style:family="table-column">
      <style:table-column-properties fo:break-before="auto" style:column-width="43.8pt"/>
    </style:style>
    <style:style style:name="co11" style:family="table-column">
      <style:table-column-properties fo:break-before="auto" style:column-width="37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1.76pt"/>
    </style:style>
    <style:style style:name="co14" style:family="table-column">
      <style:table-column-properties fo:break-before="auto" style:column-width="32.66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36.96pt"/>
    </style:style>
    <style:style style:name="co17" style:family="table-column">
      <style:table-column-properties fo:break-before="auto" style:column-width="65.54pt"/>
    </style:style>
    <style:style style:name="co18" style:family="table-column">
      <style:table-column-properties fo:break-before="auto" style:column-width="35.46pt"/>
    </style:style>
    <style:style style:name="ro1" style:family="table-row">
      <style:table-row-properties style:row-height="32.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number:date-style style:name="N1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030"/>
    <style:style style:name="ce2" style:family="table-cell" style:parent-style-name="Default" style:data-style-name="N10030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transparent"/>
      <style:text-properties fo:color="#ce181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ext-properties fo:color="#ce181e"/>
    </style:style>
    <style:style style:name="ce7" style:family="table-cell" style:parent-style-name="Default" style:data-style-name="N10081"/>
    <style:style style:name="ce8" style:family="table-cell" style:parent-style-name="Default" style:data-style-name="N81"/>
    <style:style style:name="ce10" style:family="table-cell" style:parent-style-name="Default" style:data-style-name="N121"/>
    <style:style style:name="ce23" style:family="table-cell" style:parent-style-name="Default" style:data-style-name="N121"/>
    <style:style style:name="ce11" style:family="table-cell" style:parent-style-name="Default" style:data-style-name="N121"/>
    <style:style style:name="ce25" style:family="table-cell" style:parent-style-name="Default" style:data-style-name="N121"/>
    <style:style style:name="ce13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y_pr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19" table:default-cell-style-name="Default"/>
        <table:table-row table:style-name="ro1">
          <table:table-cell table:style-name="ce9" office:value-type="string" calcext:value-type="string" table:number-columns-spanned="20" table:number-rows-spanned="1">
            <text:p>Počty a relativní pozitivita indikovaných testů dle věkových kategorií obyvatel: 7denní počty indikovaných testů – Dg/klin a Epi indikace - na 100tis. obyv. dané věkové třídy (relativní pozitivita v %)</text:p>
          </table:table-cell>
          <table:covered-table-cell table:style-name="ce12"/>
          <table:covered-table-cell table:number-columns-repeated="18"/>
          <table:table-cell table:number-columns-repeated="57"/>
        </table:table-row>
        <table:table-row table:style-name="ro2">
          <table:table-cell/>
          <table:table-cell office:value-type="string" calcext:value-type="string">
            <text:p>datum hlaseni</text:p>
          </table:table-cell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1.txt:</text:p>
          </table:table-cell>
          <table:table-cell office:value-type="date" office:date-value="2021-06-01" calcext:value-type="date">
            <text:p>1. 6. 2021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639" calcext:value-type="percentage">
            <text:p>6.39%</text:p>
          </table:table-cell>
          <table:table-cell office:value-type="float" office:value="3156" calcext:value-type="float">
            <text:p>3156</text:p>
          </table:table-cell>
          <table:table-cell table:style-name="ce3" office:value-type="percentage" office:value="0.0371" calcext:value-type="percentage">
            <text:p>3.71%</text:p>
          </table:table-cell>
          <table:table-cell office:value-type="float" office:value="23396" calcext:value-type="float">
            <text:p>23396</text:p>
          </table:table-cell>
          <table:table-cell table:style-name="ce3" office:value-type="percentage" office:value="0.0124" calcext:value-type="percentage">
            <text:p>1.24%</text:p>
          </table:table-cell>
          <table:table-cell office:value-type="float" office:value="18651" calcext:value-type="float">
            <text:p>186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9617" calcext:value-type="float">
            <text:p>9617</text:p>
          </table:table-cell>
          <table:table-cell table:style-name="ce3" office:value-type="percentage" office:value="0.0154" calcext:value-type="percentage">
            <text:p>1.54%</text:p>
          </table:table-cell>
          <table:table-cell office:value-type="float" office:value="39370" calcext:value-type="float">
            <text:p>3937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0699" calcext:value-type="float">
            <text:p>906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41987" calcext:value-type="float">
            <text:p>41987</text:p>
          </table:table-cell>
          <table:table-cell table:style-name="ce3" office:value-type="percentage" office:value="0.0092" calcext:value-type="percentage">
            <text:p>0.92%</text:p>
          </table:table-cell>
          <table:table-cell office:value-type="float" office:value="11464" calcext:value-type="float">
            <text:p>11464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2.txt:</text:p>
          </table:table-cell>
          <table:table-cell office:value-type="date" office:date-value="2021-06-02" calcext:value-type="date">
            <text:p>2. 6. 2021</text:p>
          </table:table-cell>
          <table:table-cell office:value-type="float" office:value="871" calcext:value-type="float">
            <text:p>871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021" calcext:value-type="float">
            <text:p>3021</text:p>
          </table:table-cell>
          <table:table-cell table:style-name="ce3" office:value-type="percentage" office:value="0.0331" calcext:value-type="percentage">
            <text:p>3.31%</text:p>
          </table:table-cell>
          <table:table-cell office:value-type="float" office:value="20073" calcext:value-type="float">
            <text:p>20073</text:p>
          </table:table-cell>
          <table:table-cell table:style-name="ce3" office:value-type="percentage" office:value="0.0135" calcext:value-type="percentage">
            <text:p>1.35%</text:p>
          </table:table-cell>
          <table:table-cell office:value-type="float" office:value="15602" calcext:value-type="float">
            <text:p>15602</text:p>
          </table:table-cell>
          <table:table-cell table:style-name="ce3" office:value-type="percentage" office:value="0.0122" calcext:value-type="percentage">
            <text:p>1.22%</text:p>
          </table:table-cell>
          <table:table-cell office:value-type="float" office:value="8578" calcext:value-type="float">
            <text:p>8578</text:p>
          </table:table-cell>
          <table:table-cell table:style-name="ce3" office:value-type="percentage" office:value="0.0155" calcext:value-type="percentage">
            <text:p>1.55%</text:p>
          </table:table-cell>
          <table:table-cell office:value-type="float" office:value="37336" calcext:value-type="float">
            <text:p>37336</text:p>
          </table:table-cell>
          <table:table-cell table:style-name="ce3" office:value-type="percentage" office:value="0.0074" calcext:value-type="percentage">
            <text:p>0.74%</text:p>
          </table:table-cell>
          <table:table-cell office:value-type="float" office:value="84799" calcext:value-type="float">
            <text:p>84799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8070" calcext:value-type="float">
            <text:p>38070</text:p>
          </table:table-cell>
          <table:table-cell table:style-name="ce3" office:value-type="percentage" office:value="0.0093" calcext:value-type="percentage">
            <text:p>0.93%</text:p>
          </table:table-cell>
          <table:table-cell office:value-type="float" office:value="10786" calcext:value-type="float">
            <text:p>10786</text:p>
          </table:table-cell>
          <table:table-cell table:style-name="ce3" office:value-type="percentage" office:value="0.0234" calcext:value-type="percentage">
            <text:p>2.34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3.txt:</text:p>
          </table:table-cell>
          <table:table-cell office:value-type="date" office:date-value="2021-06-03" calcext:value-type="date">
            <text:p>3. 6. 2021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538" calcext:value-type="percentage">
            <text:p>5.38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319" calcext:value-type="percentage">
            <text:p>3.19%</text:p>
          </table:table-cell>
          <table:table-cell office:value-type="float" office:value="19088" calcext:value-type="float">
            <text:p>19088</text:p>
          </table:table-cell>
          <table:table-cell table:style-name="ce3" office:value-type="percentage" office:value="0.0131" calcext:value-type="percentage">
            <text:p>1.31%</text:p>
          </table:table-cell>
          <table:table-cell office:value-type="float" office:value="14796" calcext:value-type="float">
            <text:p>14796</text:p>
          </table:table-cell>
          <table:table-cell table:style-name="ce3" office:value-type="percentage" office:value="0.0125" calcext:value-type="percentage">
            <text:p>1.25%</text:p>
          </table:table-cell>
          <table:table-cell office:value-type="float" office:value="8764" calcext:value-type="float">
            <text:p>8764</text:p>
          </table:table-cell>
          <table:table-cell table:style-name="ce3" office:value-type="percentage" office:value="0.0147" calcext:value-type="percentage">
            <text:p>1.47%</text:p>
          </table:table-cell>
          <table:table-cell office:value-type="float" office:value="36251" calcext:value-type="float">
            <text:p>36251</text:p>
          </table:table-cell>
          <table:table-cell table:style-name="ce3" office:value-type="percentage" office:value="0.0066" calcext:value-type="percentage">
            <text:p>0.66%</text:p>
          </table:table-cell>
          <table:table-cell office:value-type="float" office:value="81850" calcext:value-type="float">
            <text:p>81850</text:p>
          </table:table-cell>
          <table:table-cell table:style-name="ce3" office:value-type="percentage" office:value="0.0101" calcext:value-type="percentage">
            <text:p>1.01%</text:p>
          </table:table-cell>
          <table:table-cell office:value-type="float" office:value="35697" calcext:value-type="float">
            <text:p>35697</text:p>
          </table:table-cell>
          <table:table-cell table:style-name="ce3" office:value-type="percentage" office:value="0.0095" calcext:value-type="percentage">
            <text:p>0.95%</text:p>
          </table:table-cell>
          <table:table-cell office:value-type="float" office:value="10128" calcext:value-type="float">
            <text:p>10128</text:p>
          </table:table-cell>
          <table:table-cell table:style-name="ce3" office:value-type="percentage" office:value="0.022" calcext:value-type="percentage">
            <text:p>2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4.txt:ČR</text:p>
          </table:table-cell>
          <table:table-cell office:value-type="date" office:date-value="2021-06-04" calcext:value-type="date">
            <text:p>4. 6. 2021</text:p>
          </table:table-cell>
          <table:table-cell office:value-type="float" office:value="843" calcext:value-type="float">
            <text:p>84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2944" calcext:value-type="float">
            <text:p>294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0835" calcext:value-type="float">
            <text:p>2083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854" calcext:value-type="float">
            <text:p>1585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6353" calcext:value-type="float">
            <text:p>3635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1317" calcext:value-type="float">
            <text:p>813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4262" calcext:value-type="float">
            <text:p>342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839" calcext:value-type="float">
            <text:p>9839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5.txt:ČR</text:p>
          </table:table-cell>
          <table:table-cell office:value-type="date" office:date-value="2021-06-05" calcext:value-type="date">
            <text:p>5. 6. 2021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2893" calcext:value-type="float">
            <text:p>289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483" calcext:value-type="float">
            <text:p>2248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81" calcext:value-type="float">
            <text:p>1638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753" calcext:value-type="float">
            <text:p>875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6192" calcext:value-type="float">
            <text:p>3619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06" calcext:value-type="float">
            <text:p>7880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1996" calcext:value-type="float">
            <text:p>319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05" calcext:value-type="float">
            <text:p>9605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6.txt:ČR</text:p>
          </table:table-cell>
          <table:table-cell office:value-type="date" office:date-value="2021-06-06" calcext:value-type="date">
            <text:p>6. 6. 2021</text:p>
          </table:table-cell>
          <table:table-cell office:value-type="float" office:value="781" calcext:value-type="float">
            <text:p>78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608" calcext:value-type="float">
            <text:p>260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0964" calcext:value-type="float">
            <text:p>209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4138" calcext:value-type="float">
            <text:p>141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090" calcext:value-type="float">
            <text:p>809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2911" calcext:value-type="float">
            <text:p>3291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991" calcext:value-type="float">
            <text:p>70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178" calcext:value-type="float">
            <text:p>281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529" calcext:value-type="float">
            <text:p>8529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7.txt:ČR</text:p>
          </table:table-cell>
          <table:table-cell office:value-type="date" office:date-value="2021-06-07" calcext:value-type="date">
            <text:p>7. 6. 2021</text:p>
          </table:table-cell>
          <table:table-cell office:value-type="float" office:value="778" calcext:value-type="float">
            <text:p>778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61" calcext:value-type="float">
            <text:p>25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506" calcext:value-type="float">
            <text:p>205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931" calcext:value-type="float">
            <text:p>1393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304" calcext:value-type="float">
            <text:p>83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3447" calcext:value-type="float">
            <text:p>3344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1743" calcext:value-type="float">
            <text:p>717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340" calcext:value-type="float">
            <text:p>2834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403" calcext:value-type="float">
            <text:p>8403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8.txt:ČR</text:p>
          </table:table-cell>
          <table:table-cell office:value-type="date" office:date-value="2021-06-08" calcext:value-type="date">
            <text:p>8. 6. 2021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684" calcext:value-type="float">
            <text:p>26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4313" calcext:value-type="float">
            <text:p>2431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622" calcext:value-type="float">
            <text:p>1662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926" calcext:value-type="float">
            <text:p>992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7519" calcext:value-type="float">
            <text:p>375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754" calcext:value-type="float">
            <text:p>817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100" calcext:value-type="float">
            <text:p>321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43" calcext:value-type="float">
            <text:p>9343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09.txt:ČR</text:p>
          </table:table-cell>
          <table:table-cell office:value-type="date" office:date-value="2021-06-09" calcext:value-type="date">
            <text:p>9. 6. 2021</text:p>
          </table:table-cell>
          <table:table-cell office:value-type="float" office:value="771" calcext:value-type="float">
            <text:p>771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504" calcext:value-type="float">
            <text:p>250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4204" calcext:value-type="float">
            <text:p>242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063" calcext:value-type="float">
            <text:p>1606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493" calcext:value-type="float">
            <text:p>9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562" calcext:value-type="float">
            <text:p>3456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4431" calcext:value-type="float">
            <text:p>744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69" calcext:value-type="float">
            <text:p>282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768" calcext:value-type="float">
            <text:p>8768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0.txt:ČR</text:p>
          </table:table-cell>
          <table:table-cell office:value-type="date" office:date-value="2021-06-10" calcext:value-type="date">
            <text:p>10. 6. 2021</text:p>
          </table:table-cell>
          <table:table-cell office:value-type="float" office:value="754" calcext:value-type="float">
            <text:p>75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375" calcext:value-type="float">
            <text:p>237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3920" calcext:value-type="float">
            <text:p>239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200" calcext:value-type="float">
            <text:p>1620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9571" calcext:value-type="float">
            <text:p>957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517" calcext:value-type="float">
            <text:p>335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1245" calcext:value-type="float">
            <text:p>71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36" calcext:value-type="float">
            <text:p>263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382" calcext:value-type="float">
            <text:p>8382</text:p>
          </table:table-cell>
          <table:table-cell table:style-name="ce3" office:value-type="percentage" office:value="0.015" calcext:value-type="percentage">
            <text:p>1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1.txt:ČR</text:p>
          </table:table-cell>
          <table:table-cell office:value-type="date" office:date-value="2021-06-11" calcext:value-type="date">
            <text:p>11. 6. 2021</text:p>
          </table:table-cell>
          <table:table-cell office:value-type="float" office:value="714" calcext:value-type="float">
            <text:p>714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293" calcext:value-type="float">
            <text:p>229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412" calcext:value-type="float">
            <text:p>2241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33" calcext:value-type="float">
            <text:p>1583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119" calcext:value-type="float">
            <text:p>3311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933" calcext:value-type="float">
            <text:p>699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116" calcext:value-type="float">
            <text:p>2511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92" calcext:value-type="float">
            <text:p>8092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2.txt:ČR</text:p>
          </table:table-cell>
          <table:table-cell office:value-type="date" office:date-value="2021-06-12" calcext:value-type="date">
            <text:p>12. 6. 2021</text:p>
          </table:table-cell>
          <table:table-cell office:value-type="float" office:value="660" calcext:value-type="float">
            <text:p>660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2072" calcext:value-type="float">
            <text:p>207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793" calcext:value-type="float">
            <text:p>217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631" calcext:value-type="float">
            <text:p>156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63" calcext:value-type="float">
            <text:p>1046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2264" calcext:value-type="float">
            <text:p>32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67431" calcext:value-type="float">
            <text:p>674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75" calcext:value-type="float">
            <text:p>237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14" calcext:value-type="percentage">
            <text:p>1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3.txt:ČR</text:p>
          </table:table-cell>
          <table:table-cell office:value-type="date" office:date-value="2021-06-13" calcext:value-type="date">
            <text:p>13. 6. 2021</text:p>
          </table:table-cell>
          <table:table-cell office:value-type="float" office:value="596" calcext:value-type="float">
            <text:p>5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832" calcext:value-type="float">
            <text:p>18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608" calcext:value-type="float">
            <text:p>18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55" calcext:value-type="float">
            <text:p>135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9222" calcext:value-type="float">
            <text:p>2922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588" calcext:value-type="float">
            <text:p>605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13" calcext:value-type="float">
            <text:p>211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51" calcext:value-type="float">
            <text:p>715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4.txt:ČR</text:p>
          </table:table-cell>
          <table:table-cell office:value-type="date" office:date-value="2021-06-14" calcext:value-type="date">
            <text:p>14. 6. 2021</text:p>
          </table:table-cell>
          <table:table-cell office:value-type="float" office:value="582" calcext:value-type="float">
            <text:p>58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015" calcext:value-type="float">
            <text:p>1801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088" calcext:value-type="float">
            <text:p>1308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91" calcext:value-type="float">
            <text:p>949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0613" calcext:value-type="float">
            <text:p>6061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107" calcext:value-type="float">
            <text:p>21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5.txt:ČR</text:p>
          </table:table-cell>
          <table:table-cell office:value-type="date" office:date-value="2021-06-15" calcext:value-type="date">
            <text:p>15. 6. 2021</text:p>
          </table:table-cell>
          <table:table-cell office:value-type="float" office:value="641" calcext:value-type="float">
            <text:p>64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908" calcext:value-type="float">
            <text:p>190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561" calcext:value-type="float">
            <text:p>2156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5934" calcext:value-type="float">
            <text:p>159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19" calcext:value-type="float">
            <text:p>1041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245" calcext:value-type="float">
            <text:p>332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9120" calcext:value-type="float">
            <text:p>691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22" calcext:value-type="float">
            <text:p>241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881" calcext:value-type="float">
            <text:p>78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6.txt:ČR</text:p>
          </table:table-cell>
          <table:table-cell office:value-type="date" office:date-value="2021-06-16" calcext:value-type="date">
            <text:p>16. 6. 2021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841" calcext:value-type="float">
            <text:p>184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67" calcext:value-type="float">
            <text:p>1856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06" calcext:value-type="float">
            <text:p>1340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312" calcext:value-type="float">
            <text:p>93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568" calcext:value-type="float">
            <text:p>3256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5626" calcext:value-type="float">
            <text:p>6562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397" calcext:value-type="float">
            <text:p>2239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554" calcext:value-type="float">
            <text:p>755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7.txt:ČR</text:p>
          </table:table-cell>
          <table:table-cell office:value-type="date" office:date-value="2021-06-17" calcext:value-type="date">
            <text:p>17. 6. 2021</text:p>
          </table:table-cell>
          <table:table-cell office:value-type="float" office:value="601" calcext:value-type="float">
            <text:p>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47" calcext:value-type="float">
            <text:p>17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6" calcext:value-type="float">
            <text:p>1616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885" calcext:value-type="float">
            <text:p>1188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92" calcext:value-type="float">
            <text:p>919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1847" calcext:value-type="float">
            <text:p>318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351" calcext:value-type="float">
            <text:p>6335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464" calcext:value-type="float">
            <text:p>214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7260" calcext:value-type="float">
            <text:p>726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8.txt:ČR</text:p>
          </table:table-cell>
          <table:table-cell office:value-type="date" office:date-value="2021-06-18" calcext:value-type="date">
            <text:p>18. 6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5" calcext:value-type="float">
            <text:p>1755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063" calcext:value-type="float">
            <text:p>1706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283" calcext:value-type="float">
            <text:p>12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476" calcext:value-type="float">
            <text:p>947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83" calcext:value-type="float">
            <text:p>3238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22" calcext:value-type="float">
            <text:p>6402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231" calcext:value-type="float">
            <text:p>212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50" calcext:value-type="float">
            <text:p>71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19.txt:ČR</text:p>
          </table:table-cell>
          <table:table-cell office:value-type="date" office:date-value="2021-06-19" calcext:value-type="date">
            <text:p>19. 6. 2021</text:p>
          </table:table-cell>
          <table:table-cell office:value-type="float" office:value="553" calcext:value-type="float">
            <text:p>55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1" calcext:value-type="float">
            <text:p>177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798" calcext:value-type="float">
            <text:p>187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04" calcext:value-type="float">
            <text:p>970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2912" calcext:value-type="float">
            <text:p>3291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852" calcext:value-type="float">
            <text:p>638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036" calcext:value-type="float">
            <text:p>2103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063" calcext:value-type="float">
            <text:p>706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0.txt:ČR</text:p>
          </table:table-cell>
          <table:table-cell office:value-type="date" office:date-value="2021-06-20" calcext:value-type="date">
            <text:p>2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596" calcext:value-type="float">
            <text:p>15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65" calcext:value-type="float">
            <text:p>170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849" calcext:value-type="float">
            <text:p>1184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852" calcext:value-type="float">
            <text:p>88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106" calcext:value-type="float">
            <text:p>301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7123" calcext:value-type="float">
            <text:p>571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9" calcext:value-type="float">
            <text:p>187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466" calcext:value-type="float">
            <text:p>646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1.txt:ČR</text:p>
          </table:table-cell>
          <table:table-cell office:value-type="date" office:date-value="2021-06-21" calcext:value-type="date">
            <text:p>21. 6. 2021</text:p>
          </table:table-cell>
          <table:table-cell office:value-type="float" office:value="489" calcext:value-type="float">
            <text:p>48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349" calcext:value-type="float">
            <text:p>1634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595" calcext:value-type="float">
            <text:p>1159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744" calcext:value-type="float">
            <text:p>87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851" calcext:value-type="float">
            <text:p>2985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23" calcext:value-type="float">
            <text:p>5682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20" calcext:value-type="float">
            <text:p>187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6334" calcext:value-type="float">
            <text:p>6334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2.txt:ČR</text:p>
          </table:table-cell>
          <table:table-cell office:value-type="date" office:date-value="2021-06-22" calcext:value-type="date">
            <text:p>22. 6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753" calcext:value-type="float">
            <text:p>175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6" calcext:value-type="float">
            <text:p>19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300" calcext:value-type="float">
            <text:p>143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212" calcext:value-type="float">
            <text:p>1021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476" calcext:value-type="float">
            <text:p>3347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011" calcext:value-type="float">
            <text:p>6401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1377" calcext:value-type="float">
            <text:p>2137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7190" calcext:value-type="float">
            <text:p>719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3.txt:ČR</text:p>
          </table:table-cell>
          <table:table-cell office:value-type="date" office:date-value="2021-06-23" calcext:value-type="date">
            <text:p>23. 6. 2021</text:p>
          </table:table-cell>
          <table:table-cell office:value-type="float" office:value="475" calcext:value-type="float">
            <text:p>47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48" calcext:value-type="float">
            <text:p>164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91" calcext:value-type="float">
            <text:p>178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713" calcext:value-type="float">
            <text:p>1271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13" calcext:value-type="float">
            <text:p>971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669" calcext:value-type="float">
            <text:p>3166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9541" calcext:value-type="float">
            <text:p>5954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804" calcext:value-type="float">
            <text:p>198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948" calcext:value-type="float">
            <text:p>6948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4.txt:ČR</text:p>
          </table:table-cell>
          <table:table-cell office:value-type="date" office:date-value="2021-06-24" calcext:value-type="date">
            <text:p>24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10" calcext:value-type="float">
            <text:p>161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600" calcext:value-type="float">
            <text:p>126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637" calcext:value-type="float">
            <text:p>963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918" calcext:value-type="float">
            <text:p>309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862" calcext:value-type="float">
            <text:p>5686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499" calcext:value-type="float">
            <text:p>6499</text:p>
          </table:table-cell>
          <table:table-cell table:style-name="ce3" office:value-type="percentage" office:value="0.008" calcext:value-type="percentage">
            <text:p>0.8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5.txt:ČR</text:p>
          </table:table-cell>
          <table:table-cell office:value-type="date" office:date-value="2021-06-25" calcext:value-type="date">
            <text:p>25. 6. 2021</text:p>
          </table:table-cell>
          <table:table-cell office:value-type="float" office:value="455" calcext:value-type="float">
            <text:p>45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646" calcext:value-type="float">
            <text:p>16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091" calcext:value-type="float">
            <text:p>1709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95" calcext:value-type="float">
            <text:p>1249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99" calcext:value-type="float">
            <text:p>999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30844" calcext:value-type="float">
            <text:p>3084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5981" calcext:value-type="float">
            <text:p>559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710" calcext:value-type="float">
            <text:p>187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354" calcext:value-type="float">
            <text:p>6354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6.txt:ČR</text:p>
          </table:table-cell>
          <table:table-cell office:value-type="date" office:date-value="2021-06-26" calcext:value-type="date">
            <text:p>26. 6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672" calcext:value-type="float">
            <text:p>16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6332" calcext:value-type="float">
            <text:p>1633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68" calcext:value-type="float">
            <text:p>12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166" calcext:value-type="float">
            <text:p>1016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0460" calcext:value-type="float">
            <text:p>304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3488" calcext:value-type="float">
            <text:p>5348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055" calcext:value-type="float">
            <text:p>1805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6162" calcext:value-type="float">
            <text:p>6162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7.txt:ČR</text:p>
          </table:table-cell>
          <table:table-cell office:value-type="date" office:date-value="2021-06-27" calcext:value-type="date">
            <text:p>27. 6. 2021</text:p>
          </table:table-cell>
          <table:table-cell office:value-type="float" office:value="460" calcext:value-type="float">
            <text:p>4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92" calcext:value-type="float">
            <text:p>14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688" calcext:value-type="float">
            <text:p>146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041" calcext:value-type="float">
            <text:p>1104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24" calcext:value-type="float">
            <text:p>278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744" calcext:value-type="float">
            <text:p>4774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115" calcext:value-type="float">
            <text:p>1611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676" calcext:value-type="float">
            <text:p>567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8.txt:ČR</text:p>
          </table:table-cell>
          <table:table-cell office:value-type="date" office:date-value="2021-06-28" calcext:value-type="date">
            <text:p>28. 6. 2021</text:p>
          </table:table-cell>
          <table:table-cell office:value-type="float" office:value="444" calcext:value-type="float">
            <text:p>44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467" calcext:value-type="float">
            <text:p>146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302" calcext:value-type="float">
            <text:p>143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50" calcext:value-type="float">
            <text:p>1045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000" calcext:value-type="float">
            <text:p>90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580" calcext:value-type="float">
            <text:p>2758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7455" calcext:value-type="float">
            <text:p>47455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546" calcext:value-type="float">
            <text:p>5546</text:p>
          </table:table-cell>
          <table:table-cell table:style-name="ce3" office:value-type="percentage" office:value="0.006" calcext:value-type="percentage">
            <text:p>0.6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29.txt:ČR</text:p>
          </table:table-cell>
          <table:table-cell office:value-type="date" office:date-value="2021-06-29" calcext:value-type="date">
            <text:p>29. 6. 2021</text:p>
          </table:table-cell>
          <table:table-cell office:value-type="float" office:value="500" calcext:value-type="float">
            <text:p>50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4" calcext:value-type="float">
            <text:p>159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7234" calcext:value-type="float">
            <text:p>1723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427" calcext:value-type="float">
            <text:p>124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04" calcext:value-type="float">
            <text:p>990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1207" calcext:value-type="float">
            <text:p>3120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082" calcext:value-type="float">
            <text:p>5408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09" calcext:value-type="float">
            <text:p>1850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630.txt:ČR</text:p>
          </table:table-cell>
          <table:table-cell office:value-type="date" office:date-value="2021-06-30" calcext:value-type="date">
            <text:p>30. 6. 2021</text:p>
          </table:table-cell>
          <table:table-cell office:value-type="float" office:value="504" calcext:value-type="float">
            <text:p>50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623" calcext:value-type="float">
            <text:p>1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493" calcext:value-type="float">
            <text:p>164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481" calcext:value-type="float">
            <text:p>1148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984" calcext:value-type="float">
            <text:p>299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0691" calcext:value-type="float">
            <text:p>5069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422" calcext:value-type="float">
            <text:p>1742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1.txt:ČR</text:p>
          </table:table-cell>
          <table:table-cell office:value-type="date" office:date-value="2021-07-01" calcext:value-type="date">
            <text:p>1. 7. 2021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65" calcext:value-type="float">
            <text:p>17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7528" calcext:value-type="float">
            <text:p>1752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366" calcext:value-type="float">
            <text:p>123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618" calcext:value-type="float">
            <text:p>961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543" calcext:value-type="float">
            <text:p>2954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530" calcext:value-type="float">
            <text:p>49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60" calcext:value-type="float">
            <text:p>169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727" calcext:value-type="float">
            <text:p>572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2.txt:ČR</text:p>
          </table:table-cell>
          <table:table-cell office:value-type="date" office:date-value="2021-07-02" calcext:value-type="date">
            <text:p>2. 7. 2021</text:p>
          </table:table-cell>
          <table:table-cell office:value-type="float" office:value="522" calcext:value-type="float">
            <text:p>5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708" calcext:value-type="float">
            <text:p>197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18" calcext:value-type="float">
            <text:p>143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434" calcext:value-type="float">
            <text:p>1043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8742" calcext:value-type="float">
            <text:p>2874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8361" calcext:value-type="float">
            <text:p>4836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60" calcext:value-type="float">
            <text:p>16260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5607" calcext:value-type="float">
            <text:p>5607</text:p>
          </table:table-cell>
          <table:table-cell table:style-name="ce3" office:value-type="percentage" office:value="0.004" calcext:value-type="percentage">
            <text:p>0.4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3.txt:ČR</text:p>
          </table:table-cell>
          <table:table-cell office:value-type="date" office:date-value="2021-07-03" calcext:value-type="date">
            <text:p>3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894" calcext:value-type="float">
            <text:p>2289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766" calcext:value-type="float">
            <text:p>167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346" calcext:value-type="float">
            <text:p>113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711" calcext:value-type="float">
            <text:p>287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7866" calcext:value-type="float">
            <text:p>4786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5472" calcext:value-type="float">
            <text:p>5472</text:p>
          </table:table-cell>
          <table:table-cell table:style-name="ce3" office:value-type="percentage" office:value="0.003" calcext:value-type="percentage">
            <text:p>0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4.txt:ČR</text:p>
          </table:table-cell>
          <table:table-cell office:value-type="date" office:date-value="2021-07-04" calcext:value-type="date">
            <text:p>4. 7. 2021</text:p>
          </table:table-cell>
          <table:table-cell office:value-type="float" office:value="488" calcext:value-type="float">
            <text:p>48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227" calcext:value-type="float">
            <text:p>222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92" calcext:value-type="float">
            <text:p>24292</text:p>
          </table:table-cell>
          <table:table-cell table:style-name="ce3" office:value-type="percentage" office:value="0.001" calcext:value-type="percentage">
            <text:p>0.10%</text:p>
          </table:table-cell>
          <table:table-cell office:value-type="float" office:value="17247" calcext:value-type="float">
            <text:p>1724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0652" calcext:value-type="float">
            <text:p>1065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325" calcext:value-type="float">
            <text:p>26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620" calcext:value-type="float">
            <text:p>4362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884" calcext:value-type="float">
            <text:p>1388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966" calcext:value-type="float">
            <text:p>4966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5.txt:ČR</text:p>
          </table:table-cell>
          <table:table-cell office:value-type="date" office:date-value="2021-07-05" calcext:value-type="date">
            <text:p>5. 7. 2021</text:p>
          </table:table-cell>
          <table:table-cell office:value-type="float" office:value="443" calcext:value-type="float">
            <text:p>44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2496" calcext:value-type="float">
            <text:p>2249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6265" calcext:value-type="float">
            <text:p>1626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942" calcext:value-type="float">
            <text:p>99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88" calcext:value-type="float">
            <text:p>246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1248" calcext:value-type="float">
            <text:p>412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198" calcext:value-type="float">
            <text:p>1319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642" calcext:value-type="float">
            <text:p>4642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6.txt:ČR</text:p>
          </table:table-cell>
          <table:table-cell office:value-type="date" office:date-value="2021-07-06" calcext:value-type="date">
            <text:p>6. 7. 2021</text:p>
          </table:table-cell>
          <table:table-cell office:value-type="float" office:value="494" calcext:value-type="float">
            <text:p>49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19" calcext:value-type="float">
            <text:p>23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14" calcext:value-type="float">
            <text:p>24114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621" calcext:value-type="float">
            <text:p>176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0764" calcext:value-type="float">
            <text:p>107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6177" calcext:value-type="float">
            <text:p>2617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640" calcext:value-type="float">
            <text:p>436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792" calcext:value-type="float">
            <text:p>137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7.txt:ČR</text:p>
          </table:table-cell>
          <table:table-cell office:value-type="date" office:date-value="2021-07-07" calcext:value-type="date">
            <text:p>7. 7. 2021</text:p>
          </table:table-cell>
          <table:table-cell office:value-type="float" office:value="431" calcext:value-type="float">
            <text:p>4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91" calcext:value-type="float">
            <text:p>219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868" calcext:value-type="float">
            <text:p>2086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5559" calcext:value-type="float">
            <text:p>15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893" calcext:value-type="float">
            <text:p>989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135" calcext:value-type="float">
            <text:p>221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283" calcext:value-type="float">
            <text:p>36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954" calcext:value-type="float">
            <text:p>10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4063" calcext:value-type="float">
            <text:p>4063</text:p>
          </table:table-cell>
          <table:table-cell table:style-name="ce3" office:value-type="percentage" office:value="0.005" calcext:value-type="percentage">
            <text:p>0.5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8.txt:ČR</text:p>
          </table:table-cell>
          <table:table-cell office:value-type="date" office:date-value="2021-07-08" calcext:value-type="date">
            <text:p>8. 7. 2021</text:p>
          </table:table-cell>
          <table:table-cell office:value-type="float" office:value="415" calcext:value-type="float">
            <text:p>41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144" calcext:value-type="float">
            <text:p>214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698" calcext:value-type="float">
            <text:p>1869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4397" calcext:value-type="float">
            <text:p>143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9766" calcext:value-type="float">
            <text:p>97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536" calcext:value-type="float">
            <text:p>205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020" calcext:value-type="float">
            <text:p>330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8" calcext:value-type="float">
            <text:p>978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09.txt:ČR</text:p>
          </table:table-cell>
          <table:table-cell office:value-type="date" office:date-value="2021-07-09" calcext:value-type="date">
            <text:p>9. 7. 2021</text:p>
          </table:table-cell>
          <table:table-cell office:value-type="float" office:value="419" calcext:value-type="float">
            <text:p>4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146" calcext:value-type="float">
            <text:p>21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7906" calcext:value-type="float">
            <text:p>1790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54" calcext:value-type="float">
            <text:p>137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56" calcext:value-type="float">
            <text:p>975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89" calcext:value-type="float">
            <text:p>1958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972" calcext:value-type="float">
            <text:p>309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045" calcext:value-type="float">
            <text:p>90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48" calcext:value-type="float">
            <text:p>3948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0.txt:ČR</text:p>
          </table:table-cell>
          <table:table-cell office:value-type="date" office:date-value="2021-07-10" calcext:value-type="date">
            <text:p>10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2187" calcext:value-type="float">
            <text:p>218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208" calcext:value-type="float">
            <text:p>18208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3639" calcext:value-type="float">
            <text:p>1363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912" calcext:value-type="float">
            <text:p>199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2391" calcext:value-type="float">
            <text:p>323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08" calcext:value-type="float">
            <text:p>930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05" calcext:value-type="float">
            <text:p>4005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1.txt:ČR</text:p>
          </table:table-cell>
          <table:table-cell office:value-type="date" office:date-value="2021-07-11" calcext:value-type="date">
            <text:p>11. 7. 2021</text:p>
          </table:table-cell>
          <table:table-cell office:value-type="float" office:value="402" calcext:value-type="float">
            <text:p>4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85" calcext:value-type="float">
            <text:p>198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6319" calcext:value-type="float">
            <text:p>1631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1778" calcext:value-type="float">
            <text:p>117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596" calcext:value-type="float">
            <text:p>85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502" calcext:value-type="float">
            <text:p>1750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836" calcext:value-type="float">
            <text:p>2883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8071" calcext:value-type="float">
            <text:p>80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2.txt:ČR</text:p>
          </table:table-cell>
          <table:table-cell office:value-type="date" office:date-value="2021-07-12" calcext:value-type="date">
            <text:p>12. 7. 2021</text:p>
          </table:table-cell>
          <table:table-cell office:value-type="float" office:value="397" calcext:value-type="float">
            <text:p>39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977" calcext:value-type="float">
            <text:p>19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264" calcext:value-type="float">
            <text:p>11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463" calcext:value-type="float">
            <text:p>846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6684" calcext:value-type="float">
            <text:p>166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8366" calcext:value-type="float">
            <text:p>2836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875" calcext:value-type="float">
            <text:p>78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76" calcext:value-type="float">
            <text:p>3676</text:p>
          </table:table-cell>
          <table:table-cell table:style-name="ce3" office:value-type="percentage" office:value="0.007" calcext:value-type="percentage">
            <text:p>0.7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3.txt:ČR</text:p>
          </table:table-cell>
          <table:table-cell office:value-type="date" office:date-value="2021-07-13" calcext:value-type="date">
            <text:p>13. 7. 2021</text:p>
          </table:table-cell>
          <table:table-cell office:value-type="float" office:value="437" calcext:value-type="float">
            <text:p>4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83" calcext:value-type="float">
            <text:p>218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73" calcext:value-type="float">
            <text:p>1747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2196" calcext:value-type="float">
            <text:p>121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46" calcext:value-type="float">
            <text:p>92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8445" calcext:value-type="float">
            <text:p>184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309" calcext:value-type="float">
            <text:p>323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118" calcext:value-type="float">
            <text:p>91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3" calcext:value-type="float">
            <text:p>434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4.txt:ČR</text:p>
          </table:table-cell>
          <table:table-cell office:value-type="date" office:date-value="2021-07-14" calcext:value-type="date">
            <text:p>14. 7. 2021</text:p>
          </table:table-cell>
          <table:table-cell office:value-type="float" office:value="499" calcext:value-type="float">
            <text:p>49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09" calcext:value-type="float">
            <text:p>230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937" calcext:value-type="float">
            <text:p>1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22" calcext:value-type="float">
            <text:p>202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5658" calcext:value-type="float">
            <text:p>3565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982" calcext:value-type="float">
            <text:p>998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771" calcext:value-type="float">
            <text:p>4771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5.txt:ČR</text:p>
          </table:table-cell>
          <table:table-cell office:value-type="date" office:date-value="2021-07-15" calcext:value-type="date">
            <text:p>15. 7. 2021</text:p>
          </table:table-cell>
          <table:table-cell office:value-type="float" office:value="531" calcext:value-type="float">
            <text:p>53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474" calcext:value-type="float">
            <text:p>24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747" calcext:value-type="float">
            <text:p>1974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740" calcext:value-type="float">
            <text:p>137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579" calcext:value-type="float">
            <text:p>1057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740" calcext:value-type="float">
            <text:p>2174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8514" calcext:value-type="float">
            <text:p>3851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35" calcext:value-type="float">
            <text:p>1083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198" calcext:value-type="float">
            <text:p>5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6.txt:ČR</text:p>
          </table:table-cell>
          <table:table-cell office:value-type="date" office:date-value="2021-07-16" calcext:value-type="date">
            <text:p>16. 7. 2021</text:p>
          </table:table-cell>
          <table:table-cell office:value-type="float" office:value="534" calcext:value-type="float">
            <text:p>53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28" calcext:value-type="float">
            <text:p>2102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660" calcext:value-type="float">
            <text:p>146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940" calcext:value-type="float">
            <text:p>109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754" calcext:value-type="float">
            <text:p>227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40573" calcext:value-type="float">
            <text:p>405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96" calcext:value-type="float">
            <text:p>109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5070" calcext:value-type="float">
            <text:p>5070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7.txt:ČR</text:p>
          </table:table-cell>
          <table:table-cell office:value-type="date" office:date-value="2021-07-17" calcext:value-type="date">
            <text:p>17. 7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848" calcext:value-type="float">
            <text:p>2384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631" calcext:value-type="float">
            <text:p>1663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019" calcext:value-type="float">
            <text:p>2401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3684" calcext:value-type="float">
            <text:p>4368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950" calcext:value-type="float">
            <text:p>4950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8.txt:ČR</text:p>
          </table:table-cell>
          <table:table-cell office:value-type="date" office:date-value="2021-07-18" calcext:value-type="date">
            <text:p>18. 7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779" calcext:value-type="float">
            <text:p>27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40" calcext:value-type="float">
            <text:p>234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02" calcext:value-type="float">
            <text:p>1630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440" calcext:value-type="float">
            <text:p>1144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799" calcext:value-type="float">
            <text:p>227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0990" calcext:value-type="float">
            <text:p>4099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99" calcext:value-type="float">
            <text:p>104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602" calcext:value-type="float">
            <text:p>460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19.txt:ČR</text:p>
          </table:table-cell>
          <table:table-cell office:value-type="date" office:date-value="2021-07-19" calcext:value-type="date">
            <text:p>19. 7. 2021</text:p>
          </table:table-cell>
          <table:table-cell office:value-type="float" office:value="506" calcext:value-type="float">
            <text:p>5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6" calcext:value-type="float">
            <text:p>27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875" calcext:value-type="float">
            <text:p>238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209" calcext:value-type="float">
            <text:p>1620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36" calcext:value-type="float">
            <text:p>1123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231" calcext:value-type="float">
            <text:p>2223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39974" calcext:value-type="float">
            <text:p>399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52" calcext:value-type="float">
            <text:p>1035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0.txt:ČR</text:p>
          </table:table-cell>
          <table:table-cell office:value-type="date" office:date-value="2021-07-20" calcext:value-type="date">
            <text:p>20. 7. 2021</text:p>
          </table:table-cell>
          <table:table-cell office:value-type="float" office:value="567" calcext:value-type="float">
            <text:p>567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896" calcext:value-type="float">
            <text:p>289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4073" calcext:value-type="float">
            <text:p>240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35" calcext:value-type="float">
            <text:p>1663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905" calcext:value-type="float">
            <text:p>239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739" calcext:value-type="float">
            <text:p>4273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351" calcext:value-type="float">
            <text:p>113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5003" calcext:value-type="float">
            <text:p>500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1.txt:ČR</text:p>
          </table:table-cell>
          <table:table-cell office:value-type="date" office:date-value="2021-07-21" calcext:value-type="date">
            <text:p>21. 7. 2021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84" calcext:value-type="float">
            <text:p>2318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220" calcext:value-type="float">
            <text:p>1622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787" calcext:value-type="float">
            <text:p>1178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464" calcext:value-type="float">
            <text:p>234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246" calcext:value-type="float">
            <text:p>412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828" calcext:value-type="float">
            <text:p>108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802" calcext:value-type="float">
            <text:p>4802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2.txt:ČR</text:p>
          </table:table-cell>
          <table:table-cell office:value-type="date" office:date-value="2021-07-22" calcext:value-type="date">
            <text:p>22. 7. 2021</text:p>
          </table:table-cell>
          <table:table-cell office:value-type="float" office:value="540" calcext:value-type="float">
            <text:p>5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748" calcext:value-type="float">
            <text:p>27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2940" calcext:value-type="float">
            <text:p>2294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104" calcext:value-type="float">
            <text:p>1610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744" calcext:value-type="float">
            <text:p>117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344" calcext:value-type="float">
            <text:p>2334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0692" calcext:value-type="float">
            <text:p>4069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4" calcext:value-type="float">
            <text:p>106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76" calcext:value-type="float">
            <text:p>467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3.txt:ČR</text:p>
          </table:table-cell>
          <table:table-cell office:value-type="date" office:date-value="2021-07-23" calcext:value-type="date">
            <text:p>23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606" calcext:value-type="float">
            <text:p>2360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6608" calcext:value-type="float">
            <text:p>166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50" calcext:value-type="float">
            <text:p>1215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4363" calcext:value-type="float">
            <text:p>24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230" calcext:value-type="float">
            <text:p>422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080" calcext:value-type="float">
            <text:p>1108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33" calcext:value-type="float">
            <text:p>4633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4.txt:ČR</text:p>
          </table:table-cell>
          <table:table-cell office:value-type="date" office:date-value="2021-07-24" calcext:value-type="date">
            <text:p>24. 7. 2021</text:p>
          </table:table-cell>
          <table:table-cell office:value-type="float" office:value="571" calcext:value-type="float">
            <text:p>57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097" calcext:value-type="float">
            <text:p>309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5521" calcext:value-type="float">
            <text:p>2552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70" calcext:value-type="float">
            <text:p>179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90" calcext:value-type="float">
            <text:p>2579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624" calcext:value-type="float">
            <text:p>4462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621" calcext:value-type="float">
            <text:p>1162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49" calcext:value-type="float">
            <text:p>464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5.txt:ČR</text:p>
          </table:table-cell>
          <table:table-cell office:value-type="date" office:date-value="2021-07-25" calcext:value-type="date">
            <text:p>25. 7. 2021</text:p>
          </table:table-cell>
          <table:table-cell office:value-type="float" office:value="514" calcext:value-type="float">
            <text:p>51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830" calcext:value-type="float">
            <text:p>28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3018" calcext:value-type="float">
            <text:p>2301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977" calcext:value-type="float">
            <text:p>159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22" calcext:value-type="float">
            <text:p>1212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399" calcext:value-type="float">
            <text:p>2339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674" calcext:value-type="float">
            <text:p>3967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247" calcext:value-type="float">
            <text:p>1024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98" calcext:value-type="float">
            <text:p>419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6.txt:ČR</text:p>
          </table:table-cell>
          <table:table-cell office:value-type="date" office:date-value="2021-07-26" calcext:value-type="date">
            <text:p>26. 7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876" calcext:value-type="float">
            <text:p>287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3530" calcext:value-type="float">
            <text:p>2353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5787" calcext:value-type="float">
            <text:p>157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017" calcext:value-type="float">
            <text:p>120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341" calcext:value-type="float">
            <text:p>2334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9411" calcext:value-type="float">
            <text:p>394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232" calcext:value-type="float">
            <text:p>1023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253" calcext:value-type="float">
            <text:p>4253</text:p>
          </table:table-cell>
          <table:table-cell table:style-name="ce3" office:value-type="percentage" office:value="0.009" calcext:value-type="percentage">
            <text:p>0.9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7.txt:ČR</text:p>
          </table:table-cell>
          <table:table-cell office:value-type="date" office:date-value="2021-07-27" calcext:value-type="date">
            <text:p>27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18" calcext:value-type="float">
            <text:p>301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088" calcext:value-type="float">
            <text:p>2408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369" calcext:value-type="float">
            <text:p>16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42" calcext:value-type="float">
            <text:p>1284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363" calcext:value-type="float">
            <text:p>253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63" calcext:value-type="float">
            <text:p>421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7" calcext:value-type="float">
            <text:p>1111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778" calcext:value-type="float">
            <text:p>477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8.txt:ČR</text:p>
          </table:table-cell>
          <table:table-cell office:value-type="date" office:date-value="2021-07-28" calcext:value-type="date">
            <text:p>28. 7. 2021</text:p>
          </table:table-cell>
          <table:table-cell office:value-type="float" office:value="542" calcext:value-type="float">
            <text:p>54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978" calcext:value-type="float">
            <text:p>29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640" calcext:value-type="float">
            <text:p>23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423" calcext:value-type="float">
            <text:p>164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717" calcext:value-type="float">
            <text:p>12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584" calcext:value-type="float">
            <text:p>255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94" calcext:value-type="float">
            <text:p>4139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76" calcext:value-type="float">
            <text:p>1087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680" calcext:value-type="float">
            <text:p>468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29.txt:ČR</text:p>
          </table:table-cell>
          <table:table-cell office:value-type="date" office:date-value="2021-07-29" calcext:value-type="date">
            <text:p>29. 7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3012" calcext:value-type="float">
            <text:p>301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4225" calcext:value-type="float">
            <text:p>242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809" calcext:value-type="float">
            <text:p>168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86" calcext:value-type="float">
            <text:p>1288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5836" calcext:value-type="float">
            <text:p>2583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1217" calcext:value-type="float">
            <text:p>4121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6" calcext:value-type="float">
            <text:p>1086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596" calcext:value-type="float">
            <text:p>459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0.txt:ČR</text:p>
          </table:table-cell>
          <table:table-cell office:value-type="date" office:date-value="2021-07-30" calcext:value-type="date">
            <text:p>30. 7. 2021</text:p>
          </table:table-cell>
          <table:table-cell office:value-type="float" office:value="559" calcext:value-type="float">
            <text:p>55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70" calcext:value-type="float">
            <text:p>317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660" calcext:value-type="float">
            <text:p>2566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929" calcext:value-type="float">
            <text:p>1792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87" calcext:value-type="float">
            <text:p>134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65" calcext:value-type="float">
            <text:p>26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199" calcext:value-type="float">
            <text:p>4219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34" calcext:value-type="float">
            <text:p>1113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518" calcext:value-type="float">
            <text:p>4518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731.txt:ČR</text:p>
          </table:table-cell>
          <table:table-cell office:value-type="date" office:date-value="2021-07-31" calcext:value-type="date">
            <text:p>31. 7. 2021</text:p>
          </table:table-cell>
          <table:table-cell office:value-type="float" office:value="555" calcext:value-type="float">
            <text:p>55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403" calcext:value-type="float">
            <text:p>340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8636" calcext:value-type="float">
            <text:p>2863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954" calcext:value-type="float">
            <text:p>1995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7675" calcext:value-type="float">
            <text:p>2767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3365" calcext:value-type="float">
            <text:p>433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319" calcext:value-type="float">
            <text:p>113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36" calcext:value-type="float">
            <text:p>44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1.txt:ČR</text:p>
          </table:table-cell>
          <table:table-cell office:value-type="date" office:date-value="2021-08-01" calcext:value-type="date">
            <text:p>1. 8. 2021</text:p>
          </table:table-cell>
          <table:table-cell office:value-type="float" office:value="532" calcext:value-type="float">
            <text:p>53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40" calcext:value-type="float">
            <text:p>32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7863" calcext:value-type="float">
            <text:p>2786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004" calcext:value-type="float">
            <text:p>190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325" calcext:value-type="float">
            <text:p>133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89" calcext:value-type="float">
            <text:p>252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800" calcext:value-type="float">
            <text:p>3880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132" calcext:value-type="float">
            <text:p>1013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116" calcext:value-type="float">
            <text:p>411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2.txt:ČR</text:p>
          </table:table-cell>
          <table:table-cell office:value-type="date" office:date-value="2021-08-02" calcext:value-type="date">
            <text:p>2. 8. 2021</text:p>
          </table:table-cell>
          <table:table-cell office:value-type="float" office:value="508" calcext:value-type="float">
            <text:p>50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65" calcext:value-type="float">
            <text:p>31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7666" calcext:value-type="float">
            <text:p>27666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517" calcext:value-type="float">
            <text:p>185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41" calcext:value-type="float">
            <text:p>127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133" calcext:value-type="float">
            <text:p>2413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6972" calcext:value-type="float">
            <text:p>369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785" calcext:value-type="float">
            <text:p>97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002" calcext:value-type="float">
            <text:p>400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3.txt:ČR</text:p>
          </table:table-cell>
          <table:table-cell office:value-type="date" office:date-value="2021-08-03" calcext:value-type="date">
            <text:p>3. 8. 2021</text:p>
          </table:table-cell>
          <table:table-cell office:value-type="float" office:value="563" calcext:value-type="float">
            <text:p>56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45" calcext:value-type="float">
            <text:p>33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9071" calcext:value-type="float">
            <text:p>2907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608" calcext:value-type="float">
            <text:p>1960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660" calcext:value-type="float">
            <text:p>136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810" calcext:value-type="float">
            <text:p>258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777" calcext:value-type="float">
            <text:p>397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51" calcext:value-type="float">
            <text:p>108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424" calcext:value-type="float">
            <text:p>4424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4.txt:ČR</text:p>
          </table:table-cell>
          <table:table-cell office:value-type="date" office:date-value="2021-08-04" calcext:value-type="date">
            <text:p>4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201" calcext:value-type="float">
            <text:p>2820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64" calcext:value-type="float">
            <text:p>1926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19" calcext:value-type="float">
            <text:p>254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8761" calcext:value-type="float">
            <text:p>3876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83" calcext:value-type="float">
            <text:p>105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5.txt:ČR</text:p>
          </table:table-cell>
          <table:table-cell office:value-type="date" office:date-value="2021-08-05" calcext:value-type="date">
            <text:p>5. 8. 2021</text:p>
          </table:table-cell>
          <table:table-cell office:value-type="float" office:value="545" calcext:value-type="float">
            <text:p>545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235" calcext:value-type="float">
            <text:p>323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957" calcext:value-type="float">
            <text:p>279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141" calcext:value-type="float">
            <text:p>1914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460" calcext:value-type="float">
            <text:p>1346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027" calcext:value-type="float">
            <text:p>250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922" calcext:value-type="float">
            <text:p>3792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527" calcext:value-type="float">
            <text:p>105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133" calcext:value-type="float">
            <text:p>4133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6.txt:ČR</text:p>
          </table:table-cell>
          <table:table-cell office:value-type="date" office:date-value="2021-08-06" calcext:value-type="date">
            <text:p>6. 8. 2021</text:p>
          </table:table-cell>
          <table:table-cell office:value-type="float" office:value="454" calcext:value-type="float">
            <text:p>4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1" calcext:value-type="float">
            <text:p>295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5749" calcext:value-type="float">
            <text:p>25749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7460" calcext:value-type="float">
            <text:p>1746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164" calcext:value-type="float">
            <text:p>1216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2120" calcext:value-type="float">
            <text:p>2212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506" calcext:value-type="float">
            <text:p>335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267" calcext:value-type="float">
            <text:p>92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64" calcext:value-type="float">
            <text:p>356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7.txt:ČR</text:p>
          </table:table-cell>
          <table:table-cell office:value-type="date" office:date-value="2021-08-07" calcext:value-type="date">
            <text:p>7. 8. 2021</text:p>
          </table:table-cell>
          <table:table-cell office:value-type="float" office:value="503" calcext:value-type="float">
            <text:p>50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33" calcext:value-type="float">
            <text:p>333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9893" calcext:value-type="float">
            <text:p>2989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0692" calcext:value-type="float">
            <text:p>206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4121" calcext:value-type="float">
            <text:p>141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5465" calcext:value-type="float">
            <text:p>2546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8305" calcext:value-type="float">
            <text:p>383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33" calcext:value-type="float">
            <text:p>107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30" calcext:value-type="float">
            <text:p>393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8.txt:ČR</text:p>
          </table:table-cell>
          <table:table-cell office:value-type="date" office:date-value="2021-08-08" calcext:value-type="date">
            <text:p>8. 8. 2021</text:p>
          </table:table-cell>
          <table:table-cell office:value-type="float" office:value="486" calcext:value-type="float">
            <text:p>48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269" calcext:value-type="float">
            <text:p>326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457" calcext:value-type="float">
            <text:p>28457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371" calcext:value-type="float">
            <text:p>193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3051" calcext:value-type="float">
            <text:p>1305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295" calcext:value-type="float">
            <text:p>232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791" calcext:value-type="float">
            <text:p>347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10" calcext:value-type="float">
            <text:p>981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91" calcext:value-type="float">
            <text:p>3691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09.txt:ČR</text:p>
          </table:table-cell>
          <table:table-cell office:value-type="date" office:date-value="2021-08-09" calcext:value-type="date">
            <text:p>9. 8. 2021</text:p>
          </table:table-cell>
          <table:table-cell office:value-type="float" office:value="470" calcext:value-type="float">
            <text:p>47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1" calcext:value-type="float">
            <text:p>323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381" calcext:value-type="float">
            <text:p>28381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8872" calcext:value-type="float">
            <text:p>1887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2551" calcext:value-type="float">
            <text:p>125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73" calcext:value-type="float">
            <text:p>2237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3669" calcext:value-type="float">
            <text:p>336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587" calcext:value-type="float">
            <text:p>95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640" calcext:value-type="float">
            <text:p>3640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0.txt:ČR</text:p>
          </table:table-cell>
          <table:table-cell office:value-type="date" office:date-value="2021-08-10" calcext:value-type="date">
            <text:p>10. 8. 2021</text:p>
          </table:table-cell>
          <table:table-cell office:value-type="float" office:value="510" calcext:value-type="float">
            <text:p>51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54" calcext:value-type="float">
            <text:p>335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002" calcext:value-type="float">
            <text:p>29002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19501" calcext:value-type="float">
            <text:p>195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266" calcext:value-type="float">
            <text:p>1326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20" calcext:value-type="float">
            <text:p>2372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6309" calcext:value-type="float">
            <text:p>3630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1" calcext:value-type="float">
            <text:p>107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3" calcext:value-type="float">
            <text:p>4083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1.txt:ČR</text:p>
          </table:table-cell>
          <table:table-cell office:value-type="date" office:date-value="2021-08-11" calcext:value-type="date">
            <text:p>11. 8. 2021</text:p>
          </table:table-cell>
          <table:table-cell office:value-type="float" office:value="496" calcext:value-type="float">
            <text:p>49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177" calcext:value-type="float">
            <text:p>317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168" calcext:value-type="float">
            <text:p>27168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646" calcext:value-type="float">
            <text:p>1864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84" calcext:value-type="float">
            <text:p>1278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972" calcext:value-type="float">
            <text:p>2297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4858" calcext:value-type="float">
            <text:p>348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382" calcext:value-type="float">
            <text:p>1038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81" calcext:value-type="float">
            <text:p>4081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2.txt:ČR</text:p>
          </table:table-cell>
          <table:table-cell office:value-type="date" office:date-value="2021-08-12" calcext:value-type="date">
            <text:p>12. 8. 2021</text:p>
          </table:table-cell>
          <table:table-cell office:value-type="float" office:value="511" calcext:value-type="float">
            <text:p>51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186" calcext:value-type="float">
            <text:p>31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071" calcext:value-type="float">
            <text:p>27071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717" calcext:value-type="float">
            <text:p>1871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598" calcext:value-type="float">
            <text:p>125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502" calcext:value-type="float">
            <text:p>2250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4535" calcext:value-type="float">
            <text:p>345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454" calcext:value-type="float">
            <text:p>1045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79" calcext:value-type="float">
            <text:p>407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3.txt:ČR</text:p>
          </table:table-cell>
          <table:table-cell office:value-type="date" office:date-value="2021-08-13" calcext:value-type="date">
            <text:p>13. 8. 2021</text:p>
          </table:table-cell>
          <table:table-cell office:value-type="float" office:value="492" calcext:value-type="float">
            <text:p>49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90" calcext:value-type="float">
            <text:p>329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8127" calcext:value-type="float">
            <text:p>2812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611" calcext:value-type="float">
            <text:p>196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898" calcext:value-type="float">
            <text:p>128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2775" calcext:value-type="float">
            <text:p>22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277" calcext:value-type="float">
            <text:p>3527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17" calcext:value-type="float">
            <text:p>10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092" calcext:value-type="float">
            <text:p>4092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4.txt:ČR</text:p>
          </table:table-cell>
          <table:table-cell office:value-type="date" office:date-value="2021-08-14" calcext:value-type="date">
            <text:p>14. 8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509" calcext:value-type="float">
            <text:p>3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052" calcext:value-type="float">
            <text:p>3105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46" calcext:value-type="float">
            <text:p>2164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775" calcext:value-type="float">
            <text:p>1377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476" calcext:value-type="float">
            <text:p>2347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7308" calcext:value-type="float">
            <text:p>373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45" calcext:value-type="float">
            <text:p>112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5.txt:ČR</text:p>
          </table:table-cell>
          <table:table-cell office:value-type="date" office:date-value="2021-08-15" calcext:value-type="date">
            <text:p>15. 8. 2021</text:p>
          </table:table-cell>
          <table:table-cell office:value-type="float" office:value="491" calcext:value-type="float">
            <text:p>4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235" calcext:value-type="float">
            <text:p>3023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678" calcext:value-type="float">
            <text:p>2067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9" calcext:value-type="float">
            <text:p>1262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955" calcext:value-type="float">
            <text:p>209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05" calcext:value-type="float">
            <text:p>3400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107" calcext:value-type="float">
            <text:p>1010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960" calcext:value-type="float">
            <text:p>3960</text:p>
          </table:table-cell>
          <table:table-cell table:style-name="ce3" office:value-type="percentage" office:value="0.01" calcext:value-type="percentage">
            <text:p>1.0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6.txt:ČR</text:p>
          </table:table-cell>
          <table:table-cell office:value-type="date" office:date-value="2021-08-16" calcext:value-type="date">
            <text:p>16. 8. 2021</text:p>
          </table:table-cell>
          <table:table-cell office:value-type="float" office:value="472" calcext:value-type="float">
            <text:p>47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357" calcext:value-type="float">
            <text:p>30357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276" calcext:value-type="float">
            <text:p>2027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58" calcext:value-type="float">
            <text:p>1195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06" calcext:value-type="float">
            <text:p>201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006" calcext:value-type="float">
            <text:p>3300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880" calcext:value-type="float">
            <text:p>988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3915" calcext:value-type="float">
            <text:p>391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7.txt:ČR</text:p>
          </table:table-cell>
          <table:table-cell office:value-type="date" office:date-value="2021-08-17" calcext:value-type="date">
            <text:p>17. 8. 2021</text:p>
          </table:table-cell>
          <table:table-cell office:value-type="float" office:value="533" calcext:value-type="float">
            <text:p>5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04" calcext:value-type="float">
            <text:p>34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0764" calcext:value-type="float">
            <text:p>30764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857" calcext:value-type="float">
            <text:p>20857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472" calcext:value-type="float">
            <text:p>1247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88" calcext:value-type="float">
            <text:p>2108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300" calcext:value-type="float">
            <text:p>3530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0826" calcext:value-type="float">
            <text:p>10826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4382" calcext:value-type="float">
            <text:p>4382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8.txt:ČR</text:p>
          </table:table-cell>
          <table:table-cell office:value-type="date" office:date-value="2021-08-18" calcext:value-type="date">
            <text:p>18. 8. 2021</text:p>
          </table:table-cell>
          <table:table-cell office:value-type="float" office:value="550" calcext:value-type="float">
            <text:p>55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348" calcext:value-type="float">
            <text:p>3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671" calcext:value-type="float">
            <text:p>2967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0348" calcext:value-type="float">
            <text:p>2034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69" calcext:value-type="float">
            <text:p>1216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621" calcext:value-type="float">
            <text:p>206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075" calcext:value-type="float">
            <text:p>3407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00" calcext:value-type="float">
            <text:p>10400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348" calcext:value-type="float">
            <text:p>434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19.txt:ČR</text:p>
          </table:table-cell>
          <table:table-cell office:value-type="date" office:date-value="2021-08-19" calcext:value-type="date">
            <text:p>19. 8. 2021</text:p>
          </table:table-cell>
          <table:table-cell office:value-type="float" office:value="546" calcext:value-type="float">
            <text:p>54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283" calcext:value-type="float">
            <text:p>328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9373" calcext:value-type="float">
            <text:p>2937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157" calcext:value-type="float">
            <text:p>2015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964" calcext:value-type="float">
            <text:p>119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171" calcext:value-type="float">
            <text:p>2017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3601" calcext:value-type="float">
            <text:p>3360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75" calcext:value-type="float">
            <text:p>4275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0.txt:ČR</text:p>
          </table:table-cell>
          <table:table-cell office:value-type="date" office:date-value="2021-08-20" calcext:value-type="date">
            <text:p>20. 8. 2021</text:p>
          </table:table-cell>
          <table:table-cell office:value-type="float" office:value="538" calcext:value-type="float">
            <text:p>53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01" calcext:value-type="float">
            <text:p>330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9726" calcext:value-type="float">
            <text:p>2972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0508" calcext:value-type="float">
            <text:p>2050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211" calcext:value-type="float">
            <text:p>122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0428" calcext:value-type="float">
            <text:p>2042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4217" calcext:value-type="float">
            <text:p>3421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69" calcext:value-type="float">
            <text:p>1066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19" calcext:value-type="float">
            <text:p>4219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1.txt:ČR</text:p>
          </table:table-cell>
          <table:table-cell office:value-type="date" office:date-value="2021-08-21" calcext:value-type="date">
            <text:p>21. 8. 2021</text:p>
          </table:table-cell>
          <table:table-cell office:value-type="float" office:value="562" calcext:value-type="float">
            <text:p>56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475" calcext:value-type="float">
            <text:p>347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31470" calcext:value-type="float">
            <text:p>3147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1631" calcext:value-type="float">
            <text:p>216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73" calcext:value-type="float">
            <text:p>12873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5913" calcext:value-type="float">
            <text:p>359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1045" calcext:value-type="float">
            <text:p>110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4248" calcext:value-type="float">
            <text:p>4248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2.txt:ČR</text:p>
          </table:table-cell>
          <table:table-cell office:value-type="date" office:date-value="2021-08-22" calcext:value-type="date">
            <text:p>22. 8. 2021</text:p>
          </table:table-cell>
          <table:table-cell office:value-type="float" office:value="513" calcext:value-type="float">
            <text:p>51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243" calcext:value-type="float">
            <text:p>324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9005" calcext:value-type="float">
            <text:p>2900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9210" calcext:value-type="float">
            <text:p>19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272" calcext:value-type="float">
            <text:p>1127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55" calcext:value-type="float">
            <text:p>186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1739" calcext:value-type="float">
            <text:p>3173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796" calcext:value-type="float">
            <text:p>979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96" calcext:value-type="float">
            <text:p>3896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3.txt:ČR</text:p>
          </table:table-cell>
          <table:table-cell office:value-type="date" office:date-value="2021-08-23" calcext:value-type="date">
            <text:p>23. 8. 2021</text:p>
          </table:table-cell>
          <table:table-cell office:value-type="float" office:value="507" calcext:value-type="float">
            <text:p>5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13" calcext:value-type="float">
            <text:p>3113</text:p>
          </table:table-cell>
          <table:table-cell table:style-name="ce3" office:value-type="percentage" office:value="0.002" calcext:value-type="percentage">
            <text:p>0.20%</text:p>
          </table:table-cell>
          <table:table-cell office:value-type="float" office:value="28389" calcext:value-type="float">
            <text:p>28389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005" calcext:value-type="float">
            <text:p>1800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632" calcext:value-type="float">
            <text:p>10632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7848" calcext:value-type="float">
            <text:p>1784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0509" calcext:value-type="float">
            <text:p>305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595" calcext:value-type="float">
            <text:p>959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58" calcext:value-type="float">
            <text:p>3858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4.txt:ČR</text:p>
          </table:table-cell>
          <table:table-cell office:value-type="date" office:date-value="2021-08-24" calcext:value-type="date">
            <text:p>24. 8. 2021</text:p>
          </table:table-cell>
          <table:table-cell office:value-type="float" office:value="551" calcext:value-type="float">
            <text:p>55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28263" calcext:value-type="float">
            <text:p>28263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19" calcext:value-type="float">
            <text:p>1811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111" calcext:value-type="float">
            <text:p>111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804" calcext:value-type="float">
            <text:p>1880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2645" calcext:value-type="float">
            <text:p>326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657" calcext:value-type="float">
            <text:p>1065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95" calcext:value-type="float">
            <text:p>4395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5.txt:ČR</text:p>
          </table:table-cell>
          <table:table-cell office:value-type="date" office:date-value="2021-08-25" calcext:value-type="date">
            <text:p>25. 8. 2021</text:p>
          </table:table-cell>
          <table:table-cell office:value-type="float" office:value="530" calcext:value-type="float">
            <text:p>53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42" calcext:value-type="float">
            <text:p>304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640" calcext:value-type="float">
            <text:p>26640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253" calcext:value-type="float">
            <text:p>1725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865" calcext:value-type="float">
            <text:p>1086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349" calcext:value-type="float">
            <text:p>1834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393" calcext:value-type="float">
            <text:p>313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0254" calcext:value-type="float">
            <text:p>1025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14" calcext:value-type="float">
            <text:p>4314</text:p>
          </table:table-cell>
          <table:table-cell table:style-name="ce3" office:value-type="percentage" office:value="0.011" calcext:value-type="percentage">
            <text:p>1.1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6.txt:ČR</text:p>
          </table:table-cell>
          <table:table-cell office:value-type="date" office:date-value="2021-08-26" calcext:value-type="date">
            <text:p>26. 8. 2021</text:p>
          </table:table-cell>
          <table:table-cell office:value-type="float" office:value="523" calcext:value-type="float">
            <text:p>5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43" calcext:value-type="float">
            <text:p>294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296" calcext:value-type="float">
            <text:p>2629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04" calcext:value-type="float">
            <text:p>1690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702" calcext:value-type="float">
            <text:p>10702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8179" calcext:value-type="float">
            <text:p>1817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264" calcext:value-type="float">
            <text:p>3126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343" calcext:value-type="float">
            <text:p>103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329" calcext:value-type="float">
            <text:p>432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7.txt:ČR</text:p>
          </table:table-cell>
          <table:table-cell office:value-type="date" office:date-value="2021-08-27" calcext:value-type="date">
            <text:p>27. 8. 2021</text:p>
          </table:table-cell>
          <table:table-cell office:value-type="float" office:value="515" calcext:value-type="float">
            <text:p>51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937" calcext:value-type="float">
            <text:p>293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425" calcext:value-type="float">
            <text:p>26425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6938" calcext:value-type="float">
            <text:p>1693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0816" calcext:value-type="float">
            <text:p>10816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427" calcext:value-type="float">
            <text:p>1842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1848" calcext:value-type="float">
            <text:p>3184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484" calcext:value-type="float">
            <text:p>1048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319" calcext:value-type="float">
            <text:p>4319</text:p>
          </table:table-cell>
          <table:table-cell table:style-name="ce3" office:value-type="percentage" office:value="0.012" calcext:value-type="percentage">
            <text:p>1.2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8.txt:ČR</text:p>
          </table:table-cell>
          <table:table-cell office:value-type="date" office:date-value="2021-08-28" calcext:value-type="date">
            <text:p>28. 8. 2021</text:p>
          </table:table-cell>
          <table:table-cell office:value-type="float" office:value="518" calcext:value-type="float">
            <text:p>5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889" calcext:value-type="float">
            <text:p>288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6746" calcext:value-type="float">
            <text:p>26746</text:p>
          </table:table-cell>
          <table:table-cell table:style-name="ce3" office:value-type="percentage" office:value="0.003" calcext:value-type="percentage">
            <text:p>0.30%</text:p>
          </table:table-cell>
          <table:table-cell office:value-type="float" office:value="17131" calcext:value-type="float">
            <text:p>171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8973" calcext:value-type="float">
            <text:p>1897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32998" calcext:value-type="float">
            <text:p>3299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920" calcext:value-type="float">
            <text:p>1092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4481" calcext:value-type="float">
            <text:p>4481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29.txt:ČR</text:p>
          </table:table-cell>
          <table:table-cell office:value-type="date" office:date-value="2021-08-29" calcext:value-type="date">
            <text:p>29. 8. 2021</text:p>
          </table:table-cell>
          <table:table-cell office:value-type="float" office:value="473" calcext:value-type="float">
            <text:p>47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2531" calcext:value-type="float">
            <text:p>25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145" calcext:value-type="float">
            <text:p>23145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321" calcext:value-type="float">
            <text:p>1432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9514" calcext:value-type="float">
            <text:p>95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619" calcext:value-type="float">
            <text:p>1661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8893" calcext:value-type="float">
            <text:p>2889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62" calcext:value-type="float">
            <text:p>4162</text:p>
          </table:table-cell>
          <table:table-cell table:style-name="ce3" office:value-type="percentage" office:value="0.013" calcext:value-type="percentage">
            <text:p>1.30%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./01_IS_COVID19_nove_pripady_shrnuti_20210830.txt:ČR</text:p>
          </table:table-cell>
          <table:table-cell office:value-type="date" office:date-value="2021-08-30" calcext:value-type="date">
            <text:p>30. 8. 2021</text:p>
          </table:table-cell>
          <table:table-cell office:value-type="float" office:value="465" calcext:value-type="float">
            <text:p>4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305" calcext:value-type="float">
            <text:p>23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794" calcext:value-type="float">
            <text:p>20794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889" calcext:value-type="float">
            <text:p>12889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8925" calcext:value-type="float">
            <text:p>892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5868" calcext:value-type="float">
            <text:p>158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7811" calcext:value-type="float">
            <text:p>2781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9449" calcext:value-type="float">
            <text:p>944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139" calcext:value-type="float">
            <text:p>4139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table-cell table:style-name="ce4" office:value-type="string" calcext:value-type="string">
            <text:p>soucet tohohle a nasledujiciho se shoduji s tabulkou nalevo, protoze to jsou 7denni pocty, tak toto rozdeleni existuje na UZISu I pred 3.9.2021</text:p>
          </table:table-cell>
          <table:table-cell table:number-columns-repeated="18"/>
          <table:table-cell table:style-name="ce6" office:value-type="string" calcext:value-type="string">
            <text:p>nemam tuseni jak je to presne rozdeleny, kdyz odectu tenhle od predchoziho, vychazi zaporny cisla, az kolem 1.10. se to preklopi do kladnejch</text:p>
          </table:table-cell>
          <table:table-cell table:number-columns-repeated="36"/>
        </table:table-row>
        <table:table-row table:style-name="ro2">
          <table:table-cell office:value-type="string" calcext:value-type="string">
            <text:p>./01_IS_COVID19_nove_pripady_shrnuti_20210831.txt:ČR</text:p>
          </table:table-cell>
          <table:table-cell office:value-type="date" office:date-value="2021-08-31" calcext:value-type="date">
            <text:p>31. 8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378" calcext:value-type="float">
            <text:p>237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516" calcext:value-type="float">
            <text:p>1951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87" calcext:value-type="float">
            <text:p>1268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9207" calcext:value-type="float">
            <text:p>9207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6767" calcext:value-type="float">
            <text:p>1676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9991" calcext:value-type="float">
            <text:p>2999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480" calcext:value-type="float">
            <text:p>104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21" calcext:value-type="float">
            <text:p>4621</text:p>
          </table:table-cell>
          <table:table-cell table:style-name="ce3" office:value-type="percentage" office:value="0.012" calcext:value-type="percentage">
            <text:p>1.20%</text:p>
          </table:table-cell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Dg/klin indikace - na 100tis. obyv. dané věkové třídy (relativní pozitivita v %)</text:p>
          </table:table-cell>
          <table:covered-table-cell table:number-columns-repeated="17"/>
          <table:table-cell/>
          <table:table-cell table:style-name="ce5" office:value-type="string" calcext:value-type="string" table:number-columns-spanned="18" table:number-rows-spanned="2">
            <text:p>Počty a relativní pozitivita indikovaných testů dle věkových kategorií obyvatel: 7denní počty indikovaných testů – Klin a Epi indikace - na 100tis. obyv. dané věkové třídy (relativní pozitivita v %)</text:p>
          </table:table-cell>
          <table:covered-table-cell table:number-columns-repeated="17"/>
          <table:table-cell/>
          <table:table-cell table:style-name="ce5" table:number-columns-spanned="18" table:number-rows-spanned="2"/>
          <table:covered-table-cell table:number-columns-repeated="17"/>
        </table:table-row>
        <table:table-row table:style-name="ro2">
          <table:table-cell office:value-type="string" calcext:value-type="string">
            <text:p>./01_IS_COVID19_nove_pripady_shrnuti_20210901.txt:ČR</text:p>
          </table:table-cell>
          <table:table-cell office:value-type="date" office:date-value="2021-09-01" calcext:value-type="date">
            <text:p>1. 9. 2021</text:p>
          </table:table-cell>
          <table:table-cell office:value-type="float" office:value="520" calcext:value-type="float">
            <text:p>52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2460" calcext:value-type="float">
            <text:p>24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136" calcext:value-type="float">
            <text:p>1913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464" calcext:value-type="float">
            <text:p>1246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351" calcext:value-type="float">
            <text:p>93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09" calcext:value-type="float">
            <text:p>1690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52" calcext:value-type="float">
            <text:p>3035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681" calcext:value-type="float">
            <text:p>1068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75" calcext:value-type="float">
            <text:p>4575</text:p>
          </table:table-cell>
          <table:table-cell table:style-name="ce3" office:value-type="percentage" office:value="0.013" calcext:value-type="percentage">
            <text:p>1.30%</text:p>
          </table:table-cell>
          <table:table-cell/>
          <table:covered-table-cell table:style-name="ce9"/>
          <table:covered-table-cell table:number-columns-repeated="17"/>
          <table:table-cell/>
          <table:covered-table-cell table:number-columns-repeated="18"/>
          <table:table-cell/>
          <table:covered-table-cell table:number-columns-repeated="18"/>
        </table:table-row>
        <table:table-row table:style-name="ro2">
          <table:table-cell office:value-type="string" calcext:value-type="string">
            <text:p>./01_IS_COVID19_nove_pripady_shrnuti_20210902.txt:ČR</text:p>
          </table:table-cell>
          <table:table-cell office:value-type="date" office:date-value="2021-09-02" calcext:value-type="date">
            <text:p>2. 9. 2021</text:p>
          </table:table-cell>
          <table:table-cell office:value-type="float" office:value="519" calcext:value-type="float">
            <text:p>51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2560" calcext:value-type="float">
            <text:p>256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493" calcext:value-type="float">
            <text:p>214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695" calcext:value-type="float">
            <text:p>1369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9438" calcext:value-type="float">
            <text:p>943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6928" calcext:value-type="float">
            <text:p>1692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364" calcext:value-type="float">
            <text:p>3036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796" calcext:value-type="float">
            <text:p>1079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0-2</text:p>
          </table:table-cell>
          <table:covered-table-cell/>
          <table:table-cell table:style-name="ce1" office:value-type="string" calcext:value-type="string" table:number-columns-spanned="2" table:number-rows-spanned="1">
            <text:p>3-5</text:p>
          </table:table-cell>
          <table:covered-table-cell/>
          <table:table-cell table:style-name="ce1" office:value-type="string" calcext:value-type="string" table:number-columns-spanned="2" table:number-rows-spanned="1">
            <text:p>6-11</text:p>
          </table:table-cell>
          <table:covered-table-cell/>
          <table:table-cell table:style-name="ce1" office:value-type="string" calcext:value-type="string" table:number-columns-spanned="2" table:number-rows-spanned="1">
            <text:p>12-15</text:p>
          </table:table-cell>
          <table:covered-table-cell/>
          <table:table-cell table:style-name="ce1" office:value-type="string" calcext:value-type="string" table:number-columns-spanned="2" table:number-rows-spanned="1">
            <text:p>16-19</text:p>
          </table:table-cell>
          <table:covered-table-cell/>
          <table:table-cell table:style-name="ce1" office:value-type="string" calcext:value-type="string" table:number-columns-spanned="2" table:number-rows-spanned="1">
            <text:p>20-29</text:p>
          </table:table-cell>
          <table:covered-table-cell/>
          <table:table-cell table:style-name="ce1" office:value-type="string" calcext:value-type="string" table:number-columns-spanned="2" table:number-rows-spanned="1">
            <text:p>30-49</text:p>
          </table:table-cell>
          <table:covered-table-cell/>
          <table:table-cell table:style-name="ce1" office:value-type="string" calcext:value-type="string" table:number-columns-spanned="2" table:number-rows-spanned="1">
            <text:p>50-64</text:p>
          </table:table-cell>
          <table:covered-table-cell/>
          <table:table-cell table:style-name="ce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</table:table-row>
        <table:table-row table:style-name="ro2">
          <table:table-cell office:value-type="string" calcext:value-type="string">
            <text:p>./01_IS_COVID19_nove_pripady_shrnuti_20210903.txt:ČR</text:p>
          </table:table-cell>
          <table:table-cell office:value-type="date" office:date-value="2021-09-03" calcext:value-type="date">
            <text:p>3. 9. 2021</text:p>
          </table:table-cell>
          <table:table-cell office:value-type="float" office:value="521" calcext:value-type="float">
            <text:p>52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207" calcext:value-type="float">
            <text:p>32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5150" calcext:value-type="float">
            <text:p>25150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491" calcext:value-type="float">
            <text:p>144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14" calcext:value-type="float">
            <text:p>9314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099" calcext:value-type="float">
            <text:p>170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0695" calcext:value-type="float">
            <text:p>3069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0962" calcext:value-type="float">
            <text:p>109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4597" calcext:value-type="float">
            <text:p>4597</text:p>
          </table:table-cell>
          <table:table-cell table:style-name="ce3" office:value-type="percentage" office:value="0.015" calcext:value-type="percentage">
            <text:p>1.50%</text:p>
          </table:table-cell>
          <table:table-cell/>
          <table:table-cell office:value-type="float" office:value="268" calcext:value-type="float">
            <text:p>268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69" calcext:value-type="float">
            <text:p>369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862" calcext:value-type="float">
            <text:p>186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451" calcext:value-type="float">
            <text:p>145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193" calcext:value-type="float">
            <text:p>1193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521" calcext:value-type="float">
            <text:p>352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81" calcext:value-type="float">
            <text:p>688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741" calcext:value-type="float">
            <text:p>2741</text:p>
          </table:table-cell>
          <table:table-cell table:style-name="ce3" office:value-type="percentage" office:value="0.014" calcext:value-type="percentage">
            <text:p>1.4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2838" calcext:value-type="float">
            <text:p>283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288" calcext:value-type="float">
            <text:p>2328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3040" calcext:value-type="float">
            <text:p>1304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121" calcext:value-type="float">
            <text:p>812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3578" calcext:value-type="float">
            <text:p>1357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23814" calcext:value-type="float">
            <text:p>23814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7983" calcext:value-type="float">
            <text:p>798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856" calcext:value-type="float">
            <text:p>1856</text:p>
          </table:table-cell>
          <table:table-cell table:style-name="ce3" office:value-type="percentage" office:value="0.016" calcext:value-type="percentage">
            <text:p>1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4.txt:ČR</text:p>
          </table:table-cell>
          <table:table-cell office:value-type="date" office:date-value="2021-09-04" calcext:value-type="date">
            <text:p>4. 9. 2021</text:p>
          </table:table-cell>
          <table:table-cell office:value-type="float" office:value="554" calcext:value-type="float">
            <text:p>55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8" calcext:value-type="float">
            <text:p>331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4831" calcext:value-type="float">
            <text:p>2483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4245" calcext:value-type="float">
            <text:p>1424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9305" calcext:value-type="float">
            <text:p>9305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577" calcext:value-type="float">
            <text:p>1757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31807" calcext:value-type="float">
            <text:p>3180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415" calcext:value-type="float">
            <text:p>1141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4707" calcext:value-type="float">
            <text:p>4707</text:p>
          </table:table-cell>
          <table:table-cell table:style-name="ce3" office:value-type="percentage" office:value="0.017" calcext:value-type="percentage">
            <text:p>1.70%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96" calcext:value-type="float">
            <text:p>396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920" calcext:value-type="float">
            <text:p>1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480" calcext:value-type="float">
            <text:p>148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36" calcext:value-type="float">
            <text:p>363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176" calcext:value-type="float">
            <text:p>717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141" calcext:value-type="float">
            <text:p>314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32" calcext:value-type="float">
            <text:p>2832</text:p>
          </table:table-cell>
          <table:table-cell table:style-name="ce3" office:value-type="percentage" office:value="0.018" calcext:value-type="percentage">
            <text:p>1.80%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2922" calcext:value-type="float">
            <text:p>292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911" calcext:value-type="float">
            <text:p>22911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2765" calcext:value-type="float">
            <text:p>1276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8098" calcext:value-type="float">
            <text:p>8098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941" calcext:value-type="float">
            <text:p>1394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4631" calcext:value-type="float">
            <text:p>2463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75" calcext:value-type="float">
            <text:p>1875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5.txt:ČR</text:p>
          </table:table-cell>
          <table:table-cell office:value-type="date" office:date-value="2021-09-05" calcext:value-type="date">
            <text:p>5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163" calcext:value-type="float">
            <text:p>316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14" calcext:value-type="float">
            <text:p>2261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627" calcext:value-type="float">
            <text:p>12627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5633" calcext:value-type="float">
            <text:p>156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8264" calcext:value-type="float">
            <text:p>2826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193" calcext:value-type="float">
            <text:p>1019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32" calcext:value-type="float">
            <text:p>4332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2" calcext:value-type="float">
            <text:p>3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786" calcext:value-type="float">
            <text:p>178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51" calcext:value-type="float">
            <text:p>335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555" calcext:value-type="float">
            <text:p>65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875" calcext:value-type="float">
            <text:p>28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659" calcext:value-type="float">
            <text:p>2659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2781" calcext:value-type="float">
            <text:p>278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828" calcext:value-type="float">
            <text:p>20828</text:p>
          </table:table-cell>
          <table:table-cell table:style-name="ce3" office:value-type="percentage" office:value="0.004" calcext:value-type="percentage">
            <text:p>0.4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963" calcext:value-type="float">
            <text:p>696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2282" calcext:value-type="float">
            <text:p>12282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709" calcext:value-type="float">
            <text:p>21709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318" calcext:value-type="float">
            <text:p>731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673" calcext:value-type="float">
            <text:p>1673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6.txt:ČR</text:p>
          </table:table-cell>
          <table:table-cell office:value-type="date" office:date-value="2021-09-06" calcext:value-type="date">
            <text:p>6. 9. 2021</text:p>
          </table:table-cell>
          <table:table-cell office:value-type="float" office:value="526" calcext:value-type="float">
            <text:p>5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23" calcext:value-type="float">
            <text:p>312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950" calcext:value-type="float">
            <text:p>2195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2117" calcext:value-type="float">
            <text:p>121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04" calcext:value-type="float">
            <text:p>760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5186" calcext:value-type="float">
            <text:p>1518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7589" calcext:value-type="float">
            <text:p>2758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0010" calcext:value-type="float">
            <text:p>100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300" calcext:value-type="float">
            <text:p>4300</text:p>
          </table:table-cell>
          <table:table-cell table:style-name="ce3" office:value-type="percentage" office:value="0.02" calcext:value-type="percentage">
            <text:p>2.00%</text:p>
          </table:table-cell>
          <table:table-cell/>
          <table:table-cell office:value-type="float" office:value="291" calcext:value-type="float">
            <text:p>29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380" calcext:value-type="float">
            <text:p>3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740" calcext:value-type="float">
            <text:p>174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72" calcext:value-type="float">
            <text:p>137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66" calcext:value-type="float">
            <text:p>106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293" calcext:value-type="float">
            <text:p>329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447" calcext:value-type="float">
            <text:p>644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812" calcext:value-type="float">
            <text:p>28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46" calcext:value-type="float">
            <text:p>2646</text:p>
          </table:table-cell>
          <table:table-cell table:style-name="ce3" office:value-type="percentage" office:value="0.021" calcext:value-type="percentage">
            <text:p>2.10%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2743" calcext:value-type="float">
            <text:p>274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210" calcext:value-type="float">
            <text:p>20210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0745" calcext:value-type="float">
            <text:p>1074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6538" calcext:value-type="float">
            <text:p>65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1893" calcext:value-type="float">
            <text:p>1189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142" calcext:value-type="float">
            <text:p>2114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7198" calcext:value-type="float">
            <text:p>719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654" calcext:value-type="float">
            <text:p>1654</text:p>
          </table:table-cell>
          <table:table-cell table:style-name="ce3" office:value-type="percentage" office:value="0.018" calcext:value-type="percentage">
            <text:p>1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7.txt:ČR</text:p>
          </table:table-cell>
          <table:table-cell office:value-type="date" office:date-value="2021-09-07" calcext:value-type="date">
            <text:p>7. 9. 2021</text:p>
          </table:table-cell>
          <table:table-cell office:value-type="float" office:value="625" calcext:value-type="float">
            <text:p>62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812" calcext:value-type="float">
            <text:p>381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5580" calcext:value-type="float">
            <text:p>255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488" calcext:value-type="float">
            <text:p>134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112" calcext:value-type="float">
            <text:p>811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6174" calcext:value-type="float">
            <text:p>1617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9560" calcext:value-type="float">
            <text:p>2956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80" calcext:value-type="float">
            <text:p>1098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4829" calcext:value-type="float">
            <text:p>482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344" calcext:value-type="float">
            <text:p>34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516" calcext:value-type="float">
            <text:p>516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320" calcext:value-type="float">
            <text:p>132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04" calcext:value-type="float">
            <text:p>360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3154" calcext:value-type="float">
            <text:p>315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979" calcext:value-type="float">
            <text:p>2979</text:p>
          </table:table-cell>
          <table:table-cell table:style-name="ce3" office:value-type="percentage" office:value="0.022" calcext:value-type="percentage">
            <text:p>2.20%</text:p>
          </table:table-cell>
          <table:table-cell/>
          <table:table-cell office:value-type="float" office:value="281" calcext:value-type="float">
            <text:p>281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3296" calcext:value-type="float">
            <text:p>329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3384" calcext:value-type="float">
            <text:p>23384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11802" calcext:value-type="float">
            <text:p>1180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92" calcext:value-type="float">
            <text:p>679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2570" calcext:value-type="float">
            <text:p>1257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55" calcext:value-type="float">
            <text:p>2235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826" calcext:value-type="float">
            <text:p>782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50" calcext:value-type="float">
            <text:p>1850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8.txt:ČR</text:p>
          </table:table-cell>
          <table:table-cell office:value-type="date" office:date-value="2021-09-08" calcext:value-type="date">
            <text:p>8. 9. 2021</text:p>
          </table:table-cell>
          <table:table-cell office:value-type="float" office:value="681" calcext:value-type="float">
            <text:p>68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111" calcext:value-type="float">
            <text:p>4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6921" calcext:value-type="float">
            <text:p>2692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3620" calcext:value-type="float">
            <text:p>1362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945" calcext:value-type="float">
            <text:p>794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083" calcext:value-type="float">
            <text:p>1608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02" calcext:value-type="float">
            <text:p>2890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812" calcext:value-type="float">
            <text:p>1081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41" calcext:value-type="float">
            <text:p>4841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394" calcext:value-type="float">
            <text:p>39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66" calcext:value-type="float">
            <text:p>56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04" calcext:value-type="float">
            <text:p>220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2" calcext:value-type="float">
            <text:p>168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465" calcext:value-type="float">
            <text:p>146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696" calcext:value-type="float">
            <text:p>3696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7122" calcext:value-type="float">
            <text:p>712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189" calcext:value-type="float">
            <text:p>31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961" calcext:value-type="float">
            <text:p>296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87" calcext:value-type="float">
            <text:p>287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3545" calcext:value-type="float">
            <text:p>354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4717" calcext:value-type="float">
            <text:p>247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938" calcext:value-type="float">
            <text:p>11938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6480" calcext:value-type="float">
            <text:p>648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2387" calcext:value-type="float">
            <text:p>123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780" calcext:value-type="float">
            <text:p>2178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623" calcext:value-type="float">
            <text:p>762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880" calcext:value-type="float">
            <text:p>1880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09.txt:ČR</text:p>
          </table:table-cell>
          <table:table-cell office:value-type="date" office:date-value="2021-09-09" calcext:value-type="date">
            <text:p>9. 9. 2021</text:p>
          </table:table-cell>
          <table:table-cell office:value-type="float" office:value="710" calcext:value-type="float">
            <text:p>710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059" calcext:value-type="float">
            <text:p>405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5605" calcext:value-type="float">
            <text:p>25605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3044" calcext:value-type="float">
            <text:p>130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603" calcext:value-type="float">
            <text:p>760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0" calcext:value-type="float">
            <text:p>158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220" calcext:value-type="float">
            <text:p>28220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625" calcext:value-type="float">
            <text:p>1062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4800" calcext:value-type="float">
            <text:p>480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13" calcext:value-type="float">
            <text:p>41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17" calcext:value-type="float">
            <text:p>61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96" calcext:value-type="float">
            <text:p>2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43" calcext:value-type="float">
            <text:p>184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692" calcext:value-type="float">
            <text:p>169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783" calcext:value-type="float">
            <text:p>378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203" calcext:value-type="float">
            <text:p>720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183" calcext:value-type="float">
            <text:p>31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30" calcext:value-type="float">
            <text:p>303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3442" calcext:value-type="float">
            <text:p>344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409" calcext:value-type="float">
            <text:p>2340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1201" calcext:value-type="float">
            <text:p>11201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5911" calcext:value-type="float">
            <text:p>591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87" calcext:value-type="float">
            <text:p>1208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017" calcext:value-type="float">
            <text:p>210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7442" calcext:value-type="float">
            <text:p>744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70" calcext:value-type="float">
            <text:p>1770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0.txt:ČR</text:p>
          </table:table-cell>
          <table:table-cell office:value-type="date" office:date-value="2021-09-10" calcext:value-type="date">
            <text:p>10. 9. 2021</text:p>
          </table:table-cell>
          <table:table-cell office:value-type="float" office:value="775" calcext:value-type="float">
            <text:p>7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4127" calcext:value-type="float">
            <text:p>412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3043" calcext:value-type="float">
            <text:p>230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1554" calcext:value-type="float">
            <text:p>115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7208" calcext:value-type="float">
            <text:p>720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47" calcext:value-type="float">
            <text:p>1614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9633" calcext:value-type="float">
            <text:p>2963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086" calcext:value-type="float">
            <text:p>1108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020" calcext:value-type="float">
            <text:p>5020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678" calcext:value-type="float">
            <text:p>6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831" calcext:value-type="float">
            <text:p>183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485" calcext:value-type="float">
            <text:p>1485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856" calcext:value-type="float">
            <text:p>38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600" calcext:value-type="float">
            <text:p>76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303" calcext:value-type="float">
            <text:p>3303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149" calcext:value-type="float">
            <text:p>3149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3449" calcext:value-type="float">
            <text:p>344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1212" calcext:value-type="float">
            <text:p>21212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10119" calcext:value-type="float">
            <text:p>101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5723" calcext:value-type="float">
            <text:p>5723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291" calcext:value-type="float">
            <text:p>1229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033" calcext:value-type="float">
            <text:p>2203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783" calcext:value-type="float">
            <text:p>778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871" calcext:value-type="float">
            <text:p>1871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1.txt:ČR</text:p>
          </table:table-cell>
          <table:table-cell office:value-type="date" office:date-value="2021-09-11" calcext:value-type="date">
            <text:p>11. 9. 2021</text:p>
          </table:table-cell>
          <table:table-cell office:value-type="float" office:value="824" calcext:value-type="float">
            <text:p>82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3642" calcext:value-type="float">
            <text:p>364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770" calcext:value-type="float">
            <text:p>1977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0922" calcext:value-type="float">
            <text:p>1092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721" calcext:value-type="float">
            <text:p>772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060" calcext:value-type="float">
            <text:p>17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31785" calcext:value-type="float">
            <text:p>317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754" calcext:value-type="float">
            <text:p>11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5108" calcext:value-type="float">
            <text:p>5108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1" calcext:value-type="float">
            <text:p>47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46" calcext:value-type="float">
            <text:p>194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9" calcext:value-type="float">
            <text:p>155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90" calcext:value-type="float">
            <text:p>159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008" calcext:value-type="float">
            <text:p>400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392" calcext:value-type="float">
            <text:p>3392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3171" calcext:value-type="float">
            <text:p>3171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353" calcext:value-type="float">
            <text:p>3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2891" calcext:value-type="float">
            <text:p>28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824" calcext:value-type="float">
            <text:p>178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9363" calcext:value-type="float">
            <text:p>9363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6131" calcext:value-type="float">
            <text:p>61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052" calcext:value-type="float">
            <text:p>13052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701" calcext:value-type="float">
            <text:p>2370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362" calcext:value-type="float">
            <text:p>836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37" calcext:value-type="float">
            <text:p>1937</text:p>
          </table:table-cell>
          <table:table-cell table:style-name="ce3" office:value-type="percentage" office:value="0.027" calcext:value-type="percentage">
            <text:p>2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2.txt:ČR</text:p>
          </table:table-cell>
          <table:table-cell office:value-type="date" office:date-value="2021-09-12" calcext:value-type="date">
            <text:p>12. 9. 2021</text:p>
          </table:table-cell>
          <table:table-cell office:value-type="float" office:value="829" calcext:value-type="float">
            <text:p>829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622" calcext:value-type="float">
            <text:p>3622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693" calcext:value-type="float">
            <text:p>196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412" calcext:value-type="float">
            <text:p>1041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129" calcext:value-type="float">
            <text:p>712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591" calcext:value-type="float">
            <text:p>1559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969" calcext:value-type="float">
            <text:p>2896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547" calcext:value-type="float">
            <text:p>10547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4755" calcext:value-type="float">
            <text:p>4755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1" calcext:value-type="float">
            <text:p>75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83" calcext:value-type="float">
            <text:p>198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544" calcext:value-type="float">
            <text:p>1544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573" calcext:value-type="float">
            <text:p>15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748" calcext:value-type="float">
            <text:p>374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81" calcext:value-type="float">
            <text:p>75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30" calcext:value-type="float">
            <text:p>31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966" calcext:value-type="float">
            <text:p>2966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75" calcext:value-type="float">
            <text:p>375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871" calcext:value-type="float">
            <text:p>2871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7710" calcext:value-type="float">
            <text:p>177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868" calcext:value-type="float">
            <text:p>886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556" calcext:value-type="float">
            <text:p>555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43" calcext:value-type="float">
            <text:p>1184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388" calcext:value-type="float">
            <text:p>21388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417" calcext:value-type="float">
            <text:p>741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789" calcext:value-type="float">
            <text:p>178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3.txt:ČR</text:p>
          </table:table-cell>
          <table:table-cell office:value-type="date" office:date-value="2021-09-13" calcext:value-type="date">
            <text:p>13. 9. 2021</text:p>
          </table:table-cell>
          <table:table-cell office:value-type="float" office:value="838" calcext:value-type="float">
            <text:p>8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774" calcext:value-type="float">
            <text:p>1977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0246" calcext:value-type="float">
            <text:p>1024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945" calcext:value-type="float">
            <text:p>69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5149" calcext:value-type="float">
            <text:p>1514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8484" calcext:value-type="float">
            <text:p>284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0388" calcext:value-type="float">
            <text:p>1038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4696" calcext:value-type="float">
            <text:p>4696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454" calcext:value-type="float">
            <text:p>45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56" calcext:value-type="float">
            <text:p>756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004" calcext:value-type="float">
            <text:p>200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51" calcext:value-type="float">
            <text:p>1551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588" calcext:value-type="float">
            <text:p>1588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564" calcext:value-type="float">
            <text:p>756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106" calcext:value-type="float">
            <text:p>310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955" calcext:value-type="float">
            <text:p>2955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384" calcext:value-type="float">
            <text:p>38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57" calcext:value-type="float">
            <text:p>285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7770" calcext:value-type="float">
            <text:p>17770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8695" calcext:value-type="float">
            <text:p>869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5357" calcext:value-type="float">
            <text:p>53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920" calcext:value-type="float">
            <text:p>2092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7282" calcext:value-type="float">
            <text:p>72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741" calcext:value-type="float">
            <text:p>1741</text:p>
          </table:table-cell>
          <table:table-cell table:style-name="ce3" office:value-type="percentage" office:value="0.026" calcext:value-type="percentage">
            <text:p>2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4.txt:ČR</text:p>
          </table:table-cell>
          <table:table-cell office:value-type="date" office:date-value="2021-09-14" calcext:value-type="date">
            <text:p>14. 9. 2021</text:p>
          </table:table-cell>
          <table:table-cell office:value-type="float" office:value="956" calcext:value-type="float">
            <text:p>95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898" calcext:value-type="float">
            <text:p>389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777" calcext:value-type="float">
            <text:p>20777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0891" calcext:value-type="float">
            <text:p>1089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475" calcext:value-type="float">
            <text:p>747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689" calcext:value-type="float">
            <text:p>1668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1332" calcext:value-type="float">
            <text:p>31332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686" calcext:value-type="float">
            <text:p>1168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04" calcext:value-type="float">
            <text:p>5504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70" calcext:value-type="float">
            <text:p>870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84" calcext:value-type="float">
            <text:p>228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660" calcext:value-type="float">
            <text:p>1660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772" calcext:value-type="float">
            <text:p>177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260" calcext:value-type="float">
            <text:p>426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637" calcext:value-type="float">
            <text:p>863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2" calcext:value-type="float">
            <text:p>360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97" calcext:value-type="float">
            <text:p>3397</text:p>
          </table:table-cell>
          <table:table-cell table:style-name="ce3" office:value-type="percentage" office:value="0.025" calcext:value-type="percentage">
            <text:p>2.50%</text:p>
          </table:table-cell>
          <table:table-cell/>
          <table:table-cell office:value-type="float" office:value="438" calcext:value-type="float">
            <text:p>43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8493" calcext:value-type="float">
            <text:p>1849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9231" calcext:value-type="float">
            <text:p>923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703" calcext:value-type="float">
            <text:p>57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29" calcext:value-type="float">
            <text:p>12429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95" calcext:value-type="float">
            <text:p>226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84" calcext:value-type="float">
            <text:p>8084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107" calcext:value-type="float">
            <text:p>2107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5.txt:ČR</text:p>
          </table:table-cell>
          <table:table-cell office:value-type="date" office:date-value="2021-09-15" calcext:value-type="date">
            <text:p>15. 9. 2021</text:p>
          </table:table-cell>
          <table:table-cell office:value-type="float" office:value="988" calcext:value-type="float">
            <text:p>98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395" calcext:value-type="float">
            <text:p>339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285" calcext:value-type="float">
            <text:p>1728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9909" calcext:value-type="float">
            <text:p>990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467" calcext:value-type="float">
            <text:p>746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802" calcext:value-type="float">
            <text:p>1680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429" calcext:value-type="float">
            <text:p>3142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748" calcext:value-type="float">
            <text:p>1174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494" calcext:value-type="float">
            <text:p>5494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27" calcext:value-type="float">
            <text:p>527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825" calcext:value-type="float">
            <text:p>82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009" calcext:value-type="float">
            <text:p>2009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685" calcext:value-type="float">
            <text:p>168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361" calcext:value-type="float">
            <text:p>436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8766" calcext:value-type="float">
            <text:p>8766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688" calcext:value-type="float">
            <text:p>368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423" calcext:value-type="float">
            <text:p>342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570" calcext:value-type="float">
            <text:p>25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5276" calcext:value-type="float">
            <text:p>1527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408" calcext:value-type="float">
            <text:p>840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782" calcext:value-type="float">
            <text:p>578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41" calcext:value-type="float">
            <text:p>1244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663" calcext:value-type="float">
            <text:p>2266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060" calcext:value-type="float">
            <text:p>8060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71" calcext:value-type="float">
            <text:p>2071</text:p>
          </table:table-cell>
          <table:table-cell table:style-name="ce3" office:value-type="percentage" office:value="0.021" calcext:value-type="percentage">
            <text:p>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6.txt:ČR</text:p>
          </table:table-cell>
          <table:table-cell office:value-type="date" office:date-value="2021-09-16" calcext:value-type="date">
            <text:p>16. 9. 2021</text:p>
          </table:table-cell>
          <table:table-cell office:value-type="float" office:value="1022" calcext:value-type="float">
            <text:p>102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64" calcext:value-type="float">
            <text:p>326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5874" calcext:value-type="float">
            <text:p>15874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9834" calcext:value-type="float">
            <text:p>983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662" calcext:value-type="float">
            <text:p>766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111" calcext:value-type="float">
            <text:p>1711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068" calcext:value-type="float">
            <text:p>320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1939" calcext:value-type="float">
            <text:p>1193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5580" calcext:value-type="float">
            <text:p>5580</text:p>
          </table:table-cell>
          <table:table-cell table:style-name="ce3" office:value-type="percentage" office:value="0.023" calcext:value-type="percentage">
            <text:p>2.3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8" calcext:value-type="float">
            <text:p>81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005" calcext:value-type="float">
            <text:p>200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17" calcext:value-type="float">
            <text:p>1517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75" calcext:value-type="float">
            <text:p>167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488" calcext:value-type="float">
            <text:p>448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081" calcext:value-type="float">
            <text:p>908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4" calcext:value-type="float">
            <text:p>377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498" calcext:value-type="float">
            <text:p>3498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05" calcext:value-type="float">
            <text:p>50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2446" calcext:value-type="float">
            <text:p>244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869" calcext:value-type="float">
            <text:p>1386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8317" calcext:value-type="float">
            <text:p>831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5987" calcext:value-type="float">
            <text:p>598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623" calcext:value-type="float">
            <text:p>12623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987" calcext:value-type="float">
            <text:p>2298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165" calcext:value-type="float">
            <text:p>816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082" calcext:value-type="float">
            <text:p>2082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7.txt:ČR</text:p>
          </table:table-cell>
          <table:table-cell office:value-type="date" office:date-value="2021-09-17" calcext:value-type="date">
            <text:p>17. 9. 2021</text:p>
          </table:table-cell>
          <table:table-cell office:value-type="float" office:value="1078" calcext:value-type="float">
            <text:p>107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680" calcext:value-type="float">
            <text:p>16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427" calcext:value-type="float">
            <text:p>1042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7878" calcext:value-type="float">
            <text:p>787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509" calcext:value-type="float">
            <text:p>1750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2922" calcext:value-type="float">
            <text:p>3292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228" calcext:value-type="float">
            <text:p>1222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645" calcext:value-type="float">
            <text:p>5645</text:p>
          </table:table-cell>
          <table:table-cell table:style-name="ce3" office:value-type="percentage" office:value="0.024" calcext:value-type="percentage">
            <text:p>2.4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63" calcext:value-type="float">
            <text:p>863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56" calcext:value-type="float">
            <text:p>195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359" calcext:value-type="float">
            <text:p>135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4586" calcext:value-type="float">
            <text:p>458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9163" calcext:value-type="float">
            <text:p>916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834" calcext:value-type="float">
            <text:p>38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80" calcext:value-type="float">
            <text:p>348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434" calcext:value-type="float">
            <text:p>243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724" calcext:value-type="float">
            <text:p>147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9068" calcext:value-type="float">
            <text:p>906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375" calcext:value-type="float">
            <text:p>63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23" calcext:value-type="float">
            <text:p>1292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3759" calcext:value-type="float">
            <text:p>23759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394" calcext:value-type="float">
            <text:p>839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65" calcext:value-type="float">
            <text:p>2165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8.txt:ČR</text:p>
          </table:table-cell>
          <table:table-cell office:value-type="date" office:date-value="2021-09-18" calcext:value-type="date">
            <text:p>18. 9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356" calcext:value-type="float">
            <text:p>335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920" calcext:value-type="float">
            <text:p>1792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55" calcext:value-type="float">
            <text:p>1165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901" calcext:value-type="float">
            <text:p>890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525" calcext:value-type="float">
            <text:p>18525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4904" calcext:value-type="float">
            <text:p>3490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979" calcext:value-type="float">
            <text:p>1297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696" calcext:value-type="float">
            <text:p>5696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4" calcext:value-type="float">
            <text:p>564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" calcext:value-type="float">
            <text:p>846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6" calcext:value-type="float">
            <text:p>19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61" calcext:value-type="float">
            <text:p>15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762" calcext:value-type="float">
            <text:p>476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9609" calcext:value-type="float">
            <text:p>960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065" calcext:value-type="float">
            <text:p>406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16" calcext:value-type="float">
            <text:p>3516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513" calcext:value-type="float">
            <text:p>513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5924" calcext:value-type="float">
            <text:p>1592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235" calcext:value-type="float">
            <text:p>102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40" calcext:value-type="float">
            <text:p>734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3763" calcext:value-type="float">
            <text:p>13763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5295" calcext:value-type="float">
            <text:p>252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8914" calcext:value-type="float">
            <text:p>891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80" calcext:value-type="float">
            <text:p>2180</text:p>
          </table:table-cell>
          <table:table-cell table:style-name="ce3" office:value-type="percentage" office:value="0.017" calcext:value-type="percentage">
            <text:p>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19.txt:ČR</text:p>
          </table:table-cell>
          <table:table-cell office:value-type="date" office:date-value="2021-09-19" calcext:value-type="date">
            <text:p>19. 9. 2021</text:p>
          </table:table-cell>
          <table:table-cell office:value-type="float" office:value="1003" calcext:value-type="float">
            <text:p>100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063" calcext:value-type="float">
            <text:p>306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211" calcext:value-type="float">
            <text:p>18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361" calcext:value-type="float">
            <text:p>1136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420" calcext:value-type="float">
            <text:p>8420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732" calcext:value-type="float">
            <text:p>16732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1278" calcext:value-type="float">
            <text:p>3127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559" calcext:value-type="float">
            <text:p>11559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214" calcext:value-type="float">
            <text:p>5214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23" calcext:value-type="float">
            <text:p>52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736" calcext:value-type="float">
            <text:p>736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9" calcext:value-type="float">
            <text:p>209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2" calcext:value-type="float">
            <text:p>133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365" calcext:value-type="float">
            <text:p>436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879" calcext:value-type="float">
            <text:p>88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72" calcext:value-type="float">
            <text:p>3772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260" calcext:value-type="float">
            <text:p>3260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0" calcext:value-type="float">
            <text:p>48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327" calcext:value-type="float">
            <text:p>232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6112" calcext:value-type="float">
            <text:p>161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029" calcext:value-type="float">
            <text:p>1002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985" calcext:value-type="float">
            <text:p>698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367" calcext:value-type="float">
            <text:p>1236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2399" calcext:value-type="float">
            <text:p>2239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787" calcext:value-type="float">
            <text:p>778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954" calcext:value-type="float">
            <text:p>1954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0.txt:ČR</text:p>
          </table:table-cell>
          <table:table-cell office:value-type="date" office:date-value="2021-09-20" calcext:value-type="date">
            <text:p>20. 9. 2021</text:p>
          </table:table-cell>
          <table:table-cell office:value-type="float" office:value="968" calcext:value-type="float">
            <text:p>968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028" calcext:value-type="float">
            <text:p>302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340" calcext:value-type="float">
            <text:p>1834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358" calcext:value-type="float">
            <text:p>113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284" calcext:value-type="float">
            <text:p>82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6303" calcext:value-type="float">
            <text:p>16303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30550" calcext:value-type="float">
            <text:p>30550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1384" calcext:value-type="float">
            <text:p>1138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113" calcext:value-type="float">
            <text:p>511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07" calcext:value-type="float">
            <text:p>50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06" calcext:value-type="float">
            <text:p>706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334" calcext:value-type="float">
            <text:p>133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390" calcext:value-type="float">
            <text:p>139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292" calcext:value-type="float">
            <text:p>429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8740" calcext:value-type="float">
            <text:p>87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724" calcext:value-type="float">
            <text:p>372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34" calcext:value-type="percentage">
            <text:p>3.40%</text:p>
          </table:table-cell>
          <table:table-cell/>
          <table:table-cell office:value-type="float" office:value="461" calcext:value-type="float">
            <text:p>46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2322" calcext:value-type="float">
            <text:p>232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6217" calcext:value-type="float">
            <text:p>1621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0024" calcext:value-type="float">
            <text:p>1002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6894" calcext:value-type="float">
            <text:p>689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810" calcext:value-type="float">
            <text:p>21810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10" calcext:value-type="float">
            <text:p>1910</text:p>
          </table:table-cell>
          <table:table-cell table:style-name="ce3" office:value-type="percentage" office:value="0.019" calcext:value-type="percentage">
            <text:p>1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1.txt:ČR</text:p>
          </table:table-cell>
          <table:table-cell office:value-type="date" office:date-value="2021-09-21" calcext:value-type="date">
            <text:p>21. 9. 2021</text:p>
          </table:table-cell>
          <table:table-cell office:value-type="float" office:value="1079" calcext:value-type="float">
            <text:p>107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310" calcext:value-type="float">
            <text:p>331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503" calcext:value-type="float">
            <text:p>19503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010" calcext:value-type="float">
            <text:p>1201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8796" calcext:value-type="float">
            <text:p>879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748" calcext:value-type="float">
            <text:p>1774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33693" calcext:value-type="float">
            <text:p>3369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17" calcext:value-type="float">
            <text:p>1281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70" calcext:value-type="float">
            <text:p>5870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62" calcext:value-type="float">
            <text:p>562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799" calcext:value-type="float">
            <text:p>799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21" calcext:value-type="float">
            <text:p>1421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68" calcext:value-type="float">
            <text:p>156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4918" calcext:value-type="float">
            <text:p>491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005" calcext:value-type="float">
            <text:p>1000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352" calcext:value-type="float">
            <text:p>435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69" calcext:value-type="float">
            <text:p>3669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17" calcext:value-type="float">
            <text:p>51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2511" calcext:value-type="float">
            <text:p>251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211" calcext:value-type="float">
            <text:p>1721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0589" calcext:value-type="float">
            <text:p>10589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228" calcext:value-type="float">
            <text:p>72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3688" calcext:value-type="float">
            <text:p>23688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8465" calcext:value-type="float">
            <text:p>84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01" calcext:value-type="float">
            <text:p>2201</text:p>
          </table:table-cell>
          <table:table-cell table:style-name="ce3" office:value-type="percentage" office:value="0.02" calcext:value-type="percentage">
            <text:p>2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2.txt:ČR</text:p>
          </table:table-cell>
          <table:table-cell office:value-type="date" office:date-value="2021-09-22" calcext:value-type="date">
            <text:p>22. 9. 2021</text:p>
          </table:table-cell>
          <table:table-cell office:value-type="float" office:value="1091" calcext:value-type="float">
            <text:p>109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360" calcext:value-type="float">
            <text:p>336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781" calcext:value-type="float">
            <text:p>1978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160" calcext:value-type="float">
            <text:p>1216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8994" calcext:value-type="float">
            <text:p>89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544" calcext:value-type="float">
            <text:p>17544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3722" calcext:value-type="float">
            <text:p>3372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14" calcext:value-type="float">
            <text:p>1281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51" calcext:value-type="float">
            <text:p>5751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65" calcext:value-type="float">
            <text:p>56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198" calcext:value-type="float">
            <text:p>21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435" calcext:value-type="float">
            <text:p>1435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20" calcext:value-type="float">
            <text:p>16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061" calcext:value-type="float">
            <text:p>506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238" calcext:value-type="float">
            <text:p>102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4461" calcext:value-type="float">
            <text:p>4461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653" calcext:value-type="float">
            <text:p>3653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592" calcext:value-type="float">
            <text:p>259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7583" calcext:value-type="float">
            <text:p>1758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725" calcext:value-type="float">
            <text:p>1072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7374" calcext:value-type="float">
            <text:p>737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483" calcext:value-type="float">
            <text:p>12483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484" calcext:value-type="float">
            <text:p>2348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353" calcext:value-type="float">
            <text:p>8353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98" calcext:value-type="float">
            <text:p>2098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3.txt:ČR</text:p>
          </table:table-cell>
          <table:table-cell office:value-type="date" office:date-value="2021-09-23" calcext:value-type="date">
            <text:p>23. 9. 2021</text:p>
          </table:table-cell>
          <table:table-cell office:value-type="float" office:value="1058" calcext:value-type="float">
            <text:p>105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353" calcext:value-type="float">
            <text:p>335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258" calcext:value-type="float">
            <text:p>12258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91" calcext:value-type="float">
            <text:p>919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768" calcext:value-type="float">
            <text:p>177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4196" calcext:value-type="float">
            <text:p>3419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974" calcext:value-type="float">
            <text:p>1297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9" calcext:value-type="float">
            <text:p>539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58" calcext:value-type="float">
            <text:p>758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20" calcext:value-type="float">
            <text:p>2120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98" calcext:value-type="float">
            <text:p>139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19" calcext:value-type="float">
            <text:p>171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186" calcext:value-type="float">
            <text:p>5186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4" calcext:value-type="float">
            <text:p>10494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533" calcext:value-type="float">
            <text:p>4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87" calcext:value-type="float">
            <text:p>3687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595" calcext:value-type="float">
            <text:p>25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7951" calcext:value-type="float">
            <text:p>1795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860" calcext:value-type="float">
            <text:p>1086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7472" calcext:value-type="float">
            <text:p>747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2582" calcext:value-type="float">
            <text:p>12582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23702" calcext:value-type="float">
            <text:p>2370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441" calcext:value-type="float">
            <text:p>8441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110" calcext:value-type="float">
            <text:p>2110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4.txt:ČR</text:p>
          </table:table-cell>
          <table:table-cell office:value-type="date" office:date-value="2021-09-24" calcext:value-type="date">
            <text:p>24. 9. 2021</text:p>
          </table:table-cell>
          <table:table-cell office:value-type="float" office:value="1014" calcext:value-type="float">
            <text:p>101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316" calcext:value-type="float">
            <text:p>3316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086" calcext:value-type="float">
            <text:p>2108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30" calcext:value-type="float">
            <text:p>1283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9460" calcext:value-type="float">
            <text:p>9460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7996" calcext:value-type="float">
            <text:p>1799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5213" calcext:value-type="float">
            <text:p>35213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3437" calcext:value-type="float">
            <text:p>1343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837" calcext:value-type="float">
            <text:p>5837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531" calcext:value-type="float">
            <text:p>53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745" calcext:value-type="float">
            <text:p>745</text:p>
          </table:table-cell>
          <table:table-cell table:style-name="ce3" office:value-type="percentage" office:value="0.005" calcext:value-type="percentage">
            <text:p>0.50%</text:p>
          </table:table-cell>
          <table:table-cell office:value-type="float" office:value="2154" calcext:value-type="float">
            <text:p>215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373" calcext:value-type="float">
            <text:p>137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06" calcext:value-type="float">
            <text:p>170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218" calcext:value-type="float">
            <text:p>521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562" calcext:value-type="float">
            <text:p>1056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4609" calcext:value-type="float">
            <text:p>4609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665" calcext:value-type="float">
            <text:p>3665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83" calcext:value-type="float">
            <text:p>48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2571" calcext:value-type="float">
            <text:p>2571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8932" calcext:value-type="float">
            <text:p>18932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457" calcext:value-type="float">
            <text:p>1145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754" calcext:value-type="float">
            <text:p>7754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778" calcext:value-type="float">
            <text:p>12778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4651" calcext:value-type="float">
            <text:p>24651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828" calcext:value-type="float">
            <text:p>8828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172" calcext:value-type="float">
            <text:p>2172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5.txt:ČR</text:p>
          </table:table-cell>
          <table:table-cell office:value-type="date" office:date-value="2021-09-25" calcext:value-type="date">
            <text:p>25. 9. 2021</text:p>
          </table:table-cell>
          <table:table-cell office:value-type="float" office:value="983" calcext:value-type="float">
            <text:p>983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398" calcext:value-type="float">
            <text:p>339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3458" calcext:value-type="float">
            <text:p>2345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4370" calcext:value-type="float">
            <text:p>143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145" calcext:value-type="float">
            <text:p>1014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8853" calcext:value-type="float">
            <text:p>1885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37359" calcext:value-type="float">
            <text:p>3735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4219" calcext:value-type="float">
            <text:p>1421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5993" calcext:value-type="float">
            <text:p>5993</text:p>
          </table:table-cell>
          <table:table-cell table:style-name="ce3" office:value-type="percentage" office:value="0.028" calcext:value-type="percentage">
            <text:p>2.80%</text:p>
          </table:table-cell>
          <table:table-cell/>
          <table:table-cell office:value-type="float" office:value="495" calcext:value-type="float">
            <text:p>495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697" calcext:value-type="float">
            <text:p>697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325" calcext:value-type="float">
            <text:p>2325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440" calcext:value-type="float">
            <text:p>144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724" calcext:value-type="float">
            <text:p>172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07" calcext:value-type="float">
            <text:p>5307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0987" calcext:value-type="float">
            <text:p>10987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75" calcext:value-type="float">
            <text:p>477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778" calcext:value-type="float">
            <text:p>3778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88" calcext:value-type="float">
            <text:p>48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701" calcext:value-type="float">
            <text:p>270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133" calcext:value-type="float">
            <text:p>211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930" calcext:value-type="float">
            <text:p>1293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421" calcext:value-type="float">
            <text:p>842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13546" calcext:value-type="float">
            <text:p>13546</text:p>
          </table:table-cell>
          <table:table-cell table:style-name="ce3" office:value-type="percentage" office:value="0.007" calcext:value-type="percentage">
            <text:p>0.70%</text:p>
          </table:table-cell>
          <table:table-cell office:value-type="float" office:value="26372" calcext:value-type="float">
            <text:p>2637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9444" calcext:value-type="float">
            <text:p>944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2215" calcext:value-type="float">
            <text:p>2215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6.txt:ČR</text:p>
          </table:table-cell>
          <table:table-cell office:value-type="date" office:date-value="2021-09-26" calcext:value-type="date">
            <text:p>26. 9. 2021</text:p>
          </table:table-cell>
          <table:table-cell office:value-type="float" office:value="939" calcext:value-type="float">
            <text:p>93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203" calcext:value-type="float">
            <text:p>320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694" calcext:value-type="float">
            <text:p>21694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820" calcext:value-type="float">
            <text:p>1282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84" calcext:value-type="float">
            <text:p>8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876" calcext:value-type="float">
            <text:p>1687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3308" calcext:value-type="float">
            <text:p>3330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568" calcext:value-type="float">
            <text:p>1256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500" calcext:value-type="float">
            <text:p>5500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651" calcext:value-type="float">
            <text:p>651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182" calcext:value-type="float">
            <text:p>2182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38" calcext:value-type="float">
            <text:p>133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601" calcext:value-type="float">
            <text:p>1601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865" calcext:value-type="float">
            <text:p>4865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877" calcext:value-type="float">
            <text:p>987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94" calcext:value-type="float">
            <text:p>4294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502" calcext:value-type="float">
            <text:p>3502</text:p>
          </table:table-cell>
          <table:table-cell table:style-name="ce3" office:value-type="percentage" office:value="0.026" calcext:value-type="percentage">
            <text:p>2.6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2552" calcext:value-type="float">
            <text:p>255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9512" calcext:value-type="float">
            <text:p>195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1482" calcext:value-type="float">
            <text:p>11482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7283" calcext:value-type="float">
            <text:p>72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2011" calcext:value-type="float">
            <text:p>12011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3431" calcext:value-type="float">
            <text:p>2343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274" calcext:value-type="float">
            <text:p>8274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1998" calcext:value-type="float">
            <text:p>1998</text:p>
          </table:table-cell>
          <table:table-cell table:style-name="ce3" office:value-type="percentage" office:value="0.025" calcext:value-type="percentage">
            <text:p>2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7.txt:ČR</text:p>
          </table:table-cell>
          <table:table-cell office:value-type="date" office:date-value="2021-09-27" calcext:value-type="date">
            <text:p>27. 9. 2021</text:p>
          </table:table-cell>
          <table:table-cell office:value-type="float" office:value="932" calcext:value-type="float">
            <text:p>932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3111" calcext:value-type="float">
            <text:p>311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316" calcext:value-type="float">
            <text:p>20316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264" calcext:value-type="float">
            <text:p>1226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436" calcext:value-type="float">
            <text:p>8436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299" calcext:value-type="float">
            <text:p>1629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32348" calcext:value-type="float">
            <text:p>323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334" calcext:value-type="float">
            <text:p>1233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5471" calcext:value-type="float">
            <text:p>5471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635" calcext:value-type="float">
            <text:p>635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1941" calcext:value-type="float">
            <text:p>1941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288" calcext:value-type="float">
            <text:p>12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553" calcext:value-type="float">
            <text:p>155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4787" calcext:value-type="float">
            <text:p>478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9649" calcext:value-type="float">
            <text:p>964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4227" calcext:value-type="float">
            <text:p>4227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503" calcext:value-type="float">
            <text:p>3503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462" calcext:value-type="float">
            <text:p>46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476" calcext:value-type="float">
            <text:p>2476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8375" calcext:value-type="float">
            <text:p>18375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0976" calcext:value-type="float">
            <text:p>10976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883" calcext:value-type="float">
            <text:p>6883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1512" calcext:value-type="float">
            <text:p>11512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2699" calcext:value-type="float">
            <text:p>22699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8107" calcext:value-type="float">
            <text:p>8107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68" calcext:value-type="float">
            <text:p>1968</text:p>
          </table:table-cell>
          <table:table-cell table:style-name="ce3" office:value-type="percentage" office:value="0.023" calcext:value-type="percentage">
            <text:p>2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8.txt:ČR</text:p>
          </table:table-cell>
          <table:table-cell office:value-type="date" office:date-value="2021-09-28" calcext:value-type="date">
            <text:p>28. 9. 2021</text:p>
          </table:table-cell>
          <table:table-cell office:value-type="float" office:value="1037" calcext:value-type="float">
            <text:p>103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1366" calcext:value-type="float">
            <text:p>2136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2872" calcext:value-type="float">
            <text:p>12872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845" calcext:value-type="float">
            <text:p>884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28" calcext:value-type="float">
            <text:p>17628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35045" calcext:value-type="float">
            <text:p>3504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597" calcext:value-type="float">
            <text:p>1359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6264" calcext:value-type="float">
            <text:p>6264</text:p>
          </table:table-cell>
          <table:table-cell table:style-name="ce3" office:value-type="percentage" office:value="0.027" calcext:value-type="percentage">
            <text:p>2.7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727" calcext:value-type="float">
            <text:p>727</text:p>
          </table:table-cell>
          <table:table-cell table:style-name="ce3" office:value-type="percentage" office:value="0.006" calcext:value-type="percentage">
            <text:p>0.60%</text:p>
          </table:table-cell>
          <table:table-cell office:value-type="float" office:value="2033" calcext:value-type="float">
            <text:p>2033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358" calcext:value-type="float">
            <text:p>135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640" calcext:value-type="float">
            <text:p>164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5329" calcext:value-type="float">
            <text:p>532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680" calcext:value-type="float">
            <text:p>1068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720" calcext:value-type="float">
            <text:p>4720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4017" calcext:value-type="float">
            <text:p>4017</text:p>
          </table:table-cell>
          <table:table-cell table:style-name="ce3" office:value-type="percentage" office:value="0.029" calcext:value-type="percentage">
            <text:p>2.90%</text:p>
          </table:table-cell>
          <table:table-cell/>
          <table:table-cell office:value-type="float" office:value="518" calcext:value-type="float">
            <text:p>51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640" calcext:value-type="float">
            <text:p>264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333" calcext:value-type="float">
            <text:p>1933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514" calcext:value-type="float">
            <text:p>1151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205" calcext:value-type="float">
            <text:p>7205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299" calcext:value-type="float">
            <text:p>12299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24365" calcext:value-type="float">
            <text:p>2436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877" calcext:value-type="float">
            <text:p>8877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47" calcext:value-type="float">
            <text:p>2247</text:p>
          </table:table-cell>
          <table:table-cell table:style-name="ce3" office:value-type="percentage" office:value="0.024" calcext:value-type="percentage">
            <text:p>2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29.txt:ČR</text:p>
          </table:table-cell>
          <table:table-cell office:value-type="date" office:date-value="2021-09-29" calcext:value-type="date">
            <text:p>29. 9. 2021</text:p>
          </table:table-cell>
          <table:table-cell office:value-type="float" office:value="950" calcext:value-type="float">
            <text:p>950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162" calcext:value-type="float">
            <text:p>31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20949" calcext:value-type="float">
            <text:p>2094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342" calcext:value-type="float">
            <text:p>834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168" calcext:value-type="float">
            <text:p>1616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31784" calcext:value-type="float">
            <text:p>3178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185" calcext:value-type="float">
            <text:p>1218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5671" calcext:value-type="float">
            <text:p>5671</text:p>
          </table:table-cell>
          <table:table-cell table:style-name="ce3" office:value-type="percentage" office:value="0.03" calcext:value-type="percentage">
            <text:p>3.00%</text:p>
          </table:table-cell>
          <table:table-cell/>
          <table:table-cell office:value-type="float" office:value="477" calcext:value-type="float">
            <text:p>477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645" calcext:value-type="float">
            <text:p>645</text:p>
          </table:table-cell>
          <table:table-cell table:style-name="ce3" office:value-type="percentage" office:value="0.008" calcext:value-type="percentage">
            <text:p>0.80%</text:p>
          </table:table-cell>
          <table:table-cell office:value-type="float" office:value="1924" calcext:value-type="float">
            <text:p>19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264" calcext:value-type="float">
            <text:p>1264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458" calcext:value-type="float">
            <text:p>145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4749" calcext:value-type="float">
            <text:p>474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414" calcext:value-type="float">
            <text:p>941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4134" calcext:value-type="float">
            <text:p>4134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3628" calcext:value-type="float">
            <text:p>3628</text:p>
          </table:table-cell>
          <table:table-cell table:style-name="ce3" office:value-type="percentage" office:value="0.031" calcext:value-type="percentage">
            <text:p>3.10%</text:p>
          </table:table-cell>
          <table:table-cell/>
          <table:table-cell office:value-type="float" office:value="473" calcext:value-type="float">
            <text:p>47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517" calcext:value-type="float">
            <text:p>251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9025" calcext:value-type="float">
            <text:p>1902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1125" calcext:value-type="float">
            <text:p>1112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884" calcext:value-type="float">
            <text:p>6884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419" calcext:value-type="float">
            <text:p>11419</text:p>
          </table:table-cell>
          <table:table-cell table:style-name="ce3" office:value-type="percentage" office:value="0.011" calcext:value-type="percentage">
            <text:p>1.10%</text:p>
          </table:table-cell>
          <table:table-cell office:value-type="float" office:value="22370" calcext:value-type="float">
            <text:p>22370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8051" calcext:value-type="float">
            <text:p>8051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043" calcext:value-type="float">
            <text:p>2043</text:p>
          </table:table-cell>
          <table:table-cell table:style-name="ce3" office:value-type="percentage" office:value="0.029" calcext:value-type="percentage">
            <text:p>2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0930.txt:ČR</text:p>
          </table:table-cell>
          <table:table-cell office:value-type="date" office:date-value="2021-09-30" calcext:value-type="date">
            <text:p>30. 9. 2021</text:p>
          </table:table-cell>
          <table:table-cell office:value-type="float" office:value="982" calcext:value-type="float">
            <text:p>9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3206" calcext:value-type="float">
            <text:p>3206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677" calcext:value-type="float">
            <text:p>216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496" calcext:value-type="float">
            <text:p>12496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8247" calcext:value-type="float">
            <text:p>8247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6221" calcext:value-type="float">
            <text:p>1622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32017" calcext:value-type="float">
            <text:p>3201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2458" calcext:value-type="float">
            <text:p>12458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5682" calcext:value-type="float">
            <text:p>5682</text:p>
          </table:table-cell>
          <table:table-cell table:style-name="ce3" office:value-type="percentage" office:value="0.032" calcext:value-type="percentage">
            <text:p>3.20%</text:p>
          </table:table-cell>
          <table:table-cell/>
          <table:table-cell office:value-type="float" office:value="501" calcext:value-type="float">
            <text:p>50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643" calcext:value-type="float">
            <text:p>643</text:p>
          </table:table-cell>
          <table:table-cell table:style-name="ce3" office:value-type="percentage" office:value="0.009" calcext:value-type="percentage">
            <text:p>0.90%</text:p>
          </table:table-cell>
          <table:table-cell office:value-type="float" office:value="1949" calcext:value-type="float">
            <text:p>1949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241" calcext:value-type="float">
            <text:p>124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385" calcext:value-type="float">
            <text:p>138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4604" calcext:value-type="float">
            <text:p>460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359" calcext:value-type="float">
            <text:p>935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4208" calcext:value-type="float">
            <text:p>4208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613" calcext:value-type="float">
            <text:p>3613</text:p>
          </table:table-cell>
          <table:table-cell table:style-name="ce3" office:value-type="percentage" office:value="0.033" calcext:value-type="percentage">
            <text:p>3.30%</text:p>
          </table:table-cell>
          <table:table-cell/>
          <table:table-cell office:value-type="float" office:value="481" calcext:value-type="float">
            <text:p>4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728" calcext:value-type="float">
            <text:p>1972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255" calcext:value-type="float">
            <text:p>1125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6862" calcext:value-type="float">
            <text:p>6862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12" calcext:value-type="percentage">
            <text:p>1.20%</text:p>
          </table:table-cell>
          <table:table-cell office:value-type="float" office:value="22658" calcext:value-type="float">
            <text:p>2265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250" calcext:value-type="float">
            <text:p>825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069" calcext:value-type="float">
            <text:p>2069</text:p>
          </table:table-cell>
          <table:table-cell table:style-name="ce3" office:value-type="percentage" office:value="0.028" calcext:value-type="percentage">
            <text:p>2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1.txt:ČR</text:p>
          </table:table-cell>
          <table:table-cell office:value-type="date" office:date-value="2021-10-01" calcext:value-type="date">
            <text:p>1. 10. 2021</text:p>
          </table:table-cell>
          <table:table-cell office:value-type="float" office:value="990" calcext:value-type="float">
            <text:p>990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3225" calcext:value-type="float">
            <text:p>322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109" calcext:value-type="float">
            <text:p>2210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2861" calcext:value-type="float">
            <text:p>1286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8294" calcext:value-type="float">
            <text:p>8294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6521" calcext:value-type="float">
            <text:p>1652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32796" calcext:value-type="float">
            <text:p>32796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2945" calcext:value-type="float">
            <text:p>1294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5859" calcext:value-type="float">
            <text:p>5859</text:p>
          </table:table-cell>
          <table:table-cell table:style-name="ce3" office:value-type="percentage" office:value="0.035" calcext:value-type="percentage">
            <text:p>3.50%</text:p>
          </table:table-cell>
          <table:table-cell/>
          <table:table-cell office:value-type="float" office:value="503" calcext:value-type="float">
            <text:p>503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624" calcext:value-type="float">
            <text:p>624</text:p>
          </table:table-cell>
          <table:table-cell table:style-name="ce3" office:value-type="percentage" office:value="0.01" calcext:value-type="percentage">
            <text:p>1.00%</text:p>
          </table:table-cell>
          <table:table-cell office:value-type="float" office:value="1931" calcext:value-type="float">
            <text:p>1931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18" calcext:value-type="float">
            <text:p>121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303" calcext:value-type="float">
            <text:p>130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4653" calcext:value-type="float">
            <text:p>465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9407" calcext:value-type="float">
            <text:p>940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287" calcext:value-type="float">
            <text:p>428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693" calcext:value-type="float">
            <text:p>3693</text:p>
          </table:table-cell>
          <table:table-cell table:style-name="ce3" office:value-type="percentage" office:value="0.036" calcext:value-type="percentage">
            <text:p>3.60%</text:p>
          </table:table-cell>
          <table:table-cell/>
          <table:table-cell office:value-type="float" office:value="487" calcext:value-type="float">
            <text:p>487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601" calcext:value-type="float">
            <text:p>260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178" calcext:value-type="float">
            <text:p>20178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1643" calcext:value-type="float">
            <text:p>11643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991" calcext:value-type="float">
            <text:p>6991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1868" calcext:value-type="float">
            <text:p>1186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3389" calcext:value-type="float">
            <text:p>2338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658" calcext:value-type="float">
            <text:p>8658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166" calcext:value-type="float">
            <text:p>2166</text:p>
          </table:table-cell>
          <table:table-cell table:style-name="ce3" office:value-type="percentage" office:value="0.033" calcext:value-type="percentage">
            <text:p>3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2.txt:ČR</text:p>
          </table:table-cell>
          <table:table-cell office:value-type="date" office:date-value="2021-10-02" calcext:value-type="date">
            <text:p>2. 10. 2021</text:p>
          </table:table-cell>
          <table:table-cell office:value-type="float" office:value="1034" calcext:value-type="float">
            <text:p>1034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3254" calcext:value-type="float">
            <text:p>325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039" calcext:value-type="float">
            <text:p>2303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3630" calcext:value-type="float">
            <text:p>136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15" calcext:value-type="float">
            <text:p>8815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105" calcext:value-type="float">
            <text:p>1710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34080" calcext:value-type="float">
            <text:p>34080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3355" calcext:value-type="float">
            <text:p>13355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6022" calcext:value-type="float">
            <text:p>6022</text:p>
          </table:table-cell>
          <table:table-cell table:style-name="ce3" office:value-type="percentage" office:value="0.039" calcext:value-type="percentage">
            <text:p>3.90%</text:p>
          </table:table-cell>
          <table:table-cell/>
          <table:table-cell office:value-type="float" office:value="508" calcext:value-type="float">
            <text:p>508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10" calcext:value-type="float">
            <text:p>610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1981" calcext:value-type="float">
            <text:p>198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289" calcext:value-type="float">
            <text:p>128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00" calcext:value-type="float">
            <text:p>1300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716" calcext:value-type="float">
            <text:p>471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693" calcext:value-type="float">
            <text:p>9693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4437" calcext:value-type="float">
            <text:p>44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757" calcext:value-type="float">
            <text:p>3757</text:p>
          </table:table-cell>
          <table:table-cell table:style-name="ce3" office:value-type="percentage" office:value="0.038" calcext:value-type="percentage">
            <text:p>3.80%</text:p>
          </table:table-cell>
          <table:table-cell/>
          <table:table-cell office:value-type="float" office:value="526" calcext:value-type="float">
            <text:p>526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644" calcext:value-type="float">
            <text:p>2644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1058" calcext:value-type="float">
            <text:p>2105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2341" calcext:value-type="float">
            <text:p>1234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515" calcext:value-type="float">
            <text:p>751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2389" calcext:value-type="float">
            <text:p>12389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24387" calcext:value-type="float">
            <text:p>2438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8918" calcext:value-type="float">
            <text:p>8918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2265" calcext:value-type="float">
            <text:p>2265</text:p>
          </table:table-cell>
          <table:table-cell table:style-name="ce3" office:value-type="percentage" office:value="0.04" calcext:value-type="percentage">
            <text:p>4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3.txt:ČR</text:p>
          </table:table-cell>
          <table:table-cell office:value-type="date" office:date-value="2021-10-03" calcext:value-type="date">
            <text:p>3. 10. 2021</text:p>
          </table:table-cell>
          <table:table-cell office:value-type="float" office:value="1004" calcext:value-type="float">
            <text:p>100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2991" calcext:value-type="float">
            <text:p>2991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0315" calcext:value-type="float">
            <text:p>2031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1617" calcext:value-type="float">
            <text:p>1161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660" calcext:value-type="float">
            <text:p>7660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5011" calcext:value-type="float">
            <text:p>15011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9567" calcext:value-type="float">
            <text:p>2956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550" calcext:value-type="float">
            <text:p>11550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88" calcext:value-type="float">
            <text:p>5488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489" calcext:value-type="float">
            <text:p>489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548" calcext:value-type="float">
            <text:p>54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768" calcext:value-type="float">
            <text:p>176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124" calcext:value-type="float">
            <text:p>1124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165" calcext:value-type="float">
            <text:p>1165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4236" calcext:value-type="float">
            <text:p>423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575" calcext:value-type="float">
            <text:p>857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3971" calcext:value-type="float">
            <text:p>3971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432" calcext:value-type="float">
            <text:p>34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5" calcext:value-type="float">
            <text:p>51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8547" calcext:value-type="float">
            <text:p>1854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0493" calcext:value-type="float">
            <text:p>10493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6495" calcext:value-type="float">
            <text:p>649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10775" calcext:value-type="float">
            <text:p>10775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992" calcext:value-type="float">
            <text:p>20992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7579" calcext:value-type="float">
            <text:p>757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56" calcext:value-type="float">
            <text:p>2056</text:p>
          </table:table-cell>
          <table:table-cell table:style-name="ce3" office:value-type="percentage" office:value="0.042" calcext:value-type="percentage">
            <text:p>4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4.txt:ČR</text:p>
          </table:table-cell>
          <table:table-cell office:value-type="date" office:date-value="2021-10-04" calcext:value-type="date">
            <text:p>4. 10. 2021</text:p>
          </table:table-cell>
          <table:table-cell office:value-type="float" office:value="966" calcext:value-type="float">
            <text:p>96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2867" calcext:value-type="float">
            <text:p>2867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102" calcext:value-type="float">
            <text:p>1910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789" calcext:value-type="float">
            <text:p>1078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7335" calcext:value-type="float">
            <text:p>733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4520" calcext:value-type="float">
            <text:p>1452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8531" calcext:value-type="float">
            <text:p>28531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225" calcext:value-type="float">
            <text:p>11225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5444" calcext:value-type="float">
            <text:p>5444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69" calcext:value-type="float">
            <text:p>469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525" calcext:value-type="float">
            <text:p>525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1698" calcext:value-type="float">
            <text:p>169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049" calcext:value-type="float">
            <text:p>104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142" calcext:value-type="float">
            <text:p>414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8454" calcext:value-type="float">
            <text:p>845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889" calcext:value-type="float">
            <text:p>3889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407" calcext:value-type="float">
            <text:p>3407</text:p>
          </table:table-cell>
          <table:table-cell table:style-name="ce3" office:value-type="percentage" office:value="0.043" calcext:value-type="percentage">
            <text:p>4.30%</text:p>
          </table:table-cell>
          <table:table-cell/>
          <table:table-cell office:value-type="float" office:value="497" calcext:value-type="float">
            <text:p>497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2342" calcext:value-type="float">
            <text:p>234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7404" calcext:value-type="float">
            <text:p>17404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740" calcext:value-type="float">
            <text:p>9740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6230" calcext:value-type="float">
            <text:p>623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378" calcext:value-type="float">
            <text:p>10378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0077" calcext:value-type="float">
            <text:p>20077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7336" calcext:value-type="float">
            <text:p>7336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37" calcext:value-type="float">
            <text:p>2037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5.txt:ČR</text:p>
          </table:table-cell>
          <table:table-cell office:value-type="date" office:date-value="2021-10-05" calcext:value-type="date">
            <text:p>5. 10. 2021</text:p>
          </table:table-cell>
          <table:table-cell office:value-type="float" office:value="1077" calcext:value-type="float">
            <text:p>1077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48" calcext:value-type="float">
            <text:p>314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19888" calcext:value-type="float">
            <text:p>1988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1133" calcext:value-type="float">
            <text:p>1113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7843" calcext:value-type="float">
            <text:p>784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5995" calcext:value-type="float">
            <text:p>15995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31850" calcext:value-type="float">
            <text:p>3185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2807" calcext:value-type="float">
            <text:p>12807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282" calcext:value-type="float">
            <text:p>628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19" calcext:value-type="float">
            <text:p>51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604" calcext:value-type="float">
            <text:p>60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56" calcext:value-type="float">
            <text:p>175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115" calcext:value-type="float">
            <text:p>1115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53" calcext:value-type="float">
            <text:p>1253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811" calcext:value-type="float">
            <text:p>481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981" calcext:value-type="float">
            <text:p>998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669" calcext:value-type="float">
            <text:p>466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932" calcext:value-type="float">
            <text:p>3932</text:p>
          </table:table-cell>
          <table:table-cell table:style-name="ce3" office:value-type="percentage" office:value="0.042" calcext:value-type="percentage">
            <text:p>4.20%</text:p>
          </table:table-cell>
          <table:table-cell/>
          <table:table-cell office:value-type="float" office:value="558" calcext:value-type="float">
            <text:p>558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2544" calcext:value-type="float">
            <text:p>2544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8132" calcext:value-type="float">
            <text:p>1813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018" calcext:value-type="float">
            <text:p>1001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590" calcext:value-type="float">
            <text:p>659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11184" calcext:value-type="float">
            <text:p>1118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869" calcext:value-type="float">
            <text:p>218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8138" calcext:value-type="float">
            <text:p>813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350" calcext:value-type="float">
            <text:p>2350</text:p>
          </table:table-cell>
          <table:table-cell table:style-name="ce3" office:value-type="percentage" office:value="0.043" calcext:value-type="percentage">
            <text:p>4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6.txt:ČR</text:p>
          </table:table-cell>
          <table:table-cell office:value-type="date" office:date-value="2021-10-06" calcext:value-type="date">
            <text:p>6. 10. 2021</text:p>
          </table:table-cell>
          <table:table-cell office:value-type="float" office:value="1136" calcext:value-type="float">
            <text:p>1136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3192" calcext:value-type="float">
            <text:p>3192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9476" calcext:value-type="float">
            <text:p>19476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0912" calcext:value-type="float">
            <text:p>10912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815" calcext:value-type="float">
            <text:p>781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5853" calcext:value-type="float">
            <text:p>1585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2096" calcext:value-type="float">
            <text:p>3209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2840" calcext:value-type="float">
            <text:p>1284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295" calcext:value-type="float">
            <text:p>6295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614" calcext:value-type="float">
            <text:p>614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48" calcext:value-type="float">
            <text:p>174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20" calcext:value-type="float">
            <text:p>112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360" calcext:value-type="float">
            <text:p>1360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4996" calcext:value-type="float">
            <text:p>4996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0368" calcext:value-type="float">
            <text:p>1036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4869" calcext:value-type="float">
            <text:p>4869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009" calcext:value-type="float">
            <text:p>4009</text:p>
          </table:table-cell>
          <table:table-cell table:style-name="ce3" office:value-type="percentage" office:value="0.044" calcext:value-type="percentage">
            <text:p>4.40%</text:p>
          </table:table-cell>
          <table:table-cell/>
          <table:table-cell office:value-type="float" office:value="603" calcext:value-type="float">
            <text:p>603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2578" calcext:value-type="float">
            <text:p>257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7728" calcext:value-type="float">
            <text:p>1772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9792" calcext:value-type="float">
            <text:p>979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455" calcext:value-type="float">
            <text:p>645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10857" calcext:value-type="float">
            <text:p>1085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1728" calcext:value-type="float">
            <text:p>21728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7971" calcext:value-type="float">
            <text:p>7971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286" calcext:value-type="float">
            <text:p>2286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7.txt:ČR</text:p>
          </table:table-cell>
          <table:table-cell office:value-type="date" office:date-value="2021-10-07" calcext:value-type="date">
            <text:p>7. 10. 2021</text:p>
          </table:table-cell>
          <table:table-cell office:value-type="float" office:value="1256" calcext:value-type="float">
            <text:p>125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469" calcext:value-type="float">
            <text:p>346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0155" calcext:value-type="float">
            <text:p>20155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571" calcext:value-type="float">
            <text:p>1157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8334" calcext:value-type="float">
            <text:p>83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7021" calcext:value-type="float">
            <text:p>17021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5142" calcext:value-type="float">
            <text:p>3514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213" calcext:value-type="float">
            <text:p>1421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6892" calcext:value-type="float">
            <text:p>6892</text:p>
          </table:table-cell>
          <table:table-cell table:style-name="ce3" office:value-type="percentage" office:value="0.051" calcext:value-type="percentage">
            <text:p>5.10%</text:p>
          </table:table-cell>
          <table:table-cell/>
          <table:table-cell office:value-type="float" office:value="597" calcext:value-type="float">
            <text:p>59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669" calcext:value-type="float">
            <text:p>669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96" calcext:value-type="float">
            <text:p>179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07" calcext:value-type="float">
            <text:p>1207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512" calcext:value-type="float">
            <text:p>151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5562" calcext:value-type="float">
            <text:p>5562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1675" calcext:value-type="float">
            <text:p>11675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98" calcext:value-type="float">
            <text:p>549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4449" calcext:value-type="float">
            <text:p>4449</text:p>
          </table:table-cell>
          <table:table-cell table:style-name="ce3" office:value-type="percentage" office:value="0.048" calcext:value-type="percentage">
            <text:p>4.80%</text:p>
          </table:table-cell>
          <table:table-cell/>
          <table:table-cell office:value-type="float" office:value="659" calcext:value-type="float">
            <text:p>65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2800" calcext:value-type="float">
            <text:p>2800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8359" calcext:value-type="float">
            <text:p>1835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0364" calcext:value-type="float">
            <text:p>1036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822" calcext:value-type="float">
            <text:p>6822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11459" calcext:value-type="float">
            <text:p>11459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7" calcext:value-type="float">
            <text:p>23467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715" calcext:value-type="float">
            <text:p>8715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43" calcext:value-type="float">
            <text:p>2443</text:p>
          </table:table-cell>
          <table:table-cell table:style-name="ce3" office:value-type="percentage" office:value="0.057" calcext:value-type="percentage">
            <text:p>5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8.txt:ČR</text:p>
          </table:table-cell>
          <table:table-cell office:value-type="date" office:date-value="2021-10-08" calcext:value-type="date">
            <text:p>8. 10. 2021</text:p>
          </table:table-cell>
          <table:table-cell office:value-type="float" office:value="1243" calcext:value-type="float">
            <text:p>1243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470" calcext:value-type="float">
            <text:p>3470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0330" calcext:value-type="float">
            <text:p>20330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993" calcext:value-type="float">
            <text:p>1199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565" calcext:value-type="float">
            <text:p>8565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6947" calcext:value-type="float">
            <text:p>16947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35306" calcext:value-type="float">
            <text:p>35306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4260" calcext:value-type="float">
            <text:p>14260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29" calcext:value-type="float">
            <text:p>7029</text:p>
          </table:table-cell>
          <table:table-cell table:style-name="ce3" office:value-type="percentage" office:value="0.056" calcext:value-type="percentage">
            <text:p>5.60%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71" calcext:value-type="float">
            <text:p>671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1762" calcext:value-type="float">
            <text:p>176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0" calcext:value-type="float">
            <text:p>1180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501" calcext:value-type="float">
            <text:p>150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467" calcext:value-type="float">
            <text:p>546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494" calcext:value-type="float">
            <text:p>11494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5423" calcext:value-type="float">
            <text:p>542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519" calcext:value-type="float">
            <text:p>4519</text:p>
          </table:table-cell>
          <table:table-cell table:style-name="ce3" office:value-type="percentage" office:value="0.055" calcext:value-type="percentage">
            <text:p>5.50%</text:p>
          </table:table-cell>
          <table:table-cell/>
          <table:table-cell office:value-type="float" office:value="673" calcext:value-type="float">
            <text:p>67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2799" calcext:value-type="float">
            <text:p>2799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8568" calcext:value-type="float">
            <text:p>1856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813" calcext:value-type="float">
            <text:p>1081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064" calcext:value-type="float">
            <text:p>7064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11480" calcext:value-type="float">
            <text:p>1148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812" calcext:value-type="float">
            <text:p>23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8837" calcext:value-type="float">
            <text:p>883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10" calcext:value-type="float">
            <text:p>2510</text:p>
          </table:table-cell>
          <table:table-cell table:style-name="ce3" office:value-type="percentage" office:value="0.059" calcext:value-type="percentage">
            <text:p>5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09.txt:ČR</text:p>
          </table:table-cell>
          <table:table-cell office:value-type="date" office:date-value="2021-10-09" calcext:value-type="date">
            <text:p>9. 10. 2021</text:p>
          </table:table-cell>
          <table:table-cell office:value-type="float" office:value="1267" calcext:value-type="float">
            <text:p>126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501" calcext:value-type="float">
            <text:p>3501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22064" calcext:value-type="float">
            <text:p>22064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3324" calcext:value-type="float">
            <text:p>133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9228" calcext:value-type="float">
            <text:p>922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7295" calcext:value-type="float">
            <text:p>1729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6533" calcext:value-type="float">
            <text:p>36533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4533" calcext:value-type="float">
            <text:p>145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7091" calcext:value-type="float">
            <text:p>7091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80" calcext:value-type="float">
            <text:p>5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680" calcext:value-type="float">
            <text:p>680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926" calcext:value-type="float">
            <text:p>192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32" calcext:value-type="float">
            <text:p>123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1498" calcext:value-type="float">
            <text:p>1498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425" calcext:value-type="float">
            <text:p>542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1528" calcext:value-type="float">
            <text:p>11528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5416" calcext:value-type="float">
            <text:p>5416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4511" calcext:value-type="float">
            <text:p>4511</text:p>
          </table:table-cell>
          <table:table-cell table:style-name="ce3" office:value-type="percentage" office:value="0.057" calcext:value-type="percentage">
            <text:p>5.70%</text:p>
          </table:table-cell>
          <table:table-cell/>
          <table:table-cell office:value-type="float" office:value="687" calcext:value-type="float">
            <text:p>687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2821" calcext:value-type="float">
            <text:p>2821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138" calcext:value-type="float">
            <text:p>20138</text:p>
          </table:table-cell>
          <table:table-cell table:style-name="ce3" office:value-type="percentage" office:value="0.029" calcext:value-type="percentage">
            <text:p>2.90%</text:p>
          </table:table-cell>
          <table:table-cell office:value-type="float" office:value="12092" calcext:value-type="float">
            <text:p>120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7730" calcext:value-type="float">
            <text:p>7730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1870" calcext:value-type="float">
            <text:p>1187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005" calcext:value-type="float">
            <text:p>25005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9117" calcext:value-type="float">
            <text:p>9117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580" calcext:value-type="float">
            <text:p>2580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0.txt:ČR</text:p>
          </table:table-cell>
          <table:table-cell office:value-type="date" office:date-value="2021-10-10" calcext:value-type="date">
            <text:p>10. 10. 2021</text:p>
          </table:table-cell>
          <table:table-cell office:value-type="float" office:value="1186" calcext:value-type="float">
            <text:p>118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67" calcext:value-type="float">
            <text:p>3367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0403" calcext:value-type="float">
            <text:p>2040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1835" calcext:value-type="float">
            <text:p>1183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8072" calcext:value-type="float">
            <text:p>8072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5306" calcext:value-type="float">
            <text:p>1530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2306" calcext:value-type="float">
            <text:p>3230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823" calcext:value-type="float">
            <text:p>12823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6469" calcext:value-type="float">
            <text:p>6469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3" calcext:value-type="float">
            <text:p>54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632" calcext:value-type="float">
            <text:p>63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05" calcext:value-type="float">
            <text:p>110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344" calcext:value-type="float">
            <text:p>1344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10" calcext:value-type="float">
            <text:p>481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0377" calcext:value-type="float">
            <text:p>10377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177" calcext:value-type="float">
            <text:p>4177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43" calcext:value-type="float">
            <text:p>643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735" calcext:value-type="float">
            <text:p>2735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8660" calcext:value-type="float">
            <text:p>186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730" calcext:value-type="float">
            <text:p>10730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728" calcext:value-type="float">
            <text:p>672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496" calcext:value-type="float">
            <text:p>1049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1929" calcext:value-type="float">
            <text:p>21929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969" calcext:value-type="float">
            <text:p>7969</text:p>
          </table:table-cell>
          <table:table-cell table:style-name="ce3" office:value-type="percentage" office:value="0.023" calcext:value-type="percentage">
            <text:p>2.30%</text:p>
          </table:table-cell>
          <table:table-cell office:value-type="float" office:value="2292" calcext:value-type="float">
            <text:p>2292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1.txt:ČR</text:p>
          </table:table-cell>
          <table:table-cell office:value-type="date" office:date-value="2021-10-11" calcext:value-type="date">
            <text:p>11. 10. 2021</text:p>
          </table:table-cell>
          <table:table-cell office:value-type="float" office:value="1174" calcext:value-type="float">
            <text:p>117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3326" calcext:value-type="float">
            <text:p>3326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9685" calcext:value-type="float">
            <text:p>19685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11309" calcext:value-type="float">
            <text:p>1130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7833" calcext:value-type="float">
            <text:p>7833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14975" calcext:value-type="float">
            <text:p>14975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31575" calcext:value-type="float">
            <text:p>31575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44" calcext:value-type="float">
            <text:p>1264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6384" calcext:value-type="float">
            <text:p>6384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542" calcext:value-type="float">
            <text:p>54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648" calcext:value-type="float">
            <text:p>648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07" calcext:value-type="float">
            <text:p>170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65" calcext:value-type="float">
            <text:p>1065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1311" calcext:value-type="float">
            <text:p>131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715" calcext:value-type="float">
            <text:p>4715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10239" calcext:value-type="float">
            <text:p>10239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774" calcext:value-type="float">
            <text:p>4774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4145" calcext:value-type="float">
            <text:p>4145</text:p>
          </table:table-cell>
          <table:table-cell table:style-name="ce3" office:value-type="percentage" office:value="0.059" calcext:value-type="percentage">
            <text:p>5.90%</text:p>
          </table:table-cell>
          <table:table-cell/>
          <table:table-cell office:value-type="float" office:value="632" calcext:value-type="float">
            <text:p>63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678" calcext:value-type="float">
            <text:p>2678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7978" calcext:value-type="float">
            <text:p>1797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244" calcext:value-type="float">
            <text:p>1024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6522" calcext:value-type="float">
            <text:p>6522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10260" calcext:value-type="float">
            <text:p>10260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1336" calcext:value-type="float">
            <text:p>21336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7870" calcext:value-type="float">
            <text:p>7870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239" calcext:value-type="float">
            <text:p>2239</text:p>
          </table:table-cell>
          <table:table-cell table:style-name="ce3" office:value-type="percentage" office:value="0.06" calcext:value-type="percentage">
            <text:p>6.0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2.txt:ČR</text:p>
          </table:table-cell>
          <table:table-cell office:value-type="date" office:date-value="2021-10-12" calcext:value-type="date">
            <text:p>12. 10. 2021</text:p>
          </table:table-cell>
          <table:table-cell office:value-type="float" office:value="1381" calcext:value-type="float">
            <text:p>1381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3792" calcext:value-type="float">
            <text:p>3792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21200" calcext:value-type="float">
            <text:p>21200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2119" calcext:value-type="float">
            <text:p>1211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8367" calcext:value-type="float">
            <text:p>8367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6482" calcext:value-type="float">
            <text:p>16482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35173" calcext:value-type="float">
            <text:p>35173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396" calcext:value-type="float">
            <text:p>1439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7369" calcext:value-type="float">
            <text:p>7369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612" calcext:value-type="float">
            <text:p>612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768" calcext:value-type="float">
            <text:p>768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794" calcext:value-type="float">
            <text:p>179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9" calcext:value-type="float">
            <text:p>112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450" calcext:value-type="float">
            <text:p>145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5428" calcext:value-type="float">
            <text:p>542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713" calcext:value-type="float">
            <text:p>11713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5584" calcext:value-type="float">
            <text:p>5584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28" calcext:value-type="float">
            <text:p>4828</text:p>
          </table:table-cell>
          <table:table-cell table:style-name="ce3" office:value-type="percentage" office:value="0.058" calcext:value-type="percentage">
            <text:p>5.8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3024" calcext:value-type="float">
            <text:p>3024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9406" calcext:value-type="float">
            <text:p>1940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10990" calcext:value-type="float">
            <text:p>10990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6917" calcext:value-type="float">
            <text:p>6917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11054" calcext:value-type="float">
            <text:p>1105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3460" calcext:value-type="float">
            <text:p>2346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8812" calcext:value-type="float">
            <text:p>8812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541" calcext:value-type="float">
            <text:p>2541</text:p>
          </table:table-cell>
          <table:table-cell table:style-name="ce3" office:value-type="percentage" office:value="0.058" calcext:value-type="percentage">
            <text:p>5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3.txt:ČR</text:p>
          </table:table-cell>
          <table:table-cell office:value-type="date" office:date-value="2021-10-13" calcext:value-type="date">
            <text:p>13. 10. 2021</text:p>
          </table:table-cell>
          <table:table-cell office:value-type="float" office:value="1446" calcext:value-type="float">
            <text:p>1446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928" calcext:value-type="float">
            <text:p>3928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1959" calcext:value-type="float">
            <text:p>21959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2659" calcext:value-type="float">
            <text:p>12659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8577" calcext:value-type="float">
            <text:p>8577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6440" calcext:value-type="float">
            <text:p>16440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4866" calcext:value-type="float">
            <text:p>3486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4196" calcext:value-type="float">
            <text:p>1419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7310" calcext:value-type="float">
            <text:p>7310</text:p>
          </table:table-cell>
          <table:table-cell table:style-name="ce3" office:value-type="percentage" office:value="0.063" calcext:value-type="percentage">
            <text:p>6.30%</text:p>
          </table:table-cell>
          <table:table-cell/>
          <table:table-cell office:value-type="float" office:value="633" calcext:value-type="float">
            <text:p>633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09" calcext:value-type="float">
            <text:p>809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743" calcext:value-type="float">
            <text:p>1743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21" calcext:value-type="float">
            <text:p>1121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503" calcext:value-type="float">
            <text:p>150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426" calcext:value-type="float">
            <text:p>542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492" calcext:value-type="float">
            <text:p>11492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5487" calcext:value-type="float">
            <text:p>548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4854" calcext:value-type="float">
            <text:p>4854</text:p>
          </table:table-cell>
          <table:table-cell table:style-name="ce3" office:value-type="percentage" office:value="0.064" calcext:value-type="percentage">
            <text:p>6.40%</text:p>
          </table:table-cell>
          <table:table-cell/>
          <table:table-cell office:value-type="float" office:value="813" calcext:value-type="float">
            <text:p>813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3119" calcext:value-type="float">
            <text:p>3119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0216" calcext:value-type="float">
            <text:p>2021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1538" calcext:value-type="float">
            <text:p>11538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7074" calcext:value-type="float">
            <text:p>7074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014" calcext:value-type="float">
            <text:p>11014</text:p>
          </table:table-cell>
          <table:table-cell table:style-name="ce3" office:value-type="percentage" office:value="0.022" calcext:value-type="percentage">
            <text:p>2.20%</text:p>
          </table:table-cell>
          <table:table-cell office:value-type="float" office:value="23374" calcext:value-type="float">
            <text:p>23374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8709" calcext:value-type="float">
            <text:p>870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456" calcext:value-type="float">
            <text:p>2456</text:p>
          </table:table-cell>
          <table:table-cell table:style-name="ce3" office:value-type="percentage" office:value="0.062" calcext:value-type="percentage">
            <text:p>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4.txt:ČR</text:p>
          </table:table-cell>
          <table:table-cell office:value-type="date" office:date-value="2021-10-14" calcext:value-type="date">
            <text:p>14. 10. 2021</text:p>
          </table:table-cell>
          <table:table-cell office:value-type="float" office:value="1558" calcext:value-type="float">
            <text:p>155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4467" calcext:value-type="float">
            <text:p>4467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4351" calcext:value-type="float">
            <text:p>2435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3927" calcext:value-type="float">
            <text:p>1392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9010" calcext:value-type="float">
            <text:p>9010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7028" calcext:value-type="float">
            <text:p>17028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098" calcext:value-type="float">
            <text:p>36098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4701" calcext:value-type="float">
            <text:p>14701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7645" calcext:value-type="float">
            <text:p>7645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62" calcext:value-type="float">
            <text:p>662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855" calcext:value-type="float">
            <text:p>855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1788" calcext:value-type="float">
            <text:p>1788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215" calcext:value-type="float">
            <text:p>1215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9" calcext:value-type="float">
            <text:p>1499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5525" calcext:value-type="float">
            <text:p>552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1752" calcext:value-type="float">
            <text:p>11752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5610" calcext:value-type="float">
            <text:p>561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088" calcext:value-type="float">
            <text:p>5088</text:p>
          </table:table-cell>
          <table:table-cell table:style-name="ce3" office:value-type="percentage" office:value="0.066" calcext:value-type="percentage">
            <text:p>6.60%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3612" calcext:value-type="float">
            <text:p>3612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2563" calcext:value-type="float">
            <text:p>22563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712" calcext:value-type="float">
            <text:p>12712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7511" calcext:value-type="float">
            <text:p>751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11503" calcext:value-type="float">
            <text:p>11503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4346" calcext:value-type="float">
            <text:p>24346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9091" calcext:value-type="float">
            <text:p>9091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557" calcext:value-type="float">
            <text:p>2557</text:p>
          </table:table-cell>
          <table:table-cell table:style-name="ce3" office:value-type="percentage" office:value="0.054" calcext:value-type="percentage">
            <text:p>5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5.txt:ČR</text:p>
          </table:table-cell>
          <table:table-cell office:value-type="date" office:date-value="2021-10-15" calcext:value-type="date">
            <text:p>15. 10. 2021</text:p>
          </table:table-cell>
          <table:table-cell office:value-type="float" office:value="1615" calcext:value-type="float">
            <text:p>1615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641" calcext:value-type="float">
            <text:p>4641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5745" calcext:value-type="float">
            <text:p>25745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4719" calcext:value-type="float">
            <text:p>14719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9364" calcext:value-type="float">
            <text:p>9364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7279" calcext:value-type="float">
            <text:p>17279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6783" calcext:value-type="float">
            <text:p>3678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4937" calcext:value-type="float">
            <text:p>14937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7642" calcext:value-type="float">
            <text:p>7642</text:p>
          </table:table-cell>
          <table:table-cell table:style-name="ce3" office:value-type="percentage" office:value="0.062" calcext:value-type="percentage">
            <text:p>6.20%</text:p>
          </table:table-cell>
          <table:table-cell/>
          <table:table-cell office:value-type="float" office:value="676" calcext:value-type="float">
            <text:p>676</text:p>
          </table:table-cell>
          <table:table-cell table:style-name="ce3" office:value-type="percentage" office:value="0.013" calcext:value-type="percentage">
            <text:p>1.30%</text:p>
          </table:table-cell>
          <table:table-cell office:value-type="float" office:value="898" calcext:value-type="float">
            <text:p>898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834" calcext:value-type="float">
            <text:p>1834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203" calcext:value-type="float">
            <text:p>1203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488" calcext:value-type="float">
            <text:p>1488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5455" calcext:value-type="float">
            <text:p>5455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11612" calcext:value-type="float">
            <text:p>1161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583" calcext:value-type="float">
            <text:p>5583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079" calcext:value-type="float">
            <text:p>5079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3743" calcext:value-type="float">
            <text:p>3743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23911" calcext:value-type="float">
            <text:p>23911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3516" calcext:value-type="float">
            <text:p>1351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876" calcext:value-type="float">
            <text:p>7876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11824" calcext:value-type="float">
            <text:p>11824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5171" calcext:value-type="float">
            <text:p>25171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9354" calcext:value-type="float">
            <text:p>9354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056" calcext:value-type="percentage">
            <text:p>5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6.txt:ČR</text:p>
          </table:table-cell>
          <table:table-cell office:value-type="date" office:date-value="2021-10-16" calcext:value-type="date">
            <text:p>16. 10. 2021</text:p>
          </table:table-cell>
          <table:table-cell office:value-type="float" office:value="1686" calcext:value-type="float">
            <text:p>168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4893" calcext:value-type="float">
            <text:p>4893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8809" calcext:value-type="float">
            <text:p>2880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6851" calcext:value-type="float">
            <text:p>16851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0386" calcext:value-type="float">
            <text:p>103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8223" calcext:value-type="float">
            <text:p>18223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9320" calcext:value-type="float">
            <text:p>393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15831" calcext:value-type="float">
            <text:p>15831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7927" calcext:value-type="float">
            <text:p>7927</text:p>
          </table:table-cell>
          <table:table-cell table:style-name="ce3" office:value-type="percentage" office:value="0.065" calcext:value-type="percentage">
            <text:p>6.50%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07" calcext:value-type="float">
            <text:p>907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047" calcext:value-type="float">
            <text:p>2047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312" calcext:value-type="float">
            <text:p>1312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536" calcext:value-type="float">
            <text:p>1536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5576" calcext:value-type="float">
            <text:p>5576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2044" calcext:value-type="float">
            <text:p>12044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5797" calcext:value-type="float">
            <text:p>5797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239" calcext:value-type="float">
            <text:p>5239</text:p>
          </table:table-cell>
          <table:table-cell table:style-name="ce3" office:value-type="percentage" office:value="0.067" calcext:value-type="percentage">
            <text:p>6.7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3986" calcext:value-type="float">
            <text:p>3986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6762" calcext:value-type="float">
            <text:p>26762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15539" calcext:value-type="float">
            <text:p>15539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8850" calcext:value-type="float">
            <text:p>8850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2647" calcext:value-type="float">
            <text:p>12647</text:p>
          </table:table-cell>
          <table:table-cell table:style-name="ce3" office:value-type="percentage" office:value="0.019" calcext:value-type="percentage">
            <text:p>1.90%</text:p>
          </table:table-cell>
          <table:table-cell office:value-type="float" office:value="27276" calcext:value-type="float">
            <text:p>27276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10034" calcext:value-type="float">
            <text:p>10034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2688" calcext:value-type="float">
            <text:p>2688</text:p>
          </table:table-cell>
          <table:table-cell table:style-name="ce3" office:value-type="percentage" office:value="0.061" calcext:value-type="percentage">
            <text:p>6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7.txt:ČR</text:p>
          </table:table-cell>
          <table:table-cell office:value-type="date" office:date-value="2021-10-17" calcext:value-type="date">
            <text:p>17. 10. 2021</text:p>
          </table:table-cell>
          <table:table-cell office:value-type="float" office:value="1650" calcext:value-type="float">
            <text:p>1650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4826" calcext:value-type="float">
            <text:p>4826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7450" calcext:value-type="float">
            <text:p>27450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15485" calcext:value-type="float">
            <text:p>1548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9415" calcext:value-type="float">
            <text:p>941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6658" calcext:value-type="float">
            <text:p>16658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895" calcext:value-type="float">
            <text:p>358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4282" calcext:value-type="float">
            <text:p>14282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7418" calcext:value-type="float">
            <text:p>7418</text:p>
          </table:table-cell>
          <table:table-cell table:style-name="ce3" office:value-type="percentage" office:value="0.069" calcext:value-type="percentage">
            <text:p>6.90%</text:p>
          </table:table-cell>
          <table:table-cell/>
          <table:table-cell office:value-type="float" office:value="666" calcext:value-type="float">
            <text:p>666</text:p>
          </table:table-cell>
          <table:table-cell table:style-name="ce3" office:value-type="percentage" office:value="0.014" calcext:value-type="percentage">
            <text:p>1.40%</text:p>
          </table:table-cell>
          <table:table-cell office:value-type="float" office:value="875" calcext:value-type="float">
            <text:p>875</text:p>
          </table:table-cell>
          <table:table-cell table:style-name="ce3" office:value-type="percentage" office:value="0.017" calcext:value-type="percentage">
            <text:p>1.70%</text:p>
          </table:table-cell>
          <table:table-cell office:value-type="float" office:value="1973" calcext:value-type="float">
            <text:p>197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281" calcext:value-type="float">
            <text:p>1281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1420" calcext:value-type="float">
            <text:p>1420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5202" calcext:value-type="float">
            <text:p>5202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82" calcext:value-type="float">
            <text:p>1128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5408" calcext:value-type="float">
            <text:p>5408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4988" calcext:value-type="float">
            <text:p>4988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984" calcext:value-type="float">
            <text:p>984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3951" calcext:value-type="float">
            <text:p>395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5477" calcext:value-type="float">
            <text:p>25477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4204" calcext:value-type="float">
            <text:p>14204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7995" calcext:value-type="float">
            <text:p>7995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1456" calcext:value-type="float">
            <text:p>11456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613" calcext:value-type="float">
            <text:p>2461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74" calcext:value-type="float">
            <text:p>8874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2430" calcext:value-type="float">
            <text:p>2430</text:p>
          </table:table-cell>
          <table:table-cell table:style-name="ce3" office:value-type="percentage" office:value="0.065" calcext:value-type="percentage">
            <text:p>6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8.txt:ČR</text:p>
          </table:table-cell>
          <table:table-cell office:value-type="date" office:date-value="2021-10-18" calcext:value-type="date">
            <text:p>18. 10. 2021</text:p>
          </table:table-cell>
          <table:table-cell office:value-type="float" office:value="1657" calcext:value-type="float">
            <text:p>1657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4791" calcext:value-type="float">
            <text:p>479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7141" calcext:value-type="float">
            <text:p>27141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15225" calcext:value-type="float">
            <text:p>15225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9295" calcext:value-type="float">
            <text:p>9295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6626" calcext:value-type="float">
            <text:p>16626</text:p>
          </table:table-cell>
          <table:table-cell table:style-name="ce3" office:value-type="percentage" office:value="0.033" calcext:value-type="percentage">
            <text:p>3.30%</text:p>
          </table:table-cell>
          <table:table-cell office:value-type="float" office:value="35629" calcext:value-type="float">
            <text:p>35629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4206" calcext:value-type="float">
            <text:p>14206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7456" calcext:value-type="float">
            <text:p>7456</text:p>
          </table:table-cell>
          <table:table-cell table:style-name="ce3" office:value-type="percentage" office:value="0.071" calcext:value-type="percentage">
            <text:p>7.10%</text:p>
          </table:table-cell>
          <table:table-cell/>
          <table:table-cell office:value-type="float" office:value="657" calcext:value-type="float">
            <text:p>657</text:p>
          </table:table-cell>
          <table:table-cell table:style-name="ce3" office:value-type="percentage" office:value="0.015" calcext:value-type="percentage">
            <text:p>1.50%</text:p>
          </table:table-cell>
          <table:table-cell office:value-type="float" office:value="873" calcext:value-type="float">
            <text:p>873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1976" calcext:value-type="float">
            <text:p>1976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257" calcext:value-type="float">
            <text:p>1257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396" calcext:value-type="float">
            <text:p>1396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5217" calcext:value-type="float">
            <text:p>5217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1223" calcext:value-type="float">
            <text:p>1122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5384" calcext:value-type="float">
            <text:p>53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5023" calcext:value-type="float">
            <text:p>5023</text:p>
          </table:table-cell>
          <table:table-cell table:style-name="ce3" office:value-type="percentage" office:value="0.072" calcext:value-type="percentage">
            <text:p>7.20%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3918" calcext:value-type="float">
            <text:p>3918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25165" calcext:value-type="float">
            <text:p>25165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13968" calcext:value-type="float">
            <text:p>13968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7899" calcext:value-type="float">
            <text:p>78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11409" calcext:value-type="float">
            <text:p>1140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24406" calcext:value-type="float">
            <text:p>24406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8822" calcext:value-type="float">
            <text:p>8822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2433" calcext:value-type="float">
            <text:p>2433</text:p>
          </table:table-cell>
          <table:table-cell table:style-name="ce3" office:value-type="percentage" office:value="0.067" calcext:value-type="percentage">
            <text:p>6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19.txt:ČR</text:p>
          </table:table-cell>
          <table:table-cell office:value-type="date" office:date-value="2021-10-19" calcext:value-type="date">
            <text:p>19. 10. 2021</text:p>
          </table:table-cell>
          <table:table-cell office:value-type="float" office:value="1901" calcext:value-type="float">
            <text:p>190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5379" calcext:value-type="float">
            <text:p>5379</text:p>
          </table:table-cell>
          <table:table-cell table:style-name="ce3" office:value-type="percentage" office:value="0.038" calcext:value-type="percentage">
            <text:p>3.80%</text:p>
          </table:table-cell>
          <table:table-cell office:value-type="float" office:value="29326" calcext:value-type="float">
            <text:p>29326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6473" calcext:value-type="float">
            <text:p>1647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0051" calcext:value-type="float">
            <text:p>10051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8559" calcext:value-type="float">
            <text:p>18559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40402" calcext:value-type="float">
            <text:p>40402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6519" calcext:value-type="float">
            <text:p>16519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8890" calcext:value-type="float">
            <text:p>8890</text:p>
          </table:table-cell>
          <table:table-cell table:style-name="ce3" office:value-type="percentage" office:value="0.075" calcext:value-type="percentage">
            <text:p>7.50%</text:p>
          </table:table-cell>
          <table:table-cell/>
          <table:table-cell office:value-type="float" office:value="734" calcext:value-type="float">
            <text:p>734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981" calcext:value-type="float">
            <text:p>981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123" calcext:value-type="float">
            <text:p>2123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1389" calcext:value-type="float">
            <text:p>1389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557" calcext:value-type="float">
            <text:p>1557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6013" calcext:value-type="float">
            <text:p>6013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3255" calcext:value-type="float">
            <text:p>13255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6551" calcext:value-type="float">
            <text:p>6551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6046" calcext:value-type="float">
            <text:p>6046</text:p>
          </table:table-cell>
          <table:table-cell table:style-name="ce3" office:value-type="percentage" office:value="0.076" calcext:value-type="percentage">
            <text:p>7.60%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4398" calcext:value-type="float">
            <text:p>4398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27203" calcext:value-type="float">
            <text:p>27203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15084" calcext:value-type="float">
            <text:p>15084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8494" calcext:value-type="float">
            <text:p>8494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12546" calcext:value-type="float">
            <text:p>12546</text:p>
          </table:table-cell>
          <table:table-cell table:style-name="ce3" office:value-type="percentage" office:value="0.024" calcext:value-type="percentage">
            <text:p>2.40%</text:p>
          </table:table-cell>
          <table:table-cell office:value-type="float" office:value="27147" calcext:value-type="float">
            <text:p>2714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9968" calcext:value-type="float">
            <text:p>9968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2844" calcext:value-type="float">
            <text:p>2844</text:p>
          </table:table-cell>
          <table:table-cell table:style-name="ce3" office:value-type="percentage" office:value="0.072" calcext:value-type="percentage">
            <text:p>7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0.txt:ČR</text:p>
          </table:table-cell>
          <table:table-cell office:value-type="date" office:date-value="2021-10-20" calcext:value-type="date">
            <text:p>20. 10. 2021</text:p>
          </table:table-cell>
          <table:table-cell office:value-type="float" office:value="1969" calcext:value-type="float">
            <text:p>1969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5717" calcext:value-type="float">
            <text:p>5717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30987" calcext:value-type="float">
            <text:p>30987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7535" calcext:value-type="float">
            <text:p>17535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0468" calcext:value-type="float">
            <text:p>10468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8878" calcext:value-type="float">
            <text:p>1887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41407" calcext:value-type="float">
            <text:p>41407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6865" calcext:value-type="float">
            <text:p>16865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9158" calcext:value-type="float">
            <text:p>9158</text:p>
          </table:table-cell>
          <table:table-cell table:style-name="ce3" office:value-type="percentage" office:value="0.086" calcext:value-type="percentage">
            <text:p>8.60%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ce3" office:value-type="percentage" office:value="0.021" calcext:value-type="percentage">
            <text:p>2.10%</text:p>
          </table:table-cell>
          <table:table-cell office:value-type="float" office:value="1018" calcext:value-type="float">
            <text:p>1018</text:p>
          </table:table-cell>
          <table:table-cell table:style-name="ce3" office:value-type="percentage" office:value="0.018" calcext:value-type="percentage">
            <text:p>1.80%</text:p>
          </table:table-cell>
          <table:table-cell office:value-type="float" office:value="2262" calcext:value-type="float">
            <text:p>2262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495" calcext:value-type="float">
            <text:p>1495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1626" calcext:value-type="float">
            <text:p>1626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6130" calcext:value-type="float">
            <text:p>6130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3705" calcext:value-type="float">
            <text:p>13705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6791" calcext:value-type="float">
            <text:p>6791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6294" calcext:value-type="float">
            <text:p>6294</text:p>
          </table:table-cell>
          <table:table-cell table:style-name="ce3" office:value-type="percentage" office:value="0.087" calcext:value-type="percentage">
            <text:p>8.70%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4699" calcext:value-type="float">
            <text:p>4699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28725" calcext:value-type="float">
            <text:p>28725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16040" calcext:value-type="float">
            <text:p>1604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8842" calcext:value-type="float">
            <text:p>8842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12748" calcext:value-type="float">
            <text:p>12748</text:p>
          </table:table-cell>
          <table:table-cell table:style-name="ce3" office:value-type="percentage" office:value="0.026" calcext:value-type="percentage">
            <text:p>2.60%</text:p>
          </table:table-cell>
          <table:table-cell office:value-type="float" office:value="27702" calcext:value-type="float">
            <text:p>27702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0074" calcext:value-type="float">
            <text:p>10074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2864" calcext:value-type="float">
            <text:p>2864</text:p>
          </table:table-cell>
          <table:table-cell table:style-name="ce3" office:value-type="percentage" office:value="0.082" calcext:value-type="percentage">
            <text:p>8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1.txt:ČR</text:p>
          </table:table-cell>
          <table:table-cell office:value-type="date" office:date-value="2021-10-21" calcext:value-type="date">
            <text:p>21. 10. 2021</text:p>
          </table:table-cell>
          <table:table-cell office:value-type="float" office:value="2083" calcext:value-type="float">
            <text:p>208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6221" calcext:value-type="float">
            <text:p>6221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3395" calcext:value-type="float">
            <text:p>3339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18935" calcext:value-type="float">
            <text:p>18935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11001" calcext:value-type="float">
            <text:p>11001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9422" calcext:value-type="float">
            <text:p>1942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43537" calcext:value-type="float">
            <text:p>43537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7646" calcext:value-type="float">
            <text:p>1764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9688" calcext:value-type="float">
            <text:p>9688</text:p>
          </table:table-cell>
          <table:table-cell table:style-name="ce3" office:value-type="percentage" office:value="0.091" calcext:value-type="percentage">
            <text:p>9.10%</text:p>
          </table:table-cell>
          <table:table-cell/>
          <table:table-cell office:value-type="float" office:value="819" calcext:value-type="float">
            <text:p>819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1042" calcext:value-type="float">
            <text:p>1042</text:p>
          </table:table-cell>
          <table:table-cell table:style-name="ce3" office:value-type="percentage" office:value="0.016" calcext:value-type="percentage">
            <text:p>1.60%</text:p>
          </table:table-cell>
          <table:table-cell office:value-type="float" office:value="2442" calcext:value-type="float">
            <text:p>2442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1616" calcext:value-type="float">
            <text:p>1616</text:p>
          </table:table-cell>
          <table:table-cell table:style-name="ce3" office:value-type="percentage" office:value="0.139" calcext:value-type="percentage">
            <text:p>13.90%</text:p>
          </table:table-cell>
          <table:table-cell office:value-type="float" office:value="1674" calcext:value-type="float">
            <text:p>1674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6284" calcext:value-type="float">
            <text:p>628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4381" calcext:value-type="float">
            <text:p>14381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7107" calcext:value-type="float">
            <text:p>7107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6631" calcext:value-type="float">
            <text:p>6631</text:p>
          </table:table-cell>
          <table:table-cell table:style-name="ce3" office:value-type="percentage" office:value="0.092" calcext:value-type="percentage">
            <text:p>9.20%</text:p>
          </table:table-cell>
          <table:table-cell/>
          <table:table-cell office:value-type="float" office:value="1264" calcext:value-type="float">
            <text:p>1264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5179" calcext:value-type="float">
            <text:p>5179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0953" calcext:value-type="float">
            <text:p>30953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17319" calcext:value-type="float">
            <text:p>17319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9327" calcext:value-type="float">
            <text:p>9327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13138" calcext:value-type="float">
            <text:p>13138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156" calcext:value-type="float">
            <text:p>29156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10539" calcext:value-type="float">
            <text:p>10539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057" calcext:value-type="float">
            <text:p>3057</text:p>
          </table:table-cell>
          <table:table-cell table:style-name="ce3" office:value-type="percentage" office:value="0.089" calcext:value-type="percentage">
            <text:p>8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2.txt:ČR</text:p>
          </table:table-cell>
          <table:table-cell office:value-type="date" office:date-value="2021-10-22" calcext:value-type="date">
            <text:p>22. 10. 2021</text:p>
          </table:table-cell>
          <table:table-cell office:value-type="float" office:value="2149" calcext:value-type="float">
            <text:p>2149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6394" calcext:value-type="float">
            <text:p>639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5520" calcext:value-type="float">
            <text:p>35520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0071" calcext:value-type="float">
            <text:p>20071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1607" calcext:value-type="float">
            <text:p>11607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9972" calcext:value-type="float">
            <text:p>19972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45653" calcext:value-type="float">
            <text:p>4565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8405" calcext:value-type="float">
            <text:p>18405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9978" calcext:value-type="float">
            <text:p>9978</text:p>
          </table:table-cell>
          <table:table-cell table:style-name="ce3" office:value-type="percentage" office:value="0.099" calcext:value-type="percentage">
            <text:p>9.90%</text:p>
          </table:table-cell>
          <table:table-cell/>
          <table:table-cell office:value-type="float" office:value="829" calcext:value-type="float">
            <text:p>829</text:p>
          </table:table-cell>
          <table:table-cell table:style-name="ce3" office:value-type="percentage" office:value="0.039" calcext:value-type="percentage">
            <text:p>3.90%</text:p>
          </table:table-cell>
          <table:table-cell office:value-type="float" office:value="1082" calcext:value-type="float">
            <text:p>1082</text:p>
          </table:table-cell>
          <table:table-cell table:style-name="ce3" office:value-type="percentage" office:value="0.02" calcext:value-type="percentage">
            <text:p>2.00%</text:p>
          </table:table-cell>
          <table:table-cell office:value-type="float" office:value="2670" calcext:value-type="float">
            <text:p>267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655" calcext:value-type="float">
            <text:p>1655</text:p>
          </table:table-cell>
          <table:table-cell table:style-name="ce3" office:value-type="percentage" office:value="0.161" calcext:value-type="percentage">
            <text:p>16.10%</text:p>
          </table:table-cell>
          <table:table-cell office:value-type="float" office:value="1750" calcext:value-type="float">
            <text:p>1750</text:p>
          </table:table-cell>
          <table:table-cell table:style-name="ce3" office:value-type="percentage" office:value="0.138" calcext:value-type="percentage">
            <text:p>13.80%</text:p>
          </table:table-cell>
          <table:table-cell office:value-type="float" office:value="6370" calcext:value-type="float">
            <text:p>6370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4936" calcext:value-type="float">
            <text:p>14936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7358" calcext:value-type="float">
            <text:p>7358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6788" calcext:value-type="float">
            <text:p>6788</text:p>
          </table:table-cell>
          <table:table-cell table:style-name="ce3" office:value-type="percentage" office:value="0.102" calcext:value-type="percentage">
            <text:p>10.20%</text:p>
          </table:table-cell>
          <table:table-cell/>
          <table:table-cell office:value-type="float" office:value="1320" calcext:value-type="float">
            <text:p>132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5312" calcext:value-type="float">
            <text:p>5312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2850" calcext:value-type="float">
            <text:p>32850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8416" calcext:value-type="float">
            <text:p>18416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9857" calcext:value-type="float">
            <text:p>9857</text:p>
          </table:table-cell>
          <table:table-cell table:style-name="ce3" office:value-type="percentage" office:value="0.062" calcext:value-type="percentage">
            <text:p>6.20%</text:p>
          </table:table-cell>
          <table:table-cell office:value-type="float" office:value="13602" calcext:value-type="float">
            <text:p>13602</text:p>
          </table:table-cell>
          <table:table-cell table:style-name="ce3" office:value-type="percentage" office:value="0.03" calcext:value-type="percentage">
            <text:p>3.00%</text:p>
          </table:table-cell>
          <table:table-cell office:value-type="float" office:value="30717" calcext:value-type="float">
            <text:p>30717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11047" calcext:value-type="float">
            <text:p>11047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190" calcext:value-type="float">
            <text:p>3190</text:p>
          </table:table-cell>
          <table:table-cell table:style-name="ce3" office:value-type="percentage" office:value="0.093" calcext:value-type="percentage">
            <text:p>9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3.txt:ČR</text:p>
          </table:table-cell>
          <table:table-cell office:value-type="date" office:date-value="2021-10-23" calcext:value-type="date">
            <text:p>23. 10. 2021</text:p>
          </table:table-cell>
          <table:table-cell office:value-type="float" office:value="2307" calcext:value-type="float">
            <text:p>2307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6906" calcext:value-type="float">
            <text:p>6906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9888" calcext:value-type="float">
            <text:p>39888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2862" calcext:value-type="float">
            <text:p>2286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3023" calcext:value-type="float">
            <text:p>13023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21503" calcext:value-type="float">
            <text:p>21503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0130" calcext:value-type="float">
            <text:p>50130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20074" calcext:value-type="float">
            <text:p>20074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0897" calcext:value-type="float">
            <text:p>10897</text:p>
          </table:table-cell>
          <table:table-cell table:style-name="ce3" office:value-type="percentage" office:value="0.107" calcext:value-type="percentage">
            <text:p>10.70%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1149" calcext:value-type="float">
            <text:p>1149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88" calcext:value-type="float">
            <text:p>2988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1943" calcext:value-type="float">
            <text:p>1943</text:p>
          </table:table-cell>
          <table:table-cell table:style-name="ce3" office:value-type="percentage" office:value="0.171" calcext:value-type="percentage">
            <text:p>17.10%</text:p>
          </table:table-cell>
          <table:table-cell office:value-type="float" office:value="1884" calcext:value-type="float">
            <text:p>1884</text:p>
          </table:table-cell>
          <table:table-cell table:style-name="ce3" office:value-type="percentage" office:value="0.15" calcext:value-type="percentage">
            <text:p>15.00%</text:p>
          </table:table-cell>
          <table:table-cell office:value-type="float" office:value="6750" calcext:value-type="float">
            <text:p>6750</text:p>
          </table:table-cell>
          <table:table-cell table:style-name="ce3" office:value-type="percentage" office:value="0.089" calcext:value-type="percentage">
            <text:p>8.90%</text:p>
          </table:table-cell>
          <table:table-cell office:value-type="float" office:value="16213" calcext:value-type="float">
            <text:p>16213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7957" calcext:value-type="float">
            <text:p>7957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7347" calcext:value-type="float">
            <text:p>7347</text:p>
          </table:table-cell>
          <table:table-cell table:style-name="ce3" office:value-type="percentage" office:value="0.114" calcext:value-type="percentage">
            <text:p>11.40%</text:p>
          </table:table-cell>
          <table:table-cell/>
          <table:table-cell office:value-type="float" office:value="1433" calcext:value-type="float">
            <text:p>1433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5757" calcext:value-type="float">
            <text:p>5757</text:p>
          </table:table-cell>
          <table:table-cell table:style-name="ce3" office:value-type="percentage" office:value="0.044" calcext:value-type="percentage">
            <text:p>4.40%</text:p>
          </table:table-cell>
          <table:table-cell office:value-type="float" office:value="36900" calcext:value-type="float">
            <text:p>36900</text:p>
          </table:table-cell>
          <table:table-cell table:style-name="ce3" office:value-type="percentage" office:value="0.058" calcext:value-type="percentage">
            <text:p>5.80%</text:p>
          </table:table-cell>
          <table:table-cell office:value-type="float" office:value="20919" calcext:value-type="float">
            <text:p>2091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1139" calcext:value-type="float">
            <text:p>11139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4753" calcext:value-type="float">
            <text:p>1475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3917" calcext:value-type="float">
            <text:p>33917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12117" calcext:value-type="float">
            <text:p>12117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3550" calcext:value-type="float">
            <text:p>3550</text:p>
          </table:table-cell>
          <table:table-cell table:style-name="ce3" office:value-type="percentage" office:value="0.093" calcext:value-type="percentage">
            <text:p>9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4.txt:ČR</text:p>
          </table:table-cell>
          <table:table-cell office:value-type="date" office:date-value="2021-10-24" calcext:value-type="date">
            <text:p>24. 10. 2021</text:p>
          </table:table-cell>
          <table:table-cell office:value-type="float" office:value="2289" calcext:value-type="float">
            <text:p>2289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6924" calcext:value-type="float">
            <text:p>6924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8917" calcext:value-type="float">
            <text:p>3891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1686" calcext:value-type="float">
            <text:p>21686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1974" calcext:value-type="float">
            <text:p>11974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9966" calcext:value-type="float">
            <text:p>19966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46628" calcext:value-type="float">
            <text:p>46628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8435" calcext:value-type="float">
            <text:p>18435</text:p>
          </table:table-cell>
          <table:table-cell table:style-name="ce3" office:value-type="percentage" office:value="0.084" calcext:value-type="percentage">
            <text:p>8.40%</text:p>
          </table:table-cell>
          <table:table-cell office:value-type="float" office:value="10263" calcext:value-type="float">
            <text:p>10263</text:p>
          </table:table-cell>
          <table:table-cell table:style-name="ce3" office:value-type="percentage" office:value="0.113" calcext:value-type="percentage">
            <text:p>11.30%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091" calcext:value-type="float">
            <text:p>1091</text:p>
          </table:table-cell>
          <table:table-cell table:style-name="ce3" office:value-type="percentage" office:value="0.027" calcext:value-type="percentage">
            <text:p>2.70%</text:p>
          </table:table-cell>
          <table:table-cell office:value-type="float" office:value="2931" calcext:value-type="float">
            <text:p>2931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947" calcext:value-type="float">
            <text:p>1947</text:p>
          </table:table-cell>
          <table:table-cell table:style-name="ce3" office:value-type="percentage" office:value="0.176" calcext:value-type="percentage">
            <text:p>17.60%</text:p>
          </table:table-cell>
          <table:table-cell office:value-type="float" office:value="1788" calcext:value-type="float">
            <text:p>1788</text:p>
          </table:table-cell>
          <table:table-cell table:style-name="ce3" office:value-type="percentage" office:value="0.162" calcext:value-type="percentage">
            <text:p>16.20%</text:p>
          </table:table-cell>
          <table:table-cell office:value-type="float" office:value="6284" calcext:value-type="float">
            <text:p>6284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15325" calcext:value-type="float">
            <text:p>15325</text:p>
          </table:table-cell>
          <table:table-cell table:style-name="ce3" office:value-type="percentage" office:value="0.127" calcext:value-type="percentage">
            <text:p>12.70%</text:p>
          </table:table-cell>
          <table:table-cell office:value-type="float" office:value="7477" calcext:value-type="float">
            <text:p>7477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7000" calcext:value-type="float">
            <text:p>7000</text:p>
          </table:table-cell>
          <table:table-cell table:style-name="ce3" office:value-type="percentage" office:value="0.12" calcext:value-type="percentage">
            <text:p>12.00%</text:p>
          </table:table-cell>
          <table:table-cell/>
          <table:table-cell office:value-type="float" office:value="1449" calcext:value-type="float">
            <text:p>144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5833" calcext:value-type="float">
            <text:p>5833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5986" calcext:value-type="float">
            <text:p>35986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19739" calcext:value-type="float">
            <text:p>19739</text:p>
          </table:table-cell>
          <table:table-cell table:style-name="ce3" office:value-type="percentage" office:value="0.088" calcext:value-type="percentage">
            <text:p>8.80%</text:p>
          </table:table-cell>
          <table:table-cell office:value-type="float" office:value="10186" calcext:value-type="float">
            <text:p>10186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3682" calcext:value-type="float">
            <text:p>13682</text:p>
          </table:table-cell>
          <table:table-cell table:style-name="ce3" office:value-type="percentage" office:value="0.035" calcext:value-type="percentage">
            <text:p>3.50%</text:p>
          </table:table-cell>
          <table:table-cell office:value-type="float" office:value="31303" calcext:value-type="float">
            <text:p>3130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10958" calcext:value-type="float">
            <text:p>10958</text:p>
          </table:table-cell>
          <table:table-cell table:style-name="ce3" office:value-type="percentage" office:value="0.053" calcext:value-type="percentage">
            <text:p>5.30%</text:p>
          </table:table-cell>
          <table:table-cell office:value-type="float" office:value="3263" calcext:value-type="float">
            <text:p>3263</text:p>
          </table:table-cell>
          <table:table-cell table:style-name="ce3" office:value-type="percentage" office:value="0.099" calcext:value-type="percentage">
            <text:p>9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5.txt:ČR</text:p>
          </table:table-cell>
          <table:table-cell office:value-type="date" office:date-value="2021-10-25" calcext:value-type="date">
            <text:p>25. 10. 2021</text:p>
          </table:table-cell>
          <table:table-cell office:value-type="float" office:value="2283" calcext:value-type="float">
            <text:p>228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6942" calcext:value-type="float">
            <text:p>6942</text:p>
          </table:table-cell>
          <table:table-cell table:style-name="ce3" office:value-type="percentage" office:value="0.043" calcext:value-type="percentage">
            <text:p>4.30%</text:p>
          </table:table-cell>
          <table:table-cell office:value-type="float" office:value="38447" calcext:value-type="float">
            <text:p>38447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21347" calcext:value-type="float">
            <text:p>21347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1823" calcext:value-type="float">
            <text:p>11823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19741" calcext:value-type="float">
            <text:p>19741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6651" calcext:value-type="float">
            <text:p>46651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18453" calcext:value-type="float">
            <text:p>18453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10314" calcext:value-type="float">
            <text:p>10314</text:p>
          </table:table-cell>
          <table:table-cell table:style-name="ce3" office:value-type="percentage" office:value="0.116" calcext:value-type="percentage">
            <text:p>11.60%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ce3" office:value-type="percentage" office:value="0.054" calcext:value-type="percentage">
            <text:p>5.40%</text:p>
          </table:table-cell>
          <table:table-cell office:value-type="float" office:value="1075" calcext:value-type="float">
            <text:p>1075</text:p>
          </table:table-cell>
          <table:table-cell table:style-name="ce3" office:value-type="percentage" office:value="0.028" calcext:value-type="percentage">
            <text:p>2.80%</text:p>
          </table:table-cell>
          <table:table-cell office:value-type="float" office:value="2852" calcext:value-type="float">
            <text:p>2852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907" calcext:value-type="float">
            <text:p>1907</text:p>
          </table:table-cell>
          <table:table-cell table:style-name="ce3" office:value-type="percentage" office:value="0.181" calcext:value-type="percentage">
            <text:p>18.10%</text:p>
          </table:table-cell>
          <table:table-cell office:value-type="float" office:value="1773" calcext:value-type="float">
            <text:p>1773</text:p>
          </table:table-cell>
          <table:table-cell table:style-name="ce3" office:value-type="percentage" office:value="0.164" calcext:value-type="percentage">
            <text:p>16.40%</text:p>
          </table:table-cell>
          <table:table-cell office:value-type="float" office:value="6187" calcext:value-type="float">
            <text:p>6187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15257" calcext:value-type="float">
            <text:p>15257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7463" calcext:value-type="float">
            <text:p>7463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7015" calcext:value-type="float">
            <text:p>7015</text:p>
          </table:table-cell>
          <table:table-cell table:style-name="ce3" office:value-type="percentage" office:value="0.124" calcext:value-type="percentage">
            <text:p>12.40%</text:p>
          </table:table-cell>
          <table:table-cell/>
          <table:table-cell office:value-type="float" office:value="1450" calcext:value-type="float">
            <text:p>1450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5867" calcext:value-type="float">
            <text:p>5867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5595" calcext:value-type="float">
            <text:p>35595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19440" calcext:value-type="float">
            <text:p>19440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0050" calcext:value-type="float">
            <text:p>10050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13554" calcext:value-type="float">
            <text:p>13554</text:p>
          </table:table-cell>
          <table:table-cell table:style-name="ce3" office:value-type="percentage" office:value="0.036" calcext:value-type="percentage">
            <text:p>3.60%</text:p>
          </table:table-cell>
          <table:table-cell office:value-type="float" office:value="31394" calcext:value-type="float">
            <text:p>31394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0990" calcext:value-type="float">
            <text:p>10990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299" calcext:value-type="float">
            <text:p>3299</text:p>
          </table:table-cell>
          <table:table-cell table:style-name="ce3" office:value-type="percentage" office:value="0.099" calcext:value-type="percentage">
            <text:p>9.9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6.txt:ČR</text:p>
          </table:table-cell>
          <table:table-cell office:value-type="date" office:date-value="2021-10-26" calcext:value-type="date">
            <text:p>26. 10. 2021</text:p>
          </table:table-cell>
          <table:table-cell office:value-type="float" office:value="2581" calcext:value-type="float">
            <text:p>2581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7886" calcext:value-type="float">
            <text:p>7886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41922" calcext:value-type="float">
            <text:p>41922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3285" calcext:value-type="float">
            <text:p>23285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12940" calcext:value-type="float">
            <text:p>12940</text:p>
          </table:table-cell>
          <table:table-cell table:style-name="ce3" office:value-type="percentage" office:value="0.089" calcext:value-type="percentage">
            <text:p>8.90%</text:p>
          </table:table-cell>
          <table:table-cell office:value-type="float" office:value="21969" calcext:value-type="float">
            <text:p>21969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52774" calcext:value-type="float">
            <text:p>52774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1248" calcext:value-type="float">
            <text:p>21248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2173" calcext:value-type="float">
            <text:p>12173</text:p>
          </table:table-cell>
          <table:table-cell table:style-name="ce3" office:value-type="percentage" office:value="0.12" calcext:value-type="percentage">
            <text:p>12.00%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ce3" office:value-type="percentage" office:value="0.052" calcext:value-type="percentage">
            <text:p>5.20%</text:p>
          </table:table-cell>
          <table:table-cell office:value-type="float" office:value="1281" calcext:value-type="float">
            <text:p>1281</text:p>
          </table:table-cell>
          <table:table-cell table:style-name="ce3" office:value-type="percentage" office:value="0.025" calcext:value-type="percentage">
            <text:p>2.50%</text:p>
          </table:table-cell>
          <table:table-cell office:value-type="float" office:value="3089" calcext:value-type="float">
            <text:p>3089</text:p>
          </table:table-cell>
          <table:table-cell table:style-name="ce3" office:value-type="percentage" office:value="0.108" calcext:value-type="percentage">
            <text:p>10.80%</text:p>
          </table:table-cell>
          <table:table-cell office:value-type="float" office:value="2069" calcext:value-type="float">
            <text:p>2069</text:p>
          </table:table-cell>
          <table:table-cell table:style-name="ce3" office:value-type="percentage" office:value="0.182" calcext:value-type="percentage">
            <text:p>18.20%</text:p>
          </table:table-cell>
          <table:table-cell office:value-type="float" office:value="1996" calcext:value-type="float">
            <text:p>1996</text:p>
          </table:table-cell>
          <table:table-cell table:style-name="ce3" office:value-type="percentage" office:value="0.166" calcext:value-type="percentage">
            <text:p>16.60%</text:p>
          </table:table-cell>
          <table:table-cell office:value-type="float" office:value="7108" calcext:value-type="float">
            <text:p>7108</text:p>
          </table:table-cell>
          <table:table-cell table:style-name="ce3" office:value-type="percentage" office:value="0.103" calcext:value-type="percentage">
            <text:p>10.30%</text:p>
          </table:table-cell>
          <table:table-cell office:value-type="float" office:value="17530" calcext:value-type="float">
            <text:p>17530</text:p>
          </table:table-cell>
          <table:table-cell table:style-name="ce3" office:value-type="percentage" office:value="0.135" calcext:value-type="percentage">
            <text:p>13.50%</text:p>
          </table:table-cell>
          <table:table-cell office:value-type="float" office:value="8808" calcext:value-type="float">
            <text:p>8808</text:p>
          </table:table-cell>
          <table:table-cell table:style-name="ce3" office:value-type="percentage" office:value="0.137" calcext:value-type="percentage">
            <text:p>13.70%</text:p>
          </table:table-cell>
          <table:table-cell office:value-type="float" office:value="8285" calcext:value-type="float">
            <text:p>8285</text:p>
          </table:table-cell>
          <table:table-cell table:style-name="ce3" office:value-type="percentage" office:value="0.13" calcext:value-type="percentage">
            <text:p>13.00%</text:p>
          </table:table-cell>
          <table:table-cell/>
          <table:table-cell office:value-type="float" office:value="1611" calcext:value-type="float">
            <text:p>1611</text:p>
          </table:table-cell>
          <table:table-cell table:style-name="ce3" office:value-type="percentage" office:value="0.091" calcext:value-type="percentage">
            <text:p>9.10%</text:p>
          </table:table-cell>
          <table:table-cell office:value-type="float" office:value="6605" calcext:value-type="float">
            <text:p>6605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38833" calcext:value-type="float">
            <text:p>38833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21216" calcext:value-type="float">
            <text:p>21216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10944" calcext:value-type="float">
            <text:p>10944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14861" calcext:value-type="float">
            <text:p>14861</text:p>
          </table:table-cell>
          <table:table-cell table:style-name="ce3" office:value-type="percentage" office:value="0.037" calcext:value-type="percentage">
            <text:p>3.70%</text:p>
          </table:table-cell>
          <table:table-cell office:value-type="float" office:value="35244" calcext:value-type="float">
            <text:p>35244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12440" calcext:value-type="float">
            <text:p>12440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3888" calcext:value-type="float">
            <text:p>3888</text:p>
          </table:table-cell>
          <table:table-cell table:style-name="ce3" office:value-type="percentage" office:value="0.098" calcext:value-type="percentage">
            <text:p>9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7.txt:ČR</text:p>
          </table:table-cell>
          <table:table-cell office:value-type="date" office:date-value="2021-10-27" calcext:value-type="date">
            <text:p>27. 10. 2021</text:p>
          </table:table-cell>
          <table:table-cell office:value-type="float" office:value="2738" calcext:value-type="float">
            <text:p>2738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8636" calcext:value-type="float">
            <text:p>8636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47830" calcext:value-type="float">
            <text:p>47830</text:p>
          </table:table-cell>
          <table:table-cell table:style-name="ce3" office:value-type="percentage" office:value="0.069" calcext:value-type="percentage">
            <text:p>6.90%</text:p>
          </table:table-cell>
          <table:table-cell office:value-type="float" office:value="26596" calcext:value-type="float">
            <text:p>26596</text:p>
          </table:table-cell>
          <table:table-cell table:style-name="ce3" office:value-type="percentage" office:value="0.105" calcext:value-type="percentage">
            <text:p>10.50%</text:p>
          </table:table-cell>
          <table:table-cell office:value-type="float" office:value="14304" calcext:value-type="float">
            <text:p>14304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22616" calcext:value-type="float">
            <text:p>22616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55782" calcext:value-type="float">
            <text:p>55782</text:p>
          </table:table-cell>
          <table:table-cell table:style-name="ce3" office:value-type="percentage" office:value="0.094" calcext:value-type="percentage">
            <text:p>9.40%</text:p>
          </table:table-cell>
          <table:table-cell office:value-type="float" office:value="21946" calcext:value-type="float">
            <text:p>21946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12630" calcext:value-type="float">
            <text:p>12630</text:p>
          </table:table-cell>
          <table:table-cell table:style-name="ce3" office:value-type="percentage" office:value="0.131" calcext:value-type="percentage">
            <text:p>13.10%</text:p>
          </table:table-cell>
          <table:table-cell/>
          <table:table-cell office:value-type="float" office:value="1029" calcext:value-type="float">
            <text:p>1029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363" calcext:value-type="float">
            <text:p>1363</text:p>
          </table:table-cell>
          <table:table-cell table:style-name="ce3" office:value-type="percentage" office:value="0.032" calcext:value-type="percentage">
            <text:p>3.20%</text:p>
          </table:table-cell>
          <table:table-cell office:value-type="float" office:value="3457" calcext:value-type="float">
            <text:p>3457</text:p>
          </table:table-cell>
          <table:table-cell table:style-name="ce3" office:value-type="percentage" office:value="0.118" calcext:value-type="percentage">
            <text:p>11.80%</text:p>
          </table:table-cell>
          <table:table-cell office:value-type="float" office:value="2328" calcext:value-type="float">
            <text:p>2328</text:p>
          </table:table-cell>
          <table:table-cell table:style-name="ce3" office:value-type="percentage" office:value="0.207" calcext:value-type="percentage">
            <text:p>20.70%</text:p>
          </table:table-cell>
          <table:table-cell office:value-type="float" office:value="2125" calcext:value-type="float">
            <text:p>2125</text:p>
          </table:table-cell>
          <table:table-cell table:style-name="ce3" office:value-type="percentage" office:value="0.176" calcext:value-type="percentage">
            <text:p>17.60%</text:p>
          </table:table-cell>
          <table:table-cell office:value-type="float" office:value="7338" calcext:value-type="float">
            <text:p>7338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18357" calcext:value-type="float">
            <text:p>18357</text:p>
          </table:table-cell>
          <table:table-cell table:style-name="ce3" office:value-type="percentage" office:value="0.15" calcext:value-type="percentage">
            <text:p>15.00%</text:p>
          </table:table-cell>
          <table:table-cell office:value-type="float" office:value="9047" calcext:value-type="float">
            <text:p>9047</text:p>
          </table:table-cell>
          <table:table-cell table:style-name="ce3" office:value-type="percentage" office:value="0.153" calcext:value-type="percentage">
            <text:p>15.30%</text:p>
          </table:table-cell>
          <table:table-cell office:value-type="float" office:value="8535" calcext:value-type="float">
            <text:p>8535</text:p>
          </table:table-cell>
          <table:table-cell table:style-name="ce3" office:value-type="percentage" office:value="0.144" calcext:value-type="percentage">
            <text:p>14.40%</text:p>
          </table:table-cell>
          <table:table-cell/>
          <table:table-cell office:value-type="float" office:value="1709" calcext:value-type="float">
            <text:p>1709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7273" calcext:value-type="float">
            <text:p>7273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44373" calcext:value-type="float">
            <text:p>44373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24268" calcext:value-type="float">
            <text:p>24268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12179" calcext:value-type="float">
            <text:p>12179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15278" calcext:value-type="float">
            <text:p>15278</text:p>
          </table:table-cell>
          <table:table-cell table:style-name="ce3" office:value-type="percentage" office:value="0.041" calcext:value-type="percentage">
            <text:p>4.10%</text:p>
          </table:table-cell>
          <table:table-cell office:value-type="float" office:value="37425" calcext:value-type="float">
            <text:p>37425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12899" calcext:value-type="float">
            <text:p>12899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095" calcext:value-type="float">
            <text:p>4095</text:p>
          </table:table-cell>
          <table:table-cell table:style-name="ce3" office:value-type="percentage" office:value="0.103" calcext:value-type="percentage">
            <text:p>10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8.txt:ČR</text:p>
          </table:table-cell>
          <table:table-cell office:value-type="date" office:date-value="2021-10-28" calcext:value-type="date">
            <text:p>28. 10. 2021</text:p>
          </table:table-cell>
          <table:table-cell office:value-type="float" office:value="2883" calcext:value-type="float">
            <text:p>2883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9316" calcext:value-type="float">
            <text:p>9316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54507" calcext:value-type="float">
            <text:p>5450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0591" calcext:value-type="float">
            <text:p>30591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15491" calcext:value-type="float">
            <text:p>15491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23940" calcext:value-type="float">
            <text:p>23940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60260" calcext:value-type="float">
            <text:p>60260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23502" calcext:value-type="float">
            <text:p>23502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13309" calcext:value-type="float">
            <text:p>13309</text:p>
          </table:table-cell>
          <table:table-cell table:style-name="ce3" office:value-type="percentage" office:value="0.135" calcext:value-type="percentage">
            <text:p>13.50%</text:p>
          </table:table-cell>
          <table:table-cell/>
          <table:table-cell office:value-type="float" office:value="1046" calcext:value-type="float">
            <text:p>104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1388" calcext:value-type="float">
            <text:p>1388</text:p>
          </table:table-cell>
          <table:table-cell table:style-name="ce3" office:value-type="percentage" office:value="0.031" calcext:value-type="percentage">
            <text:p>3.10%</text:p>
          </table:table-cell>
          <table:table-cell office:value-type="float" office:value="3952" calcext:value-type="float">
            <text:p>3952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2598" calcext:value-type="float">
            <text:p>2598</text:p>
          </table:table-cell>
          <table:table-cell table:style-name="ce3" office:value-type="percentage" office:value="0.204" calcext:value-type="percentage">
            <text:p>20.40%</text:p>
          </table:table-cell>
          <table:table-cell office:value-type="float" office:value="2208" calcext:value-type="float">
            <text:p>2208</text:p>
          </table:table-cell>
          <table:table-cell table:style-name="ce3" office:value-type="percentage" office:value="0.192" calcext:value-type="percentage">
            <text:p>19.20%</text:p>
          </table:table-cell>
          <table:table-cell office:value-type="float" office:value="7637" calcext:value-type="float">
            <text:p>7637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19344" calcext:value-type="float">
            <text:p>19344</text:p>
          </table:table-cell>
          <table:table-cell table:style-name="ce3" office:value-type="percentage" office:value="0.161" calcext:value-type="percentage">
            <text:p>16.10%</text:p>
          </table:table-cell>
          <table:table-cell office:value-type="float" office:value="9415" calcext:value-type="float">
            <text:p>9415</text:p>
          </table:table-cell>
          <table:table-cell table:style-name="ce3" office:value-type="percentage" office:value="0.162" calcext:value-type="percentage">
            <text:p>16.20%</text:p>
          </table:table-cell>
          <table:table-cell office:value-type="float" office:value="8945" calcext:value-type="float">
            <text:p>8945</text:p>
          </table:table-cell>
          <table:table-cell table:style-name="ce3" office:value-type="percentage" office:value="0.151" calcext:value-type="percentage">
            <text:p>15.10%</text:p>
          </table:table-cell>
          <table:table-cell/>
          <table:table-cell office:value-type="float" office:value="1837" calcext:value-type="float">
            <text:p>1837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7928" calcext:value-type="float">
            <text:p>7928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0555" calcext:value-type="float">
            <text:p>50555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27993" calcext:value-type="float">
            <text:p>27993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3283" calcext:value-type="float">
            <text:p>13283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303" calcext:value-type="float">
            <text:p>16303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40916" calcext:value-type="float">
            <text:p>40916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4087" calcext:value-type="float">
            <text:p>14087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4364" calcext:value-type="float">
            <text:p>4364</text:p>
          </table:table-cell>
          <table:table-cell table:style-name="ce3" office:value-type="percentage" office:value="0.102" calcext:value-type="percentage">
            <text:p>10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29.txt:ČR</text:p>
          </table:table-cell>
          <table:table-cell office:value-type="date" office:date-value="2021-10-29" calcext:value-type="date">
            <text:p>29. 10. 2021</text:p>
          </table:table-cell>
          <table:table-cell office:value-type="float" office:value="2835" calcext:value-type="float">
            <text:p>2835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9120" calcext:value-type="float">
            <text:p>9120</text:p>
          </table:table-cell>
          <table:table-cell table:style-name="ce3" office:value-type="percentage" office:value="0.048" calcext:value-type="percentage">
            <text:p>4.80%</text:p>
          </table:table-cell>
          <table:table-cell office:value-type="float" office:value="55707" calcext:value-type="float">
            <text:p>55707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31350" calcext:value-type="float">
            <text:p>31350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15284" calcext:value-type="float">
            <text:p>15284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23308" calcext:value-type="float">
            <text:p>23308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58788" calcext:value-type="float">
            <text:p>58788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22609" calcext:value-type="float">
            <text:p>22609</text:p>
          </table:table-cell>
          <table:table-cell table:style-name="ce3" office:value-type="percentage" office:value="0.107" calcext:value-type="percentage">
            <text:p>10.70%</text:p>
          </table:table-cell>
          <table:table-cell office:value-type="float" office:value="12586" calcext:value-type="float">
            <text:p>12586</text:p>
          </table:table-cell>
          <table:table-cell table:style-name="ce3" office:value-type="percentage" office:value="0.142" calcext:value-type="percentage">
            <text:p>14.20%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1291" calcext:value-type="float">
            <text:p>1291</text:p>
          </table:table-cell>
          <table:table-cell table:style-name="ce3" office:value-type="percentage" office:value="0.034" calcext:value-type="percentage">
            <text:p>3.40%</text:p>
          </table:table-cell>
          <table:table-cell office:value-type="float" office:value="3882" calcext:value-type="float">
            <text:p>3882</text:p>
          </table:table-cell>
          <table:table-cell table:style-name="ce3" office:value-type="percentage" office:value="0.117" calcext:value-type="percentage">
            <text:p>11.70%</text:p>
          </table:table-cell>
          <table:table-cell office:value-type="float" office:value="2546" calcext:value-type="float">
            <text:p>2546</text:p>
          </table:table-cell>
          <table:table-cell table:style-name="ce3" office:value-type="percentage" office:value="0.208" calcext:value-type="percentage">
            <text:p>20.80%</text:p>
          </table:table-cell>
          <table:table-cell office:value-type="float" office:value="2064" calcext:value-type="float">
            <text:p>2064</text:p>
          </table:table-cell>
          <table:table-cell table:style-name="ce3" office:value-type="percentage" office:value="0.208" calcext:value-type="percentage">
            <text:p>20.80%</text:p>
          </table:table-cell>
          <table:table-cell office:value-type="float" office:value="7143" calcext:value-type="float">
            <text:p>7143</text:p>
          </table:table-cell>
          <table:table-cell table:style-name="ce3" office:value-type="percentage" office:value="0.137" calcext:value-type="percentage">
            <text:p>13.70%</text:p>
          </table:table-cell>
          <table:table-cell office:value-type="float" office:value="18212" calcext:value-type="float">
            <text:p>18212</text:p>
          </table:table-cell>
          <table:table-cell table:style-name="ce3" office:value-type="percentage" office:value="0.171" calcext:value-type="percentage">
            <text:p>17.10%</text:p>
          </table:table-cell>
          <table:table-cell office:value-type="float" office:value="8822" calcext:value-type="float">
            <text:p>8822</text:p>
          </table:table-cell>
          <table:table-cell table:style-name="ce3" office:value-type="percentage" office:value="0.173" calcext:value-type="percentage">
            <text:p>17.30%</text:p>
          </table:table-cell>
          <table:table-cell office:value-type="float" office:value="8440" calcext:value-type="float">
            <text:p>8440</text:p>
          </table:table-cell>
          <table:table-cell table:style-name="ce3" office:value-type="percentage" office:value="0.161" calcext:value-type="percentage">
            <text:p>16.10%</text:p>
          </table:table-cell>
          <table:table-cell/>
          <table:table-cell office:value-type="float" office:value="1869" calcext:value-type="float">
            <text:p>1869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7829" calcext:value-type="float">
            <text:p>7829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51825" calcext:value-type="float">
            <text:p>51825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28804" calcext:value-type="float">
            <text:p>28804</text:p>
          </table:table-cell>
          <table:table-cell table:style-name="ce3" office:value-type="percentage" office:value="0.092" calcext:value-type="percentage">
            <text:p>9.20%</text:p>
          </table:table-cell>
          <table:table-cell office:value-type="float" office:value="13220" calcext:value-type="float">
            <text:p>13220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165" calcext:value-type="float">
            <text:p>16165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40576" calcext:value-type="float">
            <text:p>4057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13787" calcext:value-type="float">
            <text:p>13787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4146" calcext:value-type="float">
            <text:p>4146</text:p>
          </table:table-cell>
          <table:table-cell table:style-name="ce3" office:value-type="percentage" office:value="0.103" calcext:value-type="percentage">
            <text:p>10.3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30.txt:ČR</text:p>
          </table:table-cell>
          <table:table-cell office:value-type="date" office:date-value="2021-10-30" calcext:value-type="date">
            <text:p>30. 10. 2021</text:p>
          </table:table-cell>
          <table:table-cell office:value-type="float" office:value="2881" calcext:value-type="float">
            <text:p>2881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9078" calcext:value-type="float">
            <text:p>9078</text:p>
          </table:table-cell>
          <table:table-cell table:style-name="ce3" office:value-type="percentage" office:value="0.049" calcext:value-type="percentage">
            <text:p>4.90%</text:p>
          </table:table-cell>
          <table:table-cell office:value-type="float" office:value="56907" calcext:value-type="float">
            <text:p>56907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32710" calcext:value-type="float">
            <text:p>32710</text:p>
          </table:table-cell>
          <table:table-cell table:style-name="ce3" office:value-type="percentage" office:value="0.1" calcext:value-type="percentage">
            <text:p>10.00%</text:p>
          </table:table-cell>
          <table:table-cell office:value-type="float" office:value="15903" calcext:value-type="float">
            <text:p>15903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24022" calcext:value-type="float">
            <text:p>24022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60906" calcext:value-type="float">
            <text:p>60906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23527" calcext:value-type="float">
            <text:p>23527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13057" calcext:value-type="float">
            <text:p>13057</text:p>
          </table:table-cell>
          <table:table-cell table:style-name="ce3" office:value-type="percentage" office:value="0.154" calcext:value-type="percentage">
            <text:p>15.40%</text:p>
          </table:table-cell>
          <table:table-cell/>
          <table:table-cell office:value-type="float" office:value="983" calcext:value-type="float">
            <text:p>983</text:p>
          </table:table-cell>
          <table:table-cell table:style-name="ce3" office:value-type="percentage" office:value="0.066" calcext:value-type="percentage">
            <text:p>6.60%</text:p>
          </table:table-cell>
          <table:table-cell office:value-type="float" office:value="1254" calcext:value-type="float">
            <text:p>1254</text:p>
          </table:table-cell>
          <table:table-cell table:style-name="ce3" office:value-type="percentage" office:value="0.04" calcext:value-type="percentage">
            <text:p>4.00%</text:p>
          </table:table-cell>
          <table:table-cell office:value-type="float" office:value="3874" calcext:value-type="float">
            <text:p>3874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2545" calcext:value-type="float">
            <text:p>2545</text:p>
          </table:table-cell>
          <table:table-cell table:style-name="ce3" office:value-type="percentage" office:value="0.215" calcext:value-type="percentage">
            <text:p>21.50%</text:p>
          </table:table-cell>
          <table:table-cell office:value-type="float" office:value="2009" calcext:value-type="float">
            <text:p>2009</text:p>
          </table:table-cell>
          <table:table-cell table:style-name="ce3" office:value-type="percentage" office:value="0.216" calcext:value-type="percentage">
            <text:p>21.60%</text:p>
          </table:table-cell>
          <table:table-cell office:value-type="float" office:value="7161" calcext:value-type="float">
            <text:p>7161</text:p>
          </table:table-cell>
          <table:table-cell table:style-name="ce3" office:value-type="percentage" office:value="0.147" calcext:value-type="percentage">
            <text:p>14.70%</text:p>
          </table:table-cell>
          <table:table-cell office:value-type="float" office:value="18465" calcext:value-type="float">
            <text:p>18465</text:p>
          </table:table-cell>
          <table:table-cell table:style-name="ce3" office:value-type="percentage" office:value="0.182" calcext:value-type="percentage">
            <text:p>18.20%</text:p>
          </table:table-cell>
          <table:table-cell office:value-type="float" office:value="9066" calcext:value-type="float">
            <text:p>9066</text:p>
          </table:table-cell>
          <table:table-cell table:style-name="ce3" office:value-type="percentage" office:value="0.183" calcext:value-type="percentage">
            <text:p>18.30%</text:p>
          </table:table-cell>
          <table:table-cell office:value-type="float" office:value="8792" calcext:value-type="float">
            <text:p>8792</text:p>
          </table:table-cell>
          <table:table-cell table:style-name="ce3" office:value-type="percentage" office:value="0.176" calcext:value-type="percentage">
            <text:p>17.60%</text:p>
          </table:table-cell>
          <table:table-cell/>
          <table:table-cell office:value-type="float" office:value="1898" calcext:value-type="float">
            <text:p>1898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7824" calcext:value-type="float">
            <text:p>7824</text:p>
          </table:table-cell>
          <table:table-cell table:style-name="ce3" office:value-type="percentage" office:value="0.051" calcext:value-type="percentage">
            <text:p>5.10%</text:p>
          </table:table-cell>
          <table:table-cell office:value-type="float" office:value="53033" calcext:value-type="float">
            <text:p>53033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30165" calcext:value-type="float">
            <text:p>30165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3894" calcext:value-type="float">
            <text:p>13894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16861" calcext:value-type="float">
            <text:p>16861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42441" calcext:value-type="float">
            <text:p>42441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14461" calcext:value-type="float">
            <text:p>1446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4265" calcext:value-type="float">
            <text:p>4265</text:p>
          </table:table-cell>
          <table:table-cell table:style-name="ce3" office:value-type="percentage" office:value="0.108" calcext:value-type="percentage">
            <text:p>10.8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031.txt:ČR</text:p>
          </table:table-cell>
          <table:table-cell office:value-type="date" office:date-value="2021-10-31" calcext:value-type="date">
            <text:p>31. 10. 2021</text:p>
          </table:table-cell>
          <table:table-cell office:value-type="float" office:value="2796" calcext:value-type="float">
            <text:p>2796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8737" calcext:value-type="float">
            <text:p>8737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53671" calcext:value-type="float">
            <text:p>53671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30598" calcext:value-type="float">
            <text:p>30598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4403" calcext:value-type="float">
            <text:p>14403</text:p>
          </table:table-cell>
          <table:table-cell table:style-name="ce3" office:value-type="percentage" office:value="0.103" calcext:value-type="percentage">
            <text:p>10.30%</text:p>
          </table:table-cell>
          <table:table-cell office:value-type="float" office:value="22253" calcext:value-type="float">
            <text:p>2225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56637" calcext:value-type="float">
            <text:p>56637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21531" calcext:value-type="float">
            <text:p>21531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12261" calcext:value-type="float">
            <text:p>12261</text:p>
          </table:table-cell>
          <table:table-cell table:style-name="ce3" office:value-type="percentage" office:value="0.162" calcext:value-type="percentage">
            <text:p>16.20%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1142" calcext:value-type="float">
            <text:p>1142</text:p>
          </table:table-cell>
          <table:table-cell table:style-name="ce3" office:value-type="percentage" office:value="0.042" calcext:value-type="percentage">
            <text:p>4.20%</text:p>
          </table:table-cell>
          <table:table-cell office:value-type="float" office:value="3623" calcext:value-type="float">
            <text:p>3623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2355" calcext:value-type="float">
            <text:p>2355</text:p>
          </table:table-cell>
          <table:table-cell table:style-name="ce3" office:value-type="percentage" office:value="0.223" calcext:value-type="percentage">
            <text:p>22.30%</text:p>
          </table:table-cell>
          <table:table-cell office:value-type="float" office:value="1840" calcext:value-type="float">
            <text:p>1840</text:p>
          </table:table-cell>
          <table:table-cell table:style-name="ce3" office:value-type="percentage" office:value="0.224" calcext:value-type="percentage">
            <text:p>22.40%</text:p>
          </table:table-cell>
          <table:table-cell office:value-type="float" office:value="6633" calcext:value-type="float">
            <text:p>6633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17130" calcext:value-type="float">
            <text:p>17130</text:p>
          </table:table-cell>
          <table:table-cell table:style-name="ce3" office:value-type="percentage" office:value="0.194" calcext:value-type="percentage">
            <text:p>19.40%</text:p>
          </table:table-cell>
          <table:table-cell office:value-type="float" office:value="8349" calcext:value-type="float">
            <text:p>8349</text:p>
          </table:table-cell>
          <table:table-cell table:style-name="ce3" office:value-type="percentage" office:value="0.192" calcext:value-type="percentage">
            <text:p>19.20%</text:p>
          </table:table-cell>
          <table:table-cell office:value-type="float" office:value="8271" calcext:value-type="float">
            <text:p>8271</text:p>
          </table:table-cell>
          <table:table-cell table:style-name="ce3" office:value-type="percentage" office:value="0.184" calcext:value-type="percentage">
            <text:p>18.40%</text:p>
          </table:table-cell>
          <table:table-cell/>
          <table:table-cell office:value-type="float" office:value="1887" calcext:value-type="float">
            <text:p>1887</text:p>
          </table:table-cell>
          <table:table-cell table:style-name="ce3" office:value-type="percentage" office:value="0.106" calcext:value-type="percentage">
            <text:p>10.60%</text:p>
          </table:table-cell>
          <table:table-cell office:value-type="float" office:value="7595" calcext:value-type="float">
            <text:p>7595</text:p>
          </table:table-cell>
          <table:table-cell table:style-name="ce3" office:value-type="percentage" office:value="0.057" calcext:value-type="percentage">
            <text:p>5.70%</text:p>
          </table:table-cell>
          <table:table-cell office:value-type="float" office:value="50048" calcext:value-type="float">
            <text:p>50048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28243" calcext:value-type="float">
            <text:p>28243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12563" calcext:value-type="float">
            <text:p>12563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15620" calcext:value-type="float">
            <text:p>15620</text:p>
          </table:table-cell>
          <table:table-cell table:style-name="ce3" office:value-type="percentage" office:value="0.046" calcext:value-type="percentage">
            <text:p>4.60%</text:p>
          </table:table-cell>
          <table:table-cell office:value-type="float" office:value="39507" calcext:value-type="float">
            <text:p>39507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3182" calcext:value-type="float">
            <text:p>13182</text:p>
          </table:table-cell>
          <table:table-cell table:style-name="ce3" office:value-type="percentage" office:value="0.077" calcext:value-type="percentage">
            <text:p>7.70%</text:p>
          </table:table-cell>
          <table:table-cell office:value-type="float" office:value="3990" calcext:value-type="float">
            <text:p>3990</text:p>
          </table:table-cell>
          <table:table-cell table:style-name="ce3" office:value-type="percentage" office:value="0.116" calcext:value-type="percentage">
            <text:p>11.6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1.txt:ČR</text:p>
          </table:table-cell>
          <table:table-cell office:value-type="date" office:date-value="2021-11-01" calcext:value-type="date">
            <text:p>1. 11. 2021</text:p>
          </table:table-cell>
          <table:table-cell office:value-type="float" office:value="2724" calcext:value-type="float">
            <text:p>2724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8503" calcext:value-type="float">
            <text:p>8503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51516" calcext:value-type="float">
            <text:p>51516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29502" calcext:value-type="float">
            <text:p>29502</text:p>
          </table:table-cell>
          <table:table-cell table:style-name="ce3" office:value-type="percentage" office:value="0.106" calcext:value-type="percentage">
            <text:p>10.60%</text:p>
          </table:table-cell>
          <table:table-cell office:value-type="float" office:value="14169" calcext:value-type="float">
            <text:p>14169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22134" calcext:value-type="float">
            <text:p>22134</text:p>
          </table:table-cell>
          <table:table-cell table:style-name="ce3" office:value-type="percentage" office:value="0.079" calcext:value-type="percentage">
            <text:p>7.90%</text:p>
          </table:table-cell>
          <table:table-cell office:value-type="float" office:value="56544" calcext:value-type="float">
            <text:p>56544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21646" calcext:value-type="float">
            <text:p>21646</text:p>
          </table:table-cell>
          <table:table-cell table:style-name="ce3" office:value-type="percentage" office:value="0.122" calcext:value-type="percentage">
            <text:p>12.20%</text:p>
          </table:table-cell>
          <table:table-cell office:value-type="float" office:value="12407" calcext:value-type="float">
            <text:p>12407</text:p>
          </table:table-cell>
          <table:table-cell table:style-name="ce3" office:value-type="percentage" office:value="0.163" calcext:value-type="percentage">
            <text:p>16.30%</text:p>
          </table:table-cell>
          <table:table-cell/>
          <table:table-cell office:value-type="float" office:value="882" calcext:value-type="float">
            <text:p>882</text:p>
          </table:table-cell>
          <table:table-cell table:style-name="ce3" office:value-type="percentage" office:value="0.074" calcext:value-type="percentage">
            <text:p>7.40%</text:p>
          </table:table-cell>
          <table:table-cell office:value-type="float" office:value="1117" calcext:value-type="float">
            <text:p>1117</text:p>
          </table:table-cell>
          <table:table-cell table:style-name="ce3" office:value-type="percentage" office:value="0.047" calcext:value-type="percentage">
            <text:p>4.70%</text:p>
          </table:table-cell>
          <table:table-cell office:value-type="float" office:value="3416" calcext:value-type="float">
            <text:p>3416</text:p>
          </table:table-cell>
          <table:table-cell table:style-name="ce3" office:value-type="percentage" office:value="0.134" calcext:value-type="percentage">
            <text:p>13.40%</text:p>
          </table:table-cell>
          <table:table-cell office:value-type="float" office:value="2206" calcext:value-type="float">
            <text:p>2206</text:p>
          </table:table-cell>
          <table:table-cell table:style-name="ce3" office:value-type="percentage" office:value="0.232" calcext:value-type="percentage">
            <text:p>23.20%</text:p>
          </table:table-cell>
          <table:table-cell office:value-type="float" office:value="1776" calcext:value-type="float">
            <text:p>1776</text:p>
          </table:table-cell>
          <table:table-cell table:style-name="ce3" office:value-type="percentage" office:value="0.229" calcext:value-type="percentage">
            <text:p>22.90%</text:p>
          </table:table-cell>
          <table:table-cell office:value-type="float" office:value="6508" calcext:value-type="float">
            <text:p>6508</text:p>
          </table:table-cell>
          <table:table-cell table:style-name="ce3" office:value-type="percentage" office:value="0.16" calcext:value-type="percentage">
            <text:p>16.00%</text:p>
          </table:table-cell>
          <table:table-cell office:value-type="float" office:value="16793" calcext:value-type="float">
            <text:p>16793</text:p>
          </table:table-cell>
          <table:table-cell table:style-name="ce3" office:value-type="percentage" office:value="0.196" calcext:value-type="percentage">
            <text:p>19.60%</text:p>
          </table:table-cell>
          <table:table-cell office:value-type="float" office:value="8270" calcext:value-type="float">
            <text:p>8270</text:p>
          </table:table-cell>
          <table:table-cell table:style-name="ce3" office:value-type="percentage" office:value="0.195" calcext:value-type="percentage">
            <text:p>19.50%</text:p>
          </table:table-cell>
          <table:table-cell office:value-type="float" office:value="8330" calcext:value-type="float">
            <text:p>8330</text:p>
          </table:table-cell>
          <table:table-cell table:style-name="ce3" office:value-type="percentage" office:value="0.185" calcext:value-type="percentage">
            <text:p>18.50%</text:p>
          </table:table-cell>
          <table:table-cell/>
          <table:table-cell office:value-type="float" office:value="1842" calcext:value-type="float">
            <text:p>1842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7386" calcext:value-type="float">
            <text:p>7386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8100" calcext:value-type="float">
            <text:p>48100</text:p>
          </table:table-cell>
          <table:table-cell table:style-name="ce3" office:value-type="percentage" office:value="0.064" calcext:value-type="percentage">
            <text:p>6.40%</text:p>
          </table:table-cell>
          <table:table-cell office:value-type="float" office:value="27296" calcext:value-type="float">
            <text:p>27296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2393" calcext:value-type="float">
            <text:p>12393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15626" calcext:value-type="float">
            <text:p>15626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9751" calcext:value-type="float">
            <text:p>39751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13376" calcext:value-type="float">
            <text:p>13376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4077" calcext:value-type="float">
            <text:p>4077</text:p>
          </table:table-cell>
          <table:table-cell table:style-name="ce3" office:value-type="percentage" office:value="0.117" calcext:value-type="percentage">
            <text:p>11.7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2.txt:ČR</text:p>
          </table:table-cell>
          <table:table-cell office:value-type="date" office:date-value="2021-11-02" calcext:value-type="date">
            <text:p>2. 11. 2021</text:p>
          </table:table-cell>
          <table:table-cell office:value-type="float" office:value="3040" calcext:value-type="float">
            <text:p>3040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9597" calcext:value-type="float">
            <text:p>9597</text:p>
          </table:table-cell>
          <table:table-cell table:style-name="ce3" office:value-type="percentage" office:value="0.055" calcext:value-type="percentage">
            <text:p>5.50%</text:p>
          </table:table-cell>
          <table:table-cell office:value-type="float" office:value="56563" calcext:value-type="float">
            <text:p>56563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32035" calcext:value-type="float">
            <text:p>32035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15310" calcext:value-type="float">
            <text:p>15310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24742" calcext:value-type="float">
            <text:p>2474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64312" calcext:value-type="float">
            <text:p>64312</text:p>
          </table:table-cell>
          <table:table-cell table:style-name="ce3" office:value-type="percentage" office:value="0.121" calcext:value-type="percentage">
            <text:p>12.10%</text:p>
          </table:table-cell>
          <table:table-cell office:value-type="float" office:value="25248" calcext:value-type="float">
            <text:p>25248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14910" calcext:value-type="float">
            <text:p>14910</text:p>
          </table:table-cell>
          <table:table-cell table:style-name="ce3" office:value-type="percentage" office:value="0.17" calcext:value-type="percentage">
            <text:p>17.00%</text:p>
          </table:table-cell>
          <table:table-cell/>
          <table:table-cell office:value-type="float" office:value="1007" calcext:value-type="float">
            <text:p>1007</text:p>
          </table:table-cell>
          <table:table-cell table:style-name="ce3" office:value-type="percentage" office:value="0.071" calcext:value-type="percentage">
            <text:p>7.10%</text:p>
          </table:table-cell>
          <table:table-cell office:value-type="float" office:value="1279" calcext:value-type="float">
            <text:p>1279</text:p>
          </table:table-cell>
          <table:table-cell table:style-name="ce3" office:value-type="percentage" office:value="0.045" calcext:value-type="percentage">
            <text:p>4.50%</text:p>
          </table:table-cell>
          <table:table-cell office:value-type="float" office:value="3887" calcext:value-type="float">
            <text:p>3887</text:p>
          </table:table-cell>
          <table:table-cell table:style-name="ce3" office:value-type="percentage" office:value="0.146" calcext:value-type="percentage">
            <text:p>14.60%</text:p>
          </table:table-cell>
          <table:table-cell office:value-type="float" office:value="2563" calcext:value-type="float">
            <text:p>2563</text:p>
          </table:table-cell>
          <table:table-cell table:style-name="ce3" office:value-type="percentage" office:value="0.241" calcext:value-type="percentage">
            <text:p>24.10%</text:p>
          </table:table-cell>
          <table:table-cell office:value-type="float" office:value="2195" calcext:value-type="float">
            <text:p>2195</text:p>
          </table:table-cell>
          <table:table-cell table:style-name="ce3" office:value-type="percentage" office:value="0.231" calcext:value-type="percentage">
            <text:p>23.10%</text:p>
          </table:table-cell>
          <table:table-cell office:value-type="float" office:value="7981" calcext:value-type="float">
            <text:p>7981</text:p>
          </table:table-cell>
          <table:table-cell table:style-name="ce3" office:value-type="percentage" office:value="0.165" calcext:value-type="percentage">
            <text:p>16.50%</text:p>
          </table:table-cell>
          <table:table-cell office:value-type="float" office:value="20698" calcext:value-type="float">
            <text:p>20698</text:p>
          </table:table-cell>
          <table:table-cell table:style-name="ce3" office:value-type="percentage" office:value="0.205" calcext:value-type="percentage">
            <text:p>20.50%</text:p>
          </table:table-cell>
          <table:table-cell office:value-type="float" office:value="10414" calcext:value-type="float">
            <text:p>10414</text:p>
          </table:table-cell>
          <table:table-cell table:style-name="ce3" office:value-type="percentage" office:value="0.198" calcext:value-type="percentage">
            <text:p>19.80%</text:p>
          </table:table-cell>
          <table:table-cell office:value-type="float" office:value="10233" calcext:value-type="float">
            <text:p>10233</text:p>
          </table:table-cell>
          <table:table-cell table:style-name="ce3" office:value-type="percentage" office:value="0.192" calcext:value-type="percentage">
            <text:p>19.20%</text:p>
          </table:table-cell>
          <table:table-cell/>
          <table:table-cell office:value-type="float" office:value="2033" calcext:value-type="float">
            <text:p>2033</text:p>
          </table:table-cell>
          <table:table-cell table:style-name="ce3" office:value-type="percentage" office:value="0.113" calcext:value-type="percentage">
            <text:p>11.30%</text:p>
          </table:table-cell>
          <table:table-cell office:value-type="float" office:value="8318" calcext:value-type="float">
            <text:p>8318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52676" calcext:value-type="float">
            <text:p>52676</text:p>
          </table:table-cell>
          <table:table-cell table:style-name="ce3" office:value-type="percentage" office:value="0.065" calcext:value-type="percentage">
            <text:p>6.50%</text:p>
          </table:table-cell>
          <table:table-cell office:value-type="float" office:value="29472" calcext:value-type="float">
            <text:p>29472</text:p>
          </table:table-cell>
          <table:table-cell table:style-name="ce3" office:value-type="percentage" office:value="0.098" calcext:value-type="percentage">
            <text:p>9.80%</text:p>
          </table:table-cell>
          <table:table-cell office:value-type="float" office:value="13115" calcext:value-type="float">
            <text:p>13115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16761" calcext:value-type="float">
            <text:p>16761</text:p>
          </table:table-cell>
          <table:table-cell table:style-name="ce3" office:value-type="percentage" office:value="0.05" calcext:value-type="percentage">
            <text:p>5.00%</text:p>
          </table:table-cell>
          <table:table-cell office:value-type="float" office:value="43614" calcext:value-type="float">
            <text:p>43614</text:p>
          </table:table-cell>
          <table:table-cell table:style-name="ce3" office:value-type="percentage" office:value="0.081" calcext:value-type="percentage">
            <text:p>8.10%</text:p>
          </table:table-cell>
          <table:table-cell office:value-type="float" office:value="14834" calcext:value-type="float">
            <text:p>14834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4677" calcext:value-type="float">
            <text:p>4677</text:p>
          </table:table-cell>
          <table:table-cell table:style-name="ce3" office:value-type="percentage" office:value="0.121" calcext:value-type="percentage">
            <text:p>12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3.txt:ČR</text:p>
          </table:table-cell>
          <table:table-cell office:value-type="date" office:date-value="2021-11-03" calcext:value-type="date">
            <text:p>3. 11. 2021</text:p>
          </table:table-cell>
          <table:table-cell office:value-type="float" office:value="3252" calcext:value-type="float">
            <text:p>3252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10000" calcext:value-type="float">
            <text:p>10000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59234" calcext:value-type="float">
            <text:p>59234</text:p>
          </table:table-cell>
          <table:table-cell table:style-name="ce3" office:value-type="percentage" office:value="0.076" calcext:value-type="percentage">
            <text:p>7.60%</text:p>
          </table:table-cell>
          <table:table-cell office:value-type="float" office:value="33775" calcext:value-type="float">
            <text:p>33775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15979" calcext:value-type="float">
            <text:p>15979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25859" calcext:value-type="float">
            <text:p>25859</text:p>
          </table:table-cell>
          <table:table-cell table:style-name="ce3" office:value-type="percentage" office:value="0.102" calcext:value-type="percentage">
            <text:p>10.20%</text:p>
          </table:table-cell>
          <table:table-cell office:value-type="float" office:value="67350" calcext:value-type="float">
            <text:p>67350</text:p>
          </table:table-cell>
          <table:table-cell table:style-name="ce3" office:value-type="percentage" office:value="0.141" calcext:value-type="percentage">
            <text:p>14.10%</text:p>
          </table:table-cell>
          <table:table-cell office:value-type="float" office:value="26178" calcext:value-type="float">
            <text:p>26178</text:p>
          </table:table-cell>
          <table:table-cell table:style-name="ce3" office:value-type="percentage" office:value="0.146" calcext:value-type="percentage">
            <text:p>14.60%</text:p>
          </table:table-cell>
          <table:table-cell office:value-type="float" office:value="15675" calcext:value-type="float">
            <text:p>15675</text:p>
          </table:table-cell>
          <table:table-cell table:style-name="ce3" office:value-type="percentage" office:value="0.185" calcext:value-type="percentage">
            <text:p>18.50%</text:p>
          </table:table-cell>
          <table:table-cell/>
          <table:table-cell office:value-type="float" office:value="1046" calcext:value-type="float">
            <text:p>1046</text:p>
          </table:table-cell>
          <table:table-cell table:style-name="ce3" office:value-type="percentage" office:value="0.083" calcext:value-type="percentage">
            <text:p>8.30%</text:p>
          </table:table-cell>
          <table:table-cell office:value-type="float" office:value="1241" calcext:value-type="float">
            <text:p>1241</text:p>
          </table:table-cell>
          <table:table-cell table:style-name="ce3" office:value-type="percentage" office:value="0.063" calcext:value-type="percentage">
            <text:p>6.30%</text:p>
          </table:table-cell>
          <table:table-cell office:value-type="float" office:value="4122" calcext:value-type="float">
            <text:p>4122</text:p>
          </table:table-cell>
          <table:table-cell table:style-name="ce3" office:value-type="percentage" office:value="0.172" calcext:value-type="percentage">
            <text:p>17.20%</text:p>
          </table:table-cell>
          <table:table-cell office:value-type="float" office:value="2857" calcext:value-type="float">
            <text:p>2857</text:p>
          </table:table-cell>
          <table:table-cell table:style-name="ce3" office:value-type="percentage" office:value="0.282" calcext:value-type="percentage">
            <text:p>28.20%</text:p>
          </table:table-cell>
          <table:table-cell office:value-type="float" office:value="2548" calcext:value-type="float">
            <text:p>2548</text:p>
          </table:table-cell>
          <table:table-cell table:style-name="ce3" office:value-type="percentage" office:value="0.265" calcext:value-type="percentage">
            <text:p>26.50%</text:p>
          </table:table-cell>
          <table:table-cell office:value-type="float" office:value="8989" calcext:value-type="float">
            <text:p>8989</text:p>
          </table:table-cell>
          <table:table-cell table:style-name="ce3" office:value-type="percentage" office:value="0.19" calcext:value-type="percentage">
            <text:p>19.00%</text:p>
          </table:table-cell>
          <table:table-cell office:value-type="float" office:value="23302" calcext:value-type="float">
            <text:p>23302</text:p>
          </table:table-cell>
          <table:table-cell table:style-name="ce3" office:value-type="percentage" office:value="0.237" calcext:value-type="percentage">
            <text:p>23.70%</text:p>
          </table:table-cell>
          <table:table-cell office:value-type="float" office:value="11396" calcext:value-type="float">
            <text:p>11396</text:p>
          </table:table-cell>
          <table:table-cell table:style-name="ce3" office:value-type="percentage" office:value="0.219" calcext:value-type="percentage">
            <text:p>21.90%</text:p>
          </table:table-cell>
          <table:table-cell office:value-type="float" office:value="10956" calcext:value-type="float">
            <text:p>10956</text:p>
          </table:table-cell>
          <table:table-cell table:style-name="ce3" office:value-type="percentage" office:value="0.206" calcext:value-type="percentage">
            <text:p>20.60%</text:p>
          </table:table-cell>
          <table:table-cell/>
          <table:table-cell office:value-type="float" office:value="2206" calcext:value-type="float">
            <text:p>2206</text:p>
          </table:table-cell>
          <table:table-cell table:style-name="ce3" office:value-type="percentage" office:value="0.126" calcext:value-type="percentage">
            <text:p>12.60%</text:p>
          </table:table-cell>
          <table:table-cell office:value-type="float" office:value="8759" calcext:value-type="float">
            <text:p>8759</text:p>
          </table:table-cell>
          <table:table-cell table:style-name="ce3" office:value-type="percentage" office:value="0.06" calcext:value-type="percentage">
            <text:p>6.00%</text:p>
          </table:table-cell>
          <table:table-cell office:value-type="float" office:value="55112" calcext:value-type="float">
            <text:p>55112</text:p>
          </table:table-cell>
          <table:table-cell table:style-name="ce3" office:value-type="percentage" office:value="0.068" calcext:value-type="percentage">
            <text:p>6.80%</text:p>
          </table:table-cell>
          <table:table-cell office:value-type="float" office:value="30918" calcext:value-type="float">
            <text:p>30918</text:p>
          </table:table-cell>
          <table:table-cell table:style-name="ce3" office:value-type="percentage" office:value="0.101" calcext:value-type="percentage">
            <text:p>10.10%</text:p>
          </table:table-cell>
          <table:table-cell office:value-type="float" office:value="13431" calcext:value-type="float">
            <text:p>13431</text:p>
          </table:table-cell>
          <table:table-cell table:style-name="ce3" office:value-type="percentage" office:value="0.096" calcext:value-type="percentage">
            <text:p>9.60%</text:p>
          </table:table-cell>
          <table:table-cell office:value-type="float" office:value="16870" calcext:value-type="float">
            <text:p>16870</text:p>
          </table:table-cell>
          <table:table-cell table:style-name="ce3" office:value-type="percentage" office:value="0.056" calcext:value-type="percentage">
            <text:p>5.60%</text:p>
          </table:table-cell>
          <table:table-cell office:value-type="float" office:value="44048" calcext:value-type="float">
            <text:p>44048</text:p>
          </table:table-cell>
          <table:table-cell table:style-name="ce3" office:value-type="percentage" office:value="0.089" calcext:value-type="percentage">
            <text:p>8.90%</text:p>
          </table:table-cell>
          <table:table-cell office:value-type="float" office:value="14782" calcext:value-type="float">
            <text:p>14782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4719" calcext:value-type="float">
            <text:p>4719</text:p>
          </table:table-cell>
          <table:table-cell table:style-name="ce3" office:value-type="percentage" office:value="0.134" calcext:value-type="percentage">
            <text:p>13.4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4.txt:ČR</text:p>
          </table:table-cell>
          <table:table-cell office:value-type="date" office:date-value="2021-11-04" calcext:value-type="date">
            <text:p>4. 11. 2021</text:p>
          </table:table-cell>
          <table:table-cell office:value-type="float" office:value="3145" calcext:value-type="float">
            <text:p>3145</text:p>
          </table:table-cell>
          <table:table-cell table:style-name="ce3" office:value-type="percentage" office:value="0.113" calcext:value-type="percentage">
            <text:p>11.30%</text:p>
          </table:table-cell>
          <table:table-cell office:value-type="float" office:value="9451" calcext:value-type="float">
            <text:p>9451</text:p>
          </table:table-cell>
          <table:table-cell table:style-name="ce3" office:value-type="percentage" office:value="0.061" calcext:value-type="percentage">
            <text:p>6.10%</text:p>
          </table:table-cell>
          <table:table-cell office:value-type="float" office:value="54175" calcext:value-type="float">
            <text:p>54175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31510" calcext:value-type="float">
            <text:p>31510</text:p>
          </table:table-cell>
          <table:table-cell table:style-name="ce3" office:value-type="percentage" office:value="0.12" calcext:value-type="percentage">
            <text:p>12.00%</text:p>
          </table:table-cell>
          <table:table-cell office:value-type="float" office:value="15181" calcext:value-type="float">
            <text:p>15181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25402" calcext:value-type="float">
            <text:p>25402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65498" calcext:value-type="float">
            <text:p>65498</text:p>
          </table:table-cell>
          <table:table-cell table:style-name="ce3" office:value-type="percentage" office:value="0.151" calcext:value-type="percentage">
            <text:p>15.10%</text:p>
          </table:table-cell>
          <table:table-cell office:value-type="float" office:value="25779" calcext:value-type="float">
            <text:p>25779</text:p>
          </table:table-cell>
          <table:table-cell table:style-name="ce3" office:value-type="percentage" office:value="0.157" calcext:value-type="percentage">
            <text:p>15.70%</text:p>
          </table:table-cell>
          <table:table-cell office:value-type="float" office:value="15642" calcext:value-type="float">
            <text:p>15642</text:p>
          </table:table-cell>
          <table:table-cell table:style-name="ce3" office:value-type="percentage" office:value="0.193" calcext:value-type="percentage">
            <text:p>19.30%</text:p>
          </table:table-cell>
          <table:table-cell/>
          <table:table-cell office:value-type="float" office:value="1042" calcext:value-type="float">
            <text:p>1042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1211" calcext:value-type="float">
            <text:p>1211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3945" calcext:value-type="float">
            <text:p>3945</text:p>
          </table:table-cell>
          <table:table-cell table:style-name="ce3" office:value-type="percentage" office:value="0.18" calcext:value-type="percentage">
            <text:p>18.00%</text:p>
          </table:table-cell>
          <table:table-cell office:value-type="float" office:value="2831" calcext:value-type="float">
            <text:p>2831</text:p>
          </table:table-cell>
          <table:table-cell table:style-name="ce3" office:value-type="percentage" office:value="0.282" calcext:value-type="percentage">
            <text:p>28.20%</text:p>
          </table:table-cell>
          <table:table-cell office:value-type="float" office:value="2680" calcext:value-type="float">
            <text:p>2680</text:p>
          </table:table-cell>
          <table:table-cell table:style-name="ce3" office:value-type="percentage" office:value="0.287" calcext:value-type="percentage">
            <text:p>28.70%</text:p>
          </table:table-cell>
          <table:table-cell office:value-type="float" office:value="9334" calcext:value-type="float">
            <text:p>9334</text:p>
          </table:table-cell>
          <table:table-cell table:style-name="ce3" office:value-type="percentage" office:value="0.201" calcext:value-type="percentage">
            <text:p>20.10%</text:p>
          </table:table-cell>
          <table:table-cell office:value-type="float" office:value="23920" calcext:value-type="float">
            <text:p>23920</text:p>
          </table:table-cell>
          <table:table-cell table:style-name="ce3" office:value-type="percentage" office:value="0.253" calcext:value-type="percentage">
            <text:p>25.30%</text:p>
          </table:table-cell>
          <table:table-cell office:value-type="float" office:value="11719" calcext:value-type="float">
            <text:p>11719</text:p>
          </table:table-cell>
          <table:table-cell table:style-name="ce3" office:value-type="percentage" office:value="0.231" calcext:value-type="percentage">
            <text:p>23.10%</text:p>
          </table:table-cell>
          <table:table-cell office:value-type="float" office:value="11148" calcext:value-type="float">
            <text:p>11148</text:p>
          </table:table-cell>
          <table:table-cell table:style-name="ce3" office:value-type="percentage" office:value="0.214" calcext:value-type="percentage">
            <text:p>21.40%</text:p>
          </table:table-cell>
          <table:table-cell/>
          <table:table-cell office:value-type="float" office:value="2103" calcext:value-type="float">
            <text:p>2103</text:p>
          </table:table-cell>
          <table:table-cell table:style-name="ce3" office:value-type="percentage" office:value="0.125" calcext:value-type="percentage">
            <text:p>12.50%</text:p>
          </table:table-cell>
          <table:table-cell office:value-type="float" office:value="8240" calcext:value-type="float">
            <text:p>8240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50230" calcext:value-type="float">
            <text:p>50230</text:p>
          </table:table-cell>
          <table:table-cell table:style-name="ce3" office:value-type="percentage" office:value="0.072" calcext:value-type="percentage">
            <text:p>7.20%</text:p>
          </table:table-cell>
          <table:table-cell office:value-type="float" office:value="28679" calcext:value-type="float">
            <text:p>28679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2501" calcext:value-type="float">
            <text:p>12501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16068" calcext:value-type="float">
            <text:p>16068</text:p>
          </table:table-cell>
          <table:table-cell table:style-name="ce3" office:value-type="percentage" office:value="0.059" calcext:value-type="percentage">
            <text:p>5.90%</text:p>
          </table:table-cell>
          <table:table-cell office:value-type="float" office:value="41578" calcext:value-type="float">
            <text:p>41578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14060" calcext:value-type="float">
            <text:p>14060</text:p>
          </table:table-cell>
          <table:table-cell table:style-name="ce3" office:value-type="percentage" office:value="0.095" calcext:value-type="percentage">
            <text:p>9.50%</text:p>
          </table:table-cell>
          <table:table-cell office:value-type="float" office:value="4494" calcext:value-type="float">
            <text:p>4494</text:p>
          </table:table-cell>
          <table:table-cell table:style-name="ce3" office:value-type="percentage" office:value="0.141" calcext:value-type="percentage">
            <text:p>14.1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5.txt:ČR</text:p>
          </table:table-cell>
          <table:table-cell office:value-type="date" office:date-value="2021-11-05" calcext:value-type="date">
            <text:p>5. 11. 2021</text:p>
          </table:table-cell>
          <table:table-cell office:value-type="float" office:value="3450" calcext:value-type="float">
            <text:p>3450</text:p>
          </table:table-cell>
          <table:table-cell table:style-name="ce3" office:value-type="percentage" office:value="0.125" calcext:value-type="percentage">
            <text:p>12.50%</text:p>
          </table:table-cell>
          <table:table-cell office:value-type="float" office:value="9427" calcext:value-type="float">
            <text:p>9427</text:p>
          </table:table-cell>
          <table:table-cell table:style-name="ce3" office:value-type="percentage" office:value="0.07" calcext:value-type="percentage">
            <text:p>7.00%</text:p>
          </table:table-cell>
          <table:table-cell office:value-type="float" office:value="49634" calcext:value-type="float">
            <text:p>49634</text:p>
          </table:table-cell>
          <table:table-cell table:style-name="ce3" office:value-type="percentage" office:value="0.09" calcext:value-type="percentage">
            <text:p>9.00%</text:p>
          </table:table-cell>
          <table:table-cell office:value-type="float" office:value="30230" calcext:value-type="float">
            <text:p>30230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15825" calcext:value-type="float">
            <text:p>15825</text:p>
          </table:table-cell>
          <table:table-cell table:style-name="ce3" office:value-type="percentage" office:value="0.145" calcext:value-type="percentage">
            <text:p>14.50%</text:p>
          </table:table-cell>
          <table:table-cell office:value-type="float" office:value="27099" calcext:value-type="float">
            <text:p>27099</text:p>
          </table:table-cell>
          <table:table-cell table:style-name="ce3" office:value-type="percentage" office:value="0.134" calcext:value-type="percentage">
            <text:p>13.40%</text:p>
          </table:table-cell>
          <table:table-cell office:value-type="float" office:value="69204" calcext:value-type="float">
            <text:p>69204</text:p>
          </table:table-cell>
          <table:table-cell table:style-name="ce3" office:value-type="percentage" office:value="0.177" calcext:value-type="percentage">
            <text:p>17.70%</text:p>
          </table:table-cell>
          <table:table-cell office:value-type="float" office:value="27543" calcext:value-type="float">
            <text:p>27543</text:p>
          </table:table-cell>
          <table:table-cell table:style-name="ce3" office:value-type="percentage" office:value="0.181" calcext:value-type="percentage">
            <text:p>18.10%</text:p>
          </table:table-cell>
          <table:table-cell office:value-type="float" office:value="17432" calcext:value-type="float">
            <text:p>17432</text:p>
          </table:table-cell>
          <table:table-cell table:style-name="ce3" office:value-type="percentage" office:value="0.212" calcext:value-type="percentage">
            <text:p>21.20%</text:p>
          </table:table-cell>
          <table:table-cell/>
          <table:table-cell office:value-type="float" office:value="1176" calcext:value-type="float">
            <text:p>1176</text:p>
          </table:table-cell>
          <table:table-cell table:style-name="ce3" office:value-type="percentage" office:value="0.11" calcext:value-type="percentage">
            <text:p>11.00%</text:p>
          </table:table-cell>
          <table:table-cell office:value-type="float" office:value="1263" calcext:value-type="float">
            <text:p>1263</text:p>
          </table:table-cell>
          <table:table-cell table:style-name="ce3" office:value-type="percentage" office:value="0.086" calcext:value-type="percentage">
            <text:p>8.60%</text:p>
          </table:table-cell>
          <table:table-cell office:value-type="float" office:value="4005" calcext:value-type="float">
            <text:p>4005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3096" calcext:value-type="float">
            <text:p>3096</text:p>
          </table:table-cell>
          <table:table-cell table:style-name="ce3" office:value-type="percentage" office:value="0.29" calcext:value-type="percentage">
            <text:p>29.00%</text:p>
          </table:table-cell>
          <table:table-cell office:value-type="float" office:value="3297" calcext:value-type="float">
            <text:p>3297</text:p>
          </table:table-cell>
          <table:table-cell table:style-name="ce3" office:value-type="percentage" office:value="0.28" calcext:value-type="percentage">
            <text:p>28.00%</text:p>
          </table:table-cell>
          <table:table-cell office:value-type="float" office:value="10942" calcext:value-type="float">
            <text:p>10942</text:p>
          </table:table-cell>
          <table:table-cell table:style-name="ce3" office:value-type="percentage" office:value="0.224" calcext:value-type="percentage">
            <text:p>22.40%</text:p>
          </table:table-cell>
          <table:table-cell office:value-type="float" office:value="28026" calcext:value-type="float">
            <text:p>28026</text:p>
          </table:table-cell>
          <table:table-cell table:style-name="ce3" office:value-type="percentage" office:value="0.276" calcext:value-type="percentage">
            <text:p>27.60%</text:p>
          </table:table-cell>
          <table:table-cell office:value-type="float" office:value="13654" calcext:value-type="float">
            <text:p>13654</text:p>
          </table:table-cell>
          <table:table-cell table:style-name="ce3" office:value-type="percentage" office:value="0.253" calcext:value-type="percentage">
            <text:p>25.30%</text:p>
          </table:table-cell>
          <table:table-cell office:value-type="float" office:value="12586" calcext:value-type="float">
            <text:p>12586</text:p>
          </table:table-cell>
          <table:table-cell table:style-name="ce3" office:value-type="percentage" office:value="0.232" calcext:value-type="percentage">
            <text:p>23.20%</text:p>
          </table:table-cell>
          <table:table-cell/>
          <table:table-cell office:value-type="float" office:value="2274" calcext:value-type="float">
            <text:p>2274</text:p>
          </table:table-cell>
          <table:table-cell table:style-name="ce3" office:value-type="percentage" office:value="0.132" calcext:value-type="percentage">
            <text:p>13.20%</text:p>
          </table:table-cell>
          <table:table-cell office:value-type="float" office:value="8164" calcext:value-type="float">
            <text:p>8164</text:p>
          </table:table-cell>
          <table:table-cell table:style-name="ce3" office:value-type="percentage" office:value="0.067" calcext:value-type="percentage">
            <text:p>6.70%</text:p>
          </table:table-cell>
          <table:table-cell office:value-type="float" office:value="45629" calcext:value-type="float">
            <text:p>45629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27134" calcext:value-type="float">
            <text:p>27134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12528" calcext:value-type="float">
            <text:p>12528</text:p>
          </table:table-cell>
          <table:table-cell table:style-name="ce3" office:value-type="percentage" office:value="0.109" calcext:value-type="percentage">
            <text:p>10.90%</text:p>
          </table:table-cell>
          <table:table-cell office:value-type="float" office:value="16157" calcext:value-type="float">
            <text:p>16157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41178" calcext:value-type="float">
            <text:p>41178</text:p>
          </table:table-cell>
          <table:table-cell table:style-name="ce3" office:value-type="percentage" office:value="0.109" calcext:value-type="percentage">
            <text:p>10.90%</text:p>
          </table:table-cell>
          <table:table-cell office:value-type="float" office:value="13889" calcext:value-type="float">
            <text:p>13889</text:p>
          </table:table-cell>
          <table:table-cell table:style-name="ce3" office:value-type="percentage" office:value="0.111" calcext:value-type="percentage">
            <text:p>11.10%</text:p>
          </table:table-cell>
          <table:table-cell office:value-type="float" office:value="4846" calcext:value-type="float">
            <text:p>4846</text:p>
          </table:table-cell>
          <table:table-cell table:style-name="ce3" office:value-type="percentage" office:value="0.162" calcext:value-type="percentage">
            <text:p>16.2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6.txt:ČR</text:p>
          </table:table-cell>
          <table:table-cell office:value-type="date" office:date-value="2021-11-06" calcext:value-type="date">
            <text:p>6. 11. 2021</text:p>
          </table:table-cell>
          <table:table-cell office:value-type="float" office:value="3765" calcext:value-type="float">
            <text:p>3765</text:p>
          </table:table-cell>
          <table:table-cell table:style-name="ce3" office:value-type="percentage" office:value="0.128" calcext:value-type="percentage">
            <text:p>12.80%</text:p>
          </table:table-cell>
          <table:table-cell office:value-type="float" office:value="9866" calcext:value-type="float">
            <text:p>9866</text:p>
          </table:table-cell>
          <table:table-cell table:style-name="ce3" office:value-type="percentage" office:value="0.078" calcext:value-type="percentage">
            <text:p>7.80%</text:p>
          </table:table-cell>
          <table:table-cell office:value-type="float" office:value="49998" calcext:value-type="float">
            <text:p>49998</text:p>
          </table:table-cell>
          <table:table-cell table:style-name="ce3" office:value-type="percentage" office:value="0.093" calcext:value-type="percentage">
            <text:p>9.30%</text:p>
          </table:table-cell>
          <table:table-cell office:value-type="float" office:value="32651" calcext:value-type="float">
            <text:p>32651</text:p>
          </table:table-cell>
          <table:table-cell table:style-name="ce3" office:value-type="percentage" office:value="0.124" calcext:value-type="percentage">
            <text:p>12.40%</text:p>
          </table:table-cell>
          <table:table-cell office:value-type="float" office:value="18381" calcext:value-type="float">
            <text:p>18381</text:p>
          </table:table-cell>
          <table:table-cell table:style-name="ce3" office:value-type="percentage" office:value="0.141" calcext:value-type="percentage">
            <text:p>14.10%</text:p>
          </table:table-cell>
          <table:table-cell office:value-type="float" office:value="30394" calcext:value-type="float">
            <text:p>30394</text:p>
          </table:table-cell>
          <table:table-cell table:style-name="ce3" office:value-type="percentage" office:value="0.14" calcext:value-type="percentage">
            <text:p>14.00%</text:p>
          </table:table-cell>
          <table:table-cell office:value-type="float" office:value="77353" calcext:value-type="float">
            <text:p>77353</text:p>
          </table:table-cell>
          <table:table-cell table:style-name="ce3" office:value-type="percentage" office:value="0.183" calcext:value-type="percentage">
            <text:p>18.30%</text:p>
          </table:table-cell>
          <table:table-cell office:value-type="float" office:value="30768" calcext:value-type="float">
            <text:p>30768</text:p>
          </table:table-cell>
          <table:table-cell table:style-name="ce3" office:value-type="percentage" office:value="0.188" calcext:value-type="percentage">
            <text:p>18.80%</text:p>
          </table:table-cell>
          <table:table-cell office:value-type="float" office:value="19803" calcext:value-type="float">
            <text:p>19803</text:p>
          </table:table-cell>
          <table:table-cell table:style-name="ce3" office:value-type="percentage" office:value="0.22" calcext:value-type="percentage">
            <text:p>22.00%</text:p>
          </table:table-cell>
          <table:table-cell/>
          <table:table-cell office:value-type="float" office:value="1321" calcext:value-type="float">
            <text:p>1321</text:p>
          </table:table-cell>
          <table:table-cell table:style-name="ce3" office:value-type="percentage" office:value="0.116" calcext:value-type="percentage">
            <text:p>11.60%</text:p>
          </table:table-cell>
          <table:table-cell office:value-type="float" office:value="1387" calcext:value-type="float">
            <text:p>1387</text:p>
          </table:table-cell>
          <table:table-cell table:style-name="ce3" office:value-type="percentage" office:value="0.099" calcext:value-type="percentage">
            <text:p>9.90%</text:p>
          </table:table-cell>
          <table:table-cell office:value-type="float" office:value="4339" calcext:value-type="float">
            <text:p>4339</text:p>
          </table:table-cell>
          <table:table-cell table:style-name="ce3" office:value-type="percentage" office:value="0.2" calcext:value-type="percentage">
            <text:p>20.00%</text:p>
          </table:table-cell>
          <table:table-cell office:value-type="float" office:value="3496" calcext:value-type="float">
            <text:p>3496</text:p>
          </table:table-cell>
          <table:table-cell table:style-name="ce3" office:value-type="percentage" office:value="0.281" calcext:value-type="percentage">
            <text:p>28.10%</text:p>
          </table:table-cell>
          <table:table-cell office:value-type="float" office:value="3955" calcext:value-type="float">
            <text:p>3955</text:p>
          </table:table-cell>
          <table:table-cell table:style-name="ce3" office:value-type="percentage" office:value="0.276" calcext:value-type="percentage">
            <text:p>27.60%</text:p>
          </table:table-cell>
          <table:table-cell office:value-type="float" office:value="12891" calcext:value-type="float">
            <text:p>12891</text:p>
          </table:table-cell>
          <table:table-cell table:style-name="ce3" office:value-type="percentage" office:value="0.23" calcext:value-type="percentage">
            <text:p>23.00%</text:p>
          </table:table-cell>
          <table:table-cell office:value-type="float" office:value="32848" calcext:value-type="float">
            <text:p>32848</text:p>
          </table:table-cell>
          <table:table-cell table:style-name="ce3" office:value-type="percentage" office:value="0.28" calcext:value-type="percentage">
            <text:p>28.00%</text:p>
          </table:table-cell>
          <table:table-cell office:value-type="float" office:value="15760" calcext:value-type="float">
            <text:p>15760</text:p>
          </table:table-cell>
          <table:table-cell table:style-name="ce3" office:value-type="percentage" office:value="0.258" calcext:value-type="percentage">
            <text:p>25.80%</text:p>
          </table:table-cell>
          <table:table-cell office:value-type="float" office:value="14320" calcext:value-type="float">
            <text:p>14320</text:p>
          </table:table-cell>
          <table:table-cell table:style-name="ce3" office:value-type="percentage" office:value="0.242" calcext:value-type="percentage">
            <text:p>24.20%</text:p>
          </table:table-cell>
          <table:table-cell/>
          <table:table-cell office:value-type="float" office:value="2444" calcext:value-type="float">
            <text:p>2444</text:p>
          </table:table-cell>
          <table:table-cell table:style-name="ce3" office:value-type="percentage" office:value="0.135" calcext:value-type="percentage">
            <text:p>13.50%</text:p>
          </table:table-cell>
          <table:table-cell office:value-type="float" office:value="8479" calcext:value-type="float">
            <text:p>8479</text:p>
          </table:table-cell>
          <table:table-cell table:style-name="ce3" office:value-type="percentage" office:value="0.075" calcext:value-type="percentage">
            <text:p>7.50%</text:p>
          </table:table-cell>
          <table:table-cell office:value-type="float" office:value="45659" calcext:value-type="float">
            <text:p>45659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29155" calcext:value-type="float">
            <text:p>29155</text:p>
          </table:table-cell>
          <table:table-cell table:style-name="ce3" office:value-type="percentage" office:value="0.105" calcext:value-type="percentage">
            <text:p>10.50%</text:p>
          </table:table-cell>
          <table:table-cell office:value-type="float" office:value="14426" calcext:value-type="float">
            <text:p>14426</text:p>
          </table:table-cell>
          <table:table-cell table:style-name="ce3" office:value-type="percentage" office:value="0.104" calcext:value-type="percentage">
            <text:p>10.40%</text:p>
          </table:table-cell>
          <table:table-cell office:value-type="float" office:value="17503" calcext:value-type="float">
            <text:p>17503</text:p>
          </table:table-cell>
          <table:table-cell table:style-name="ce3" office:value-type="percentage" office:value="0.073" calcext:value-type="percentage">
            <text:p>7.30%</text:p>
          </table:table-cell>
          <table:table-cell office:value-type="float" office:value="44505" calcext:value-type="float">
            <text:p>44505</text:p>
          </table:table-cell>
          <table:table-cell table:style-name="ce3" office:value-type="percentage" office:value="0.112" calcext:value-type="percentage">
            <text:p>11.20%</text:p>
          </table:table-cell>
          <table:table-cell office:value-type="float" office:value="15008" calcext:value-type="float">
            <text:p>15008</text:p>
          </table:table-cell>
          <table:table-cell table:style-name="ce3" office:value-type="percentage" office:value="0.115" calcext:value-type="percentage">
            <text:p>11.50%</text:p>
          </table:table-cell>
          <table:table-cell office:value-type="float" office:value="5483" calcext:value-type="float">
            <text:p>5483</text:p>
          </table:table-cell>
          <table:table-cell table:style-name="ce3" office:value-type="percentage" office:value="0.165" calcext:value-type="percentage">
            <text:p>16.50%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./01_IS_COVID19_nove_pripady_shrnuti_20211107.txt:ČR</text:p>
          </table:table-cell>
          <table:table-cell office:value-type="date" office:date-value="2021-11-07" calcext:value-type="date">
            <text:p>7. 11. 2021</text:p>
          </table:table-cell>
          <table:table-cell office:value-type="float" office:value="3795" calcext:value-type="float">
            <text:p>3795</text:p>
          </table:table-cell>
          <table:table-cell table:style-name="ce3" office:value-type="percentage" office:value="0.133" calcext:value-type="percentage">
            <text:p>13.30%</text:p>
          </table:table-cell>
          <table:table-cell office:value-type="float" office:value="9871" calcext:value-type="float">
            <text:p>9871</text:p>
          </table:table-cell>
          <table:table-cell table:style-name="ce3" office:value-type="percentage" office:value="0.085" calcext:value-type="percentage">
            <text:p>8.50%</text:p>
          </table:table-cell>
          <table:table-cell office:value-type="float" office:value="47442" calcext:value-type="float">
            <text:p>47442</text:p>
          </table:table-cell>
          <table:table-cell table:style-name="ce3" office:value-type="percentage" office:value="0.097" calcext:value-type="percentage">
            <text:p>9.70%</text:p>
          </table:table-cell>
          <table:table-cell office:value-type="float" office:value="31961" calcext:value-type="float">
            <text:p>31961</text:p>
          </table:table-cell>
          <table:table-cell table:style-name="ce3" office:value-type="percentage" office:value="0.126" calcext:value-type="percentage">
            <text:p>12.60%</text:p>
          </table:table-cell>
          <table:table-cell office:value-type="float" office:value="18025" calcext:value-type="float">
            <text:p>18025</text:p>
          </table:table-cell>
          <table:table-cell table:style-name="ce3" office:value-type="percentage" office:value="0.146" calcext:value-type="percentage">
            <text:p>14.60%</text:p>
          </table:table-cell>
          <table:table-cell office:value-type="float" office:value="29437" calcext:value-type="float">
            <text:p>29437</text:p>
          </table:table-cell>
          <table:table-cell table:style-name="ce3" office:value-type="percentage" office:value="0.149" calcext:value-type="percentage">
            <text:p>14.90%</text:p>
          </table:table-cell>
          <table:table-cell office:value-type="float" office:value="74188" calcext:value-type="float">
            <text:p>74188</text:p>
          </table:table-cell>
          <table:table-cell table:style-name="ce3" office:value-type="percentage" office:value="0.196" calcext:value-type="percentage">
            <text:p>19.60%</text:p>
          </table:table-cell>
          <table:table-cell office:value-type="float" office:value="29003" calcext:value-type="float">
            <text:p>29003</text:p>
          </table:table-cell>
          <table:table-cell table:style-name="ce3" office:value-type="percentage" office:value="0.202" calcext:value-type="percentage">
            <text:p>20.20%</text:p>
          </table:table-cell>
          <table:table-cell office:value-type="float" office:value="18989" calcext:value-type="float">
            <text:p>18989</text:p>
          </table:table-cell>
          <table:table-cell table:style-name="ce3" office:value-type="percentage" office:value="0.231" calcext:value-type="percentage">
            <text:p>23.10%</text:p>
          </table:table-cell>
          <table:table-cell/>
          <table:table-cell office:value-type="float" office:value="1265" calcext:value-type="float">
            <text:p>1265</text:p>
          </table:table-cell>
          <table:table-cell table:style-name="ce3" office:value-type="percentage" office:value="0.124" calcext:value-type="percentage">
            <text:p>12.40%</text:p>
          </table:table-cell>
          <table:table-cell office:value-type="float" office:value="1326" calcext:value-type="float">
            <text:p>1326</text:p>
          </table:table-cell>
          <table:table-cell table:style-name="ce3" office:value-type="percentage" office:value="0.103" calcext:value-type="percentage">
            <text:p>10.30%</text:p>
          </table:table-cell>
          <table:table-cell office:value-type="float" office:value="4177" calcext:value-type="float">
            <text:p>4177</text:p>
          </table:table-cell>
          <table:table-cell table:style-name="ce3" office:value-type="percentage" office:value="0.203" calcext:value-type="percentage">
            <text:p>20.30%</text:p>
          </table:table-cell>
          <table:table-cell office:value-type="float" office:value="3574" calcext:value-type="float">
            <text:p>3574</text:p>
          </table:table-cell>
          <table:table-cell table:style-name="ce3" office:value-type="percentage" office:value="0.275" calcext:value-type="percentage">
            <text:p>27.50%</text:p>
          </table:table-cell>
          <table:table-cell office:value-type="float" office:value="4026" calcext:value-type="float">
            <text:p>4026</text:p>
          </table:table-cell>
          <table:table-cell table:style-name="ce3" office:value-type="percentage" office:value="0.279" calcext:value-type="percentage">
            <text:p>27.90%</text:p>
          </table:table-cell>
          <table:table-cell office:value-type="float" office:value="12894" calcext:value-type="float">
            <text:p>12894</text:p>
          </table:table-cell>
          <table:table-cell table:style-name="ce3" office:value-type="percentage" office:value="0.236" calcext:value-type="percentage">
            <text:p>23.60%</text:p>
          </table:table-cell>
          <table:table-cell office:value-type="float" office:value="32758" calcext:value-type="float">
            <text:p>32758</text:p>
          </table:table-cell>
          <table:table-cell table:style-name="ce3" office:value-type="percentage" office:value="0.289" calcext:value-type="percentage">
            <text:p>28.90%</text:p>
          </table:table-cell>
          <table:table-cell office:value-type="float" office:value="15444" calcext:value-type="float">
            <text:p>15444</text:p>
          </table:table-cell>
          <table:table-cell table:style-name="ce3" office:value-type="percentage" office:value="0.266" calcext:value-type="percentage">
            <text:p>26.60%</text:p>
          </table:table-cell>
          <table:table-cell office:value-type="float" office:value="13875" calcext:value-type="float">
            <text:p>13875</text:p>
          </table:table-cell>
          <table:table-cell table:style-name="ce3" office:value-type="percentage" office:value="0.249" calcext:value-type="percentage">
            <text:p>24.90%</text:p>
          </table:table-cell>
          <table:table-cell/>
          <table:table-cell office:value-type="float" office:value="2530" calcext:value-type="float">
            <text:p>2530</text:p>
          </table:table-cell>
          <table:table-cell table:style-name="ce3" office:value-type="percentage" office:value="0.138" calcext:value-type="percentage">
            <text:p>13.80%</text:p>
          </table:table-cell>
          <table:table-cell office:value-type="float" office:value="8545" calcext:value-type="float">
            <text:p>8545</text:p>
          </table:table-cell>
          <table:table-cell table:style-name="ce3" office:value-type="percentage" office:value="0.082" calcext:value-type="percentage">
            <text:p>8.20%</text:p>
          </table:table-cell>
          <table:table-cell office:value-type="float" office:value="43265" calcext:value-type="float">
            <text:p>43265</text:p>
          </table:table-cell>
          <table:table-cell table:style-name="ce3" office:value-type="percentage" office:value="0.087" calcext:value-type="percentage">
            <text:p>8.70%</text:p>
          </table:table-cell>
          <table:table-cell office:value-type="float" office:value="28387" calcext:value-type="float">
            <text:p>28387</text:p>
          </table:table-cell>
          <table:table-cell table:style-name="ce3" office:value-type="percentage" office:value="0.107" calcext:value-type="percentage">
            <text:p>10.70%</text:p>
          </table:table-cell>
          <table:table-cell office:value-type="float" office:value="13999" calcext:value-type="float">
            <text:p>13999</text:p>
          </table:table-cell>
          <table:table-cell table:style-name="ce3" office:value-type="percentage" office:value="0.107" calcext:value-type="percentage">
            <text:p>10.70%</text:p>
          </table:table-cell>
          <table:table-cell office:value-type="float" office:value="16543" calcext:value-type="float">
            <text:p>16543</text:p>
          </table:table-cell>
          <table:table-cell table:style-name="ce3" office:value-type="percentage" office:value="0.08" calcext:value-type="percentage">
            <text:p>8.00%</text:p>
          </table:table-cell>
          <table:table-cell office:value-type="float" office:value="41430" calcext:value-type="float">
            <text:p>41430</text:p>
          </table:table-cell>
          <table:table-cell table:style-name="ce3" office:value-type="percentage" office:value="0.123" calcext:value-type="percentage">
            <text:p>12.30%</text:p>
          </table:table-cell>
          <table:table-cell office:value-type="float" office:value="13559" calcext:value-type="float">
            <text:p>13559</text:p>
          </table:table-cell>
          <table:table-cell table:style-name="ce3" office:value-type="percentage" office:value="0.129" calcext:value-type="percentage">
            <text:p>12.90%</text:p>
          </table:table-cell>
          <table:table-cell office:value-type="float" office:value="5114" calcext:value-type="float">
            <text:p>5114</text:p>
          </table:table-cell>
          <table:table-cell table:style-name="ce3" office:value-type="percentage" office:value="0.181" calcext:value-type="percentage">
            <text:p>18.10%</text:p>
          </table:table-cell>
          <table:table-cell table:number-columns-repeated="19"/>
        </table:table-row>
        <table:table-row table:style-name="ro2" table:number-rows-repeated="1048413">
          <table:table-cell table:number-columns-repeated="77"/>
        </table:table-row>
        <table:table-row table:style-name="ro2">
          <table:table-cell table:number-columns-repeated="77"/>
        </table:table-row>
      </table:table>
      <table:table table:name="%poz test ALL" table:style-name="ta1">
        <office:forms form:automatic-focus="false" form:apply-design-mode="false"/>
        <table:shapes>
          <draw:frame draw:z-index="0" draw:style-name="gr1" draw:text-style-name="P1" svg:width="1172.41pt" svg:height="659.45pt" svg:x="436.39pt" svg:y="15.17pt">
            <draw:object draw:notify-on-update-of-ranges="'%poz test ALL'.A2:'%poz test ALL'.A366 '%poz test ALL'.B1:'%poz test ALL'.B1 '%poz test ALL'.B2:'%poz test ALL'.B366 '%poz test ALL'.C1:'%poz test ALL'.C1 '%poz test ALL'.C2:'%poz test ALL'.C366 '%poz test ALL'.D1:'%poz test ALL'.D1 '%poz test ALL'.D2:'%poz test ALL'.D366 '%poz test ALL'.E1:'%poz test ALL'.E1 '%poz test ALL'.E2:'%poz test ALL'.E366 '%poz test ALL'.F1:'%poz test ALL'.F1 '%poz test ALL'.F2:'%poz test ALL'.F366 '%poz test ALL'.G1:'%poz test ALL'.G1 '%poz test ALL'.G2:'%poz test ALL'.G366 '%poz test ALL'.H1:'%poz test ALL'.H1 '%poz test ALL'.H2:'%poz test ALL'.H366 '%poz test ALL'.I1:'%poz test ALL'.I1 '%poz test ALL'.I2:'%poz test ALL'.I366 '%poz test ALL'.J1:'%poz test ALL'.J1 '%poz test ALL'.J2:'%poz test ALL'.J3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3" table:default-cell-style-name="ce8"/>
        <table:table-column table:style-name="co14" table:number-columns-repeated="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2">
          <table:table-cell table:style-name="Default"/>
          <table:table-cell office:value-type="string" calcext:value-type="string">
            <text:p>0-2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16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49</text:p>
          </table:table-cell>
          <table:table-cell office:value-type="string" calcext:value-type="string">
            <text:p>50-6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7" office:value-type="date" office:date-value="2021-06-01" calcext:value-type="date">
            <text:p>1. června 2021</text:p>
          </table:table-cell>
          <table:table-cell table:style-name="ce10" office:value-type="percentage" office:value="0.0639" calcext:value-type="percentage">
            <text:p>6.4%</text:p>
          </table:table-cell>
          <table:table-cell table:style-name="ce10" office:value-type="percentage" office:value="0.0371" calcext:value-type="percentage">
            <text:p>3.7%</text:p>
          </table:table-cell>
          <table:table-cell table:style-name="ce10" office:value-type="percentage" office:value="0.0124" calcext:value-type="percentage">
            <text:p>1.2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54" calcext:value-type="percentage">
            <text:p>1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01" calcext:value-type="percentage">
            <text:p>1.0%</text:p>
          </table:table-cell>
          <table:table-cell table:style-name="ce10" office:value-type="percentage" office:value="0.0092" calcext:value-type="percentage">
            <text:p>0.9%</text:p>
          </table:table-cell>
          <table:table-cell table:style-name="ce10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6-02" calcext:value-type="date">
            <text:p>2. června 2021</text:p>
          </table:table-cell>
          <table:table-cell table:style-name="ce10" office:value-type="percentage" office:value="0.054" calcext:value-type="percentage">
            <text:p>5.4%</text:p>
          </table:table-cell>
          <table:table-cell table:style-name="ce10" office:value-type="percentage" office:value="0.0331" calcext:value-type="percentage">
            <text:p>3.3%</text:p>
          </table:table-cell>
          <table:table-cell table:style-name="ce10" office:value-type="percentage" office:value="0.0135" calcext:value-type="percentage">
            <text:p>1.4%</text:p>
          </table:table-cell>
          <table:table-cell table:style-name="ce10" office:value-type="percentage" office:value="0.0122" calcext:value-type="percentage">
            <text:p>1.2%</text:p>
          </table:table-cell>
          <table:table-cell table:style-name="ce10" office:value-type="percentage" office:value="0.0155" calcext:value-type="percentage">
            <text:p>1.6%</text:p>
          </table:table-cell>
          <table:table-cell table:style-name="ce10" office:value-type="percentage" office:value="0.0074" calcext:value-type="percentage">
            <text:p>0.7%</text:p>
          </table:table-cell>
          <table:table-cell table:style-name="ce10" office:value-type="percentage" office:value="0.0101" calcext:value-type="percentage">
            <text:p>1.0%</text:p>
          </table:table-cell>
          <table:table-cell table:style-name="ce10" office:value-type="percentage" office:value="0.0093" calcext:value-type="percentage">
            <text:p>0.9%</text:p>
          </table:table-cell>
          <table:table-cell table:style-name="ce10" office:value-type="percentage" office:value="0.0234" calcext:value-type="percentage">
            <text:p>2.3%</text:p>
          </table:table-cell>
        </table:table-row>
        <table:table-row table:style-name="ro2">
          <table:table-cell table:style-name="ce7" office:value-type="date" office:date-value="2021-06-03" calcext:value-type="date">
            <text:p>3. června 2021</text:p>
          </table:table-cell>
          <table:table-cell table:style-name="ce10" office:value-type="percentage" office:value="0.0538" calcext:value-type="percentage">
            <text:p>5.4%</text:p>
          </table:table-cell>
          <table:table-cell table:style-name="ce10" office:value-type="percentage" office:value="0.0319" calcext:value-type="percentage">
            <text:p>3.2%</text:p>
          </table:table-cell>
          <table:table-cell table:style-name="ce10" office:value-type="percentage" office:value="0.0131" calcext:value-type="percentage">
            <text:p>1.3%</text:p>
          </table:table-cell>
          <table:table-cell table:style-name="ce10" office:value-type="percentage" office:value="0.0125" calcext:value-type="percentage">
            <text:p>1.3%</text:p>
          </table:table-cell>
          <table:table-cell table:style-name="ce10" office:value-type="percentage" office:value="0.0147" calcext:value-type="percentage">
            <text:p>1.5%</text:p>
          </table:table-cell>
          <table:table-cell table:style-name="ce10" office:value-type="percentage" office:value="0.0066" calcext:value-type="percentage">
            <text:p>0.7%</text:p>
          </table:table-cell>
          <table:table-cell table:style-name="ce10" office:value-type="percentage" office:value="0.0101" calcext:value-type="percentage">
            <text:p>1.0%</text:p>
          </table:table-cell>
          <table:table-cell table:style-name="ce10" office:value-type="percentage" office:value="0.0095" calcext:value-type="percentage">
            <text:p>1.0%</text:p>
          </table:table-cell>
          <table:table-cell table:style-name="ce10" office:value-type="percentage" office:value="0.022" calcext:value-type="percentage">
            <text:p>2.2%</text:p>
          </table:table-cell>
        </table:table-row>
        <table:table-row table:style-name="ro2">
          <table:table-cell table:style-name="ce7" office:value-type="date" office:date-value="2021-06-04" calcext:value-type="date">
            <text:p>4. června 2021</text:p>
          </table:table-cell>
          <table:table-cell table:style-name="ce10" office:value-type="percentage" office:value="0.051" calcext:value-type="percentage">
            <text:p>5.1%</text:p>
          </table:table-cell>
          <table:table-cell table:style-name="ce10" office:value-type="percentage" office:value="0.03" calcext:value-type="percentage">
            <text:p>3.0%</text:p>
          </table:table-cell>
          <table:table-cell table:number-columns-repeated="2" table:style-name="ce10" office:value-type="percentage" office:value="0.012" calcext:value-type="percentage">
            <text:p>1.2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21" calcext:value-type="percentage">
            <text:p>2.1%</text:p>
          </table:table-cell>
        </table:table-row>
        <table:table-row table:style-name="ro2">
          <table:table-cell table:style-name="ce7" office:value-type="date" office:date-value="2021-06-05" calcext:value-type="date">
            <text:p>5. června 2021</text:p>
          </table:table-cell>
          <table:table-cell table:style-name="ce10" office:value-type="percentage" office:value="0.056" calcext:value-type="percentage">
            <text:p>5.6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6" calcext:value-type="date">
            <text:p>6. června 2021</text:p>
          </table:table-cell>
          <table:table-cell table:style-name="ce10" office:value-type="percentage" office:value="0.06" calcext:value-type="percentage">
            <text:p>6.0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7" calcext:value-type="date">
            <text:p>7. června 2021</text:p>
          </table:table-cell>
          <table:table-cell table:style-name="ce10" office:value-type="percentage" office:value="0.06" calcext:value-type="percentage">
            <text:p>6.0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6-08" calcext:value-type="date">
            <text:p>8. června 2021</text:p>
          </table:table-cell>
          <table:table-cell table:style-name="ce10" office:value-type="percentage" office:value="0.059" calcext:value-type="percentage">
            <text:p>5.9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6-09" calcext:value-type="date">
            <text:p>9. června 2021</text:p>
          </table:table-cell>
          <table:table-cell table:style-name="ce10" office:value-type="percentage" office:value="0.06" calcext:value-type="percentage">
            <text:p>6.0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6-10" calcext:value-type="date">
            <text:p>10. června 2021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6-11" calcext:value-type="date">
            <text:p>11. června 2021</text:p>
          </table:table-cell>
          <table:table-cell table:style-name="ce10" office:value-type="percentage" office:value="0.048" calcext:value-type="percentage">
            <text:p>4.8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4" calcext:value-type="percentage">
            <text:p>1.4%</text:p>
          </table:table-cell>
        </table:table-row>
        <table:table-row table:style-name="ro2">
          <table:table-cell table:style-name="ce7" office:value-type="date" office:date-value="2021-06-12" calcext:value-type="date">
            <text:p>12. června 2021</text:p>
          </table:table-cell>
          <table:table-cell table:style-name="ce10" office:value-type="percentage" office:value="0.045" calcext:value-type="percentage">
            <text:p>4.5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4" calcext:value-type="percentage">
            <text:p>1.4%</text:p>
          </table:table-cell>
        </table:table-row>
        <table:table-row table:style-name="ro2">
          <table:table-cell table:style-name="ce7" office:value-type="date" office:date-value="2021-06-13" calcext:value-type="date">
            <text:p>13. června 2021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4" calcext:value-type="date">
            <text:p>14. června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5" calcext:value-type="date">
            <text:p>15. června 2021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6" calcext:value-type="date">
            <text:p>16. června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7" calcext:value-type="date">
            <text:p>17. června 2021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8" calcext:value-type="date">
            <text:p>18. června 2021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9" calcext:value-type="percentage">
            <text:p>0.9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6-19" calcext:value-type="date">
            <text:p>19. června 2021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0" calcext:value-type="date">
            <text:p>20. června 2021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6-21" calcext:value-type="date">
            <text:p>21. června 2021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6-22" calcext:value-type="date">
            <text:p>22. června 2021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3" calcext:value-type="date">
            <text:p>23. června 2021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6-24" calcext:value-type="date">
            <text:p>24. června 2021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2" calcext:value-type="percentage">
            <text:p>0.2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8" calcext:value-type="percentage">
            <text:p>0.8%</text:p>
          </table:table-cell>
        </table:table-row>
        <table:table-row table:style-name="ro2">
          <table:table-cell table:style-name="ce7" office:value-type="date" office:date-value="2021-06-25" calcext:value-type="date">
            <text:p>25. června 2021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6" calcext:value-type="date">
            <text:p>26. června 2021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7" calcext:value-type="date">
            <text:p>27. června 2021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9" calcext:value-type="percentage">
            <text:p>0.9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8" calcext:value-type="date">
            <text:p>28. června 2021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9" calcext:value-type="percentage">
            <text:p>0.9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2" calcext:value-type="percentage">
            <text:p>0.2%</text:p>
          </table:table-cell>
          <table:table-cell table:style-name="ce10" office:value-type="percentage" office:value="0.006" calcext:value-type="percentage">
            <text:p>0.6%</text:p>
          </table:table-cell>
        </table:table-row>
        <table:table-row table:style-name="ro2">
          <table:table-cell table:style-name="ce7" office:value-type="date" office:date-value="2021-06-29" calcext:value-type="date">
            <text:p>29. června 2021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2" calcext:value-type="percentage">
            <text:p>0.2%</text:p>
          </table:table-cell>
          <table:table-cell table:style-name="ce10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6-30" calcext:value-type="date">
            <text:p>30. června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1" calcext:value-type="date">
            <text:p>1. července 2021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2" calcext:value-type="date">
            <text:p>2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</table:table-row>
        <table:table-row table:style-name="ro2">
          <table:table-cell table:style-name="ce7" office:value-type="date" office:date-value="2021-07-03" calcext:value-type="date">
            <text:p>3. července 2021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number-columns-repeated="3" table:style-name="ce10" office:value-type="percentage" office:value="0.003" calcext:value-type="percentage">
            <text:p>0.3%</text:p>
          </table:table-cell>
        </table:table-row>
        <table:table-row table:style-name="ro2">
          <table:table-cell table:style-name="ce7" office:value-type="date" office:date-value="2021-07-04" calcext:value-type="date">
            <text:p>4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1" calcext:value-type="percentage">
            <text:p>0.1%</text:p>
          </table:table-cell>
          <table:table-cell table:style-name="ce10" office:value-type="percentage" office:value="0.002" calcext:value-type="percentage">
            <text:p>0.2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5" calcext:value-type="date">
            <text:p>5. července 2021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6" calcext:value-type="date">
            <text:p>6. července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7" calcext:value-type="date">
            <text:p>7. července 2021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</table:table-row>
        <table:table-row table:style-name="ro2">
          <table:table-cell table:style-name="ce7" office:value-type="date" office:date-value="2021-07-08" calcext:value-type="date">
            <text:p>8. července 2021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09" calcext:value-type="date">
            <text:p>9. července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0" calcext:value-type="date">
            <text:p>10. července 2021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1" calcext:value-type="date">
            <text:p>11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1" calcext:value-type="percentage">
            <text:p>1.0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2" calcext:value-type="date">
            <text:p>12. července 2021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</table:table-row>
        <table:table-row table:style-name="ro2">
          <table:table-cell table:style-name="ce7" office:value-type="date" office:date-value="2021-07-13" calcext:value-type="date">
            <text:p>13. července 2021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11" calcext:value-type="percentage">
            <text:p>1.1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4" calcext:value-type="date">
            <text:p>14. července 2021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15" calcext:value-type="date">
            <text:p>15. července 2021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11" calcext:value-type="percentage">
            <text:p>1.1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16" calcext:value-type="date">
            <text:p>16. července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17" calcext:value-type="date">
            <text:p>17. července 2021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18" calcext:value-type="date">
            <text:p>18. července 2021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7-19" calcext:value-type="date">
            <text:p>19. července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7-20" calcext:value-type="date">
            <text:p>20. července 2021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21" calcext:value-type="date">
            <text:p>21. července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2" calcext:value-type="date">
            <text:p>22. července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8" calcext:value-type="percentage">
            <text:p>0.8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3" calcext:value-type="date">
            <text:p>23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4" calcext:value-type="date">
            <text:p>24. července 2021</text:p>
          </table:table-cell>
          <table:table-cell table:style-name="ce10" office:value-type="percentage" office:value="0.023" calcext:value-type="percentage">
            <text:p>2.3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7-25" calcext:value-type="date">
            <text:p>25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6" calcext:value-type="date">
            <text:p>26. července 2021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</table:table-row>
        <table:table-row table:style-name="ro2">
          <table:table-cell table:style-name="ce7" office:value-type="date" office:date-value="2021-07-27" calcext:value-type="date">
            <text:p>27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8" calcext:value-type="date">
            <text:p>28. července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29" calcext:value-type="date">
            <text:p>29. července 2021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30" calcext:value-type="date">
            <text:p>30. července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3"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7-31" calcext:value-type="date">
            <text:p>31. července 2021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2" calcext:value-type="percentage">
            <text:p>0.2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1" calcext:value-type="date">
            <text:p>1. srpna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3"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2" calcext:value-type="date">
            <text:p>2. srpna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3"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3" calcext:value-type="date">
            <text:p>3. srpna 2021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3"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4" calcext:value-type="date">
            <text:p>4. srpna 2021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8-05" calcext:value-type="date">
            <text:p>5. srpna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6" calcext:value-type="date">
            <text:p>6. srpna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number-columns-repeated="3"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07" calcext:value-type="date">
            <text:p>7. srpna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8" calcext:value-type="date">
            <text:p>8. srpna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3"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09" calcext:value-type="date">
            <text:p>9. srpna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0" calcext:value-type="date">
            <text:p>10. srpna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1" calcext:value-type="date">
            <text:p>11. srpna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2" calcext:value-type="date">
            <text:p>12. srpna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3" calcext:value-type="date">
            <text:p>13. srpna 2021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4" calcext:value-type="date">
            <text:p>14. srpna 2021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5" calcext:value-type="date">
            <text:p>15. srpna 2021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3" table:style-name="ce10" office:value-type="percentage" office:value="0.006" calcext:value-type="percentage">
            <text:p>0.6%</text:p>
          </table:table-cell>
          <table:table-cell table:style-name="ce10" office:value-type="percentage" office:value="0.01" calcext:value-type="percentage">
            <text:p>1.0%</text:p>
          </table:table-cell>
        </table:table-row>
        <table:table-row table:style-name="ro2">
          <table:table-cell table:style-name="ce7" office:value-type="date" office:date-value="2021-08-16" calcext:value-type="date">
            <text:p>16. srpna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3" table:style-name="ce10" office:value-type="percentage" office:value="0.006" calcext:value-type="percentage">
            <text:p>0.6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17" calcext:value-type="date">
            <text:p>17. srpna 2021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4"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8" calcext:value-type="date">
            <text:p>18. srpna 2021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19" calcext:value-type="date">
            <text:p>19. srpna 2021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0" calcext:value-type="date">
            <text:p>20. srpna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1" calcext:value-type="date">
            <text:p>21. srpna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2" calcext:value-type="date">
            <text:p>22. srpna 2021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5" calcext:value-type="percentage">
            <text:p>0.5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3" calcext:value-type="date">
            <text:p>23. srpna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02" calcext:value-type="percentage">
            <text:p>0.2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4" calcext:value-type="date">
            <text:p>24. srpna 2021</text:p>
          </table:table-cell>
          <table:table-cell table:style-name="ce10" office:value-type="percentage" office:value="0.027" calcext:value-type="percentage">
            <text:p>2.7%</text:p>
          </table:table-cell>
          <table:table-cell table:number-columns-repeated="2"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5" calcext:value-type="date">
            <text:p>25. srpna 2021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1" calcext:value-type="percentage">
            <text:p>1.1%</text:p>
          </table:table-cell>
        </table:table-row>
        <table:table-row table:style-name="ro2">
          <table:table-cell table:style-name="ce7" office:value-type="date" office:date-value="2021-08-26" calcext:value-type="date">
            <text:p>26. srpna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7" calcext:value-type="date">
            <text:p>27. srpna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number-columns-repeated="2"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8-28" calcext:value-type="date">
            <text:p>28. srpna 2021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3" calcext:value-type="percentage">
            <text:p>0.3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29" calcext:value-type="date">
            <text:p>29. srpna 2021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06" calcext:value-type="percentage">
            <text:p>0.6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30" calcext:value-type="date">
            <text:p>30. srpna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4" calcext:value-type="percentage">
            <text:p>0.4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8-31" calcext:value-type="date">
            <text:p>31. srpna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09" calcext:value-type="percentage">
            <text:p>0.9%</text:p>
          </table:table-cell>
          <table:table-cell table:number-columns-repeated="3"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12" calcext:value-type="percentage">
            <text:p>1.2%</text:p>
          </table:table-cell>
        </table:table-row>
        <table:table-row table:style-name="ro2">
          <table:table-cell table:style-name="ce7" office:value-type="date" office:date-value="2021-09-01" calcext:value-type="date">
            <text:p>1. září 2021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13" calcext:value-type="percentage">
            <text:p>1.3%</text:p>
          </table:table-cell>
        </table:table-row>
        <table:table-row table:style-name="ro2">
          <table:table-cell table:style-name="ce7" office:value-type="date" office:date-value="2021-09-02" calcext:value-type="date">
            <text:p>2. září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5" calcext:value-type="percentage">
            <text:p>0.5%</text:p>
          </table:table-cell>
          <table:table-cell table:number-columns-repeated="2" table:style-name="ce10" office:value-type="percentage" office:value="0.006" calcext:value-type="percentage">
            <text:p>0.6%</text:p>
          </table:table-cell>
          <table:table-cell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9-03" calcext:value-type="date">
            <text:p>3. září 2021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number-columns-repeated="2" table:style-name="ce10" office:value-type="percentage" office:value="0.008" calcext:value-type="percentage">
            <text:p>0.8%</text:p>
          </table:table-cell>
          <table:table-cell table:number-columns-repeated="2" table:style-name="ce10" office:value-type="percentage" office:value="0.009" calcext:value-type="percentage">
            <text:p>0.9%</text:p>
          </table:table-cell>
          <table:table-cell table:style-name="ce10" office:value-type="percentage" office:value="0.015" calcext:value-type="percentage">
            <text:p>1.5%</text:p>
          </table:table-cell>
        </table:table-row>
        <table:table-row table:style-name="ro2">
          <table:table-cell table:style-name="ce7" office:value-type="date" office:date-value="2021-09-04" calcext:value-type="date">
            <text:p>4. září 2021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4" calcext:value-type="percentage">
            <text:p>0.4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7" calcext:value-type="percentage">
            <text:p>1.7%</text:p>
          </table:table-cell>
        </table:table-row>
        <table:table-row table:style-name="ro2">
          <table:table-cell table:style-name="ce7" office:value-type="date" office:date-value="2021-09-05" calcext:value-type="date">
            <text:p>5. září 2021</text:p>
          </table:table-cell>
          <table:table-cell table:style-name="ce10" office:value-type="percentage" office:value="0.046" calcext:value-type="percentage">
            <text:p>4.6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8" calcext:value-type="percentage">
            <text:p>0.8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9-06" calcext:value-type="date">
            <text:p>6. září 2021</text:p>
          </table:table-cell>
          <table:table-cell table:style-name="ce10" office:value-type="percentage" office:value="0.049" calcext:value-type="percentage">
            <text:p>4.9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5" calcext:value-type="percentage">
            <text:p>0.5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2" calcext:value-type="percentage">
            <text:p>2.0%</text:p>
          </table:table-cell>
        </table:table-row>
        <table:table-row table:style-name="ro2">
          <table:table-cell table:style-name="ce7" office:value-type="date" office:date-value="2021-09-07" calcext:value-type="date">
            <text:p>7. září 2021</text:p>
          </table:table-cell>
          <table:table-cell table:style-name="ce10" office:value-type="percentage" office:value="0.048" calcext:value-type="percentage">
            <text:p>4.8%</text:p>
          </table:table-cell>
          <table:table-cell table:style-name="ce10" office:value-type="percentage" office:value="0.01" calcext:value-type="percentage">
            <text:p>1.0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" calcext:value-type="percentage">
            <text:p>1.0%</text:p>
          </table:table-cell>
          <table:table-cell table:number-columns-repeated="2" table:style-name="ce10" office:value-type="percentage" office:value="0.012" calcext:value-type="percentage">
            <text:p>1.2%</text:p>
          </table:table-cell>
          <table:table-cell table:style-name="ce10" office:value-type="percentage" office:value="0.022" calcext:value-type="percentage">
            <text:p>2.2%</text:p>
          </table:table-cell>
        </table:table-row>
        <table:table-row table:style-name="ro2">
          <table:table-cell table:style-name="ce7" office:value-type="date" office:date-value="2021-09-08" calcext:value-type="date">
            <text:p>8. září 2021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06" calcext:value-type="percentage">
            <text:p>0.6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09" calcext:value-type="date">
            <text:p>9. září 2021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07" calcext:value-type="percentage">
            <text:p>0.7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14" calcext:value-type="percentage">
            <text:p>1.4%</text:p>
          </table:table-cell>
          <table:table-cell table:style-name="ce10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10" calcext:value-type="date">
            <text:p>10. září 2021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09" calcext:value-type="percentage">
            <text:p>0.9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15" calcext:value-type="percentage">
            <text:p>1.5%</text:p>
          </table:table-cell>
          <table:table-cell table:style-name="ce10" office:value-type="percentage" office:value="0.025" calcext:value-type="percentage">
            <text:p>2.5%</text:p>
          </table:table-cell>
        </table:table-row>
        <table:table-row table:style-name="ro2">
          <table:table-cell table:style-name="ce7" office:value-type="date" office:date-value="2021-09-11" calcext:value-type="date">
            <text:p>11. září 2021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1" calcext:value-type="percentage">
            <text:p>1.0%</text:p>
          </table:table-cell>
          <table:table-cell table:number-columns-repeated="2" table:style-name="ce10" office:value-type="percentage" office:value="0.014" calcext:value-type="percentage">
            <text:p>1.4%</text:p>
          </table:table-cell>
          <table:table-cell table:style-name="ce10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12" calcext:value-type="date">
            <text:p>12. září 2021</text:p>
          </table:table-cell>
          <table:table-cell table:style-name="ce10" office:value-type="percentage" office:value="0.033" calcext:value-type="percentage">
            <text:p>3.3%</text:p>
          </table:table-cell>
          <table:table-cell table:number-columns-repeated="2" table:style-name="ce10" office:value-type="percentage" office:value="0.013" calcext:value-type="percentage">
            <text:p>1.3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25" calcext:value-type="percentage">
            <text:p>2.5%</text:p>
          </table:table-cell>
        </table:table-row>
        <table:table-row table:style-name="ro2">
          <table:table-cell table:style-name="ce7" office:value-type="date" office:date-value="2021-09-13" calcext:value-type="date">
            <text:p>13. září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3" calcext:value-type="percentage">
            <text:p>1.3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15" calcext:value-type="percentage">
            <text:p>1.5%</text:p>
          </table:table-cell>
          <table:table-cell table:style-name="ce10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4" calcext:value-type="date">
            <text:p>14. září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5" calcext:value-type="date">
            <text:p>15. září 2021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16" calcext:value-type="date">
            <text:p>16. září 2021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11" calcext:value-type="percentage">
            <text:p>1.1%</text:p>
          </table:table-cell>
          <table:table-cell table:number-columns-repeated="2" table:style-name="ce10" office:value-type="percentage" office:value="0.016" calcext:value-type="percentage">
            <text:p>1.6%</text:p>
          </table:table-cell>
          <table:table-cell table:style-name="ce10" office:value-type="percentage" office:value="0.023" calcext:value-type="percentage">
            <text:p>2.3%</text:p>
          </table:table-cell>
        </table:table-row>
        <table:table-row table:style-name="ro2">
          <table:table-cell table:style-name="ce7" office:value-type="date" office:date-value="2021-09-17" calcext:value-type="date">
            <text:p>17. září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4" calcext:value-type="percentage">
            <text:p>2.4%</text:p>
          </table:table-cell>
        </table:table-row>
        <table:table-row table:style-name="ro2">
          <table:table-cell table:style-name="ce7" office:value-type="date" office:date-value="2021-09-18" calcext:value-type="date">
            <text:p>18. září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19" calcext:value-type="date">
            <text:p>19. září 2021</text:p>
          </table:table-cell>
          <table:table-cell table:style-name="ce10" office:value-type="percentage" office:value="0.036" calcext:value-type="percentage">
            <text:p>3.6%</text:p>
          </table:table-cell>
          <table:table-cell table:number-columns-repeated="2" table:style-name="ce10" office:value-type="percentage" office:value="0.019" calcext:value-type="percentage">
            <text:p>1.9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2" calcext:value-type="percentage">
            <text:p>1.2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0" calcext:value-type="date">
            <text:p>20. září 2021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1" calcext:value-type="percentage">
            <text:p>1.1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1" calcext:value-type="date">
            <text:p>21. září 2021</text:p>
          </table:table-cell>
          <table:table-cell table:style-name="ce10" office:value-type="percentage" office:value="0.031" calcext:value-type="percentage">
            <text:p>3.1%</text:p>
          </table:table-cell>
          <table:table-cell table:number-columns-repeated="2" table:style-name="ce10" office:value-type="percentage" office:value="0.019" calcext:value-type="percentage">
            <text:p>1.9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2" calcext:value-type="percentage">
            <text:p>1.2%</text:p>
          </table:table-cell>
          <table:table-cell table:number-columns-repeated="2" table:style-name="ce10" office:value-type="percentage" office:value="0.018" calcext:value-type="percentage">
            <text:p>1.8%</text:p>
          </table:table-cell>
          <table:table-cell table:style-name="ce10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2" calcext:value-type="date">
            <text:p>22. září 2021</text:p>
          </table:table-cell>
          <table:table-cell table:style-name="ce10" office:value-type="percentage" office:value="0.036" calcext:value-type="percentage">
            <text:p>3.6%</text:p>
          </table:table-cell>
          <table:table-cell table:number-columns-repeated="2" table:style-name="ce10" office:value-type="percentage" office:value="0.019" calcext:value-type="percentage">
            <text:p>1.9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3" calcext:value-type="percentage">
            <text:p>1.3%</text:p>
          </table:table-cell>
          <table:table-cell table:number-columns-repeated="2" table:style-name="ce10" office:value-type="percentage" office:value="0.019" calcext:value-type="percentage">
            <text:p>1.9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3" calcext:value-type="date">
            <text:p>23. září 2021</text:p>
          </table:table-cell>
          <table:table-cell table:style-name="ce10" office:value-type="percentage" office:value="0.042" calcext:value-type="percentage">
            <text:p>4.2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3" calcext:value-type="percentage">
            <text:p>1.3%</text:p>
          </table:table-cell>
          <table:table-cell table:number-columns-repeated="2" table:style-name="ce10" office:value-type="percentage" office:value="0.019" calcext:value-type="percentage">
            <text:p>1.9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4" calcext:value-type="date">
            <text:p>24. září 2021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3" calcext:value-type="percentage">
            <text:p>1.3%</text:p>
          </table:table-cell>
          <table:table-cell table:number-columns-repeated="2" table:style-name="ce10" office:value-type="percentage" office:value="0.018" calcext:value-type="percentage">
            <text:p>1.8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5" calcext:value-type="date">
            <text:p>25. září 2021</text:p>
          </table:table-cell>
          <table:table-cell table:style-name="ce10" office:value-type="percentage" office:value="0.037" calcext:value-type="percentage">
            <text:p>3.7%</text:p>
          </table:table-cell>
          <table:table-cell table:number-columns-repeated="2" table:style-name="ce10" office:value-type="percentage" office:value="0.016" calcext:value-type="percentage">
            <text:p>1.6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13" calcext:value-type="percentage">
            <text:p>1.3%</text:p>
          </table:table-cell>
          <table:table-cell table:number-columns-repeated="2" table:style-name="ce10" office:value-type="percentage" office:value="0.017" calcext:value-type="percentage">
            <text:p>1.7%</text:p>
          </table:table-cell>
          <table:table-cell table:style-name="ce10" office:value-type="percentage" office:value="0.028" calcext:value-type="percentage">
            <text:p>2.8%</text:p>
          </table:table-cell>
        </table:table-row>
        <table:table-row table:style-name="ro2">
          <table:table-cell table:style-name="ce7" office:value-type="date" office:date-value="2021-09-26" calcext:value-type="date">
            <text:p>26. září 2021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6" calcext:value-type="percentage">
            <text:p>2.6%</text:p>
          </table:table-cell>
        </table:table-row>
        <table:table-row table:style-name="ro2">
          <table:table-cell table:style-name="ce7" office:value-type="date" office:date-value="2021-09-27" calcext:value-type="date">
            <text:p>27. září 2021</text:p>
          </table:table-cell>
          <table:table-cell table:style-name="ce10" office:value-type="percentage" office:value="0.041" calcext:value-type="percentage">
            <text:p>4.1%</text:p>
          </table:table-cell>
          <table:table-cell table:number-columns-repeated="2" table:style-name="ce10" office:value-type="percentage" office:value="0.017" calcext:value-type="percentage">
            <text:p>1.7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14" calcext:value-type="percentage">
            <text:p>1.4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8" calcext:value-type="date">
            <text:p>28. září 2021</text:p>
          </table:table-cell>
          <table:table-cell table:style-name="ce10" office:value-type="percentage" office:value="0.044" calcext:value-type="percentage">
            <text:p>4.4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15" calcext:value-type="percentage">
            <text:p>1.5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7" calcext:value-type="percentage">
            <text:p>2.7%</text:p>
          </table:table-cell>
        </table:table-row>
        <table:table-row table:style-name="ro2">
          <table:table-cell table:style-name="ce7" office:value-type="date" office:date-value="2021-09-29" calcext:value-type="date">
            <text:p>29. září 2021</text:p>
          </table:table-cell>
          <table:table-cell table:style-name="ce10" office:value-type="percentage" office:value="0.049" calcext:value-type="percentage">
            <text:p>4.9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17" calcext:value-type="percentage">
            <text:p>1.7%</text:p>
          </table:table-cell>
          <table:table-cell table:style-name="ce10" office:value-type="percentage" office:value="0.016" calcext:value-type="percentage">
            <text:p>1.6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3" calcext:value-type="percentage">
            <text:p>3.0%</text:p>
          </table:table-cell>
        </table:table-row>
        <table:table-row table:style-name="ro2">
          <table:table-cell table:style-name="ce7" office:value-type="date" office:date-value="2021-09-30" calcext:value-type="date">
            <text:p>30. září 2021</text:p>
          </table:table-cell>
          <table:table-cell table:style-name="ce10" office:value-type="percentage" office:value="0.05" calcext:value-type="percentage">
            <text:p>5.0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" calcext:value-type="percentage">
            <text:p>2.0%</text:p>
          </table:table-cell>
          <table:table-cell table:style-name="ce10" office:value-type="percentage" office:value="0.023" calcext:value-type="percentage">
            <text:p>2.3%</text:p>
          </table:table-cell>
          <table:table-cell table:number-columns-repeated="2" table:style-name="ce10" office:value-type="percentage" office:value="0.017" calcext:value-type="percentage">
            <text:p>1.7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32" calcext:value-type="percentage">
            <text:p>3.2%</text:p>
          </table:table-cell>
        </table:table-row>
        <table:table-row table:style-name="ro2">
          <table:table-cell table:style-name="ce7" office:value-type="date" office:date-value="2021-10-01" calcext:value-type="date">
            <text:p>1. října 2021</text:p>
          </table:table-cell>
          <table:table-cell table:style-name="ce10" office:value-type="percentage" office:value="0.047" calcext:value-type="percentage">
            <text:p>4.7%</text:p>
          </table:table-cell>
          <table:table-cell table:number-columns-repeated="2" table:style-name="ce10" office:value-type="percentage" office:value="0.02" calcext:value-type="percentage">
            <text:p>2.0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18" calcext:value-type="percentage">
            <text:p>1.8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35" calcext:value-type="percentage">
            <text:p>3.5%</text:p>
          </table:table-cell>
        </table:table-row>
        <table:table-row table:style-name="ro2">
          <table:table-cell table:style-name="ce7" office:value-type="date" office:date-value="2021-10-02" calcext:value-type="date">
            <text:p>2. října 2021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21" calcext:value-type="percentage">
            <text:p>2.1%</text:p>
          </table:table-cell>
          <table:table-cell table:style-name="ce10" office:value-type="percentage" office:value="0.019" calcext:value-type="percentage">
            <text:p>1.9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24" calcext:value-type="percentage">
            <text:p>2.4%</text:p>
          </table:table-cell>
          <table:table-cell table:style-name="ce10" office:value-type="percentage" office:value="0.039" calcext:value-type="percentage">
            <text:p>3.9%</text:p>
          </table:table-cell>
        </table:table-row>
        <table:table-row table:style-name="ro2">
          <table:table-cell table:style-name="ce7" office:value-type="date" office:date-value="2021-10-03" calcext:value-type="date">
            <text:p>3. října 2021</text:p>
          </table:table-cell>
          <table:table-cell table:style-name="ce10" office:value-type="percentage" office:value="0.057" calcext:value-type="percentage">
            <text:p>5.7%</text:p>
          </table:table-cell>
          <table:table-cell table:number-columns-repeated="2" table:style-name="ce10" office:value-type="percentage" office:value="0.023" calcext:value-type="percentage">
            <text:p>2.3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22" calcext:value-type="percentage">
            <text:p>2.2%</text:p>
          </table:table-cell>
          <table:table-cell table:number-columns-repeated="2" table:style-name="ce10" office:value-type="percentage" office:value="0.029" calcext:value-type="percentage">
            <text:p>2.9%</text:p>
          </table:table-cell>
          <table:table-cell table:style-name="ce10" office:value-type="percentage" office:value="0.042" calcext:value-type="percentage">
            <text:p>4.2%</text:p>
          </table:table-cell>
        </table:table-row>
        <table:table-row table:style-name="ro2">
          <table:table-cell table:style-name="ce7" office:value-type="date" office:date-value="2021-10-04" calcext:value-type="date">
            <text:p>4. října 2021</text:p>
          </table:table-cell>
          <table:table-cell table:style-name="ce10" office:value-type="percentage" office:value="0.055" calcext:value-type="percentage">
            <text:p>5.5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22" calcext:value-type="percentage">
            <text:p>2.2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43" calcext:value-type="percentage">
            <text:p>4.3%</text:p>
          </table:table-cell>
        </table:table-row>
        <table:table-row table:style-name="ro2">
          <table:table-cell table:style-name="ce7" office:value-type="date" office:date-value="2021-10-05" calcext:value-type="date">
            <text:p>5. října 2021</text:p>
          </table:table-cell>
          <table:table-cell table:style-name="ce10" office:value-type="percentage" office:value="0.054" calcext:value-type="percentage">
            <text:p>5.4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23" calcext:value-type="percentage">
            <text:p>2.3%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42" calcext:value-type="percentage">
            <text:p>4.2%</text:p>
          </table:table-cell>
        </table:table-row>
        <table:table-row table:style-name="ro2">
          <table:table-cell table:style-name="ce7" office:value-type="date" office:date-value="2021-10-06" calcext:value-type="date">
            <text:p>6. října 2021</text:p>
          </table:table-cell>
          <table:table-cell table:style-name="ce10" office:value-type="percentage" office:value="0.054" calcext:value-type="percentage">
            <text:p>5.4%</text:p>
          </table:table-cell>
          <table:table-cell table:style-name="ce10" office:value-type="percentage" office:value="0.025" calcext:value-type="percentage">
            <text:p>2.5%</text:p>
          </table:table-cell>
          <table:table-cell table:style-name="ce10" office:value-type="percentage" office:value="0.029" calcext:value-type="percentage">
            <text:p>2.9%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48" calcext:value-type="percentage">
            <text:p>4.8%</text:p>
          </table:table-cell>
        </table:table-row>
        <table:table-row table:style-name="ro2">
          <table:table-cell table:style-name="ce7" office:value-type="date" office:date-value="2021-10-07" calcext:value-type="date">
            <text:p>7. října 2021</text:p>
          </table:table-cell>
          <table:table-cell table:style-name="ce10" office:value-type="percentage" office:value="0.056" calcext:value-type="percentage">
            <text:p>5.6%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51" calcext:value-type="percentage">
            <text:p>5.1%</text:p>
          </table:table-cell>
        </table:table-row>
        <table:table-row table:style-name="ro2">
          <table:table-cell table:style-name="ce7" office:value-type="date" office:date-value="2021-10-08" calcext:value-type="date">
            <text:p>8. října 2021</text:p>
          </table:table-cell>
          <table:table-cell table:style-name="ce10" office:value-type="percentage" office:value="0.053" calcext:value-type="percentage">
            <text:p>5.3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32" calcext:value-type="percentage">
            <text:p>3.2%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27" calcext:value-type="percentage">
            <text:p>2.7%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56" calcext:value-type="percentage">
            <text:p>5.6%</text:p>
          </table:table-cell>
        </table:table-row>
        <table:table-row table:style-name="ro2">
          <table:table-cell table:style-name="ce7" office:value-type="date" office:date-value="2021-10-09" calcext:value-type="date">
            <text:p>9. října 2021</text:p>
          </table:table-cell>
          <table:table-cell table:style-name="ce10" office:value-type="percentage" office:value="0.056" calcext:value-type="percentage">
            <text:p>5.6%</text:p>
          </table:table-cell>
          <table:table-cell table:number-columns-repeated="2" table:style-name="ce10" office:value-type="percentage" office:value="0.029" calcext:value-type="percentage">
            <text:p>2.9%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0" calcext:value-type="date">
            <text:p>10. října 2021</text:p>
          </table:table-cell>
          <table:table-cell table:style-name="ce10" office:value-type="percentage" office:value="0.055" calcext:value-type="percentage">
            <text:p>5.5%</text:p>
          </table:table-cell>
          <table:table-cell table:number-columns-repeated="2" table:style-name="ce10" office:value-type="percentage" office:value="0.031" calcext:value-type="percentage">
            <text:p>3.1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1" calcext:value-type="date">
            <text:p>11. října 2021</text:p>
          </table:table-cell>
          <table:table-cell table:style-name="ce10" office:value-type="percentage" office:value="0.055" calcext:value-type="percentage">
            <text:p>5.5%</text:p>
          </table:table-cell>
          <table:table-cell table:number-columns-repeated="2" table:style-name="ce10" office:value-type="percentage" office:value="0.032" calcext:value-type="percentage">
            <text:p>3.2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26" calcext:value-type="percentage">
            <text:p>2.6%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59" calcext:value-type="percentage">
            <text:p>5.9%</text:p>
          </table:table-cell>
        </table:table-row>
        <table:table-row table:style-name="ro2">
          <table:table-cell table:style-name="ce7" office:value-type="date" office:date-value="2021-10-12" calcext:value-type="date">
            <text:p>12. října 2021</text:p>
          </table:table-cell>
          <table:table-cell table:style-name="ce10" office:value-type="percentage" office:value="0.059" calcext:value-type="percentage">
            <text:p>5.9%</text:p>
          </table:table-cell>
          <table:table-cell table:style-name="ce10" office:value-type="percentage" office:value="0.034" calcext:value-type="percentage">
            <text:p>3.4%</text:p>
          </table:table-cell>
          <table:table-cell table:style-name="ce10" office:value-type="percentage" office:value="0.035" calcext:value-type="percentage">
            <text:p>3.5%</text:p>
          </table:table-cell>
          <table:table-cell table:style-name="ce10" office:value-type="percentage" office:value="0.046" calcext:value-type="percentage">
            <text:p>4.6%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28" calcext:value-type="percentage">
            <text:p>2.8%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58" calcext:value-type="percentage">
            <text:p>5.8%</text:p>
          </table:table-cell>
        </table:table-row>
        <table:table-row table:style-name="ro2">
          <table:table-cell table:style-name="ce7" office:value-type="date" office:date-value="2021-10-13" calcext:value-type="date">
            <text:p>13. října 2021</text:p>
          </table:table-cell>
          <table:table-cell table:style-name="ce10" office:value-type="percentage" office:value="0.064" calcext:value-type="percentage">
            <text:p>6.4%</text:p>
          </table:table-cell>
          <table:table-cell table:number-columns-repeated="2" table:style-name="ce10" office:value-type="percentage" office:value="0.037" calcext:value-type="percentage">
            <text:p>3.7%</text:p>
          </table:table-cell>
          <table:table-cell table:style-name="ce10" office:value-type="percentage" office:value="0.05" calcext:value-type="percentage">
            <text:p>5.0%</text:p>
          </table:table-cell>
          <table:table-cell table:style-name="ce10" office:value-type="percentage" office:value="0.042" calcext:value-type="percentage">
            <text:p>4.2%</text:p>
          </table:table-cell>
          <table:table-cell table:style-name="ce10" office:value-type="percentage" office:value="0.031" calcext:value-type="percentage">
            <text:p>3.1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63" calcext:value-type="percentage">
            <text:p>6.3%</text:p>
          </table:table-cell>
        </table:table-row>
        <table:table-row table:style-name="ro2">
          <table:table-cell table:style-name="ce7" office:value-type="date" office:date-value="2021-10-14" calcext:value-type="date">
            <text:p>14. října 2021</text:p>
          </table:table-cell>
          <table:table-cell table:style-name="ce10" office:value-type="percentage" office:value="0.064" calcext:value-type="percentage">
            <text:p>6.4%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41" calcext:value-type="percentage">
            <text:p>4.1%</text:p>
          </table:table-cell>
          <table:table-cell table:style-name="ce10" office:value-type="percentage" office:value="0.03" calcext:value-type="percentage">
            <text:p>3.0%</text:p>
          </table:table-cell>
          <table:table-cell table:style-name="ce10" office:value-type="percentage" office:value="0.044" calcext:value-type="percentage">
            <text:p>4.4%</text:p>
          </table:table-cell>
          <table:table-cell table:style-name="ce10" office:value-type="percentage" office:value="0.041" calcext:value-type="percentage">
            <text:p>4.1%</text:p>
          </table:table-cell>
          <table:table-cell table:style-name="ce10" office:value-type="percentage" office:value="0.062" calcext:value-type="percentage">
            <text:p>6.2%</text:p>
          </table:table-cell>
        </table:table-row>
        <table:table-row table:style-name="ro2">
          <table:table-cell table:style-name="ce7" office:value-type="date" office:date-value="2021-10-15" calcext:value-type="date">
            <text:p>15. října 2021</text:p>
          </table:table-cell>
          <table:table-cell table:style-name="ce10" office:value-type="percentage" office:value="0.062" calcext:value-type="percentage">
            <text:p>6.2%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53" calcext:value-type="percentage">
            <text:p>5.3%</text:p>
          </table:table-cell>
          <table:table-cell table:style-name="ce10" office:value-type="percentage" office:value="0.044" calcext:value-type="percentage">
            <text:p>4.4%</text:p>
          </table:table-cell>
          <table:table-cell table:style-name="ce10" office:value-type="percentage" office:value="0.03" calcext:value-type="percentage">
            <text:p>3.0%</text:p>
          </table:table-cell>
          <table:table-cell table:number-columns-repeated="2" table:style-name="ce10" office:value-type="percentage" office:value="0.045" calcext:value-type="percentage">
            <text:p>4.5%</text:p>
          </table:table-cell>
          <table:table-cell table:style-name="ce10" office:value-type="percentage" office:value="0.062" calcext:value-type="percentage">
            <text:p>6.2%</text:p>
          </table:table-cell>
        </table:table-row>
        <table:table-row table:style-name="ro2">
          <table:table-cell table:style-name="ce7" office:value-type="date" office:date-value="2021-10-16" calcext:value-type="date">
            <text:p>16. října 2021</text:p>
          </table:table-cell>
          <table:table-cell table:style-name="ce10" office:value-type="percentage" office:value="0.062" calcext:value-type="percentage">
            <text:p>6.2%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31" calcext:value-type="percentage">
            <text:p>3.1%</text:p>
          </table:table-cell>
          <table:table-cell table:number-columns-repeated="2" table:style-name="ce10" office:value-type="percentage" office:value="0.046" calcext:value-type="percentage">
            <text:p>4.6%</text:p>
          </table:table-cell>
          <table:table-cell table:style-name="ce10" office:value-type="percentage" office:value="0.065" calcext:value-type="percentage">
            <text:p>6.5%</text:p>
          </table:table-cell>
        </table:table-row>
        <table:table-row table:style-name="ro2">
          <table:table-cell table:style-name="ce7" office:value-type="date" office:date-value="2021-10-17" calcext:value-type="date">
            <text:p>17. října 2021</text:p>
          </table:table-cell>
          <table:table-cell table:style-name="ce10" office:value-type="percentage" office:value="0.066" calcext:value-type="percentage">
            <text:p>6.6%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42" calcext:value-type="percentage">
            <text:p>4.2%</text:p>
          </table:table-cell>
          <table:table-cell table:style-name="ce10" office:value-type="percentage" office:value="0.057" calcext:value-type="percentage">
            <text:p>5.7%</text:p>
          </table:table-cell>
          <table:table-cell table:style-name="ce10" office:value-type="percentage" office:value="0.049" calcext:value-type="percentage">
            <text:p>4.9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51" calcext:value-type="percentage">
            <text:p>5.1%</text:p>
          </table:table-cell>
          <table:table-cell table:style-name="ce10" office:value-type="percentage" office:value="0.05" calcext:value-type="percentage">
            <text:p>5.0%</text:p>
          </table:table-cell>
          <table:table-cell table:style-name="ce10" office:value-type="percentage" office:value="0.069" calcext:value-type="percentage">
            <text:p>6.9%</text:p>
          </table:table-cell>
        </table:table-row>
        <table:table-row table:style-name="ro2">
          <table:table-cell table:style-name="ce7" office:value-type="date" office:date-value="2021-10-18" calcext:value-type="date">
            <text:p>18. října 2021</text:p>
          </table:table-cell>
          <table:table-cell table:style-name="ce10" office:value-type="percentage" office:value="0.065" calcext:value-type="percentage">
            <text:p>6.5%</text:p>
          </table:table-cell>
          <table:table-cell table:style-name="ce10" office:value-type="percentage" office:value="0.037" calcext:value-type="percentage">
            <text:p>3.7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58" calcext:value-type="percentage">
            <text:p>5.8%</text:p>
          </table:table-cell>
          <table:table-cell table:style-name="ce10" office:value-type="percentage" office:value="0.051" calcext:value-type="percentage">
            <text:p>5.1%</text:p>
          </table:table-cell>
          <table:table-cell table:style-name="ce10" office:value-type="percentage" office:value="0.033" calcext:value-type="percentage">
            <text:p>3.3%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51" calcext:value-type="percentage">
            <text:p>5.1%</text:p>
          </table:table-cell>
          <table:table-cell table:style-name="ce10" office:value-type="percentage" office:value="0.071" calcext:value-type="percentage">
            <text:p>7.1%</text:p>
          </table:table-cell>
        </table:table-row>
        <table:table-row table:style-name="ro2">
          <table:table-cell table:style-name="ce7" office:value-type="date" office:date-value="2021-10-19" calcext:value-type="date">
            <text:p>19. října 2021</text:p>
          </table:table-cell>
          <table:table-cell table:style-name="ce10" office:value-type="percentage" office:value="0.068" calcext:value-type="percentage">
            <text:p>6.8%</text:p>
          </table:table-cell>
          <table:table-cell table:style-name="ce10" office:value-type="percentage" office:value="0.038" calcext:value-type="percentage">
            <text:p>3.8%</text:p>
          </table:table-cell>
          <table:table-cell table:style-name="ce10" office:value-type="percentage" office:value="0.047" calcext:value-type="percentage">
            <text:p>4.7%</text:p>
          </table:table-cell>
          <table:table-cell table:style-name="ce10" office:value-type="percentage" office:value="0.064" calcext:value-type="percentage">
            <text:p>6.4%</text:p>
          </table:table-cell>
          <table:table-cell table:style-name="ce10" office:value-type="percentage" office:value="0.056" calcext:value-type="percentage">
            <text:p>5.6%</text:p>
          </table:table-cell>
          <table:table-cell table:style-name="ce10" office:value-type="percentage" office:value="0.036" calcext:value-type="percentage">
            <text:p>3.6%</text:p>
          </table:table-cell>
          <table:table-cell table:style-name="ce10" office:value-type="percentage" office:value="0.058" calcext:value-type="percentage">
            <text:p>5.8%</text:p>
          </table:table-cell>
          <table:table-cell table:style-name="ce10" office:value-type="percentage" office:value="0.057" calcext:value-type="percentage">
            <text:p>5.7%</text:p>
          </table:table-cell>
          <table:table-cell table:style-name="ce10" office:value-type="percentage" office:value="0.075" calcext:value-type="percentage">
            <text:p>7.5%</text:p>
          </table:table-cell>
        </table:table-row>
        <table:table-row table:style-name="ro2">
          <table:table-cell table:style-name="ce7" office:value-type="date" office:date-value="2021-10-20" calcext:value-type="date">
            <text:p>20. října 2021</text:p>
          </table:table-cell>
          <table:table-cell table:style-name="ce10" office:value-type="percentage" office:value="0.07" calcext:value-type="percentage">
            <text:p>7.0%</text:p>
          </table:table-cell>
          <table:table-cell table:style-name="ce10" office:value-type="percentage" office:value="0.039" calcext:value-type="percentage">
            <text:p>3.9%</text:p>
          </table:table-cell>
          <table:table-cell table:style-name="ce10" office:value-type="percentage" office:value="0.052" calcext:value-type="percentage">
            <text:p>5.2%</text:p>
          </table:table-cell>
          <table:table-cell table:style-name="ce10" office:value-type="percentage" office:value="0.071" calcext:value-type="percentage">
            <text:p>7.1%</text:p>
          </table:table-cell>
          <table:table-cell table:style-name="ce10" office:value-type="percentage" office:value="0.064" calcext:value-type="percentage">
            <text:p>6.4%</text:p>
          </table:table-cell>
          <table:table-cell table:style-name="ce10" office:value-type="percentage" office:value="0.041" calcext:value-type="percentage">
            <text:p>4.1%</text:p>
          </table:table-cell>
          <table:table-cell table:style-name="ce10" office:value-type="percentage" office:value="0.063" calcext:value-type="percentage">
            <text:p>6.3%</text:p>
          </table:table-cell>
          <table:table-cell table:style-name="ce10" office:value-type="percentage" office:value="0.065" calcext:value-type="percentage">
            <text:p>6.5%</text:p>
          </table:table-cell>
          <table:table-cell table:style-name="ce10" office:value-type="percentage" office:value="0.086" calcext:value-type="percentage">
            <text:p>8.6%</text:p>
          </table:table-cell>
        </table:table-row>
        <table:table-row table:style-name="ro2">
          <table:table-cell table:style-name="ce7" office:value-type="date" office:date-value="2021-10-21" calcext:value-type="date">
            <text:p>21. října 2021</text:p>
          </table:table-cell>
          <table:table-cell table:style-name="ce10" office:value-type="percentage" office:value="0.071" calcext:value-type="percentage">
            <text:p>7.1%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57" calcext:value-type="percentage">
            <text:p>5.7%</text:p>
          </table:table-cell>
          <table:table-cell table:style-name="ce10" office:value-type="percentage" office:value="0.078" calcext:value-type="percentage">
            <text:p>7.8%</text:p>
          </table:table-cell>
          <table:table-cell table:style-name="ce10" office:value-type="percentage" office:value="0.067" calcext:value-type="percentage">
            <text:p>6.7%</text:p>
          </table:table-cell>
          <table:table-cell table:style-name="ce10" office:value-type="percentage" office:value="0.043" calcext:value-type="percentage">
            <text:p>4.3%</text:p>
          </table:table-cell>
          <table:table-cell table:style-name="ce10" office:value-type="percentage" office:value="0.067" calcext:value-type="percentage">
            <text:p>6.7%</text:p>
          </table:table-cell>
          <table:table-cell table:style-name="ce10" office:value-type="percentage" office:value="0.068" calcext:value-type="percentage">
            <text:p>6.8%</text:p>
          </table:table-cell>
          <table:table-cell table:style-name="ce10" office:value-type="percentage" office:value="0.091" calcext:value-type="percentage">
            <text:p>9.1%</text:p>
          </table:table-cell>
        </table:table-row>
        <table:table-row table:style-name="ro2">
          <table:table-cell table:style-name="ce7" office:value-type="date" office:date-value="2021-10-22" calcext:value-type="date">
            <text:p>22. října 2021</text:p>
          </table:table-cell>
          <table:table-cell table:style-name="ce10" office:value-type="percentage" office:value="0.074" calcext:value-type="percentage">
            <text:p>7.4%</text:p>
          </table:table-cell>
          <table:table-cell table:style-name="ce10" office:value-type="percentage" office:value="0.04" calcext:value-type="percentage">
            <text:p>4.0%</text:p>
          </table:table-cell>
          <table:table-cell table:style-name="ce10" office:value-type="percentage" office:value="0.061" calcext:value-type="percentage">
            <text:p>6.1%</text:p>
          </table:table-cell>
          <table:table-cell table:style-name="ce10" office:value-type="percentage" office:value="0.084" calcext:value-type="percentage">
            <text:p>8.4%</text:p>
          </table:table-cell>
          <table:table-cell table:style-name="ce10" office:value-type="percentage" office:value="0.073" calcext:value-type="percentage">
            <text:p>7.3%</text:p>
          </table:table-cell>
          <table:table-cell table:style-name="ce10" office:value-type="percentage" office:value="0.047" calcext:value-type="percentage">
            <text:p>4.7%</text:p>
          </table:table-cell>
          <table:table-cell table:style-name="ce10" office:value-type="percentage" office:value="0.071" calcext:value-type="percentage">
            <text:p>7.1%</text:p>
          </table:table-cell>
          <table:table-cell table:style-name="ce10" office:value-type="percentage" office:value="0.074" calcext:value-type="percentage">
            <text:p>7.4%</text:p>
          </table:table-cell>
          <table:table-cell table:style-name="ce10" office:value-type="percentage" office:value="0.099" calcext:value-type="percentage">
            <text:p>9.9%</text:p>
          </table:table-cell>
        </table:table-row>
        <table:table-row table:style-name="ro2">
          <table:table-cell table:style-name="ce7" office:value-type="date" office:date-value="2021-10-23" calcext:value-type="date">
            <text:p>23. října 2021</text:p>
          </table:table-cell>
          <table:table-cell table:style-name="ce10" table:formula="of:=[$testy_proc.D147]" office:value-type="percentage" office:value="0.078" calcext:value-type="percentage">
            <text:p>7.8%</text:p>
          </table:table-cell>
          <table:table-cell table:style-name="ce10" table:formula="of:=[$testy_proc.F147]" office:value-type="percentage" office:value="0.042" calcext:value-type="percentage">
            <text:p>4.2%</text:p>
          </table:table-cell>
          <table:table-cell table:style-name="ce10" table:formula="of:=[$testy_proc.H147]" office:value-type="percentage" office:value="0.061" calcext:value-type="percentage">
            <text:p>6.1%</text:p>
          </table:table-cell>
          <table:table-cell table:style-name="ce10" table:formula="of:=[$testy_proc.J147]" office:value-type="percentage" office:value="0.087" calcext:value-type="percentage">
            <text:p>8.7%</text:p>
          </table:table-cell>
          <table:table-cell table:style-name="ce10" table:formula="of:=[$testy_proc.L147]" office:value-type="percentage" office:value="0.075" calcext:value-type="percentage">
            <text:p>7.5%</text:p>
          </table:table-cell>
          <table:table-cell table:style-name="ce10" table:formula="of:=[$testy_proc.N147]" office:value-type="percentage" office:value="0.05" calcext:value-type="percentage">
            <text:p>5.0%</text:p>
          </table:table-cell>
          <table:table-cell table:style-name="ce10" table:formula="of:=[$testy_proc.P147]" office:value-type="percentage" office:value="0.074" calcext:value-type="percentage">
            <text:p>7.4%</text:p>
          </table:table-cell>
          <table:table-cell table:style-name="ce10" table:formula="of:=[$testy_proc.R147]" office:value-type="percentage" office:value="0.077" calcext:value-type="percentage">
            <text:p>7.7%</text:p>
          </table:table-cell>
          <table:table-cell table:style-name="ce10" table:formula="of:=[$testy_proc.T147]" office:value-type="percentage" office:value="0.107" calcext:value-type="percentage">
            <text:p>10.7%</text:p>
          </table:table-cell>
        </table:table-row>
        <table:table-row table:style-name="ro2">
          <table:table-cell table:style-name="ce7" office:value-type="date" office:date-value="2021-10-24" calcext:value-type="date">
            <text:p>24. října 2021</text:p>
          </table:table-cell>
          <table:table-cell table:style-name="ce10" table:formula="of:=[$testy_proc.D148]" office:value-type="percentage" office:value="0.081" calcext:value-type="percentage">
            <text:p>8.1%</text:p>
          </table:table-cell>
          <table:table-cell table:style-name="ce10" table:formula="of:=[$testy_proc.F148]" office:value-type="percentage" office:value="0.043" calcext:value-type="percentage">
            <text:p>4.3%</text:p>
          </table:table-cell>
          <table:table-cell table:style-name="ce10" table:formula="of:=[$testy_proc.H148]" office:value-type="percentage" office:value="0.064" calcext:value-type="percentage">
            <text:p>6.4%</text:p>
          </table:table-cell>
          <table:table-cell table:style-name="ce10" table:formula="of:=[$testy_proc.J148]" office:value-type="percentage" office:value="0.096" calcext:value-type="percentage">
            <text:p>9.6%</text:p>
          </table:table-cell>
          <table:table-cell table:style-name="ce10" table:formula="of:=[$testy_proc.L148]" office:value-type="percentage" office:value="0.084" calcext:value-type="percentage">
            <text:p>8.4%</text:p>
          </table:table-cell>
          <table:table-cell table:style-name="ce10" table:formula="of:=[$testy_proc.N148]" office:value-type="percentage" office:value="0.055" calcext:value-type="percentage">
            <text:p>5.5%</text:p>
          </table:table-cell>
          <table:table-cell table:style-name="ce10" table:formula="of:=[$testy_proc.P148]" office:value-type="percentage" office:value="0.082" calcext:value-type="percentage">
            <text:p>8.2%</text:p>
          </table:table-cell>
          <table:table-cell table:style-name="ce10" table:formula="of:=[$testy_proc.R148]" office:value-type="percentage" office:value="0.084" calcext:value-type="percentage">
            <text:p>8.4%</text:p>
          </table:table-cell>
          <table:table-cell table:style-name="ce10" table:formula="of:=[$testy_proc.T148]" office:value-type="percentage" office:value="0.113" calcext:value-type="percentage">
            <text:p>11.3%</text:p>
          </table:table-cell>
        </table:table-row>
        <table:table-row table:style-name="ro2">
          <table:table-cell table:style-name="ce7" office:value-type="date" office:date-value="2021-10-25" calcext:value-type="date">
            <text:p>25. října 2021</text:p>
          </table:table-cell>
          <table:table-cell table:style-name="ce10" table:formula="of:=[$testy_proc.D149]" office:value-type="percentage" office:value="0.077" calcext:value-type="percentage">
            <text:p>7.7%</text:p>
          </table:table-cell>
          <table:table-cell table:style-name="ce10" table:formula="of:=[$testy_proc.F149]" office:value-type="percentage" office:value="0.043" calcext:value-type="percentage">
            <text:p>4.3%</text:p>
          </table:table-cell>
          <table:table-cell table:style-name="ce10" table:formula="of:=[$testy_proc.H149]" office:value-type="percentage" office:value="0.067" calcext:value-type="percentage">
            <text:p>6.7%</text:p>
          </table:table-cell>
          <table:table-cell table:style-name="ce10" table:formula="of:=[$testy_proc.J149]" office:value-type="percentage" office:value="0.1" calcext:value-type="percentage">
            <text:p>10.0%</text:p>
          </table:table-cell>
          <table:table-cell table:style-name="ce10" table:formula="of:=[$testy_proc.L149]" office:value-type="percentage" office:value="0.086" calcext:value-type="percentage">
            <text:p>8.6%</text:p>
          </table:table-cell>
          <table:table-cell table:style-name="ce10" table:formula="of:=[$testy_proc.N149]" office:value-type="percentage" office:value="0.056" calcext:value-type="percentage">
            <text:p>5.6%</text:p>
          </table:table-cell>
          <table:table-cell table:style-name="ce10" table:formula="of:=[$testy_proc.P149]" office:value-type="percentage" office:value="0.082" calcext:value-type="percentage">
            <text:p>8.2%</text:p>
          </table:table-cell>
          <table:table-cell table:style-name="ce10" table:formula="of:=[$testy_proc.R149]" office:value-type="percentage" office:value="0.086" calcext:value-type="percentage">
            <text:p>8.6%</text:p>
          </table:table-cell>
          <table:table-cell table:style-name="ce10" table:formula="of:=[$testy_proc.T149]" office:value-type="percentage" office:value="0.116" calcext:value-type="percentage">
            <text:p>11.6%</text:p>
          </table:table-cell>
        </table:table-row>
        <table:table-row table:style-name="ro2">
          <table:table-cell table:style-name="ce7" office:value-type="date" office:date-value="2021-10-26" calcext:value-type="date">
            <text:p>26. října 2021</text:p>
          </table:table-cell>
          <table:table-cell table:style-name="ce10" table:formula="of:=[$testy_proc.D150]" office:value-type="percentage" office:value="0.076" calcext:value-type="percentage">
            <text:p>7.6%</text:p>
          </table:table-cell>
          <table:table-cell table:style-name="ce10" table:formula="of:=[$testy_proc.F150]" office:value-type="percentage" office:value="0.045" calcext:value-type="percentage">
            <text:p>4.5%</text:p>
          </table:table-cell>
          <table:table-cell table:style-name="ce10" table:formula="of:=[$testy_proc.H150]" office:value-type="percentage" office:value="0.069" calcext:value-type="percentage">
            <text:p>6.9%</text:p>
          </table:table-cell>
          <table:table-cell table:style-name="ce10" table:formula="of:=[$testy_proc.J150]" office:value-type="percentage" office:value="0.102" calcext:value-type="percentage">
            <text:p>10.2%</text:p>
          </table:table-cell>
          <table:table-cell table:style-name="ce10" table:formula="of:=[$testy_proc.L150]" office:value-type="percentage" office:value="0.089" calcext:value-type="percentage">
            <text:p>8.9%</text:p>
          </table:table-cell>
          <table:table-cell table:style-name="ce10" table:formula="of:=[$testy_proc.N150]" office:value-type="percentage" office:value="0.059" calcext:value-type="percentage">
            <text:p>5.9%</text:p>
          </table:table-cell>
          <table:table-cell table:style-name="ce10" table:formula="of:=[$testy_proc.P150]" office:value-type="percentage" office:value="0.087" calcext:value-type="percentage">
            <text:p>8.7%</text:p>
          </table:table-cell>
          <table:table-cell table:style-name="ce10" table:formula="of:=[$testy_proc.R150]" office:value-type="percentage" office:value="0.09" calcext:value-type="percentage">
            <text:p>9.0%</text:p>
          </table:table-cell>
          <table:table-cell table:style-name="ce10" table:formula="of:=[$testy_proc.T150]" office:value-type="percentage" office:value="0.12" calcext:value-type="percentage">
            <text:p>12.0%</text:p>
          </table:table-cell>
        </table:table-row>
        <table:table-row table:style-name="ro2">
          <table:table-cell table:style-name="ce7" office:value-type="date" office:date-value="2021-10-27" calcext:value-type="date">
            <text:p>27. října 2021</text:p>
          </table:table-cell>
          <table:table-cell table:style-name="ce10" table:formula="of:=[$testy_proc.D151]" office:value-type="percentage" office:value="0.081" calcext:value-type="percentage">
            <text:p>8.1%</text:p>
          </table:table-cell>
          <table:table-cell table:style-name="ce10" table:formula="of:=[$testy_proc.F151]" office:value-type="percentage" office:value="0.048" calcext:value-type="percentage">
            <text:p>4.8%</text:p>
          </table:table-cell>
          <table:table-cell table:style-name="ce10" table:formula="of:=[$testy_proc.H151]" office:value-type="percentage" office:value="0.069" calcext:value-type="percentage">
            <text:p>6.9%</text:p>
          </table:table-cell>
          <table:table-cell table:style-name="ce10" table:formula="of:=[$testy_proc.J151]" office:value-type="percentage" office:value="0.105" calcext:value-type="percentage">
            <text:p>10.5%</text:p>
          </table:table-cell>
          <table:table-cell table:style-name="ce10" table:formula="of:=[$testy_proc.L151]" office:value-type="percentage" office:value="0.093" calcext:value-type="percentage">
            <text:p>9.3%</text:p>
          </table:table-cell>
          <table:table-cell table:style-name="ce10" table:formula="of:=[$testy_proc.N151]" office:value-type="percentage" office:value="0.065" calcext:value-type="percentage">
            <text:p>6.5%</text:p>
          </table:table-cell>
          <table:table-cell table:style-name="ce10" table:formula="of:=[$testy_proc.P151]" office:value-type="percentage" office:value="0.094" calcext:value-type="percentage">
            <text:p>9.4%</text:p>
          </table:table-cell>
          <table:table-cell table:style-name="ce10" table:formula="of:=[$testy_proc.R151]" office:value-type="percentage" office:value="0.099" calcext:value-type="percentage">
            <text:p>9.9%</text:p>
          </table:table-cell>
          <table:table-cell table:style-name="ce10" table:formula="of:=[$testy_proc.T151]" office:value-type="percentage" office:value="0.131" calcext:value-type="percentage">
            <text:p>13.1%</text:p>
          </table:table-cell>
        </table:table-row>
        <table:table-row table:style-name="ro2">
          <table:table-cell table:style-name="ce7" office:value-type="date" office:date-value="2021-10-28" calcext:value-type="date">
            <text:p>28. října 2021</text:p>
          </table:table-cell>
          <table:table-cell table:style-name="ce10" table:formula="of:=[$testy_proc.D152]" office:value-type="percentage" office:value="0.082" calcext:value-type="percentage">
            <text:p>8.2%</text:p>
          </table:table-cell>
          <table:table-cell table:style-name="ce10" table:formula="of:=[$testy_proc.F152]" office:value-type="percentage" office:value="0.047" calcext:value-type="percentage">
            <text:p>4.7%</text:p>
          </table:table-cell>
          <table:table-cell table:style-name="ce10" table:formula="of:=[$testy_proc.H152]" office:value-type="percentage" office:value="0.064" calcext:value-type="percentage">
            <text:p>6.4%</text:p>
          </table:table-cell>
          <table:table-cell table:style-name="ce10" table:formula="of:=[$testy_proc.J152]" office:value-type="percentage" office:value="0.102" calcext:value-type="percentage">
            <text:p>10.2%</text:p>
          </table:table-cell>
          <table:table-cell table:style-name="ce10" table:formula="of:=[$testy_proc.L152]" office:value-type="percentage" office:value="0.093" calcext:value-type="percentage">
            <text:p>9.3%</text:p>
          </table:table-cell>
          <table:table-cell table:style-name="ce10" table:formula="of:=[$testy_proc.N152]" office:value-type="percentage" office:value="0.067" calcext:value-type="percentage">
            <text:p>6.7%</text:p>
          </table:table-cell>
          <table:table-cell table:style-name="ce10" table:formula="of:=[$testy_proc.P152]" office:value-type="percentage" office:value="0.096" calcext:value-type="percentage">
            <text:p>9.6%</text:p>
          </table:table-cell>
          <table:table-cell table:style-name="ce10" table:formula="of:=[$testy_proc.R152]" office:value-type="percentage" office:value="0.101" calcext:value-type="percentage">
            <text:p>10.1%</text:p>
          </table:table-cell>
          <table:table-cell table:style-name="ce10" table:formula="of:=[$testy_proc.T152]" office:value-type="percentage" office:value="0.135" calcext:value-type="percentage">
            <text:p>13.5%</text:p>
          </table:table-cell>
        </table:table-row>
        <table:table-row table:style-name="ro2">
          <table:table-cell table:style-name="ce7" office:value-type="date" office:date-value="2021-10-29" calcext:value-type="date">
            <text:p>29. října 2021</text:p>
          </table:table-cell>
          <table:table-cell table:style-name="ce10" table:formula="of:=[$testy_proc.D153]" office:value-type="percentage" office:value="0.087" calcext:value-type="percentage">
            <text:p>8.7%</text:p>
          </table:table-cell>
          <table:table-cell table:style-name="ce10" table:formula="of:=[$testy_proc.F153]" office:value-type="percentage" office:value="0.048" calcext:value-type="percentage">
            <text:p>4.8%</text:p>
          </table:table-cell>
          <table:table-cell table:style-name="ce10" table:formula="of:=[$testy_proc.H153]" office:value-type="percentage" office:value="0.064" calcext:value-type="percentage">
            <text:p>6.4%</text:p>
          </table:table-cell>
          <table:table-cell table:style-name="ce10" table:formula="of:=[$testy_proc.J153]" office:value-type="percentage" office:value="0.101" calcext:value-type="percentage">
            <text:p>10.1%</text:p>
          </table:table-cell>
          <table:table-cell table:style-name="ce10" table:formula="of:=[$testy_proc.L153]" office:value-type="percentage" office:value="0.095" calcext:value-type="percentage">
            <text:p>9.5%</text:p>
          </table:table-cell>
          <table:table-cell table:style-name="ce10" table:formula="of:=[$testy_proc.N153]" office:value-type="percentage" office:value="0.071" calcext:value-type="percentage">
            <text:p>7.1%</text:p>
          </table:table-cell>
          <table:table-cell table:style-name="ce10" table:formula="of:=[$testy_proc.P153]" office:value-type="percentage" office:value="0.1" calcext:value-type="percentage">
            <text:p>10.0%</text:p>
          </table:table-cell>
          <table:table-cell table:style-name="ce10" table:formula="of:=[$testy_proc.R153]" office:value-type="percentage" office:value="0.107" calcext:value-type="percentage">
            <text:p>10.7%</text:p>
          </table:table-cell>
          <table:table-cell table:style-name="ce10" table:formula="of:=[$testy_proc.T153]" office:value-type="percentage" office:value="0.142" calcext:value-type="percentage">
            <text:p>14.2%</text:p>
          </table:table-cell>
        </table:table-row>
        <table:table-row table:style-name="ro2">
          <table:table-cell table:style-name="ce7" office:value-type="date" office:date-value="2021-10-30" calcext:value-type="date">
            <text:p>30. října 2021</text:p>
          </table:table-cell>
          <table:table-cell table:style-name="ce10" table:formula="of:=[$testy_proc.D154]" office:value-type="percentage" office:value="0.09" calcext:value-type="percentage">
            <text:p>9.0%</text:p>
          </table:table-cell>
          <table:table-cell table:style-name="ce10" table:formula="of:=[$testy_proc.F154]" office:value-type="percentage" office:value="0.049" calcext:value-type="percentage">
            <text:p>4.9%</text:p>
          </table:table-cell>
          <table:table-cell table:style-name="ce10" table:formula="of:=[$testy_proc.H154]" office:value-type="percentage" office:value="0.063" calcext:value-type="percentage">
            <text:p>6.3%</text:p>
          </table:table-cell>
          <table:table-cell table:style-name="ce10" table:formula="of:=[$testy_proc.J154]" office:value-type="percentage" office:value="0.1" calcext:value-type="percentage">
            <text:p>10.0%</text:p>
          </table:table-cell>
          <table:table-cell table:style-name="ce10" table:formula="of:=[$testy_proc.L154]" office:value-type="percentage" office:value="0.095" calcext:value-type="percentage">
            <text:p>9.5%</text:p>
          </table:table-cell>
          <table:table-cell table:style-name="ce10" table:formula="of:=[$testy_proc.N154]" office:value-type="percentage" office:value="0.073" calcext:value-type="percentage">
            <text:p>7.3%</text:p>
          </table:table-cell>
          <table:table-cell table:style-name="ce10" table:formula="of:=[$testy_proc.P154]" office:value-type="percentage" office:value="0.104" calcext:value-type="percentage">
            <text:p>10.4%</text:p>
          </table:table-cell>
          <table:table-cell table:style-name="ce10" table:formula="of:=[$testy_proc.R154]" office:value-type="percentage" office:value="0.112" calcext:value-type="percentage">
            <text:p>11.2%</text:p>
          </table:table-cell>
          <table:table-cell table:style-name="ce10" table:formula="of:=[$testy_proc.T154]" office:value-type="percentage" office:value="0.154" calcext:value-type="percentage">
            <text:p>15.4%</text:p>
          </table:table-cell>
        </table:table-row>
        <table:table-row table:style-name="ro2">
          <table:table-cell table:style-name="ce7" office:value-type="date" office:date-value="2021-10-31" calcext:value-type="date">
            <text:p>31. října 2021</text:p>
          </table:table-cell>
          <table:table-cell table:style-name="ce23" table:formula="of:=[$testy_proc.D155]" office:value-type="percentage" office:value="0.095" calcext:value-type="percentage">
            <text:p>9.5%</text:p>
          </table:table-cell>
          <table:table-cell table:style-name="ce23" table:formula="of:=[$testy_proc.F155]" office:value-type="percentage" office:value="0.055" calcext:value-type="percentage">
            <text:p>5.5%</text:p>
          </table:table-cell>
          <table:table-cell table:style-name="ce23" table:formula="of:=[$testy_proc.H155]" office:value-type="percentage" office:value="0.068" calcext:value-type="percentage">
            <text:p>6.8%</text:p>
          </table:table-cell>
          <table:table-cell table:style-name="ce23" table:formula="of:=[$testy_proc.J155]" office:value-type="percentage" office:value="0.104" calcext:value-type="percentage">
            <text:p>10.4%</text:p>
          </table:table-cell>
          <table:table-cell table:style-name="ce23" table:formula="of:=[$testy_proc.L155]" office:value-type="percentage" office:value="0.103" calcext:value-type="percentage">
            <text:p>10.3%</text:p>
          </table:table-cell>
          <table:table-cell table:style-name="ce23" table:formula="of:=[$testy_proc.N155]" office:value-type="percentage" office:value="0.08" calcext:value-type="percentage">
            <text:p>8.0%</text:p>
          </table:table-cell>
          <table:table-cell table:style-name="ce23" table:formula="of:=[$testy_proc.P155]" office:value-type="percentage" office:value="0.112" calcext:value-type="percentage">
            <text:p>11.2%</text:p>
          </table:table-cell>
          <table:table-cell table:style-name="ce23" table:formula="of:=[$testy_proc.R155]" office:value-type="percentage" office:value="0.121" calcext:value-type="percentage">
            <text:p>12.1%</text:p>
          </table:table-cell>
          <table:table-cell table:style-name="ce23" table:formula="of:=[$testy_proc.T155]" office:value-type="percentage" office:value="0.162" calcext:value-type="percentage">
            <text:p>16.2%</text:p>
          </table:table-cell>
        </table:table-row>
        <table:table-row table:style-name="ro2">
          <table:table-cell table:style-name="ce7" office:value-type="date" office:date-value="2021-11-01" calcext:value-type="date">
            <text:p>1. listopadu 2021</text:p>
          </table:table-cell>
          <table:table-cell table:style-name="ce23" table:formula="of:=[$testy_proc.D156]" office:value-type="percentage" office:value="0.099" calcext:value-type="percentage">
            <text:p>9.9%</text:p>
          </table:table-cell>
          <table:table-cell table:style-name="ce23" table:formula="of:=[$testy_proc.F156]" office:value-type="percentage" office:value="0.055" calcext:value-type="percentage">
            <text:p>5.5%</text:p>
          </table:table-cell>
          <table:table-cell table:style-name="ce23" table:formula="of:=[$testy_proc.H156]" office:value-type="percentage" office:value="0.068" calcext:value-type="percentage">
            <text:p>6.8%</text:p>
          </table:table-cell>
          <table:table-cell table:style-name="ce23" table:formula="of:=[$testy_proc.J156]" office:value-type="percentage" office:value="0.106" calcext:value-type="percentage">
            <text:p>10.6%</text:p>
          </table:table-cell>
          <table:table-cell table:style-name="ce23" table:formula="of:=[$testy_proc.L156]" office:value-type="percentage" office:value="0.101" calcext:value-type="percentage">
            <text:p>10.1%</text:p>
          </table:table-cell>
          <table:table-cell table:style-name="ce23" table:formula="of:=[$testy_proc.N156]" office:value-type="percentage" office:value="0.079" calcext:value-type="percentage">
            <text:p>7.9%</text:p>
          </table:table-cell>
          <table:table-cell table:style-name="ce23" table:formula="of:=[$testy_proc.P156]" office:value-type="percentage" office:value="0.111" calcext:value-type="percentage">
            <text:p>11.1%</text:p>
          </table:table-cell>
          <table:table-cell table:style-name="ce23" table:formula="of:=[$testy_proc.R156]" office:value-type="percentage" office:value="0.122" calcext:value-type="percentage">
            <text:p>12.2%</text:p>
          </table:table-cell>
          <table:table-cell table:style-name="ce23" table:formula="of:=[$testy_proc.T156]" office:value-type="percentage" office:value="0.163" calcext:value-type="percentage">
            <text:p>16.3%</text:p>
          </table:table-cell>
        </table:table-row>
        <table:table-row table:style-name="ro2">
          <table:table-cell table:style-name="ce7" office:value-type="date" office:date-value="2021-11-02" calcext:value-type="date">
            <text:p>2. listopadu 2021</text:p>
          </table:table-cell>
          <table:table-cell table:style-name="ce23" table:formula="of:=[$testy_proc.D157]" office:value-type="percentage" office:value="0.099" calcext:value-type="percentage">
            <text:p>9.9%</text:p>
          </table:table-cell>
          <table:table-cell table:style-name="ce23" table:formula="of:=[$testy_proc.F157]" office:value-type="percentage" office:value="0.055" calcext:value-type="percentage">
            <text:p>5.5%</text:p>
          </table:table-cell>
          <table:table-cell table:style-name="ce23" table:formula="of:=[$testy_proc.H157]" office:value-type="percentage" office:value="0.071" calcext:value-type="percentage">
            <text:p>7.1%</text:p>
          </table:table-cell>
          <table:table-cell table:style-name="ce23" table:formula="of:=[$testy_proc.J157]" office:value-type="percentage" office:value="0.11" calcext:value-type="percentage">
            <text:p>11.0%</text:p>
          </table:table-cell>
          <table:table-cell table:style-name="ce23" table:formula="of:=[$testy_proc.L157]" office:value-type="percentage" office:value="0.11" calcext:value-type="percentage">
            <text:p>11.0%</text:p>
          </table:table-cell>
          <table:table-cell table:style-name="ce23" table:formula="of:=[$testy_proc.N157]" office:value-type="percentage" office:value="0.087" calcext:value-type="percentage">
            <text:p>8.7%</text:p>
          </table:table-cell>
          <table:table-cell table:style-name="ce23" table:formula="of:=[$testy_proc.P157]" office:value-type="percentage" office:value="0.121" calcext:value-type="percentage">
            <text:p>12.1%</text:p>
          </table:table-cell>
          <table:table-cell table:style-name="ce23" table:formula="of:=[$testy_proc.R157]" office:value-type="percentage" office:value="0.129" calcext:value-type="percentage">
            <text:p>12.9%</text:p>
          </table:table-cell>
          <table:table-cell table:style-name="ce23" table:formula="of:=[$testy_proc.T157]" office:value-type="percentage" office:value="0.17" calcext:value-type="percentage">
            <text:p>17.0%</text:p>
          </table:table-cell>
        </table:table-row>
        <table:table-row table:style-name="ro2">
          <table:table-cell table:style-name="ce7" office:value-type="date" office:date-value="2021-11-03" calcext:value-type="date">
            <text:p>3. listopadu 2021</text:p>
          </table:table-cell>
          <table:table-cell table:style-name="ce23" table:formula="of:=[$testy_proc.D158]" office:value-type="percentage" office:value="0.112" calcext:value-type="percentage">
            <text:p>11.2%</text:p>
          </table:table-cell>
          <table:table-cell table:style-name="ce23" table:formula="of:=[$testy_proc.F158]" office:value-type="percentage" office:value="0.06" calcext:value-type="percentage">
            <text:p>6.0%</text:p>
          </table:table-cell>
          <table:table-cell table:style-name="ce23" table:formula="of:=[$testy_proc.H158]" office:value-type="percentage" office:value="0.076" calcext:value-type="percentage">
            <text:p>7.6%</text:p>
          </table:table-cell>
          <table:table-cell table:style-name="ce23" table:formula="of:=[$testy_proc.J158]" office:value-type="percentage" office:value="0.116" calcext:value-type="percentage">
            <text:p>11.6%</text:p>
          </table:table-cell>
          <table:table-cell table:style-name="ce23" table:formula="of:=[$testy_proc.L158]" office:value-type="percentage" office:value="0.123" calcext:value-type="percentage">
            <text:p>12.3%</text:p>
          </table:table-cell>
          <table:table-cell table:style-name="ce23" table:formula="of:=[$testy_proc.N158]" office:value-type="percentage" office:value="0.102" calcext:value-type="percentage">
            <text:p>10.2%</text:p>
          </table:table-cell>
          <table:table-cell table:style-name="ce23" table:formula="of:=[$testy_proc.P158]" office:value-type="percentage" office:value="0.141" calcext:value-type="percentage">
            <text:p>14.1%</text:p>
          </table:table-cell>
          <table:table-cell table:style-name="ce23" table:formula="of:=[$testy_proc.R158]" office:value-type="percentage" office:value="0.146" calcext:value-type="percentage">
            <text:p>14.6%</text:p>
          </table:table-cell>
          <table:table-cell table:style-name="ce23" table:formula="of:=[$testy_proc.T158]" office:value-type="percentage" office:value="0.185" calcext:value-type="percentage">
            <text:p>18.5%</text:p>
          </table:table-cell>
        </table:table-row>
        <table:table-row table:style-name="ro2">
          <table:table-cell table:style-name="ce7" office:value-type="date" office:date-value="2021-11-04" calcext:value-type="date">
            <text:p>4. listopadu 2021</text:p>
          </table:table-cell>
          <table:table-cell table:style-name="ce23" table:formula="of:=[$testy_proc.D159]" office:value-type="percentage" office:value="0.113" calcext:value-type="percentage">
            <text:p>11.3%</text:p>
          </table:table-cell>
          <table:table-cell table:style-name="ce23" table:formula="of:=[$testy_proc.F159]" office:value-type="percentage" office:value="0.061" calcext:value-type="percentage">
            <text:p>6.1%</text:p>
          </table:table-cell>
          <table:table-cell table:style-name="ce23" table:formula="of:=[$testy_proc.H159]" office:value-type="percentage" office:value="0.08" calcext:value-type="percentage">
            <text:p>8.0%</text:p>
          </table:table-cell>
          <table:table-cell table:style-name="ce23" table:formula="of:=[$testy_proc.J159]" office:value-type="percentage" office:value="0.12" calcext:value-type="percentage">
            <text:p>12.0%</text:p>
          </table:table-cell>
          <table:table-cell table:style-name="ce23" table:formula="of:=[$testy_proc.L159]" office:value-type="percentage" office:value="0.132" calcext:value-type="percentage">
            <text:p>13.2%</text:p>
          </table:table-cell>
          <table:table-cell table:style-name="ce23" table:formula="of:=[$testy_proc.N159]" office:value-type="percentage" office:value="0.111" calcext:value-type="percentage">
            <text:p>11.1%</text:p>
          </table:table-cell>
          <table:table-cell table:style-name="ce23" table:formula="of:=[$testy_proc.P159]" office:value-type="percentage" office:value="0.151" calcext:value-type="percentage">
            <text:p>15.1%</text:p>
          </table:table-cell>
          <table:table-cell table:style-name="ce23" table:formula="of:=[$testy_proc.R159]" office:value-type="percentage" office:value="0.157" calcext:value-type="percentage">
            <text:p>15.7%</text:p>
          </table:table-cell>
          <table:table-cell table:style-name="ce23" table:formula="of:=[$testy_proc.T159]" office:value-type="percentage" office:value="0.193" calcext:value-type="percentage">
            <text:p>19.3%</text:p>
          </table:table-cell>
        </table:table-row>
        <table:table-row table:style-name="ro2">
          <table:table-cell table:style-name="ce7" office:value-type="date" office:date-value="2021-11-05" calcext:value-type="date">
            <text:p>5. listopadu 2021</text:p>
          </table:table-cell>
          <table:table-cell table:style-name="ce23" table:formula="of:=[$testy_proc.D160]" office:value-type="percentage" office:value="0.125" calcext:value-type="percentage">
            <text:p>12.5%</text:p>
          </table:table-cell>
          <table:table-cell table:style-name="ce23" table:formula="of:=[$testy_proc.F160]" office:value-type="percentage" office:value="0.07" calcext:value-type="percentage">
            <text:p>7.0%</text:p>
          </table:table-cell>
          <table:table-cell table:style-name="ce23" table:formula="of:=[$testy_proc.H160]" office:value-type="percentage" office:value="0.09" calcext:value-type="percentage">
            <text:p>9.0%</text:p>
          </table:table-cell>
          <table:table-cell table:style-name="ce23" table:formula="of:=[$testy_proc.J160]" office:value-type="percentage" office:value="0.129" calcext:value-type="percentage">
            <text:p>12.9%</text:p>
          </table:table-cell>
          <table:table-cell table:style-name="ce23" table:formula="of:=[$testy_proc.L160]" office:value-type="percentage" office:value="0.145" calcext:value-type="percentage">
            <text:p>14.5%</text:p>
          </table:table-cell>
          <table:table-cell table:style-name="ce23" table:formula="of:=[$testy_proc.N160]" office:value-type="percentage" office:value="0.134" calcext:value-type="percentage">
            <text:p>13.4%</text:p>
          </table:table-cell>
          <table:table-cell table:style-name="ce23" table:formula="of:=[$testy_proc.P160]" office:value-type="percentage" office:value="0.177" calcext:value-type="percentage">
            <text:p>17.7%</text:p>
          </table:table-cell>
          <table:table-cell table:style-name="ce23" table:formula="of:=[$testy_proc.R160]" office:value-type="percentage" office:value="0.181" calcext:value-type="percentage">
            <text:p>18.1%</text:p>
          </table:table-cell>
          <table:table-cell table:style-name="ce23" table:formula="of:=[$testy_proc.T160]" office:value-type="percentage" office:value="0.212" calcext:value-type="percentage">
            <text:p>21.2%</text:p>
          </table:table-cell>
        </table:table-row>
        <table:table-row table:style-name="ro2">
          <table:table-cell table:style-name="ce7" office:value-type="date" office:date-value="2021-11-06" calcext:value-type="date">
            <text:p>6. listopadu 2021</text:p>
          </table:table-cell>
          <table:table-cell table:style-name="ce23" table:formula="of:=[$testy_proc.D161]" office:value-type="percentage" office:value="0.128" calcext:value-type="percentage">
            <text:p>12.8%</text:p>
          </table:table-cell>
          <table:table-cell table:style-name="ce23" table:formula="of:=[$testy_proc.F161]" office:value-type="percentage" office:value="0.078" calcext:value-type="percentage">
            <text:p>7.8%</text:p>
          </table:table-cell>
          <table:table-cell table:style-name="ce23" table:formula="of:=[$testy_proc.H161]" office:value-type="percentage" office:value="0.093" calcext:value-type="percentage">
            <text:p>9.3%</text:p>
          </table:table-cell>
          <table:table-cell table:style-name="ce23" table:formula="of:=[$testy_proc.J161]" office:value-type="percentage" office:value="0.124" calcext:value-type="percentage">
            <text:p>12.4%</text:p>
          </table:table-cell>
          <table:table-cell table:style-name="ce23" table:formula="of:=[$testy_proc.L161]" office:value-type="percentage" office:value="0.141" calcext:value-type="percentage">
            <text:p>14.1%</text:p>
          </table:table-cell>
          <table:table-cell table:style-name="ce23" table:formula="of:=[$testy_proc.N161]" office:value-type="percentage" office:value="0.14" calcext:value-type="percentage">
            <text:p>14.0%</text:p>
          </table:table-cell>
          <table:table-cell table:style-name="ce23" table:formula="of:=[$testy_proc.P161]" office:value-type="percentage" office:value="0.183" calcext:value-type="percentage">
            <text:p>18.3%</text:p>
          </table:table-cell>
          <table:table-cell table:style-name="ce23" table:formula="of:=[$testy_proc.R161]" office:value-type="percentage" office:value="0.188" calcext:value-type="percentage">
            <text:p>18.8%</text:p>
          </table:table-cell>
          <table:table-cell table:style-name="ce23" table:formula="of:=[$testy_proc.T161]" office:value-type="percentage" office:value="0.22" calcext:value-type="percentage">
            <text:p>22.0%</text:p>
          </table:table-cell>
        </table:table-row>
        <table:table-row table:style-name="ro2">
          <table:table-cell table:style-name="ce7" office:value-type="date" office:date-value="2021-11-07" calcext:value-type="date">
            <text:p>7. listopadu 2021</text:p>
          </table:table-cell>
          <table:table-cell table:style-name="ce23" table:formula="of:=[$testy_proc.D162]" office:value-type="percentage" office:value="0.133" calcext:value-type="percentage">
            <text:p>13.3%</text:p>
          </table:table-cell>
          <table:table-cell table:style-name="ce23" table:formula="of:=[$testy_proc.F162]" office:value-type="percentage" office:value="0.085" calcext:value-type="percentage">
            <text:p>8.5%</text:p>
          </table:table-cell>
          <table:table-cell table:style-name="ce23" table:formula="of:=[$testy_proc.H162]" office:value-type="percentage" office:value="0.097" calcext:value-type="percentage">
            <text:p>9.7%</text:p>
          </table:table-cell>
          <table:table-cell table:style-name="ce23" table:formula="of:=[$testy_proc.J162]" office:value-type="percentage" office:value="0.126" calcext:value-type="percentage">
            <text:p>12.6%</text:p>
          </table:table-cell>
          <table:table-cell table:style-name="ce23" table:formula="of:=[$testy_proc.L162]" office:value-type="percentage" office:value="0.146" calcext:value-type="percentage">
            <text:p>14.6%</text:p>
          </table:table-cell>
          <table:table-cell table:style-name="ce23" table:formula="of:=[$testy_proc.N162]" office:value-type="percentage" office:value="0.149" calcext:value-type="percentage">
            <text:p>14.9%</text:p>
          </table:table-cell>
          <table:table-cell table:style-name="ce23" table:formula="of:=[$testy_proc.P162]" office:value-type="percentage" office:value="0.196" calcext:value-type="percentage">
            <text:p>19.6%</text:p>
          </table:table-cell>
          <table:table-cell table:style-name="ce23" table:formula="of:=[$testy_proc.R162]" office:value-type="percentage" office:value="0.202" calcext:value-type="percentage">
            <text:p>20.2%</text:p>
          </table:table-cell>
          <table:table-cell table:style-name="ce23" table:formula="of:=[$testy_proc.T162]" office:value-type="percentage" office:value="0.231" calcext:value-type="percentage">
            <text:p>23.1%</text:p>
          </table:table-cell>
        </table:table-row>
        <table:table-row table:style-name="ro2" table:number-rows-repeated="204">
          <table:table-cell table:style-name="ce7"/>
          <table:table-cell table:style-name="ce11" table:number-columns-repeated="9"/>
        </table:table-row>
        <table:table-row table:style-name="ro2">
          <table:table-cell table:style-name="ce7"/>
          <table:table-cell table:style-name="ce3" table:number-columns-repeated="9"/>
        </table:table-row>
        <table:table-row table:style-name="ro2" table:number-rows-repeated="104820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'%poz test ALL'.B2:'%poz test ALL'.J153 '%poz test ALL'.C155:'%poz test ALL'.J1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%poz test ALL'.B154:'%poz test ALL'.J1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%poz divided" table:style-name="ta1">
        <office:forms form:automatic-focus="false" form:apply-design-mode="false"/>
        <table:shapes>
          <draw:frame draw:z-index="0" draw:style-name="gr1" draw:text-style-name="P1" svg:width="779.16pt" svg:height="438.26pt" svg:x="783.61pt" svg:y="12.3pt">
            <draw:object draw:notify-on-update-of-ranges="'%poz divided'.A3:'%poz divided'.A366 '%poz divided'.B2:'%poz divided'.B2 '%poz divided'.B3:'%poz divided'.B366 '%poz divided'.C2:'%poz divided'.C2 '%poz divided'.C3:'%poz divided'.C366 '%poz divided'.D2:'%poz divided'.D2 '%poz divided'.D3:'%poz divided'.D366 '%poz divided'.E2:'%poz divided'.E2 '%poz divided'.E3:'%poz divided'.E366 '%poz divided'.F2:'%poz divided'.F2 '%poz divided'.F3:'%poz divided'.F366 '%poz divided'.G2:'%poz divided'.G2 '%poz divided'.G3:'%poz divided'.G366 '%poz divided'.H2:'%poz divided'.H2 '%poz divided'.H3:'%poz divided'.H366 '%poz divided'.I2:'%poz divided'.I2 '%poz divided'.I3:'%poz divided'.I366 '%poz divided'.J2:'%poz divided'.J2 '%poz divided'.J3:'%poz divided'.J3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82.19pt" svg:height="439.97pt" svg:x="783.52pt" svg:y="459.81pt">
            <draw:object draw:notify-on-update-of-ranges="'%poz divided'.K3:'%poz divided'.K366 '%poz divided'.L2:'%poz divided'.L2 '%poz divided'.L3:'%poz divided'.L366 '%poz divided'.M2:'%poz divided'.M2 '%poz divided'.M3:'%poz divided'.M366 '%poz divided'.N2:'%poz divided'.N2 '%poz divided'.N3:'%poz divided'.N366 '%poz divided'.O2:'%poz divided'.O2 '%poz divided'.O3:'%poz divided'.O366 '%poz divided'.P2:'%poz divided'.P2 '%poz divided'.P3:'%poz divided'.P366 '%poz divided'.Q2:'%poz divided'.Q2 '%poz divided'.Q3:'%poz divided'.Q366 '%poz divided'.R2:'%poz divided'.R2 '%poz divided'.R3:'%poz divided'.R366 '%poz divided'.S2:'%poz divided'.S2 '%poz divided'.S3:'%poz divided'.S366 '%poz divided'.T2:'%poz divided'.T2 '%poz divided'.T3:'%poz divided'.T3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60.62pt" svg:height="427.83pt" svg:x="785.48pt" svg:y="911.37pt">
            <draw:object draw:notify-on-update-of-ranges="'%poz test ALL'.A96:'%poz test ALL'.A366 '%poz test ALL'.B1:'%poz test ALL'.B1 '%poz test ALL'.B96:'%poz test ALL'.B366 '%poz test ALL'.C1:'%poz test ALL'.C1 '%poz test ALL'.C96:'%poz test ALL'.C366 '%poz test ALL'.D1:'%poz test ALL'.D1 '%poz test ALL'.D96:'%poz test ALL'.D366 '%poz test ALL'.E1:'%poz test ALL'.E1 '%poz test ALL'.E96:'%poz test ALL'.E366 '%poz test ALL'.F1:'%poz test ALL'.F1 '%poz test ALL'.F96:'%poz test ALL'.F366 '%poz test ALL'.G1:'%poz test ALL'.G1 '%poz test ALL'.G96:'%poz test ALL'.G366 '%poz test ALL'.H1:'%poz test ALL'.H1 '%poz test ALL'.H96:'%poz test ALL'.H366 '%poz test ALL'.I1:'%poz test ALL'.I1 '%poz test ALL'.I96:'%poz test ALL'.I366 '%poz test ALL'.J1:'%poz test ALL'.J1 '%poz test ALL'.J96:'%poz test ALL'.J3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default-cell-style-name="Default"/>
        <table:table-column table:style-name="co14" table:number-columns-repeated="3" table:default-cell-style-name="ce11"/>
        <table:table-column table:style-name="co8" table:number-columns-repeated="2" table:default-cell-style-name="ce11"/>
        <table:table-column table:style-name="co18" table:default-cell-style-name="ce11"/>
        <table:table-column table:style-name="co8" table:number-columns-repeated="3" table:default-cell-style-name="ce11"/>
        <table:table-column table:style-name="co12" table:default-cell-style-name="Default"/>
        <table:table-column table:style-name="co8" table:default-cell-style-name="Default"/>
        <table:table-column table:style-name="co14" table:number-columns-repeated="2" table:default-cell-style-name="Default"/>
        <table:table-column table:style-name="co18" table:number-columns-repeated="5" table:default-cell-style-name="Default"/>
        <table:table-column table:style-name="co14" table:default-cell-style-name="Default"/>
        <table:table-row table:style-name="ro2">
          <table:table-cell/>
          <table:table-cell table:style-name="ce9" office:value-type="string" calcext:value-type="string" table:number-columns-spanned="9" table:number-rows-spanned="1">
            <text:p>diag/klin</text:p>
          </table:table-cell>
          <table:covered-table-cell table:number-columns-repeated="8" table:style-name="Default"/>
          <table:table-cell/>
          <table:table-cell table:style-name="ce9" office:value-type="string" calcext:value-type="string" table:number-columns-spanned="9" table:number-rows-spanned="1">
            <text:p>klin+epi</text:p>
          </table:table-cell>
          <table:covered-table-cell table:number-columns-repeated="8"/>
        </table:table-row>
        <table:table-row table:style-name="ro2">
          <table:table-cell/>
          <table:table-cell table:style-name="Default" office:value-type="string" calcext:value-type="string">
            <text:p>0-2</text:p>
          </table:table-cell>
          <table:table-cell table:style-name="Default" office:value-type="string" calcext:value-type="string">
            <text:p>3-5</text:p>
          </table:table-cell>
          <table:table-cell table:style-name="Default" office:value-type="string" calcext:value-type="string">
            <text:p>6-11</text:p>
          </table:table-cell>
          <table:table-cell table:style-name="Default" office:value-type="string" calcext:value-type="string">
            <text:p>12-15</text:p>
          </table:table-cell>
          <table:table-cell table:style-name="Default" office:value-type="string" calcext:value-type="string">
            <text:p>16-19</text:p>
          </table:table-cell>
          <table:table-cell table:style-name="Default" office:value-type="string" calcext:value-type="string">
            <text:p>20-29</text:p>
          </table:table-cell>
          <table:table-cell table:style-name="Default" office:value-type="string" calcext:value-type="string">
            <text:p>30-49</text:p>
          </table:table-cell>
          <table:table-cell table:style-name="Default" office:value-type="string" calcext:value-type="string">
            <text:p>50-64</text:p>
          </table:table-cell>
          <table:table-cell table:style-name="Default" office:value-type="float" office:value="65" calcext:value-type="float">
            <text:p>65</text:p>
          </table:table-cell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3-5</text:p>
          </table:table-cell>
          <table:table-cell office:value-type="string" calcext:value-type="string">
            <text:p>6-11</text:p>
          </table:table-cell>
          <table:table-cell office:value-type="string" calcext:value-type="string">
            <text:p>12-15</text:p>
          </table:table-cell>
          <table:table-cell office:value-type="string" calcext:value-type="string">
            <text:p>16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49</text:p>
          </table:table-cell>
          <table:table-cell office:value-type="string" calcext:value-type="string">
            <text:p>50-64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table:style-name="ce12" office:value-type="date" office:date-value="2021-09-03" calcext:value-type="date">
            <text:p>3. 9. 2021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05" calcext:value-type="percentage">
            <text:p>0.5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14" calcext:value-type="percentage">
            <text:p>1.4%</text:p>
          </table:table-cell>
          <table:table-cell table:style-name="ce12" office:value-type="date" office:date-value="2021-09-03" calcext:value-type="date">
            <text:p>3. 9. 2021</text:p>
          </table:table-cell>
          <table:table-cell table:style-name="ce13" office:value-type="percentage" office:value="0.063" calcext:value-type="percentage">
            <text:p>6.3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4" calcext:value-type="percentage">
            <text:p>0.4%</text:p>
          </table:table-cell>
          <table:table-cell table:number-columns-repeated="2" table:style-name="ce13" office:value-type="percentage" office:value="0.005" calcext:value-type="percentage">
            <text:p>0.5%</text:p>
          </table:table-cell>
          <table:table-cell table:style-name="ce13" office:value-type="percentage" office:value="0.004" calcext:value-type="percentage">
            <text:p>0.4%</text:p>
          </table:table-cell>
          <table:table-cell table:number-columns-repeated="2" table:style-name="ce13" office:value-type="percentage" office:value="0.006" calcext:value-type="percentage">
            <text:p>0.6%</text:p>
          </table:table-cell>
          <table:table-cell table:style-name="ce13" office:value-type="percentage" office:value="0.016" calcext:value-type="percentage">
            <text:p>1.6%</text:p>
          </table:table-cell>
        </table:table-row>
        <table:table-row table:style-name="ro2">
          <table:table-cell table:style-name="ce12" office:value-type="date" office:date-value="2021-09-04" calcext:value-type="date">
            <text:p>4. 9. 2021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05" calcext:value-type="percentage">
            <text:p>0.5%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12" office:value-type="date" office:date-value="2021-09-04" calcext:value-type="date">
            <text:p>4. 9. 2021</text:p>
          </table:table-cell>
          <table:table-cell table:style-name="ce13" office:value-type="percentage" office:value="0.083" calcext:value-type="percentage">
            <text:p>8.3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4" calcext:value-type="percentage">
            <text:p>0.4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7" calcext:value-type="percentage">
            <text:p>1.7%</text:p>
          </table:table-cell>
        </table:table-row>
        <table:table-row table:style-name="ro2">
          <table:table-cell table:style-name="ce12" office:value-type="date" office:date-value="2021-09-05" calcext:value-type="date">
            <text:p>5. 9. 2021</text:p>
          </table:table-cell>
          <table:table-cell table:style-name="ce25" office:value-type="percentage" office:value="0.007" calcext:value-type="percentage">
            <text:p>0.7%</text:p>
          </table:table-cell>
          <table:table-cell table:number-columns-repeated="2" table:style-name="ce25" office:value-type="percentage" office:value="0.01" calcext:value-type="percentage">
            <text:p>1.0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25" office:value-type="percentage" office:value="0.02" calcext:value-type="percentage">
            <text:p>2.0%</text:p>
          </table:table-cell>
          <table:table-cell table:style-name="ce12" office:value-type="date" office:date-value="2021-09-05" calcext:value-type="date">
            <text:p>5. 9. 2021</text:p>
          </table:table-cell>
          <table:table-cell table:style-name="ce13" office:value-type="percentage" office:value="0.091" calcext:value-type="percentage">
            <text:p>9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4" calcext:value-type="percentage">
            <text:p>0.4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12" office:value-type="date" office:date-value="2021-09-06" calcext:value-type="date">
            <text:p>6. 9. 2021</text:p>
          </table:table-cell>
          <table:table-cell table:style-name="ce25" office:value-type="percentage" office:value="0.007" calcext:value-type="percentage">
            <text:p>0.7%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23" calcext:value-type="percentage">
            <text:p>2.3%</text:p>
          </table:table-cell>
          <table:table-cell table:number-columns-repeated="2" table:style-name="ce25" office:value-type="percentage" office:value="0.02" calcext:value-type="percentage">
            <text:p>2.0%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12" office:value-type="date" office:date-value="2021-09-06" calcext:value-type="date">
            <text:p>6. 9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8" calcext:value-type="percentage">
            <text:p>1.8%</text:p>
          </table:table-cell>
        </table:table-row>
        <table:table-row table:style-name="ro2">
          <table:table-cell table:style-name="ce12" office:value-type="date" office:date-value="2021-09-07" calcext:value-type="date">
            <text:p>7. 9. 2021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13" calcext:value-type="percentage">
            <text:p>1.3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2" calcext:value-type="percentage">
            <text:p>2.2%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25" office:value-type="percentage" office:value="0.022" calcext:value-type="percentage">
            <text:p>2.2%</text:p>
          </table:table-cell>
          <table:table-cell table:style-name="ce12" office:value-type="date" office:date-value="2021-09-07" calcext:value-type="date">
            <text:p>7. 9. 2021</text:p>
          </table:table-cell>
          <table:table-cell table:style-name="ce13" office:value-type="percentage" office:value="0.096" calcext:value-type="percentage">
            <text:p>9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1" calcext:value-type="percentage">
            <text:p>2.1%</text:p>
          </table:table-cell>
        </table:table-row>
        <table:table-row table:style-name="ro2">
          <table:table-cell table:style-name="ce12" office:value-type="date" office:date-value="2021-09-08" calcext:value-type="date">
            <text:p>8. 9. 2021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15" calcext:value-type="percentage">
            <text:p>1.5%</text:p>
          </table:table-cell>
          <table:table-cell table:number-columns-repeated="2" table:style-name="ce25" office:value-type="percentage" office:value="0.036" calcext:value-type="percentage">
            <text:p>3.6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12" office:value-type="date" office:date-value="2021-09-08" calcext:value-type="date">
            <text:p>8. 9. 2021</text:p>
          </table:table-cell>
          <table:table-cell table:style-name="ce13" office:value-type="percentage" office:value="0.08" calcext:value-type="percentage">
            <text:p>8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12" office:value-type="date" office:date-value="2021-09-09" calcext:value-type="date">
            <text:p>9. 9. 2021</text:p>
          </table:table-cell>
          <table:table-cell table:style-name="ce25" office:value-type="percentage" office:value="0.007" calcext:value-type="percentage">
            <text:p>0.7%</text:p>
          </table:table-cell>
          <table:table-cell table:style-name="ce25" office:value-type="percentage" office:value="0.006" calcext:value-type="percentage">
            <text:p>0.6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12" office:value-type="date" office:date-value="2021-09-09" calcext:value-type="date">
            <text:p>9. 9. 2021</text:p>
          </table:table-cell>
          <table:table-cell table:style-name="ce13" office:value-type="percentage" office:value="0.081" calcext:value-type="percentage">
            <text:p>8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12" office:value-type="date" office:date-value="2021-09-10" calcext:value-type="date">
            <text:p>10. 9. 2021</text:p>
          </table:table-cell>
          <table:table-cell table:number-columns-repeated="2" table:style-name="ce25" office:value-type="percentage" office:value="0.007" calcext:value-type="percentage">
            <text:p>0.7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47" calcext:value-type="percentage">
            <text:p>4.7%</text:p>
          </table:table-cell>
          <table:table-cell table:style-name="ce25" office:value-type="percentage" office:value="0.044" calcext:value-type="percentage">
            <text:p>4.4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12" office:value-type="date" office:date-value="2021-09-10" calcext:value-type="date">
            <text:p>10. 9. 2021</text:p>
          </table:table-cell>
          <table:table-cell table:style-name="ce13" office:value-type="percentage" office:value="0.083" calcext:value-type="percentage">
            <text:p>8.3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7" calcext:value-type="percentage">
            <text:p>2.7%</text:p>
          </table:table-cell>
        </table:table-row>
        <table:table-row table:style-name="ro2">
          <table:table-cell table:style-name="ce12" office:value-type="date" office:date-value="2021-09-11" calcext:value-type="date">
            <text:p>11. 9. 2021</text:p>
          </table:table-cell>
          <table:table-cell table:number-columns-repeated="2" table:style-name="ce25" office:value-type="percentage" office:value="0.008" calcext:value-type="percentage">
            <text:p>0.8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46" calcext:value-type="percentage">
            <text:p>4.6%</text:p>
          </table:table-cell>
          <table:table-cell table:style-name="ce25" office:value-type="percentage" office:value="0.04" calcext:value-type="percentage">
            <text:p>4.0%</text:p>
          </table:table-cell>
          <table:table-cell table:style-name="ce25" office:value-type="percentage" office:value="0.026" calcext:value-type="percentage">
            <text:p>2.6%</text:p>
          </table:table-cell>
          <table:table-cell table:number-columns-repeated="2" table:style-name="ce25" office:value-type="percentage" office:value="0.029" calcext:value-type="percentage">
            <text:p>2.9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12" office:value-type="date" office:date-value="2021-09-11" calcext:value-type="date">
            <text:p>11. 9. 2021</text:p>
          </table:table-cell>
          <table:table-cell table:style-name="ce13" office:value-type="percentage" office:value="0.071" calcext:value-type="percentage">
            <text:p>7.1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7" calcext:value-type="percentage">
            <text:p>2.7%</text:p>
          </table:table-cell>
        </table:table-row>
        <table:table-row table:style-name="ro2">
          <table:table-cell table:style-name="ce12" office:value-type="date" office:date-value="2021-09-12" calcext:value-type="date">
            <text:p>12. 9. 2021</text:p>
          </table:table-cell>
          <table:table-cell table:number-columns-repeated="2" table:style-name="ce25" office:value-type="percentage" office:value="0.011" calcext:value-type="percentage">
            <text:p>1.1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39" calcext:value-type="percentage">
            <text:p>3.9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12" office:value-type="date" office:date-value="2021-09-12" calcext:value-type="date">
            <text:p>12. 9. 2021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2" calcext:value-type="percentage">
            <text:p>1.2%</text:p>
          </table:table-cell>
          <table:table-cell table:number-columns-repeated="2"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09" calcext:value-type="percentage">
            <text:p>0.9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12" office:value-type="date" office:date-value="2021-09-13" calcext:value-type="date">
            <text:p>13. 9. 2021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25" office:value-type="percentage" office:value="0.038" calcext:value-type="percentage">
            <text:p>3.8%</text:p>
          </table:table-cell>
          <table:table-cell table:style-name="ce25" office:value-type="percentage" office:value="0.025" calcext:value-type="percentage">
            <text:p>2.5%</text:p>
          </table:table-cell>
          <table:table-cell table:number-columns-repeated="2" table:style-name="ce25" office:value-type="percentage" office:value="0.031" calcext:value-type="percentage">
            <text:p>3.1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12" office:value-type="date" office:date-value="2021-09-13" calcext:value-type="date">
            <text:p>13. 9. 2021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1" calcext:value-type="percentage">
            <text:p>1.1%</text:p>
          </table:table-cell>
          <table:table-cell table:number-columns-repeated="2"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26" calcext:value-type="percentage">
            <text:p>2.6%</text:p>
          </table:table-cell>
        </table:table-row>
        <table:table-row table:style-name="ro2">
          <table:table-cell table:style-name="ce12" office:value-type="date" office:date-value="2021-09-14" calcext:value-type="date">
            <text:p>14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12" office:value-type="date" office:date-value="2021-09-14" calcext:value-type="date">
            <text:p>14. 9. 2021</text:p>
          </table:table-cell>
          <table:table-cell table:style-name="ce13" office:value-type="percentage" office:value="0.048" calcext:value-type="percentage">
            <text:p>4.8%</text:p>
          </table:table-cell>
          <table:table-cell table:number-columns-repeated="2"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12" office:value-type="date" office:date-value="2021-09-15" calcext:value-type="date">
            <text:p>15. 9. 2021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3" calcext:value-type="percentage">
            <text:p>3.3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12" office:value-type="date" office:date-value="2021-09-15" calcext:value-type="date">
            <text:p>15. 9. 2021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" calcext:value-type="percentage">
            <text:p>1.0%</text:p>
          </table:table-cell>
          <table:table-cell table:style-name="ce13" office:value-type="percentage" office:value="0.021" calcext:value-type="percentage">
            <text:p>2.1%</text:p>
          </table:table-cell>
        </table:table-row>
        <table:table-row table:style-name="ro2">
          <table:table-cell table:style-name="ce12" office:value-type="date" office:date-value="2021-09-16" calcext:value-type="date">
            <text:p>16. 9. 2021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07" calcext:value-type="percentage">
            <text:p>0.7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12" office:value-type="date" office:date-value="2021-09-16" calcext:value-type="date">
            <text:p>16. 9. 2021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" calcext:value-type="percentage">
            <text:p>1.0%</text:p>
          </table:table-cell>
          <table:table-cell table:style-name="ce13" office:value-type="percentage" office:value="0.02" calcext:value-type="percentage">
            <text:p>2.0%</text:p>
          </table:table-cell>
        </table:table-row>
        <table:table-row table:style-name="ro2">
          <table:table-cell table:style-name="ce12" office:value-type="date" office:date-value="2021-09-17" calcext:value-type="date">
            <text:p>17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55" calcext:value-type="percentage">
            <text:p>5.5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12" office:value-type="date" office:date-value="2021-09-17" calcext:value-type="date">
            <text:p>17. 9. 2021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12" office:value-type="date" office:date-value="2021-09-18" calcext:value-type="date">
            <text:p>18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25" calcext:value-type="percentage">
            <text:p>2.5%</text:p>
          </table:table-cell>
          <table:table-cell table:style-name="ce25" office:value-type="percentage" office:value="0.046" calcext:value-type="percentage">
            <text:p>4.6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12" office:value-type="date" office:date-value="2021-09-18" calcext:value-type="date">
            <text:p>18. 9. 2021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7" calcext:value-type="percentage">
            <text:p>1.7%</text:p>
          </table:table-cell>
        </table:table-row>
        <table:table-row table:style-name="ro2">
          <table:table-cell table:style-name="ce12" office:value-type="date" office:date-value="2021-09-19" calcext:value-type="date">
            <text:p>19. 9. 2021</text:p>
          </table:table-cell>
          <table:table-cell table:style-name="ce25" office:value-type="percentage" office:value="0.013" calcext:value-type="percentage">
            <text:p>1.3%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43" calcext:value-type="percentage">
            <text:p>4.3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33" calcext:value-type="percentage">
            <text:p>3.3%</text:p>
          </table:table-cell>
          <table:table-cell table:style-name="ce12" office:value-type="date" office:date-value="2021-09-19" calcext:value-type="date">
            <text:p>19. 9. 2021</text:p>
          </table:table-cell>
          <table:table-cell table:style-name="ce13" office:value-type="percentage" office:value="0.06" calcext:value-type="percentage">
            <text:p>6.0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6" calcext:value-type="percentage">
            <text:p>0.6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12" office:value-type="date" office:date-value="2021-09-20" calcext:value-type="date">
            <text:p>20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4" calcext:value-type="percentage">
            <text:p>4.0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12" office:value-type="date" office:date-value="2021-09-20" calcext:value-type="date">
            <text:p>20. 9. 2021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5" calcext:value-type="percentage">
            <text:p>0.5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9" calcext:value-type="percentage">
            <text:p>1.9%</text:p>
          </table:table-cell>
        </table:table-row>
        <table:table-row table:style-name="ro2">
          <table:table-cell table:style-name="ce12" office:value-type="date" office:date-value="2021-09-21" calcext:value-type="date">
            <text:p>21. 9. 2021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42" calcext:value-type="percentage">
            <text:p>4.2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28" calcext:value-type="percentage">
            <text:p>2.8%</text:p>
          </table:table-cell>
          <table:table-cell table:number-columns-repeated="2" table:style-name="ce25" office:value-type="percentage" office:value="0.03" calcext:value-type="percentage">
            <text:p>3.0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12" office:value-type="date" office:date-value="2021-09-21" calcext:value-type="date">
            <text:p>21. 9. 2021</text:p>
          </table:table-cell>
          <table:table-cell table:style-name="ce13" office:value-type="percentage" office:value="0.052" calcext:value-type="percentage">
            <text:p>5.2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06" calcext:value-type="percentage">
            <text:p>0.6%</text:p>
          </table:table-cell>
          <table:table-cell table:number-columns-repeated="2" table:style-name="ce13" office:value-type="percentage" office:value="0.012" calcext:value-type="percentage">
            <text:p>1.2%</text:p>
          </table:table-cell>
          <table:table-cell table:style-name="ce13" office:value-type="percentage" office:value="0.02" calcext:value-type="percentage">
            <text:p>2.0%</text:p>
          </table:table-cell>
        </table:table-row>
        <table:table-row table:style-name="ro2">
          <table:table-cell table:style-name="ce12" office:value-type="date" office:date-value="2021-09-22" calcext:value-type="date">
            <text:p>22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07" calcext:value-type="percentage">
            <text:p>0.7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12" office:value-type="date" office:date-value="2021-09-22" calcext:value-type="date">
            <text:p>22. 9. 2021</text:p>
          </table:table-cell>
          <table:table-cell table:style-name="ce13" office:value-type="percentage" office:value="0.061" calcext:value-type="percentage">
            <text:p>6.1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12" office:value-type="date" office:date-value="2021-09-23" calcext:value-type="date">
            <text:p>23. 9. 2021</text:p>
          </table:table-cell>
          <table:table-cell table:style-name="ce25" office:value-type="percentage" office:value="0.015" calcext:value-type="percentage">
            <text:p>1.5%</text:p>
          </table:table-cell>
          <table:table-cell table:style-name="ce25" office:value-type="percentage" office:value="0.005" calcext:value-type="percentage">
            <text:p>0.5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12" office:value-type="date" office:date-value="2021-09-23" calcext:value-type="date">
            <text:p>23. 9. 2021</text:p>
          </table:table-cell>
          <table:table-cell table:style-name="ce13" office:value-type="percentage" office:value="0.069" calcext:value-type="percentage">
            <text:p>6.9%</text:p>
          </table:table-cell>
          <table:table-cell table:number-columns-repeated="2"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08" calcext:value-type="percentage">
            <text:p>0.8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12" office:value-type="date" office:date-value="2021-09-24" calcext:value-type="date">
            <text:p>24. 9. 2021</text:p>
          </table:table-cell>
          <table:table-cell table:style-name="ce25" office:value-type="percentage" office:value="0.015" calcext:value-type="percentage">
            <text:p>1.5%</text:p>
          </table:table-cell>
          <table:table-cell table:style-name="ce25" office:value-type="percentage" office:value="0.005" calcext:value-type="percentage">
            <text:p>0.5%</text:p>
          </table:table-cell>
          <table:table-cell table:style-name="ce25" office:value-type="percentage" office:value="0.016" calcext:value-type="percentage">
            <text:p>1.6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23" calcext:value-type="percentage">
            <text:p>2.3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12" office:value-type="date" office:date-value="2021-09-24" calcext:value-type="date">
            <text:p>24. 9. 2021</text:p>
          </table:table-cell>
          <table:table-cell table:style-name="ce13" office:value-type="percentage" office:value="0.075" calcext:value-type="percentage">
            <text:p>7.5%</text:p>
          </table:table-cell>
          <table:table-cell table:number-columns-repeated="2" table:style-name="ce13" office:value-type="percentage" office:value="0.019" calcext:value-type="percentage">
            <text:p>1.9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12" office:value-type="date" office:date-value="2021-09-25" calcext:value-type="date">
            <text:p>25. 9. 2021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07" calcext:value-type="percentage">
            <text:p>0.7%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12" office:value-type="date" office:date-value="2021-09-25" calcext:value-type="date">
            <text:p>25. 9. 2021</text:p>
          </table:table-cell>
          <table:table-cell table:style-name="ce13" office:value-type="percentage" office:value="0.064" calcext:value-type="percentage">
            <text:p>6.4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07" calcext:value-type="percentage">
            <text:p>0.7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12" office:value-type="date" office:date-value="2021-09-26" calcext:value-type="date">
            <text:p>26. 9. 2021</text:p>
          </table:table-cell>
          <table:table-cell table:style-name="ce25" office:value-type="percentage" office:value="0.011" calcext:value-type="percentage">
            <text:p>1.1%</text:p>
          </table:table-cell>
          <table:table-cell table:style-name="ce25" office:value-type="percentage" office:value="0.006" calcext:value-type="percentage">
            <text:p>0.6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24" calcext:value-type="percentage">
            <text:p>2.4%</text:p>
          </table:table-cell>
          <table:table-cell table:number-columns-repeated="2" table:style-name="ce25" office:value-type="percentage" office:value="0.027" calcext:value-type="percentage">
            <text:p>2.7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12" office:value-type="date" office:date-value="2021-09-26" calcext:value-type="date">
            <text:p>26. 9. 2021</text:p>
          </table:table-cell>
          <table:table-cell table:style-name="ce13" office:value-type="percentage" office:value="0.068" calcext:value-type="percentage">
            <text:p>6.8%</text:p>
          </table:table-cell>
          <table:table-cell table:number-columns-repeated="2" table:style-name="ce13" office:value-type="percentage" office:value="0.018" calcext:value-type="percentage">
            <text:p>1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5" calcext:value-type="percentage">
            <text:p>2.5%</text:p>
          </table:table-cell>
        </table:table-row>
        <table:table-row table:style-name="ro2">
          <table:table-cell table:style-name="ce12" office:value-type="date" office:date-value="2021-09-27" calcext:value-type="date">
            <text:p>27. 9. 2021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06" calcext:value-type="percentage">
            <text:p>0.6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24" calcext:value-type="percentage">
            <text:p>2.4%</text:p>
          </table:table-cell>
          <table:table-cell table:number-columns-repeated="2" table:style-name="ce25" office:value-type="percentage" office:value="0.027" calcext:value-type="percentage">
            <text:p>2.7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12" office:value-type="date" office:date-value="2021-09-27" calcext:value-type="date">
            <text:p>27. 9. 2021</text:p>
          </table:table-cell>
          <table:table-cell table:style-name="ce13" office:value-type="percentage" office:value="0.074" calcext:value-type="percentage">
            <text:p>7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1" calcext:value-type="percentage">
            <text:p>1.0%</text:p>
          </table:table-cell>
          <table:table-cell table:style-name="ce13" office:value-type="percentage" office:value="0.023" calcext:value-type="percentage">
            <text:p>2.3%</text:p>
          </table:table-cell>
        </table:table-row>
        <table:table-row table:style-name="ro2">
          <table:table-cell table:style-name="ce12" office:value-type="date" office:date-value="2021-09-28" calcext:value-type="date">
            <text:p>28. 9. 2021</text:p>
          </table:table-cell>
          <table:table-cell table:style-name="ce25" office:value-type="percentage" office:value="0.012" calcext:value-type="percentage">
            <text:p>1.2%</text:p>
          </table:table-cell>
          <table:table-cell table:style-name="ce25" office:value-type="percentage" office:value="0.006" calcext:value-type="percentage">
            <text:p>0.6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27" calcext:value-type="percentage">
            <text:p>2.7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12" office:value-type="date" office:date-value="2021-09-28" calcext:value-type="date">
            <text:p>28. 9. 2021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09" calcext:value-type="percentage">
            <text:p>0.9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24" calcext:value-type="percentage">
            <text:p>2.4%</text:p>
          </table:table-cell>
        </table:table-row>
        <table:table-row table:style-name="ro2">
          <table:table-cell table:style-name="ce12" office:value-type="date" office:date-value="2021-09-29" calcext:value-type="date">
            <text:p>29. 9. 2021</text:p>
          </table:table-cell>
          <table:table-cell table:style-name="ce25" office:value-type="percentage" office:value="0.013" calcext:value-type="percentage">
            <text:p>1.3%</text:p>
          </table:table-cell>
          <table:table-cell table:style-name="ce25" office:value-type="percentage" office:value="0.008" calcext:value-type="percentage">
            <text:p>0.8%</text:p>
          </table:table-cell>
          <table:table-cell table:style-name="ce25" office:value-type="percentage" office:value="0.01" calcext:value-type="percentage">
            <text:p>1.0%</text:p>
          </table:table-cell>
          <table:table-cell table:number-columns-repeated="2" table:style-name="ce25" office:value-type="percentage" office:value="0.026" calcext:value-type="percentage">
            <text:p>2.6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33" calcext:value-type="percentage">
            <text:p>3.3%</text:p>
          </table:table-cell>
          <table:table-cell table:style-name="ce25" office:value-type="percentage" office:value="0.038" calcext:value-type="percentage">
            <text:p>3.8%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12" office:value-type="date" office:date-value="2021-09-29" calcext:value-type="date">
            <text:p>29. 9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1" calcext:value-type="percentage">
            <text:p>1.1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29" calcext:value-type="percentage">
            <text:p>2.9%</text:p>
          </table:table-cell>
        </table:table-row>
        <table:table-row table:style-name="ro2">
          <table:table-cell table:style-name="ce12" office:value-type="date" office:date-value="2021-09-30" calcext:value-type="date">
            <text:p>30. 9. 2021</text:p>
          </table:table-cell>
          <table:table-cell table:style-name="ce25" office:value-type="percentage" office:value="0.02" calcext:value-type="percentage">
            <text:p>2.0%</text:p>
          </table:table-cell>
          <table:table-cell table:style-name="ce25" office:value-type="percentage" office:value="0.009" calcext:value-type="percentage">
            <text:p>0.9%</text:p>
          </table:table-cell>
          <table:table-cell table:style-name="ce25" office:value-type="percentage" office:value="0.014" calcext:value-type="percentage">
            <text:p>1.4%</text:p>
          </table:table-cell>
          <table:table-cell table:number-columns-repeated="2" table:style-name="ce25" office:value-type="percentage" office:value="0.03" calcext:value-type="percentage">
            <text:p>3.0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39" calcext:value-type="percentage">
            <text:p>3.9%</text:p>
          </table:table-cell>
          <table:table-cell table:style-name="ce25" office:value-type="percentage" office:value="0.033" calcext:value-type="percentage">
            <text:p>3.3%</text:p>
          </table:table-cell>
          <table:table-cell table:style-name="ce12" office:value-type="date" office:date-value="2021-09-30" calcext:value-type="date">
            <text:p>30. 9. 2021</text:p>
          </table:table-cell>
          <table:table-cell table:style-name="ce13" office:value-type="percentage" office:value="0.081" calcext:value-type="percentage">
            <text:p>8.1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12" calcext:value-type="percentage">
            <text:p>1.2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28" calcext:value-type="percentage">
            <text:p>2.8%</text:p>
          </table:table-cell>
        </table:table-row>
        <table:table-row table:style-name="ro2">
          <table:table-cell table:style-name="ce12" office:value-type="date" office:date-value="2021-10-01" calcext:value-type="date">
            <text:p>1. 10. 2021</text:p>
          </table:table-cell>
          <table:table-cell table:style-name="ce25" office:value-type="percentage" office:value="0.022" calcext:value-type="percentage">
            <text:p>2.2%</text:p>
          </table:table-cell>
          <table:table-cell table:style-name="ce25" office:value-type="percentage" office:value="0.01" calcext:value-type="percentage">
            <text:p>1.0%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38" calcext:value-type="percentage">
            <text:p>3.8%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41" calcext:value-type="percentage">
            <text:p>4.1%</text:p>
          </table:table-cell>
          <table:table-cell table:style-name="ce25" office:value-type="percentage" office:value="0.044" calcext:value-type="percentage">
            <text:p>4.4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12" office:value-type="date" office:date-value="2021-10-01" calcext:value-type="date">
            <text:p>1. 10. 2021</text:p>
          </table:table-cell>
          <table:table-cell table:style-name="ce13" office:value-type="percentage" office:value="0.074" calcext:value-type="percentage">
            <text:p>7.4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15" calcext:value-type="percentage">
            <text:p>1.5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33" calcext:value-type="percentage">
            <text:p>3.3%</text:p>
          </table:table-cell>
        </table:table-row>
        <table:table-row table:style-name="ro2">
          <table:table-cell table:style-name="ce12" office:value-type="date" office:date-value="2021-10-02" calcext:value-type="date">
            <text:p>2. 10. 2021</text:p>
          </table:table-cell>
          <table:table-cell table:style-name="ce25" office:value-type="percentage" office:value="0.028" calcext:value-type="percentage">
            <text:p>2.8%</text:p>
          </table:table-cell>
          <table:table-cell table:style-name="ce25" office:value-type="percentage" office:value="0.013" calcext:value-type="percentage">
            <text:p>1.3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44" calcext:value-type="percentage">
            <text:p>4.4%</text:p>
          </table:table-cell>
          <table:table-cell table:style-name="ce25" office:value-type="percentage" office:value="0.034" calcext:value-type="percentage">
            <text:p>3.4%</text:p>
          </table:table-cell>
          <table:table-cell table:style-name="ce25" office:value-type="percentage" office:value="0.044" calcext:value-type="percentage">
            <text:p>4.4%</text:p>
          </table:table-cell>
          <table:table-cell table:style-name="ce25" office:value-type="percentage" office:value="0.045" calcext:value-type="percentage">
            <text:p>4.5%</text:p>
          </table:table-cell>
          <table:table-cell table:style-name="ce25" office:value-type="percentage" office:value="0.038" calcext:value-type="percentage">
            <text:p>3.8%</text:p>
          </table:table-cell>
          <table:table-cell table:style-name="ce12" office:value-type="date" office:date-value="2021-10-02" calcext:value-type="date">
            <text:p>2. 10. 2021</text:p>
          </table:table-cell>
          <table:table-cell table:style-name="ce13" office:value-type="percentage" office:value="0.076" calcext:value-type="percentage">
            <text:p>7.6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17" calcext:value-type="percentage">
            <text:p>1.7%</text:p>
          </table:table-cell>
          <table:table-cell table:style-name="ce13" office:value-type="percentage" office:value="0.013" calcext:value-type="percentage">
            <text:p>1.3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14" calcext:value-type="percentage">
            <text:p>1.4%</text:p>
          </table:table-cell>
          <table:table-cell table:style-name="ce13" office:value-type="percentage" office:value="0.04" calcext:value-type="percentage">
            <text:p>4.0%</text:p>
          </table:table-cell>
        </table:table-row>
        <table:table-row table:style-name="ro2">
          <table:table-cell table:style-name="ce12" office:value-type="date" office:date-value="2021-10-03" calcext:value-type="date">
            <text:p>3. 10. 2021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16" calcext:value-type="percentage">
            <text:p>1.6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42" calcext:value-type="percentage">
            <text:p>4.2%</text:p>
          </table:table-cell>
          <table:table-cell table:style-name="ce25" office:value-type="percentage" office:value="0.045" calcext:value-type="percentage">
            <text:p>4.5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51" calcext:value-type="percentage">
            <text:p>5.1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42" calcext:value-type="percentage">
            <text:p>4.2%</text:p>
          </table:table-cell>
          <table:table-cell table:style-name="ce12" office:value-type="date" office:date-value="2021-10-03" calcext:value-type="date">
            <text:p>3. 10. 2021</text:p>
          </table:table-cell>
          <table:table-cell table:style-name="ce13" office:value-type="percentage" office:value="0.078" calcext:value-type="percentage">
            <text:p>7.8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2" calcext:value-type="percentage">
            <text:p>4.2%</text:p>
          </table:table-cell>
        </table:table-row>
        <table:table-row table:style-name="ro2">
          <table:table-cell table:style-name="ce12" office:value-type="date" office:date-value="2021-10-04" calcext:value-type="date">
            <text:p>4. 10. 2021</text:p>
          </table:table-cell>
          <table:table-cell table:style-name="ce25" office:value-type="percentage" office:value="0.032" calcext:value-type="percentage">
            <text:p>3.2%</text:p>
          </table:table-cell>
          <table:table-cell table:style-name="ce25" office:value-type="percentage" office:value="0.015" calcext:value-type="percentage">
            <text:p>1.5%</text:p>
          </table:table-cell>
          <table:table-cell table:style-name="ce25" office:value-type="percentage" office:value="0.023" calcext:value-type="percentage">
            <text:p>2.3%</text:p>
          </table:table-cell>
          <table:table-cell table:number-columns-repeated="2" table:style-name="ce25" office:value-type="percentage" office:value="0.043" calcext:value-type="percentage">
            <text:p>4.3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53" calcext:value-type="percentage">
            <text:p>5.3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25" office:value-type="percentage" office:value="0.043" calcext:value-type="percentage">
            <text:p>4.3%</text:p>
          </table:table-cell>
          <table:table-cell table:style-name="ce12" office:value-type="date" office:date-value="2021-10-04" calcext:value-type="date">
            <text:p>4. 10. 2021</text:p>
          </table:table-cell>
          <table:table-cell table:style-name="ce13" office:value-type="percentage" office:value="0.076" calcext:value-type="percentage">
            <text:p>7.6%</text:p>
          </table:table-cell>
          <table:table-cell table:number-columns-repeated="2" table:style-name="ce13" office:value-type="percentage" office:value="0.025" calcext:value-type="percentage">
            <text:p>2.5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3" calcext:value-type="percentage">
            <text:p>4.3%</text:p>
          </table:table-cell>
        </table:table-row>
        <table:table-row table:style-name="ro2">
          <table:table-cell table:style-name="ce12" office:value-type="date" office:date-value="2021-10-05" calcext:value-type="date">
            <text:p>5. 10. 2021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29" calcext:value-type="percentage">
            <text:p>2.9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25" office:value-type="percentage" office:value="0.047" calcext:value-type="percentage">
            <text:p>4.7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52" calcext:value-type="percentage">
            <text:p>5.2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42" calcext:value-type="percentage">
            <text:p>4.2%</text:p>
          </table:table-cell>
          <table:table-cell table:style-name="ce12" office:value-type="date" office:date-value="2021-10-05" calcext:value-type="date">
            <text:p>5. 10. 2021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16" calcext:value-type="percentage">
            <text:p>1.6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18" calcext:value-type="percentage">
            <text:p>1.8%</text:p>
          </table:table-cell>
          <table:table-cell table:style-name="ce13" office:value-type="percentage" office:value="0.043" calcext:value-type="percentage">
            <text:p>4.3%</text:p>
          </table:table-cell>
        </table:table-row>
        <table:table-row table:style-name="ro2">
          <table:table-cell table:style-name="ce12" office:value-type="date" office:date-value="2021-10-06" calcext:value-type="date">
            <text:p>6. 10. 2021</text:p>
          </table:table-cell>
          <table:table-cell table:style-name="ce25" office:value-type="percentage" office:value="0.026" calcext:value-type="percentage">
            <text:p>2.6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6" calcext:value-type="percentage">
            <text:p>6.0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25" office:value-type="percentage" office:value="0.041" calcext:value-type="percentage">
            <text:p>4.1%</text:p>
          </table:table-cell>
          <table:table-cell table:style-name="ce25" office:value-type="percentage" office:value="0.054" calcext:value-type="percentage">
            <text:p>5.4%</text:p>
          </table:table-cell>
          <table:table-cell table:style-name="ce25" office:value-type="percentage" office:value="0.051" calcext:value-type="percentage">
            <text:p>5.1%</text:p>
          </table:table-cell>
          <table:table-cell table:style-name="ce25" office:value-type="percentage" office:value="0.044" calcext:value-type="percentage">
            <text:p>4.4%</text:p>
          </table:table-cell>
          <table:table-cell table:style-name="ce12" office:value-type="date" office:date-value="2021-10-06" calcext:value-type="date">
            <text:p>6. 10. 2021</text:p>
          </table:table-cell>
          <table:table-cell table:style-name="ce13" office:value-type="percentage" office:value="0.078" calcext:value-type="percentage">
            <text:p>7.8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54" calcext:value-type="percentage">
            <text:p>5.4%</text:p>
          </table:table-cell>
        </table:table-row>
        <table:table-row table:style-name="ro2">
          <table:table-cell table:style-name="ce12" office:value-type="date" office:date-value="2021-10-07" calcext:value-type="date">
            <text:p>7. 10. 2021</text:p>
          </table:table-cell>
          <table:table-cell table:style-name="ce25" office:value-type="percentage" office:value="0.03" calcext:value-type="percentage">
            <text:p>3.0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35" calcext:value-type="percentage">
            <text:p>3.5%</text:p>
          </table:table-cell>
          <table:table-cell table:style-name="ce25" office:value-type="percentage" office:value="0.066" calcext:value-type="percentage">
            <text:p>6.6%</text:p>
          </table:table-cell>
          <table:table-cell table:style-name="ce25" office:value-type="percentage" office:value="0.058" calcext:value-type="percentage">
            <text:p>5.8%</text:p>
          </table:table-cell>
          <table:table-cell table:style-name="ce25" office:value-type="percentage" office:value="0.039" calcext:value-type="percentage">
            <text:p>3.9%</text:p>
          </table:table-cell>
          <table:table-cell table:style-name="ce25" office:value-type="percentage" office:value="0.054" calcext:value-type="percentage">
            <text:p>5.4%</text:p>
          </table:table-cell>
          <table:table-cell table:style-name="ce25" office:value-type="percentage" office:value="0.05" calcext:value-type="percentage">
            <text:p>5.0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12" office:value-type="date" office:date-value="2021-10-07" calcext:value-type="date">
            <text:p>7. 10. 2021</text:p>
          </table:table-cell>
          <table:table-cell table:style-name="ce13" office:value-type="percentage" office:value="0.079" calcext:value-type="percentage">
            <text:p>7.9%</text:p>
          </table:table-cell>
          <table:table-cell table:number-columns-repeated="2" table:style-name="ce13" office:value-type="percentage" office:value="0.03" calcext:value-type="percentage">
            <text:p>3.0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57" calcext:value-type="percentage">
            <text:p>5.7%</text:p>
          </table:table-cell>
        </table:table-row>
        <table:table-row table:style-name="ro2">
          <table:table-cell table:style-name="ce12" office:value-type="date" office:date-value="2021-10-08" calcext:value-type="date">
            <text:p>8. 10. 2021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75" calcext:value-type="percentage">
            <text:p>7.5%</text:p>
          </table:table-cell>
          <table:table-cell table:style-name="ce25" office:value-type="percentage" office:value="0.061" calcext:value-type="percentage">
            <text:p>6.1%</text:p>
          </table:table-cell>
          <table:table-cell table:style-name="ce25" office:value-type="percentage" office:value="0.041" calcext:value-type="percentage">
            <text:p>4.1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25" office:value-type="percentage" office:value="0.051" calcext:value-type="percentage">
            <text:p>5.1%</text:p>
          </table:table-cell>
          <table:table-cell table:style-name="ce25" office:value-type="percentage" office:value="0.055" calcext:value-type="percentage">
            <text:p>5.5%</text:p>
          </table:table-cell>
          <table:table-cell table:style-name="ce12" office:value-type="date" office:date-value="2021-10-08" calcext:value-type="date">
            <text:p>8. 10. 2021</text:p>
          </table:table-cell>
          <table:table-cell table:style-name="ce13" office:value-type="percentage" office:value="0.08" calcext:value-type="percentage">
            <text:p>8.0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59" calcext:value-type="percentage">
            <text:p>5.9%</text:p>
          </table:table-cell>
        </table:table-row>
        <table:table-row table:style-name="ro2">
          <table:table-cell table:style-name="ce12" office:value-type="date" office:date-value="2021-10-09" calcext:value-type="date">
            <text:p>9. 10. 2021</text:p>
          </table:table-cell>
          <table:table-cell table:number-columns-repeated="2" table:style-name="ce25" office:value-type="percentage" office:value="0.021" calcext:value-type="percentage">
            <text:p>2.1%</text:p>
          </table:table-cell>
          <table:table-cell table:style-name="ce25" office:value-type="percentage" office:value="0.037" calcext:value-type="percentage">
            <text:p>3.7%</text:p>
          </table:table-cell>
          <table:table-cell table:style-name="ce25" office:value-type="percentage" office:value="0.068" calcext:value-type="percentage">
            <text:p>6.8%</text:p>
          </table:table-cell>
          <table:table-cell table:style-name="ce25" office:value-type="percentage" office:value="0.063" calcext:value-type="percentage">
            <text:p>6.3%</text:p>
          </table:table-cell>
          <table:table-cell table:style-name="ce25" office:value-type="percentage" office:value="0.041" calcext:value-type="percentage">
            <text:p>4.1%</text:p>
          </table:table-cell>
          <table:table-cell table:style-name="ce25" office:value-type="percentage" office:value="0.054" calcext:value-type="percentage">
            <text:p>5.4%</text:p>
          </table:table-cell>
          <table:table-cell table:style-name="ce25" office:value-type="percentage" office:value="0.052" calcext:value-type="percentage">
            <text:p>5.2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12" office:value-type="date" office:date-value="2021-10-09" calcext:value-type="date">
            <text:p>9. 10. 2021</text:p>
          </table:table-cell>
          <table:table-cell table:style-name="ce13" office:value-type="percentage" office:value="0.086" calcext:value-type="percentage">
            <text:p>8.6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29" calcext:value-type="percentage">
            <text:p>2.9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5" calcext:value-type="percentage">
            <text:p>2.5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61" calcext:value-type="percentage">
            <text:p>6.1%</text:p>
          </table:table-cell>
        </table:table-row>
        <table:table-row table:style-name="ro2">
          <table:table-cell table:style-name="ce12" office:value-type="date" office:date-value="2021-10-10" calcext:value-type="date">
            <text:p>10. 10. 2021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24" calcext:value-type="percentage">
            <text:p>2.4%</text:p>
          </table:table-cell>
          <table:table-cell table:style-name="ce25" office:value-type="percentage" office:value="0.036" calcext:value-type="percentage">
            <text:p>3.6%</text:p>
          </table:table-cell>
          <table:table-cell table:style-name="ce25" office:value-type="percentage" office:value="0.071" calcext:value-type="percentage">
            <text:p>7.1%</text:p>
          </table:table-cell>
          <table:table-cell table:style-name="ce25" office:value-type="percentage" office:value="0.062" calcext:value-type="percentage">
            <text:p>6.2%</text:p>
          </table:table-cell>
          <table:table-cell table:style-name="ce25" office:value-type="percentage" office:value="0.042" calcext:value-type="percentage">
            <text:p>4.2%</text:p>
          </table:table-cell>
          <table:table-cell table:style-name="ce25" office:value-type="percentage" office:value="0.056" calcext:value-type="percentage">
            <text:p>5.6%</text:p>
          </table:table-cell>
          <table:table-cell table:style-name="ce25" office:value-type="percentage" office:value="0.055" calcext:value-type="percentage">
            <text:p>5.5%</text:p>
          </table:table-cell>
          <table:table-cell table:style-name="ce25" office:value-type="percentage" office:value="0.058" calcext:value-type="percentage">
            <text:p>5.8%</text:p>
          </table:table-cell>
          <table:table-cell table:style-name="ce12" office:value-type="date" office:date-value="2021-10-10" calcext:value-type="date">
            <text:p>10. 10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3" calcext:value-type="percentage">
            <text:p>2.3%</text:p>
          </table:table-cell>
          <table:table-cell table:style-name="ce13" office:value-type="percentage" office:value="0.062" calcext:value-type="percentage">
            <text:p>6.2%</text:p>
          </table:table-cell>
        </table:table-row>
        <table:table-row table:style-name="ro2">
          <table:table-cell table:style-name="ce12" office:value-type="date" office:date-value="2021-10-11" calcext:value-type="date">
            <text:p>11. 10. 2021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39" calcext:value-type="percentage">
            <text:p>3.9%</text:p>
          </table:table-cell>
          <table:table-cell table:style-name="ce25" office:value-type="percentage" office:value="0.072" calcext:value-type="percentage">
            <text:p>7.2%</text:p>
          </table:table-cell>
          <table:table-cell table:style-name="ce25" office:value-type="percentage" office:value="0.061" calcext:value-type="percentage">
            <text:p>6.1%</text:p>
          </table:table-cell>
          <table:table-cell table:style-name="ce25" office:value-type="percentage" office:value="0.04" calcext:value-type="percentage">
            <text:p>4.0%</text:p>
          </table:table-cell>
          <table:table-cell table:style-name="ce25" office:value-type="percentage" office:value="0.055" calcext:value-type="percentage">
            <text:p>5.5%</text:p>
          </table:table-cell>
          <table:table-cell table:style-name="ce25" office:value-type="percentage" office:value="0.053" calcext:value-type="percentage">
            <text:p>5.3%</text:p>
          </table:table-cell>
          <table:table-cell table:style-name="ce25" office:value-type="percentage" office:value="0.059" calcext:value-type="percentage">
            <text:p>5.9%</text:p>
          </table:table-cell>
          <table:table-cell table:style-name="ce12" office:value-type="date" office:date-value="2021-10-11" calcext:value-type="date">
            <text:p>11. 10. 2021</text:p>
          </table:table-cell>
          <table:table-cell table:style-name="ce13" office:value-type="percentage" office:value="0.087" calcext:value-type="percentage">
            <text:p>8.7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6" calcext:value-type="percentage">
            <text:p>6.0%</text:p>
          </table:table-cell>
        </table:table-row>
        <table:table-row table:style-name="ro2">
          <table:table-cell table:style-name="ce12" office:value-type="date" office:date-value="2021-10-12" calcext:value-type="date">
            <text:p>12. 10. 2021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25" office:value-type="percentage" office:value="0.043" calcext:value-type="percentage">
            <text:p>4.3%</text:p>
          </table:table-cell>
          <table:table-cell table:style-name="ce25" office:value-type="percentage" office:value="0.079" calcext:value-type="percentage">
            <text:p>7.9%</text:p>
          </table:table-cell>
          <table:table-cell table:style-name="ce25" office:value-type="percentage" office:value="0.067" calcext:value-type="percentage">
            <text:p>6.7%</text:p>
          </table:table-cell>
          <table:table-cell table:style-name="ce25" office:value-type="percentage" office:value="0.043" calcext:value-type="percentage">
            <text:p>4.3%</text:p>
          </table:table-cell>
          <table:table-cell table:number-columns-repeated="2" table:style-name="ce25" office:value-type="percentage" office:value="0.056" calcext:value-type="percentage">
            <text:p>5.6%</text:p>
          </table:table-cell>
          <table:table-cell table:style-name="ce25" office:value-type="percentage" office:value="0.058" calcext:value-type="percentage">
            <text:p>5.8%</text:p>
          </table:table-cell>
          <table:table-cell table:style-name="ce12" office:value-type="date" office:date-value="2021-10-12" calcext:value-type="date">
            <text:p>12. 10. 2021</text:p>
          </table:table-cell>
          <table:table-cell table:style-name="ce13" office:value-type="percentage" office:value="0.092" calcext:value-type="percentage">
            <text:p>9.2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58" calcext:value-type="percentage">
            <text:p>5.8%</text:p>
          </table:table-cell>
        </table:table-row>
        <table:table-row table:style-name="ro2">
          <table:table-cell table:style-name="ce12" office:value-type="date" office:date-value="2021-10-13" calcext:value-type="date">
            <text:p>13. 10. 2021</text:p>
          </table:table-cell>
          <table:table-cell table:number-columns-repeated="2" table:style-name="ce25" office:value-type="percentage" office:value="0.017" calcext:value-type="percentage">
            <text:p>1.7%</text:p>
          </table:table-cell>
          <table:table-cell table:style-name="ce25" office:value-type="percentage" office:value="0.043" calcext:value-type="percentage">
            <text:p>4.3%</text:p>
          </table:table-cell>
          <table:table-cell table:style-name="ce25" office:value-type="percentage" office:value="0.087" calcext:value-type="percentage">
            <text:p>8.7%</text:p>
          </table:table-cell>
          <table:table-cell table:style-name="ce25" office:value-type="percentage" office:value="0.075" calcext:value-type="percentage">
            <text:p>7.5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62" calcext:value-type="percentage">
            <text:p>6.2%</text:p>
          </table:table-cell>
          <table:table-cell table:style-name="ce25" office:value-type="percentage" office:value="0.06" calcext:value-type="percentage">
            <text:p>6.0%</text:p>
          </table:table-cell>
          <table:table-cell table:style-name="ce25" office:value-type="percentage" office:value="0.064" calcext:value-type="percentage">
            <text:p>6.4%</text:p>
          </table:table-cell>
          <table:table-cell table:style-name="ce12" office:value-type="date" office:date-value="2021-10-13" calcext:value-type="date">
            <text:p>13. 10. 2021</text:p>
          </table:table-cell>
          <table:table-cell table:style-name="ce13" office:value-type="percentage" office:value="0.1" calcext:value-type="percentage">
            <text:p>10.0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47" calcext:value-type="percentage">
            <text:p>4.7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2" calcext:value-type="percentage">
            <text:p>2.2%</text:p>
          </table:table-cell>
          <table:table-cell table:style-name="ce13" office:value-type="percentage" office:value="0.033" calcext:value-type="percentage">
            <text:p>3.3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62" calcext:value-type="percentage">
            <text:p>6.2%</text:p>
          </table:table-cell>
        </table:table-row>
        <table:table-row table:style-name="ro2">
          <table:table-cell table:style-name="ce12" office:value-type="date" office:date-value="2021-10-14" calcext:value-type="date">
            <text:p>14. 10. 2021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19" calcext:value-type="percentage">
            <text:p>1.9%</text:p>
          </table:table-cell>
          <table:table-cell table:style-name="ce25" office:value-type="percentage" office:value="0.048" calcext:value-type="percentage">
            <text:p>4.8%</text:p>
          </table:table-cell>
          <table:table-cell table:style-name="ce25" office:value-type="percentage" office:value="0.084" calcext:value-type="percentage">
            <text:p>8.4%</text:p>
          </table:table-cell>
          <table:table-cell table:style-name="ce25" office:value-type="percentage" office:value="0.073" calcext:value-type="percentage">
            <text:p>7.3%</text:p>
          </table:table-cell>
          <table:table-cell table:style-name="ce25" office:value-type="percentage" office:value="0.049" calcext:value-type="percentage">
            <text:p>4.9%</text:p>
          </table:table-cell>
          <table:table-cell table:style-name="ce25" office:value-type="percentage" office:value="0.063" calcext:value-type="percentage">
            <text:p>6.3%</text:p>
          </table:table-cell>
          <table:table-cell table:style-name="ce25" office:value-type="percentage" office:value="0.061" calcext:value-type="percentage">
            <text:p>6.1%</text:p>
          </table:table-cell>
          <table:table-cell table:style-name="ce25" office:value-type="percentage" office:value="0.066" calcext:value-type="percentage">
            <text:p>6.6%</text:p>
          </table:table-cell>
          <table:table-cell table:style-name="ce12" office:value-type="date" office:date-value="2021-10-14" calcext:value-type="date">
            <text:p>14. 10. 2021</text:p>
          </table:table-cell>
          <table:table-cell table:style-name="ce13" office:value-type="percentage" office:value="0.099" calcext:value-type="percentage">
            <text:p>9.9%</text:p>
          </table:table-cell>
          <table:table-cell table:style-name="ce13" office:value-type="percentage" office:value="0.042" calcext:value-type="percentage">
            <text:p>4.2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4" calcext:value-type="percentage">
            <text:p>3.4%</text:p>
          </table:table-cell>
          <table:table-cell table:style-name="ce13" office:value-type="percentage" office:value="0.028" calcext:value-type="percentage">
            <text:p>2.8%</text:p>
          </table:table-cell>
          <table:table-cell table:style-name="ce13" office:value-type="percentage" office:value="0.054" calcext:value-type="percentage">
            <text:p>5.4%</text:p>
          </table:table-cell>
        </table:table-row>
        <table:table-row table:style-name="ro2">
          <table:table-cell table:style-name="ce12" office:value-type="date" office:date-value="2021-10-15" calcext:value-type="date">
            <text:p>15. 10. 2021</text:p>
          </table:table-cell>
          <table:table-cell table:style-name="ce25" office:value-type="percentage" office:value="0.013" calcext:value-type="percentage">
            <text:p>1.3%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51" calcext:value-type="percentage">
            <text:p>5.1%</text:p>
          </table:table-cell>
          <table:table-cell table:style-name="ce25" office:value-type="percentage" office:value="0.076" calcext:value-type="percentage">
            <text:p>7.6%</text:p>
          </table:table-cell>
          <table:table-cell table:style-name="ce25" office:value-type="percentage" office:value="0.079" calcext:value-type="percentage">
            <text:p>7.9%</text:p>
          </table:table-cell>
          <table:table-cell table:style-name="ce25" office:value-type="percentage" office:value="0.053" calcext:value-type="percentage">
            <text:p>5.3%</text:p>
          </table:table-cell>
          <table:table-cell table:number-columns-repeated="2" table:style-name="ce25" office:value-type="percentage" office:value="0.068" calcext:value-type="percentage">
            <text:p>6.8%</text:p>
          </table:table-cell>
          <table:table-cell table:style-name="ce25" office:value-type="percentage" office:value="0.065" calcext:value-type="percentage">
            <text:p>6.5%</text:p>
          </table:table-cell>
          <table:table-cell table:style-name="ce12" office:value-type="date" office:date-value="2021-10-15" calcext:value-type="date">
            <text:p>15. 10. 2021</text:p>
          </table:table-cell>
          <table:table-cell table:style-name="ce13" office:value-type="percentage" office:value="0.097" calcext:value-type="percentage">
            <text:p>9.7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38" calcext:value-type="percentage">
            <text:p>3.8%</text:p>
          </table:table-cell>
          <table:table-cell table:style-name="ce13" office:value-type="percentage" office:value="0.051" calcext:value-type="percentage">
            <text:p>5.1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2" calcext:value-type="percentage">
            <text:p>2.0%</text:p>
          </table:table-cell>
          <table:table-cell table:style-name="ce13" office:value-type="percentage" office:value="0.035" calcext:value-type="percentage">
            <text:p>3.5%</text:p>
          </table:table-cell>
          <table:table-cell table:style-name="ce13" office:value-type="percentage" office:value="0.031" calcext:value-type="percentage">
            <text:p>3.1%</text:p>
          </table:table-cell>
          <table:table-cell table:style-name="ce13" office:value-type="percentage" office:value="0.056" calcext:value-type="percentage">
            <text:p>5.6%</text:p>
          </table:table-cell>
        </table:table-row>
        <table:table-row table:style-name="ro2">
          <table:table-cell table:style-name="ce12" office:value-type="date" office:date-value="2021-10-16" calcext:value-type="date">
            <text:p>16. 10. 2021</text:p>
          </table:table-cell>
          <table:table-cell table:style-name="ce25" office:value-type="percentage" office:value="0.016" calcext:value-type="percentage">
            <text:p>1.6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25" office:value-type="percentage" office:value="0.079" calcext:value-type="percentage">
            <text:p>7.9%</text:p>
          </table:table-cell>
          <table:table-cell table:style-name="ce25" office:value-type="percentage" office:value="0.083" calcext:value-type="percentage">
            <text:p>8.3%</text:p>
          </table:table-cell>
          <table:table-cell table:style-name="ce25" office:value-type="percentage" office:value="0.057" calcext:value-type="percentage">
            <text:p>5.7%</text:p>
          </table:table-cell>
          <table:table-cell table:style-name="ce25" office:value-type="percentage" office:value="0.071" calcext:value-type="percentage">
            <text:p>7.1%</text:p>
          </table:table-cell>
          <table:table-cell table:style-name="ce25" office:value-type="percentage" office:value="0.07" calcext:value-type="percentage">
            <text:p>7.0%</text:p>
          </table:table-cell>
          <table:table-cell table:style-name="ce25" office:value-type="percentage" office:value="0.067" calcext:value-type="percentage">
            <text:p>6.7%</text:p>
          </table:table-cell>
          <table:table-cell table:style-name="ce12" office:value-type="date" office:date-value="2021-10-16" calcext:value-type="date">
            <text:p>16. 10. 2021</text:p>
          </table:table-cell>
          <table:table-cell table:style-name="ce13" office:value-type="percentage" office:value="0.095" calcext:value-type="percentage">
            <text:p>9.5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38" calcext:value-type="percentage">
            <text:p>3.8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19" calcext:value-type="percentage">
            <text:p>1.9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32" calcext:value-type="percentage">
            <text:p>3.2%</text:p>
          </table:table-cell>
          <table:table-cell table:style-name="ce13" office:value-type="percentage" office:value="0.061" calcext:value-type="percentage">
            <text:p>6.1%</text:p>
          </table:table-cell>
        </table:table-row>
        <table:table-row table:style-name="ro2">
          <table:table-cell table:style-name="ce12" office:value-type="date" office:date-value="2021-10-17" calcext:value-type="date">
            <text:p>17. 10. 2021</text:p>
          </table:table-cell>
          <table:table-cell table:style-name="ce25" office:value-type="percentage" office:value="0.014" calcext:value-type="percentage">
            <text:p>1.4%</text:p>
          </table:table-cell>
          <table:table-cell table:style-name="ce25" office:value-type="percentage" office:value="0.017" calcext:value-type="percentage">
            <text:p>1.7%</text:p>
          </table:table-cell>
          <table:table-cell table:style-name="ce25" office:value-type="percentage" office:value="0.059" calcext:value-type="percentage">
            <text:p>5.9%</text:p>
          </table:table-cell>
          <table:table-cell table:style-name="ce25" office:value-type="percentage" office:value="0.081" calcext:value-type="percentage">
            <text:p>8.1%</text:p>
          </table:table-cell>
          <table:table-cell table:style-name="ce25" office:value-type="percentage" office:value="0.086" calcext:value-type="percentage">
            <text:p>8.6%</text:p>
          </table:table-cell>
          <table:table-cell table:style-name="ce25" office:value-type="percentage" office:value="0.06" calcext:value-type="percentage">
            <text:p>6.0%</text:p>
          </table:table-cell>
          <table:table-cell table:style-name="ce25" office:value-type="percentage" office:value="0.074" calcext:value-type="percentage">
            <text:p>7.4%</text:p>
          </table:table-cell>
          <table:table-cell table:style-name="ce25" office:value-type="percentage" office:value="0.073" calcext:value-type="percentage">
            <text:p>7.3%</text:p>
          </table:table-cell>
          <table:table-cell table:style-name="ce25" office:value-type="percentage" office:value="0.071" calcext:value-type="percentage">
            <text:p>7.1%</text:p>
          </table:table-cell>
          <table:table-cell table:style-name="ce12" office:value-type="date" office:date-value="2021-10-17" calcext:value-type="date">
            <text:p>17. 10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36" calcext:value-type="percentage">
            <text:p>3.6%</text:p>
          </table:table-cell>
          <table:table-cell table:style-name="ce13" office:value-type="percentage" office:value="0.065" calcext:value-type="percentage">
            <text:p>6.5%</text:p>
          </table:table-cell>
        </table:table-row>
        <table:table-row table:style-name="ro2">
          <table:table-cell table:style-name="ce12" office:value-type="date" office:date-value="2021-10-18" calcext:value-type="date">
            <text:p>18. 10. 2021</text:p>
          </table:table-cell>
          <table:table-cell table:style-name="ce25" office:value-type="percentage" office:value="0.015" calcext:value-type="percentage">
            <text:p>1.5%</text:p>
          </table:table-cell>
          <table:table-cell table:style-name="ce25" office:value-type="percentage" office:value="0.016" calcext:value-type="percentage">
            <text:p>1.6%</text:p>
          </table:table-cell>
          <table:table-cell table:style-name="ce25" office:value-type="percentage" office:value="0.062" calcext:value-type="percentage">
            <text:p>6.2%</text:p>
          </table:table-cell>
          <table:table-cell table:style-name="ce25" office:value-type="percentage" office:value="0.084" calcext:value-type="percentage">
            <text:p>8.4%</text:p>
          </table:table-cell>
          <table:table-cell table:style-name="ce25" office:value-type="percentage" office:value="0.091" calcext:value-type="percentage">
            <text:p>9.1%</text:p>
          </table:table-cell>
          <table:table-cell table:style-name="ce25" office:value-type="percentage" office:value="0.06" calcext:value-type="percentage">
            <text:p>6.0%</text:p>
          </table:table-cell>
          <table:table-cell table:style-name="ce25" office:value-type="percentage" office:value="0.077" calcext:value-type="percentage">
            <text:p>7.7%</text:p>
          </table:table-cell>
          <table:table-cell table:style-name="ce25" office:value-type="percentage" office:value="0.075" calcext:value-type="percentage">
            <text:p>7.5%</text:p>
          </table:table-cell>
          <table:table-cell table:style-name="ce25" office:value-type="percentage" office:value="0.072" calcext:value-type="percentage">
            <text:p>7.2%</text:p>
          </table:table-cell>
          <table:table-cell table:style-name="ce12" office:value-type="date" office:date-value="2021-10-18" calcext:value-type="date">
            <text:p>18. 10. 2021</text:p>
          </table:table-cell>
          <table:table-cell table:style-name="ce13" office:value-type="percentage" office:value="0.098" calcext:value-type="percentage">
            <text:p>9.8%</text:p>
          </table:table-cell>
          <table:table-cell table:style-name="ce13" office:value-type="percentage" office:value="0.042" calcext:value-type="percentage">
            <text:p>4.2%</text:p>
          </table:table-cell>
          <table:table-cell table:style-name="ce13" office:value-type="percentage" office:value="0.041" calcext:value-type="percentage">
            <text:p>4.1%</text:p>
          </table:table-cell>
          <table:table-cell table:style-name="ce13" office:value-type="percentage" office:value="0.056" calcext:value-type="percentage">
            <text:p>5.6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21" calcext:value-type="percentage">
            <text:p>2.1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37" calcext:value-type="percentage">
            <text:p>3.7%</text:p>
          </table:table-cell>
          <table:table-cell table:style-name="ce13" office:value-type="percentage" office:value="0.067" calcext:value-type="percentage">
            <text:p>6.7%</text:p>
          </table:table-cell>
        </table:table-row>
        <table:table-row table:style-name="ro2">
          <table:table-cell table:style-name="ce12" office:value-type="date" office:date-value="2021-10-19" calcext:value-type="date">
            <text:p>19. 10. 2021</text:p>
          </table:table-cell>
          <table:table-cell table:number-columns-repeated="2" table:style-name="ce25" office:value-type="percentage" office:value="0.016" calcext:value-type="percentage">
            <text:p>1.6%</text:p>
          </table:table-cell>
          <table:table-cell table:style-name="ce25" office:value-type="percentage" office:value="0.069" calcext:value-type="percentage">
            <text:p>6.9%</text:p>
          </table:table-cell>
          <table:table-cell table:style-name="ce25" office:value-type="percentage" office:value="0.096" calcext:value-type="percentage">
            <text:p>9.6%</text:p>
          </table:table-cell>
          <table:table-cell table:style-name="ce25" office:value-type="percentage" office:value="0.102" calcext:value-type="percentage">
            <text:p>10.2%</text:p>
          </table:table-cell>
          <table:table-cell table:style-name="ce25" office:value-type="percentage" office:value="0.064" calcext:value-type="percentage">
            <text:p>6.4%</text:p>
          </table:table-cell>
          <table:table-cell table:style-name="ce25" office:value-type="percentage" office:value="0.085" calcext:value-type="percentage">
            <text:p>8.5%</text:p>
          </table:table-cell>
          <table:table-cell table:style-name="ce25" office:value-type="percentage" office:value="0.083" calcext:value-type="percentage">
            <text:p>8.3%</text:p>
          </table:table-cell>
          <table:table-cell table:style-name="ce25" office:value-type="percentage" office:value="0.076" calcext:value-type="percentage">
            <text:p>7.6%</text:p>
          </table:table-cell>
          <table:table-cell table:style-name="ce12" office:value-type="date" office:date-value="2021-10-19" calcext:value-type="date">
            <text:p>19. 10. 2021</text:p>
          </table:table-cell>
          <table:table-cell table:style-name="ce13" office:value-type="percentage" office:value="0.101" calcext:value-type="percentage">
            <text:p>10.1%</text:p>
          </table:table-cell>
          <table:table-cell table:style-name="ce13" office:value-type="percentage" office:value="0.043" calcext:value-type="percentage">
            <text:p>4.3%</text:p>
          </table:table-cell>
          <table:table-cell table:style-name="ce13" office:value-type="percentage" office:value="0.045" calcext:value-type="percentage">
            <text:p>4.5%</text:p>
          </table:table-cell>
          <table:table-cell table:style-name="ce13" office:value-type="percentage" office:value="0.061" calcext:value-type="percentage">
            <text:p>6.1%</text:p>
          </table:table-cell>
          <table:table-cell table:style-name="ce13" office:value-type="percentage" office:value="0.047" calcext:value-type="percentage">
            <text:p>4.7%</text:p>
          </table:table-cell>
          <table:table-cell table:style-name="ce13" office:value-type="percentage" office:value="0.024" calcext:value-type="percentage">
            <text:p>2.4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4" calcext:value-type="percentage">
            <text:p>4.0%</text:p>
          </table:table-cell>
          <table:table-cell table:style-name="ce13" office:value-type="percentage" office:value="0.072" calcext:value-type="percentage">
            <text:p>7.2%</text:p>
          </table:table-cell>
        </table:table-row>
        <table:table-row table:style-name="ro2">
          <table:table-cell table:style-name="ce12" office:value-type="date" office:date-value="2021-10-20" calcext:value-type="date">
            <text:p>20. 10. 2021</text:p>
          </table:table-cell>
          <table:table-cell table:style-name="ce25" office:value-type="percentage" office:value="0.021" calcext:value-type="percentage">
            <text:p>2.1%</text:p>
          </table:table-cell>
          <table:table-cell table:style-name="ce25" office:value-type="percentage" office:value="0.018" calcext:value-type="percentage">
            <text:p>1.8%</text:p>
          </table:table-cell>
          <table:table-cell table:style-name="ce25" office:value-type="percentage" office:value="0.082" calcext:value-type="percentage">
            <text:p>8.2%</text:p>
          </table:table-cell>
          <table:table-cell table:style-name="ce25" office:value-type="percentage" office:value="0.121" calcext:value-type="percentage">
            <text:p>12.1%</text:p>
          </table:table-cell>
          <table:table-cell table:style-name="ce25" office:value-type="percentage" office:value="0.11" calcext:value-type="percentage">
            <text:p>11.0%</text:p>
          </table:table-cell>
          <table:table-cell table:style-name="ce25" office:value-type="percentage" office:value="0.073" calcext:value-type="percentage">
            <text:p>7.3%</text:p>
          </table:table-cell>
          <table:table-cell table:style-name="ce25" office:value-type="percentage" office:value="0.094" calcext:value-type="percentage">
            <text:p>9.4%</text:p>
          </table:table-cell>
          <table:table-cell table:style-name="ce25" office:value-type="percentage" office:value="0.093" calcext:value-type="percentage">
            <text:p>9.3%</text:p>
          </table:table-cell>
          <table:table-cell table:style-name="ce25" office:value-type="percentage" office:value="0.087" calcext:value-type="percentage">
            <text:p>8.7%</text:p>
          </table:table-cell>
          <table:table-cell table:style-name="ce12" office:value-type="date" office:date-value="2021-10-20" calcext:value-type="date">
            <text:p>20. 10. 2021</text:p>
          </table:table-cell>
          <table:table-cell table:style-name="ce13" office:value-type="percentage" office:value="0.102" calcext:value-type="percentage">
            <text:p>10.2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5" calcext:value-type="percentage">
            <text:p>5.0%</text:p>
          </table:table-cell>
          <table:table-cell table:style-name="ce13" office:value-type="percentage" office:value="0.067" calcext:value-type="percentage">
            <text:p>6.7%</text:p>
          </table:table-cell>
          <table:table-cell table:style-name="ce13" office:value-type="percentage" office:value="0.055" calcext:value-type="percentage">
            <text:p>5.5%</text:p>
          </table:table-cell>
          <table:table-cell table:style-name="ce13" office:value-type="percentage" office:value="0.026" calcext:value-type="percentage">
            <text:p>2.6%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82" calcext:value-type="percentage">
            <text:p>8.2%</text:p>
          </table:table-cell>
        </table:table-row>
        <table:table-row table:style-name="ro2">
          <table:table-cell table:style-name="ce12" office:value-type="date" office:date-value="2021-10-21" calcext:value-type="date">
            <text:p>21. 10. 2021</text:p>
          </table:table-cell>
          <table:table-cell table:style-name="ce25" office:value-type="percentage" office:value="0.031" calcext:value-type="percentage">
            <text:p>3.1%</text:p>
          </table:table-cell>
          <table:table-cell table:style-name="ce25" office:value-type="percentage" office:value="0.016" calcext:value-type="percentage">
            <text:p>1.6%</text:p>
          </table:table-cell>
          <table:table-cell table:style-name="ce25" office:value-type="percentage" office:value="0.091" calcext:value-type="percentage">
            <text:p>9.1%</text:p>
          </table:table-cell>
          <table:table-cell table:style-name="ce25" office:value-type="percentage" office:value="0.139" calcext:value-type="percentage">
            <text:p>13.9%</text:p>
          </table:table-cell>
          <table:table-cell table:style-name="ce25" office:value-type="percentage" office:value="0.116" calcext:value-type="percentage">
            <text:p>11.6%</text:p>
          </table:table-cell>
          <table:table-cell table:style-name="ce25" office:value-type="percentage" office:value="0.075" calcext:value-type="percentage">
            <text:p>7.5%</text:p>
          </table:table-cell>
          <table:table-cell table:style-name="ce25" office:value-type="percentage" office:value="0.104" calcext:value-type="percentage">
            <text:p>10.4%</text:p>
          </table:table-cell>
          <table:table-cell table:style-name="ce25" office:value-type="percentage" office:value="0.1" calcext:value-type="percentage">
            <text:p>10.0%</text:p>
          </table:table-cell>
          <table:table-cell table:style-name="ce25" office:value-type="percentage" office:value="0.092" calcext:value-type="percentage">
            <text:p>9.2%</text:p>
          </table:table-cell>
          <table:table-cell table:style-name="ce12" office:value-type="date" office:date-value="2021-10-21" calcext:value-type="date">
            <text:p>21. 10. 2021</text:p>
          </table:table-cell>
          <table:table-cell table:style-name="ce13" office:value-type="percentage" office:value="0.097" calcext:value-type="percentage">
            <text:p>9.7%</text:p>
          </table:table-cell>
          <table:table-cell table:style-name="ce13" office:value-type="percentage" office:value="0.045" calcext:value-type="percentage">
            <text:p>4.5%</text:p>
          </table:table-cell>
          <table:table-cell table:style-name="ce13" office:value-type="percentage" office:value="0.054" calcext:value-type="percentage">
            <text:p>5.4%</text:p>
          </table:table-cell>
          <table:table-cell table:style-name="ce13" office:value-type="percentage" office:value="0.072" calcext:value-type="percentage">
            <text:p>7.2%</text:p>
          </table:table-cell>
          <table:table-cell table:style-name="ce13" office:value-type="percentage" office:value="0.058" calcext:value-type="percentage">
            <text:p>5.8%</text:p>
          </table:table-cell>
          <table:table-cell table:style-name="ce13" office:value-type="percentage" office:value="0.027" calcext:value-type="percentage">
            <text:p>2.7%</text:p>
          </table:table-cell>
          <table:table-cell table:style-name="ce13" office:value-type="percentage" office:value="0.049" calcext:value-type="percentage">
            <text:p>4.9%</text:p>
          </table:table-cell>
          <table:table-cell table:style-name="ce13" office:value-type="percentage" office:value="0.046" calcext:value-type="percentage">
            <text:p>4.6%</text:p>
          </table:table-cell>
          <table:table-cell table:style-name="ce13" office:value-type="percentage" office:value="0.089" calcext:value-type="percentage">
            <text:p>8.9%</text:p>
          </table:table-cell>
        </table:table-row>
        <table:table-row table:style-name="ro2">
          <table:table-cell table:style-name="ce12" office:value-type="date" office:date-value="2021-10-22" calcext:value-type="date">
            <text:p>22. 10. 2021</text:p>
          </table:table-cell>
          <table:table-cell table:style-name="ce25" office:value-type="percentage" office:value="0.039" calcext:value-type="percentage">
            <text:p>3.9%</text:p>
          </table:table-cell>
          <table:table-cell table:style-name="ce25" office:value-type="percentage" office:value="0.02" calcext:value-type="percentage">
            <text:p>2.0%</text:p>
          </table:table-cell>
          <table:table-cell table:style-name="ce25" office:value-type="percentage" office:value="0.096" calcext:value-type="percentage">
            <text:p>9.6%</text:p>
          </table:table-cell>
          <table:table-cell table:style-name="ce25" office:value-type="percentage" office:value="0.161" calcext:value-type="percentage">
            <text:p>16.1%</text:p>
          </table:table-cell>
          <table:table-cell table:style-name="ce25" office:value-type="percentage" office:value="0.138" calcext:value-type="percentage">
            <text:p>13.8%</text:p>
          </table:table-cell>
          <table:table-cell table:style-name="ce25" office:value-type="percentage" office:value="0.084" calcext:value-type="percentage">
            <text:p>8.4%</text:p>
          </table:table-cell>
          <table:table-cell table:number-columns-repeated="2" table:style-name="ce25" office:value-type="percentage" office:value="0.112" calcext:value-type="percentage">
            <text:p>11.2%</text:p>
          </table:table-cell>
          <table:table-cell table:style-name="ce25" office:value-type="percentage" office:value="0.102" calcext:value-type="percentage">
            <text:p>10.2%</text:p>
          </table:table-cell>
          <table:table-cell table:style-name="ce12" office:value-type="date" office:date-value="2021-10-22" calcext:value-type="date">
            <text:p>22. 10. 2021</text:p>
          </table:table-cell>
          <table:table-cell table:style-name="ce13" office:value-type="percentage" office:value="0.096" calcext:value-type="percentage">
            <text:p>9.6%</text:p>
          </table:table-cell>
          <table:table-cell table:style-name="ce13" office:value-type="percentage" office:value="0.044" calcext:value-type="percentage">
            <text:p>4.4%</text:p>
          </table:table-cell>
          <table:table-cell table:style-name="ce13" office:value-type="percentage" office:value="0.059" calcext:value-type="percentage">
            <text:p>5.9%</text:p>
          </table:table-cell>
          <table:table-cell table:style-name="ce13" office:value-type="percentage" office:value="0.077" calcext:value-type="percentage">
            <text:p>7.7%</text:p>
          </table:table-cell>
          <table:table-cell table:style-name="ce13" office:value-type="percentage" office:value="0.062" calcext:value-type="percentage">
            <text:p>6.2%</text:p>
          </table:table-cell>
          <table:table-cell table:style-name="ce13" office:value-type="percentage" office:value="0.03" calcext:value-type="percentage">
            <text:p>3.0%</text:p>
          </table:table-cell>
          <table:table-cell table:style-name="ce13" office:value-type="percentage" office:value="0.051" calcext:value-type="percentage">
            <text:p>5.1%</text:p>
          </table:table-cell>
          <table:table-cell table:style-name="ce13" office:value-type="percentage" office:value="0.048" calcext:value-type="percentage">
            <text:p>4.8%</text:p>
          </table:table-cell>
          <table:table-cell table:style-name="ce13" office:value-type="percentage" office:value="0.093" calcext:value-type="percentage">
            <text:p>9.3%</text:p>
          </table:table-cell>
        </table:table-row>
        <table:table-row table:style-name="ro2">
          <table:table-cell table:style-name="ce12" office:value-type="date" office:date-value="2021-10-23" calcext:value-type="date">
            <text:p>23. 10. 2021</text:p>
          </table:table-cell>
          <table:table-cell table:style-name="ce25" table:formula="of:=[$testy_proc.W147]" office:value-type="percentage" office:value="0.048" calcext:value-type="percentage">
            <text:p>4.8%</text:p>
          </table:table-cell>
          <table:table-cell table:style-name="ce25" table:formula="of:=[$testy_proc.Y147]" office:value-type="percentage" office:value="0.027" calcext:value-type="percentage">
            <text:p>2.7%</text:p>
          </table:table-cell>
          <table:table-cell table:style-name="ce25" table:formula="of:=[$testy_proc.AA147]" office:value-type="percentage" office:value="0.098" calcext:value-type="percentage">
            <text:p>9.8%</text:p>
          </table:table-cell>
          <table:table-cell table:style-name="ce25" table:formula="of:=[$testy_proc.AC147]" office:value-type="percentage" office:value="0.171" calcext:value-type="percentage">
            <text:p>17.1%</text:p>
          </table:table-cell>
          <table:table-cell table:style-name="ce25" table:formula="of:=[$testy_proc.AE147]" office:value-type="percentage" office:value="0.15" calcext:value-type="percentage">
            <text:p>15.0%</text:p>
          </table:table-cell>
          <table:table-cell table:style-name="ce25" table:formula="of:=[$testy_proc.AG147]" office:value-type="percentage" office:value="0.089" calcext:value-type="percentage">
            <text:p>8.9%</text:p>
          </table:table-cell>
          <table:table-cell table:style-name="ce25" table:formula="of:=[$testy_proc.AI147]" office:value-type="percentage" office:value="0.12" calcext:value-type="percentage">
            <text:p>12.0%</text:p>
          </table:table-cell>
          <table:table-cell table:style-name="ce25" table:formula="of:=[$testy_proc.AK147]" office:value-type="percentage" office:value="0.123" calcext:value-type="percentage">
            <text:p>12.3%</text:p>
          </table:table-cell>
          <table:table-cell table:style-name="ce25" table:formula="of:=[$testy_proc.AM147]" office:value-type="percentage" office:value="0.114" calcext:value-type="percentage">
            <text:p>11.4%</text:p>
          </table:table-cell>
          <table:table-cell table:style-name="ce12" office:value-type="date" office:date-value="2021-10-23" calcext:value-type="date">
            <text:p>23. 10. 2021</text:p>
          </table:table-cell>
          <table:table-cell table:style-name="ce13" table:formula="of:=[$testy_proc.AP147]" office:value-type="percentage" office:value="0.096" calcext:value-type="percentage">
            <text:p>9.6%</text:p>
          </table:table-cell>
          <table:table-cell table:style-name="ce13" table:formula="of:=[$testy_proc.AR147]" office:value-type="percentage" office:value="0.044" calcext:value-type="percentage">
            <text:p>4.4%</text:p>
          </table:table-cell>
          <table:table-cell table:style-name="ce13" table:formula="of:=[$testy_proc.AT147]" office:value-type="percentage" office:value="0.058" calcext:value-type="percentage">
            <text:p>5.8%</text:p>
          </table:table-cell>
          <table:table-cell table:style-name="ce13" table:formula="of:=[$testy_proc.AV147]" office:value-type="percentage" office:value="0.079" calcext:value-type="percentage">
            <text:p>7.9%</text:p>
          </table:table-cell>
          <table:table-cell table:style-name="ce13" table:formula="of:=[$testy_proc.AX147]" office:value-type="percentage" office:value="0.063" calcext:value-type="percentage">
            <text:p>6.3%</text:p>
          </table:table-cell>
          <table:table-cell table:style-name="ce13" table:formula="of:=[$testy_proc.AZ147]" office:value-type="percentage" office:value="0.032" calcext:value-type="percentage">
            <text:p>3.2%</text:p>
          </table:table-cell>
          <table:table-cell table:style-name="ce13" table:formula="of:=[$testy_proc.BB147]" office:value-type="percentage" office:value="0.053" calcext:value-type="percentage">
            <text:p>5.3%</text:p>
          </table:table-cell>
          <table:table-cell table:style-name="ce13" table:formula="of:=[$testy_proc.BD147]" office:value-type="percentage" office:value="0.048" calcext:value-type="percentage">
            <text:p>4.8%</text:p>
          </table:table-cell>
          <table:table-cell table:style-name="ce13" table:formula="of:=[$testy_proc.BF147]" office:value-type="percentage" office:value="0.093" calcext:value-type="percentage">
            <text:p>9.3%</text:p>
          </table:table-cell>
        </table:table-row>
        <table:table-row table:style-name="ro2">
          <table:table-cell table:style-name="ce12" office:value-type="date" office:date-value="2021-10-24" calcext:value-type="date">
            <text:p>24. 10. 2021</text:p>
          </table:table-cell>
          <table:table-cell table:style-name="ce25" table:formula="of:=[$testy_proc.W148]" office:value-type="percentage" office:value="0.052" calcext:value-type="percentage">
            <text:p>5.2%</text:p>
          </table:table-cell>
          <table:table-cell table:style-name="ce25" table:formula="of:=[$testy_proc.Y148]" office:value-type="percentage" office:value="0.027" calcext:value-type="percentage">
            <text:p>2.7%</text:p>
          </table:table-cell>
          <table:table-cell table:style-name="ce25" table:formula="of:=[$testy_proc.AA148]" office:value-type="percentage" office:value="0.1" calcext:value-type="percentage">
            <text:p>10.0%</text:p>
          </table:table-cell>
          <table:table-cell table:style-name="ce25" table:formula="of:=[$testy_proc.AC148]" office:value-type="percentage" office:value="0.176" calcext:value-type="percentage">
            <text:p>17.6%</text:p>
          </table:table-cell>
          <table:table-cell table:style-name="ce25" table:formula="of:=[$testy_proc.AE148]" office:value-type="percentage" office:value="0.162" calcext:value-type="percentage">
            <text:p>16.2%</text:p>
          </table:table-cell>
          <table:table-cell table:style-name="ce25" table:formula="of:=[$testy_proc.AG148]" office:value-type="percentage" office:value="0.098" calcext:value-type="percentage">
            <text:p>9.8%</text:p>
          </table:table-cell>
          <table:table-cell table:style-name="ce25" table:formula="of:=[$testy_proc.AI148]" office:value-type="percentage" office:value="0.127" calcext:value-type="percentage">
            <text:p>12.7%</text:p>
          </table:table-cell>
          <table:table-cell table:style-name="ce25" table:formula="of:=[$testy_proc.AK148]" office:value-type="percentage" office:value="0.129" calcext:value-type="percentage">
            <text:p>12.9%</text:p>
          </table:table-cell>
          <table:table-cell table:style-name="ce25" table:formula="of:=[$testy_proc.AM148]" office:value-type="percentage" office:value="0.12" calcext:value-type="percentage">
            <text:p>12.0%</text:p>
          </table:table-cell>
          <table:table-cell table:style-name="ce12" office:value-type="date" office:date-value="2021-10-24" calcext:value-type="date">
            <text:p>24. 10. 2021</text:p>
          </table:table-cell>
          <table:table-cell table:style-name="ce13" table:formula="of:=[$testy_proc.AP148]" office:value-type="percentage" office:value="0.097" calcext:value-type="percentage">
            <text:p>9.7%</text:p>
          </table:table-cell>
          <table:table-cell table:style-name="ce13" table:formula="of:=[$testy_proc.AR148]" office:value-type="percentage" office:value="0.046" calcext:value-type="percentage">
            <text:p>4.6%</text:p>
          </table:table-cell>
          <table:table-cell table:style-name="ce13" table:formula="of:=[$testy_proc.AT148]" office:value-type="percentage" office:value="0.061" calcext:value-type="percentage">
            <text:p>6.1%</text:p>
          </table:table-cell>
          <table:table-cell table:style-name="ce13" table:formula="of:=[$testy_proc.AV148]" office:value-type="percentage" office:value="0.088" calcext:value-type="percentage">
            <text:p>8.8%</text:p>
          </table:table-cell>
          <table:table-cell table:style-name="ce13" table:formula="of:=[$testy_proc.AX148]" office:value-type="percentage" office:value="0.07" calcext:value-type="percentage">
            <text:p>7.0%</text:p>
          </table:table-cell>
          <table:table-cell table:style-name="ce13" table:formula="of:=[$testy_proc.AZ148]" office:value-type="percentage" office:value="0.035" calcext:value-type="percentage">
            <text:p>3.5%</text:p>
          </table:table-cell>
          <table:table-cell table:style-name="ce13" table:formula="of:=[$testy_proc.BB148]" office:value-type="percentage" office:value="0.059" calcext:value-type="percentage">
            <text:p>5.9%</text:p>
          </table:table-cell>
          <table:table-cell table:style-name="ce13" table:formula="of:=[$testy_proc.BD148]" office:value-type="percentage" office:value="0.053" calcext:value-type="percentage">
            <text:p>5.3%</text:p>
          </table:table-cell>
          <table:table-cell table:style-name="ce13" table:formula="of:=[$testy_proc.BF148]" office:value-type="percentage" office:value="0.099" calcext:value-type="percentage">
            <text:p>9.9%</text:p>
          </table:table-cell>
        </table:table-row>
        <table:table-row table:style-name="ro2">
          <table:table-cell table:style-name="ce12" office:value-type="date" office:date-value="2021-10-25" calcext:value-type="date">
            <text:p>25. 10. 2021</text:p>
          </table:table-cell>
          <table:table-cell table:style-name="ce25" table:formula="of:=[$testy_proc.W149]" office:value-type="percentage" office:value="0.054" calcext:value-type="percentage">
            <text:p>5.4%</text:p>
          </table:table-cell>
          <table:table-cell table:style-name="ce25" table:formula="of:=[$testy_proc.Y149]" office:value-type="percentage" office:value="0.028" calcext:value-type="percentage">
            <text:p>2.8%</text:p>
          </table:table-cell>
          <table:table-cell table:style-name="ce25" table:formula="of:=[$testy_proc.AA149]" office:value-type="percentage" office:value="0.104" calcext:value-type="percentage">
            <text:p>10.4%</text:p>
          </table:table-cell>
          <table:table-cell table:style-name="ce25" table:formula="of:=[$testy_proc.AC149]" office:value-type="percentage" office:value="0.181" calcext:value-type="percentage">
            <text:p>18.1%</text:p>
          </table:table-cell>
          <table:table-cell table:style-name="ce25" table:formula="of:=[$testy_proc.AE149]" office:value-type="percentage" office:value="0.164" calcext:value-type="percentage">
            <text:p>16.4%</text:p>
          </table:table-cell>
          <table:table-cell table:style-name="ce25" table:formula="of:=[$testy_proc.AG149]" office:value-type="percentage" office:value="0.099" calcext:value-type="percentage">
            <text:p>9.9%</text:p>
          </table:table-cell>
          <table:table-cell table:style-name="ce25" table:formula="of:=[$testy_proc.AI149]" office:value-type="percentage" office:value="0.129" calcext:value-type="percentage">
            <text:p>12.9%</text:p>
          </table:table-cell>
          <table:table-cell table:style-name="ce25" table:formula="of:=[$testy_proc.AK149]" office:value-type="percentage" office:value="0.132" calcext:value-type="percentage">
            <text:p>13.2%</text:p>
          </table:table-cell>
          <table:table-cell table:style-name="ce25" table:formula="of:=[$testy_proc.AM149]" office:value-type="percentage" office:value="0.124" calcext:value-type="percentage">
            <text:p>12.4%</text:p>
          </table:table-cell>
          <table:table-cell table:style-name="ce12" office:value-type="date" office:date-value="2021-10-25" calcext:value-type="date">
            <text:p>25. 10. 2021</text:p>
          </table:table-cell>
          <table:table-cell table:style-name="ce13" table:formula="of:=[$testy_proc.AP149]" office:value-type="percentage" office:value="0.09" calcext:value-type="percentage">
            <text:p>9.0%</text:p>
          </table:table-cell>
          <table:table-cell table:style-name="ce13" table:formula="of:=[$testy_proc.AR149]" office:value-type="percentage" office:value="0.046" calcext:value-type="percentage">
            <text:p>4.6%</text:p>
          </table:table-cell>
          <table:table-cell table:style-name="ce13" table:formula="of:=[$testy_proc.AT149]" office:value-type="percentage" office:value="0.064" calcext:value-type="percentage">
            <text:p>6.4%</text:p>
          </table:table-cell>
          <table:table-cell table:style-name="ce13" table:formula="of:=[$testy_proc.AV149]" office:value-type="percentage" office:value="0.092" calcext:value-type="percentage">
            <text:p>9.2%</text:p>
          </table:table-cell>
          <table:table-cell table:style-name="ce13" table:formula="of:=[$testy_proc.AX149]" office:value-type="percentage" office:value="0.072" calcext:value-type="percentage">
            <text:p>7.2%</text:p>
          </table:table-cell>
          <table:table-cell table:style-name="ce13" table:formula="of:=[$testy_proc.AZ149]" office:value-type="percentage" office:value="0.036" calcext:value-type="percentage">
            <text:p>3.6%</text:p>
          </table:table-cell>
          <table:table-cell table:style-name="ce13" table:formula="of:=[$testy_proc.BB149]" office:value-type="percentage" office:value="0.06" calcext:value-type="percentage">
            <text:p>6.0%</text:p>
          </table:table-cell>
          <table:table-cell table:style-name="ce13" table:formula="of:=[$testy_proc.BD149]" office:value-type="percentage" office:value="0.056" calcext:value-type="percentage">
            <text:p>5.6%</text:p>
          </table:table-cell>
          <table:table-cell table:style-name="ce13" table:formula="of:=[$testy_proc.BF149]" office:value-type="percentage" office:value="0.099" calcext:value-type="percentage">
            <text:p>9.9%</text:p>
          </table:table-cell>
        </table:table-row>
        <table:table-row table:style-name="ro2">
          <table:table-cell table:style-name="ce12" office:value-type="date" office:date-value="2021-10-26" calcext:value-type="date">
            <text:p>26. 10. 2021</text:p>
          </table:table-cell>
          <table:table-cell table:style-name="ce25" table:formula="of:=[$testy_proc.W150]" office:value-type="percentage" office:value="0.052" calcext:value-type="percentage">
            <text:p>5.2%</text:p>
          </table:table-cell>
          <table:table-cell table:style-name="ce25" table:formula="of:=[$testy_proc.Y150]" office:value-type="percentage" office:value="0.025" calcext:value-type="percentage">
            <text:p>2.5%</text:p>
          </table:table-cell>
          <table:table-cell table:style-name="ce25" table:formula="of:=[$testy_proc.AA150]" office:value-type="percentage" office:value="0.108" calcext:value-type="percentage">
            <text:p>10.8%</text:p>
          </table:table-cell>
          <table:table-cell table:style-name="ce25" table:formula="of:=[$testy_proc.AC150]" office:value-type="percentage" office:value="0.182" calcext:value-type="percentage">
            <text:p>18.2%</text:p>
          </table:table-cell>
          <table:table-cell table:style-name="ce25" table:formula="of:=[$testy_proc.AE150]" office:value-type="percentage" office:value="0.166" calcext:value-type="percentage">
            <text:p>16.6%</text:p>
          </table:table-cell>
          <table:table-cell table:style-name="ce25" table:formula="of:=[$testy_proc.AG150]" office:value-type="percentage" office:value="0.103" calcext:value-type="percentage">
            <text:p>10.3%</text:p>
          </table:table-cell>
          <table:table-cell table:style-name="ce25" table:formula="of:=[$testy_proc.AI150]" office:value-type="percentage" office:value="0.135" calcext:value-type="percentage">
            <text:p>13.5%</text:p>
          </table:table-cell>
          <table:table-cell table:style-name="ce25" table:formula="of:=[$testy_proc.AK150]" office:value-type="percentage" office:value="0.137" calcext:value-type="percentage">
            <text:p>13.7%</text:p>
          </table:table-cell>
          <table:table-cell table:style-name="ce25" table:formula="of:=[$testy_proc.AM150]" office:value-type="percentage" office:value="0.13" calcext:value-type="percentage">
            <text:p>13.0%</text:p>
          </table:table-cell>
          <table:table-cell table:style-name="ce12" office:value-type="date" office:date-value="2021-10-26" calcext:value-type="date">
            <text:p>26. 10. 2021</text:p>
          </table:table-cell>
          <table:table-cell table:style-name="ce13" table:formula="of:=[$testy_proc.AP150]" office:value-type="percentage" office:value="0.091" calcext:value-type="percentage">
            <text:p>9.1%</text:p>
          </table:table-cell>
          <table:table-cell table:style-name="ce13" table:formula="of:=[$testy_proc.AR150]" office:value-type="percentage" office:value="0.049" calcext:value-type="percentage">
            <text:p>4.9%</text:p>
          </table:table-cell>
          <table:table-cell table:style-name="ce13" table:formula="of:=[$testy_proc.AT150]" office:value-type="percentage" office:value="0.066" calcext:value-type="percentage">
            <text:p>6.6%</text:p>
          </table:table-cell>
          <table:table-cell table:style-name="ce13" table:formula="of:=[$testy_proc.AV150]" office:value-type="percentage" office:value="0.094" calcext:value-type="percentage">
            <text:p>9.4%</text:p>
          </table:table-cell>
          <table:table-cell table:style-name="ce13" table:formula="of:=[$testy_proc.AX150]" office:value-type="percentage" office:value="0.075" calcext:value-type="percentage">
            <text:p>7.5%</text:p>
          </table:table-cell>
          <table:table-cell table:style-name="ce13" table:formula="of:=[$testy_proc.AZ150]" office:value-type="percentage" office:value="0.037" calcext:value-type="percentage">
            <text:p>3.7%</text:p>
          </table:table-cell>
          <table:table-cell table:style-name="ce13" table:formula="of:=[$testy_proc.BB150]" office:value-type="percentage" office:value="0.063" calcext:value-type="percentage">
            <text:p>6.3%</text:p>
          </table:table-cell>
          <table:table-cell table:style-name="ce13" table:formula="of:=[$testy_proc.BD150]" office:value-type="percentage" office:value="0.056" calcext:value-type="percentage">
            <text:p>5.6%</text:p>
          </table:table-cell>
          <table:table-cell table:style-name="ce13" table:formula="of:=[$testy_proc.BF150]" office:value-type="percentage" office:value="0.098" calcext:value-type="percentage">
            <text:p>9.8%</text:p>
          </table:table-cell>
        </table:table-row>
        <table:table-row table:style-name="ro2">
          <table:table-cell table:style-name="ce12" office:value-type="date" office:date-value="2021-10-27" calcext:value-type="date">
            <text:p>27. 10. 2021</text:p>
          </table:table-cell>
          <table:table-cell table:style-name="ce25" table:formula="of:=[$testy_proc.W151]" office:value-type="percentage" office:value="0.056" calcext:value-type="percentage">
            <text:p>5.6%</text:p>
          </table:table-cell>
          <table:table-cell table:style-name="ce25" table:formula="of:=[$testy_proc.Y151]" office:value-type="percentage" office:value="0.032" calcext:value-type="percentage">
            <text:p>3.2%</text:p>
          </table:table-cell>
          <table:table-cell table:style-name="ce25" table:formula="of:=[$testy_proc.AA151]" office:value-type="percentage" office:value="0.118" calcext:value-type="percentage">
            <text:p>11.8%</text:p>
          </table:table-cell>
          <table:table-cell table:style-name="ce25" table:formula="of:=[$testy_proc.AC151]" office:value-type="percentage" office:value="0.207" calcext:value-type="percentage">
            <text:p>20.7%</text:p>
          </table:table-cell>
          <table:table-cell table:style-name="ce25" table:formula="of:=[$testy_proc.AE151]" office:value-type="percentage" office:value="0.176" calcext:value-type="percentage">
            <text:p>17.6%</text:p>
          </table:table-cell>
          <table:table-cell table:style-name="ce25" table:formula="of:=[$testy_proc.AG151]" office:value-type="percentage" office:value="0.116" calcext:value-type="percentage">
            <text:p>11.6%</text:p>
          </table:table-cell>
          <table:table-cell table:style-name="ce25" table:formula="of:=[$testy_proc.AI151]" office:value-type="percentage" office:value="0.15" calcext:value-type="percentage">
            <text:p>15.0%</text:p>
          </table:table-cell>
          <table:table-cell table:style-name="ce25" table:formula="of:=[$testy_proc.AK151]" office:value-type="percentage" office:value="0.153" calcext:value-type="percentage">
            <text:p>15.3%</text:p>
          </table:table-cell>
          <table:table-cell table:style-name="ce25" table:formula="of:=[$testy_proc.AM151]" office:value-type="percentage" office:value="0.144" calcext:value-type="percentage">
            <text:p>14.4%</text:p>
          </table:table-cell>
          <table:table-cell table:style-name="ce12" office:value-type="date" office:date-value="2021-10-27" calcext:value-type="date">
            <text:p>27. 10. 2021</text:p>
          </table:table-cell>
          <table:table-cell table:style-name="ce13" table:formula="of:=[$testy_proc.AP151]" office:value-type="percentage" office:value="0.097" calcext:value-type="percentage">
            <text:p>9.7%</text:p>
          </table:table-cell>
          <table:table-cell table:style-name="ce13" table:formula="of:=[$testy_proc.AR151]" office:value-type="percentage" office:value="0.051" calcext:value-type="percentage">
            <text:p>5.1%</text:p>
          </table:table-cell>
          <table:table-cell table:style-name="ce13" table:formula="of:=[$testy_proc.AT151]" office:value-type="percentage" office:value="0.065" calcext:value-type="percentage">
            <text:p>6.5%</text:p>
          </table:table-cell>
          <table:table-cell table:style-name="ce13" table:formula="of:=[$testy_proc.AV151]" office:value-type="percentage" office:value="0.095" calcext:value-type="percentage">
            <text:p>9.5%</text:p>
          </table:table-cell>
          <table:table-cell table:style-name="ce13" table:formula="of:=[$testy_proc.AX151]" office:value-type="percentage" office:value="0.079" calcext:value-type="percentage">
            <text:p>7.9%</text:p>
          </table:table-cell>
          <table:table-cell table:style-name="ce13" table:formula="of:=[$testy_proc.AZ151]" office:value-type="percentage" office:value="0.041" calcext:value-type="percentage">
            <text:p>4.1%</text:p>
          </table:table-cell>
          <table:table-cell table:style-name="ce13" table:formula="of:=[$testy_proc.BB151]" office:value-type="percentage" office:value="0.067" calcext:value-type="percentage">
            <text:p>6.7%</text:p>
          </table:table-cell>
          <table:table-cell table:style-name="ce13" table:formula="of:=[$testy_proc.BD151]" office:value-type="percentage" office:value="0.061" calcext:value-type="percentage">
            <text:p>6.1%</text:p>
          </table:table-cell>
          <table:table-cell table:style-name="ce13" table:formula="of:=[$testy_proc.BF151]" office:value-type="percentage" office:value="0.103" calcext:value-type="percentage">
            <text:p>10.3%</text:p>
          </table:table-cell>
        </table:table-row>
        <table:table-row table:style-name="ro2">
          <table:table-cell table:style-name="ce12" office:value-type="date" office:date-value="2021-10-28" calcext:value-type="date">
            <text:p>28. 10. 2021</text:p>
          </table:table-cell>
          <table:table-cell table:style-name="ce25" table:formula="of:=[$testy_proc.W152]" office:value-type="percentage" office:value="0.056" calcext:value-type="percentage">
            <text:p>5.6%</text:p>
          </table:table-cell>
          <table:table-cell table:style-name="ce25" table:formula="of:=[$testy_proc.Y152]" office:value-type="percentage" office:value="0.031" calcext:value-type="percentage">
            <text:p>3.1%</text:p>
          </table:table-cell>
          <table:table-cell table:style-name="ce25" table:formula="of:=[$testy_proc.AA152]" office:value-type="percentage" office:value="0.111" calcext:value-type="percentage">
            <text:p>11.1%</text:p>
          </table:table-cell>
          <table:table-cell table:style-name="ce25" table:formula="of:=[$testy_proc.AC152]" office:value-type="percentage" office:value="0.204" calcext:value-type="percentage">
            <text:p>20.4%</text:p>
          </table:table-cell>
          <table:table-cell table:style-name="ce25" table:formula="of:=[$testy_proc.AE152]" office:value-type="percentage" office:value="0.192" calcext:value-type="percentage">
            <text:p>19.2%</text:p>
          </table:table-cell>
          <table:table-cell table:style-name="ce25" table:formula="of:=[$testy_proc.AG152]" office:value-type="percentage" office:value="0.123" calcext:value-type="percentage">
            <text:p>12.3%</text:p>
          </table:table-cell>
          <table:table-cell table:style-name="ce25" table:formula="of:=[$testy_proc.AI152]" office:value-type="percentage" office:value="0.161" calcext:value-type="percentage">
            <text:p>16.1%</text:p>
          </table:table-cell>
          <table:table-cell table:style-name="ce25" table:formula="of:=[$testy_proc.AK152]" office:value-type="percentage" office:value="0.162" calcext:value-type="percentage">
            <text:p>16.2%</text:p>
          </table:table-cell>
          <table:table-cell table:style-name="ce25" table:formula="of:=[$testy_proc.AM152]" office:value-type="percentage" office:value="0.151" calcext:value-type="percentage">
            <text:p>15.1%</text:p>
          </table:table-cell>
          <table:table-cell table:style-name="ce12" office:value-type="date" office:date-value="2021-10-28" calcext:value-type="date">
            <text:p>28. 10. 2021</text:p>
          </table:table-cell>
          <table:table-cell table:style-name="ce13" table:formula="of:=[$testy_proc.AP152]" office:value-type="percentage" office:value="0.097" calcext:value-type="percentage">
            <text:p>9.7%</text:p>
          </table:table-cell>
          <table:table-cell table:style-name="ce13" table:formula="of:=[$testy_proc.AR152]" office:value-type="percentage" office:value="0.05" calcext:value-type="percentage">
            <text:p>5.0%</text:p>
          </table:table-cell>
          <table:table-cell table:style-name="ce13" table:formula="of:=[$testy_proc.AT152]" office:value-type="percentage" office:value="0.061" calcext:value-type="percentage">
            <text:p>6.1%</text:p>
          </table:table-cell>
          <table:table-cell table:style-name="ce13" table:formula="of:=[$testy_proc.AV152]" office:value-type="percentage" office:value="0.092" calcext:value-type="percentage">
            <text:p>9.2%</text:p>
          </table:table-cell>
          <table:table-cell table:style-name="ce13" table:formula="of:=[$testy_proc.AX152]" office:value-type="percentage" office:value="0.077" calcext:value-type="percentage">
            <text:p>7.7%</text:p>
          </table:table-cell>
          <table:table-cell table:style-name="ce13" table:formula="of:=[$testy_proc.AZ152]" office:value-type="percentage" office:value="0.04" calcext:value-type="percentage">
            <text:p>4.0%</text:p>
          </table:table-cell>
          <table:table-cell table:style-name="ce13" table:formula="of:=[$testy_proc.BB152]" office:value-type="percentage" office:value="0.066" calcext:value-type="percentage">
            <text:p>6.6%</text:p>
          </table:table-cell>
          <table:table-cell table:style-name="ce13" table:formula="of:=[$testy_proc.BD152]" office:value-type="percentage" office:value="0.061" calcext:value-type="percentage">
            <text:p>6.1%</text:p>
          </table:table-cell>
          <table:table-cell table:style-name="ce13" table:formula="of:=[$testy_proc.BF152]" office:value-type="percentage" office:value="0.102" calcext:value-type="percentage">
            <text:p>10.2%</text:p>
          </table:table-cell>
        </table:table-row>
        <table:table-row table:style-name="ro2">
          <table:table-cell table:style-name="ce12" office:value-type="date" office:date-value="2021-10-29" calcext:value-type="date">
            <text:p>29. 10. 2021</text:p>
          </table:table-cell>
          <table:table-cell table:style-name="ce25" table:formula="of:=[$testy_proc.W153]" office:value-type="percentage" office:value="0.06" calcext:value-type="percentage">
            <text:p>6.0%</text:p>
          </table:table-cell>
          <table:table-cell table:style-name="ce25" table:formula="of:=[$testy_proc.Y153]" office:value-type="percentage" office:value="0.034" calcext:value-type="percentage">
            <text:p>3.4%</text:p>
          </table:table-cell>
          <table:table-cell table:style-name="ce25" table:formula="of:=[$testy_proc.AA153]" office:value-type="percentage" office:value="0.117" calcext:value-type="percentage">
            <text:p>11.7%</text:p>
          </table:table-cell>
          <table:table-cell table:style-name="ce25" table:formula="of:=[$testy_proc.AC153]" office:value-type="percentage" office:value="0.208" calcext:value-type="percentage">
            <text:p>20.8%</text:p>
          </table:table-cell>
          <table:table-cell table:style-name="ce25" table:formula="of:=[$testy_proc.AE153]" office:value-type="percentage" office:value="0.208" calcext:value-type="percentage">
            <text:p>20.8%</text:p>
          </table:table-cell>
          <table:table-cell table:style-name="ce25" table:formula="of:=[$testy_proc.AG153]" office:value-type="percentage" office:value="0.137" calcext:value-type="percentage">
            <text:p>13.7%</text:p>
          </table:table-cell>
          <table:table-cell table:style-name="ce25" table:formula="of:=[$testy_proc.AI153]" office:value-type="percentage" office:value="0.171" calcext:value-type="percentage">
            <text:p>17.1%</text:p>
          </table:table-cell>
          <table:table-cell table:style-name="ce25" table:formula="of:=[$testy_proc.AK153]" office:value-type="percentage" office:value="0.173" calcext:value-type="percentage">
            <text:p>17.3%</text:p>
          </table:table-cell>
          <table:table-cell table:style-name="ce25" table:formula="of:=[$testy_proc.AM153]" office:value-type="percentage" office:value="0.161" calcext:value-type="percentage">
            <text:p>16.1%</text:p>
          </table:table-cell>
          <table:table-cell table:style-name="ce12" office:value-type="date" office:date-value="2021-10-29" calcext:value-type="date">
            <text:p>29. 10. 2021</text:p>
          </table:table-cell>
          <table:table-cell table:style-name="ce13" table:formula="of:=[$testy_proc.AP153]" office:value-type="percentage" office:value="0.101" calcext:value-type="percentage">
            <text:p>10.1%</text:p>
          </table:table-cell>
          <table:table-cell table:style-name="ce13" table:formula="of:=[$testy_proc.AR153]" office:value-type="percentage" office:value="0.05" calcext:value-type="percentage">
            <text:p>5.0%</text:p>
          </table:table-cell>
          <table:table-cell table:style-name="ce13" table:formula="of:=[$testy_proc.AT153]" office:value-type="percentage" office:value="0.06" calcext:value-type="percentage">
            <text:p>6.0%</text:p>
          </table:table-cell>
          <table:table-cell table:style-name="ce13" table:formula="of:=[$testy_proc.AV153]" office:value-type="percentage" office:value="0.092" calcext:value-type="percentage">
            <text:p>9.2%</text:p>
          </table:table-cell>
          <table:table-cell table:style-name="ce13" table:formula="of:=[$testy_proc.AX153]" office:value-type="percentage" office:value="0.077" calcext:value-type="percentage">
            <text:p>7.7%</text:p>
          </table:table-cell>
          <table:table-cell table:style-name="ce13" table:formula="of:=[$testy_proc.AZ153]" office:value-type="percentage" office:value="0.042" calcext:value-type="percentage">
            <text:p>4.2%</text:p>
          </table:table-cell>
          <table:table-cell table:style-name="ce13" table:formula="of:=[$testy_proc.BB153]" office:value-type="percentage" office:value="0.068" calcext:value-type="percentage">
            <text:p>6.8%</text:p>
          </table:table-cell>
          <table:table-cell table:style-name="ce13" table:formula="of:=[$testy_proc.BD153]" office:value-type="percentage" office:value="0.065" calcext:value-type="percentage">
            <text:p>6.5%</text:p>
          </table:table-cell>
          <table:table-cell table:style-name="ce13" table:formula="of:=[$testy_proc.BF153]" office:value-type="percentage" office:value="0.103" calcext:value-type="percentage">
            <text:p>10.3%</text:p>
          </table:table-cell>
        </table:table-row>
        <table:table-row table:style-name="ro2">
          <table:table-cell table:style-name="ce12" office:value-type="date" office:date-value="2021-10-30" calcext:value-type="date">
            <text:p>30. 10. 2021</text:p>
          </table:table-cell>
          <table:table-cell table:style-name="ce25" table:formula="of:=[$testy_proc.W154]" office:value-type="percentage" office:value="0.066" calcext:value-type="percentage">
            <text:p>6.6%</text:p>
          </table:table-cell>
          <table:table-cell table:style-name="ce25" table:formula="of:=[$testy_proc.Y154]" office:value-type="percentage" office:value="0.04" calcext:value-type="percentage">
            <text:p>4.0%</text:p>
          </table:table-cell>
          <table:table-cell table:style-name="ce25" table:formula="of:=[$testy_proc.AA154]" office:value-type="percentage" office:value="0.123" calcext:value-type="percentage">
            <text:p>12.3%</text:p>
          </table:table-cell>
          <table:table-cell table:style-name="ce25" table:formula="of:=[$testy_proc.AC154]" office:value-type="percentage" office:value="0.215" calcext:value-type="percentage">
            <text:p>21.5%</text:p>
          </table:table-cell>
          <table:table-cell table:style-name="ce25" table:formula="of:=[$testy_proc.AE154]" office:value-type="percentage" office:value="0.216" calcext:value-type="percentage">
            <text:p>21.6%</text:p>
          </table:table-cell>
          <table:table-cell table:style-name="ce25" table:formula="of:=[$testy_proc.AG154]" office:value-type="percentage" office:value="0.147" calcext:value-type="percentage">
            <text:p>14.7%</text:p>
          </table:table-cell>
          <table:table-cell table:style-name="ce25" table:formula="of:=[$testy_proc.AI154]" office:value-type="percentage" office:value="0.182" calcext:value-type="percentage">
            <text:p>18.2%</text:p>
          </table:table-cell>
          <table:table-cell table:style-name="ce25" table:formula="of:=[$testy_proc.AK154]" office:value-type="percentage" office:value="0.183" calcext:value-type="percentage">
            <text:p>18.3%</text:p>
          </table:table-cell>
          <table:table-cell table:style-name="ce25" table:formula="of:=[$testy_proc.AM154]" office:value-type="percentage" office:value="0.176" calcext:value-type="percentage">
            <text:p>17.6%</text:p>
          </table:table-cell>
          <table:table-cell table:style-name="ce12" office:value-type="date" office:date-value="2021-10-30" calcext:value-type="date">
            <text:p>30. 10. 2021</text:p>
          </table:table-cell>
          <table:table-cell table:style-name="ce13" table:formula="of:=[$testy_proc.AP154]" office:value-type="percentage" office:value="0.102" calcext:value-type="percentage">
            <text:p>10.2%</text:p>
          </table:table-cell>
          <table:table-cell table:style-name="ce13" table:formula="of:=[$testy_proc.AR154]" office:value-type="percentage" office:value="0.051" calcext:value-type="percentage">
            <text:p>5.1%</text:p>
          </table:table-cell>
          <table:table-cell table:style-name="ce13" table:formula="of:=[$testy_proc.AT154]" office:value-type="percentage" office:value="0.059" calcext:value-type="percentage">
            <text:p>5.9%</text:p>
          </table:table-cell>
          <table:table-cell table:style-name="ce13" table:formula="of:=[$testy_proc.AV154]" office:value-type="percentage" office:value="0.09" calcext:value-type="percentage">
            <text:p>9.0%</text:p>
          </table:table-cell>
          <table:table-cell table:style-name="ce13" table:formula="of:=[$testy_proc.AX154]" office:value-type="percentage" office:value="0.077" calcext:value-type="percentage">
            <text:p>7.7%</text:p>
          </table:table-cell>
          <table:table-cell table:style-name="ce13" table:formula="of:=[$testy_proc.AZ154]" office:value-type="percentage" office:value="0.042" calcext:value-type="percentage">
            <text:p>4.2%</text:p>
          </table:table-cell>
          <table:table-cell table:style-name="ce13" table:formula="of:=[$testy_proc.BB154]" office:value-type="percentage" office:value="0.07" calcext:value-type="percentage">
            <text:p>7.0%</text:p>
          </table:table-cell>
          <table:table-cell table:style-name="ce13" table:formula="of:=[$testy_proc.BD154]" office:value-type="percentage" office:value="0.068" calcext:value-type="percentage">
            <text:p>6.8%</text:p>
          </table:table-cell>
          <table:table-cell table:style-name="ce13" table:formula="of:=[$testy_proc.BF154]" office:value-type="percentage" office:value="0.108" calcext:value-type="percentage">
            <text:p>10.8%</text:p>
          </table:table-cell>
        </table:table-row>
        <table:table-row table:style-name="ro2">
          <table:table-cell table:style-name="ce12" office:value-type="date" office:date-value="2021-10-31" calcext:value-type="date">
            <text:p>31. 10. 2021</text:p>
          </table:table-cell>
          <table:table-cell table:style-name="ce25" table:formula="of:=[$testy_proc.W155]" office:value-type="percentage" office:value="0.073" calcext:value-type="percentage">
            <text:p>7.3%</text:p>
          </table:table-cell>
          <table:table-cell table:style-name="ce25" table:formula="of:=[$testy_proc.Y155]" office:value-type="percentage" office:value="0.042" calcext:value-type="percentage">
            <text:p>4.2%</text:p>
          </table:table-cell>
          <table:table-cell table:style-name="ce25" table:formula="of:=[$testy_proc.AA155]" office:value-type="percentage" office:value="0.132" calcext:value-type="percentage">
            <text:p>13.2%</text:p>
          </table:table-cell>
          <table:table-cell table:style-name="ce25" table:formula="of:=[$testy_proc.AC155]" office:value-type="percentage" office:value="0.223" calcext:value-type="percentage">
            <text:p>22.3%</text:p>
          </table:table-cell>
          <table:table-cell table:style-name="ce25" table:formula="of:=[$testy_proc.AE155]" office:value-type="percentage" office:value="0.224" calcext:value-type="percentage">
            <text:p>22.4%</text:p>
          </table:table-cell>
          <table:table-cell table:style-name="ce25" table:formula="of:=[$testy_proc.AG155]" office:value-type="percentage" office:value="0.16" calcext:value-type="percentage">
            <text:p>16.0%</text:p>
          </table:table-cell>
          <table:table-cell table:style-name="ce25" table:formula="of:=[$testy_proc.AI155]" office:value-type="percentage" office:value="0.194" calcext:value-type="percentage">
            <text:p>19.4%</text:p>
          </table:table-cell>
          <table:table-cell table:style-name="ce25" table:formula="of:=[$testy_proc.AK155]" office:value-type="percentage" office:value="0.192" calcext:value-type="percentage">
            <text:p>19.2%</text:p>
          </table:table-cell>
          <table:table-cell table:style-name="ce25" table:formula="of:=[$testy_proc.AM155]" office:value-type="percentage" office:value="0.184" calcext:value-type="percentage">
            <text:p>18.4%</text:p>
          </table:table-cell>
          <table:table-cell table:style-name="ce12" office:value-type="date" office:date-value="2021-10-31" calcext:value-type="date">
            <text:p>31. 10. 2021</text:p>
          </table:table-cell>
          <table:table-cell table:style-name="ce13" table:formula="of:=[$testy_proc.AP155]" office:value-type="percentage" office:value="0.106" calcext:value-type="percentage">
            <text:p>10.6%</text:p>
          </table:table-cell>
          <table:table-cell table:style-name="ce13" table:formula="of:=[$testy_proc.AR155]" office:value-type="percentage" office:value="0.057" calcext:value-type="percentage">
            <text:p>5.7%</text:p>
          </table:table-cell>
          <table:table-cell table:style-name="ce13" table:formula="of:=[$testy_proc.AT155]" office:value-type="percentage" office:value="0.063" calcext:value-type="percentage">
            <text:p>6.3%</text:p>
          </table:table-cell>
          <table:table-cell table:style-name="ce13" table:formula="of:=[$testy_proc.AV155]" office:value-type="percentage" office:value="0.095" calcext:value-type="percentage">
            <text:p>9.5%</text:p>
          </table:table-cell>
          <table:table-cell table:style-name="ce13" table:formula="of:=[$testy_proc.AX155]" office:value-type="percentage" office:value="0.085" calcext:value-type="percentage">
            <text:p>8.5%</text:p>
          </table:table-cell>
          <table:table-cell table:style-name="ce13" table:formula="of:=[$testy_proc.AZ155]" office:value-type="percentage" office:value="0.046" calcext:value-type="percentage">
            <text:p>4.6%</text:p>
          </table:table-cell>
          <table:table-cell table:style-name="ce13" table:formula="of:=[$testy_proc.BB155]" office:value-type="percentage" office:value="0.076" calcext:value-type="percentage">
            <text:p>7.6%</text:p>
          </table:table-cell>
          <table:table-cell table:style-name="ce13" table:formula="of:=[$testy_proc.BD155]" office:value-type="percentage" office:value="0.077" calcext:value-type="percentage">
            <text:p>7.7%</text:p>
          </table:table-cell>
          <table:table-cell table:style-name="ce13" table:formula="of:=[$testy_proc.BF155]" office:value-type="percentage" office:value="0.116" calcext:value-type="percentage">
            <text:p>11.6%</text:p>
          </table:table-cell>
        </table:table-row>
        <table:table-row table:style-name="ro2">
          <table:table-cell table:style-name="ce12" office:value-type="date" office:date-value="2021-11-01" calcext:value-type="date">
            <text:p>1. 11. 2021</text:p>
          </table:table-cell>
          <table:table-cell table:style-name="ce25" table:formula="of:=[$testy_proc.W156]" office:value-type="percentage" office:value="0.074" calcext:value-type="percentage">
            <text:p>7.4%</text:p>
          </table:table-cell>
          <table:table-cell table:style-name="ce25" table:formula="of:=[$testy_proc.Y156]" office:value-type="percentage" office:value="0.047" calcext:value-type="percentage">
            <text:p>4.7%</text:p>
          </table:table-cell>
          <table:table-cell table:style-name="ce25" table:formula="of:=[$testy_proc.AA156]" office:value-type="percentage" office:value="0.134" calcext:value-type="percentage">
            <text:p>13.4%</text:p>
          </table:table-cell>
          <table:table-cell table:style-name="ce25" table:formula="of:=[$testy_proc.AC156]" office:value-type="percentage" office:value="0.232" calcext:value-type="percentage">
            <text:p>23.2%</text:p>
          </table:table-cell>
          <table:table-cell table:style-name="ce25" table:formula="of:=[$testy_proc.AE156]" office:value-type="percentage" office:value="0.229" calcext:value-type="percentage">
            <text:p>22.9%</text:p>
          </table:table-cell>
          <table:table-cell table:style-name="ce25" table:formula="of:=[$testy_proc.AG156]" office:value-type="percentage" office:value="0.16" calcext:value-type="percentage">
            <text:p>16.0%</text:p>
          </table:table-cell>
          <table:table-cell table:style-name="ce25" table:formula="of:=[$testy_proc.AI156]" office:value-type="percentage" office:value="0.196" calcext:value-type="percentage">
            <text:p>19.6%</text:p>
          </table:table-cell>
          <table:table-cell table:style-name="ce25" table:formula="of:=[$testy_proc.AK156]" office:value-type="percentage" office:value="0.195" calcext:value-type="percentage">
            <text:p>19.5%</text:p>
          </table:table-cell>
          <table:table-cell table:style-name="ce25" table:formula="of:=[$testy_proc.AM156]" office:value-type="percentage" office:value="0.185" calcext:value-type="percentage">
            <text:p>18.5%</text:p>
          </table:table-cell>
          <table:table-cell table:style-name="ce12" office:value-type="date" office:date-value="2021-11-01" calcext:value-type="date">
            <text:p>1. 11. 2021</text:p>
          </table:table-cell>
          <table:table-cell table:style-name="ce13" table:formula="of:=[$testy_proc.AP156]" office:value-type="percentage" office:value="0.112" calcext:value-type="percentage">
            <text:p>11.2%</text:p>
          </table:table-cell>
          <table:table-cell table:style-name="ce13" table:formula="of:=[$testy_proc.AR156]" office:value-type="percentage" office:value="0.056" calcext:value-type="percentage">
            <text:p>5.6%</text:p>
          </table:table-cell>
          <table:table-cell table:style-name="ce13" table:formula="of:=[$testy_proc.AT156]" office:value-type="percentage" office:value="0.064" calcext:value-type="percentage">
            <text:p>6.4%</text:p>
          </table:table-cell>
          <table:table-cell table:style-name="ce13" table:formula="of:=[$testy_proc.AV156]" office:value-type="percentage" office:value="0.096" calcext:value-type="percentage">
            <text:p>9.6%</text:p>
          </table:table-cell>
          <table:table-cell table:style-name="ce13" table:formula="of:=[$testy_proc.AX156]" office:value-type="percentage" office:value="0.083" calcext:value-type="percentage">
            <text:p>8.3%</text:p>
          </table:table-cell>
          <table:table-cell table:style-name="ce13" table:formula="of:=[$testy_proc.AZ156]" office:value-type="percentage" office:value="0.045" calcext:value-type="percentage">
            <text:p>4.5%</text:p>
          </table:table-cell>
          <table:table-cell table:style-name="ce13" table:formula="of:=[$testy_proc.BB156]" office:value-type="percentage" office:value="0.076" calcext:value-type="percentage">
            <text:p>7.6%</text:p>
          </table:table-cell>
          <table:table-cell table:style-name="ce13" table:formula="of:=[$testy_proc.BD156]" office:value-type="percentage" office:value="0.076" calcext:value-type="percentage">
            <text:p>7.6%</text:p>
          </table:table-cell>
          <table:table-cell table:style-name="ce13" table:formula="of:=[$testy_proc.BF156]" office:value-type="percentage" office:value="0.117" calcext:value-type="percentage">
            <text:p>11.7%</text:p>
          </table:table-cell>
        </table:table-row>
        <table:table-row table:style-name="ro2">
          <table:table-cell table:style-name="ce12" office:value-type="date" office:date-value="2021-11-02" calcext:value-type="date">
            <text:p>2. 11. 2021</text:p>
          </table:table-cell>
          <table:table-cell table:style-name="ce25" table:formula="of:=[$testy_proc.W157]" office:value-type="percentage" office:value="0.071" calcext:value-type="percentage">
            <text:p>7.1%</text:p>
          </table:table-cell>
          <table:table-cell table:style-name="ce25" table:formula="of:=[$testy_proc.Y157]" office:value-type="percentage" office:value="0.045" calcext:value-type="percentage">
            <text:p>4.5%</text:p>
          </table:table-cell>
          <table:table-cell table:style-name="ce25" table:formula="of:=[$testy_proc.AA157]" office:value-type="percentage" office:value="0.146" calcext:value-type="percentage">
            <text:p>14.6%</text:p>
          </table:table-cell>
          <table:table-cell table:style-name="ce25" table:formula="of:=[$testy_proc.AC157]" office:value-type="percentage" office:value="0.241" calcext:value-type="percentage">
            <text:p>24.1%</text:p>
          </table:table-cell>
          <table:table-cell table:style-name="ce25" table:formula="of:=[$testy_proc.AE157]" office:value-type="percentage" office:value="0.231" calcext:value-type="percentage">
            <text:p>23.1%</text:p>
          </table:table-cell>
          <table:table-cell table:style-name="ce25" table:formula="of:=[$testy_proc.AG157]" office:value-type="percentage" office:value="0.165" calcext:value-type="percentage">
            <text:p>16.5%</text:p>
          </table:table-cell>
          <table:table-cell table:style-name="ce25" table:formula="of:=[$testy_proc.AI157]" office:value-type="percentage" office:value="0.205" calcext:value-type="percentage">
            <text:p>20.5%</text:p>
          </table:table-cell>
          <table:table-cell table:style-name="ce25" table:formula="of:=[$testy_proc.AK157]" office:value-type="percentage" office:value="0.198" calcext:value-type="percentage">
            <text:p>19.8%</text:p>
          </table:table-cell>
          <table:table-cell table:style-name="ce25" table:formula="of:=[$testy_proc.AM157]" office:value-type="percentage" office:value="0.192" calcext:value-type="percentage">
            <text:p>19.2%</text:p>
          </table:table-cell>
          <table:table-cell table:style-name="ce12" office:value-type="date" office:date-value="2021-11-02" calcext:value-type="date">
            <text:p>2. 11. 2021</text:p>
          </table:table-cell>
          <table:table-cell table:style-name="ce13" table:formula="of:=[$testy_proc.AP157]" office:value-type="percentage" office:value="0.113" calcext:value-type="percentage">
            <text:p>11.3%</text:p>
          </table:table-cell>
          <table:table-cell table:style-name="ce13" table:formula="of:=[$testy_proc.AR157]" office:value-type="percentage" office:value="0.056" calcext:value-type="percentage">
            <text:p>5.6%</text:p>
          </table:table-cell>
          <table:table-cell table:style-name="ce13" table:formula="of:=[$testy_proc.AT157]" office:value-type="percentage" office:value="0.065" calcext:value-type="percentage">
            <text:p>6.5%</text:p>
          </table:table-cell>
          <table:table-cell table:style-name="ce13" table:formula="of:=[$testy_proc.AV157]" office:value-type="percentage" office:value="0.098" calcext:value-type="percentage">
            <text:p>9.8%</text:p>
          </table:table-cell>
          <table:table-cell table:style-name="ce13" table:formula="of:=[$testy_proc.AX157]" office:value-type="percentage" office:value="0.09" calcext:value-type="percentage">
            <text:p>9.0%</text:p>
          </table:table-cell>
          <table:table-cell table:style-name="ce13" table:formula="of:=[$testy_proc.AZ157]" office:value-type="percentage" office:value="0.05" calcext:value-type="percentage">
            <text:p>5.0%</text:p>
          </table:table-cell>
          <table:table-cell table:style-name="ce13" table:formula="of:=[$testy_proc.BB157]" office:value-type="percentage" office:value="0.081" calcext:value-type="percentage">
            <text:p>8.1%</text:p>
          </table:table-cell>
          <table:table-cell table:style-name="ce13" table:formula="of:=[$testy_proc.BD157]" office:value-type="percentage" office:value="0.08" calcext:value-type="percentage">
            <text:p>8.0%</text:p>
          </table:table-cell>
          <table:table-cell table:style-name="ce13" table:formula="of:=[$testy_proc.BF157]" office:value-type="percentage" office:value="0.121" calcext:value-type="percentage">
            <text:p>12.1%</text:p>
          </table:table-cell>
        </table:table-row>
        <table:table-row table:style-name="ro2">
          <table:table-cell table:style-name="ce12" office:value-type="date" office:date-value="2021-11-03" calcext:value-type="date">
            <text:p>3. 11. 2021</text:p>
          </table:table-cell>
          <table:table-cell table:style-name="ce25" table:formula="of:=[$testy_proc.W158]" office:value-type="percentage" office:value="0.083" calcext:value-type="percentage">
            <text:p>8.3%</text:p>
          </table:table-cell>
          <table:table-cell table:style-name="ce25" table:formula="of:=[$testy_proc.Y158]" office:value-type="percentage" office:value="0.063" calcext:value-type="percentage">
            <text:p>6.3%</text:p>
          </table:table-cell>
          <table:table-cell table:style-name="ce25" table:formula="of:=[$testy_proc.AA158]" office:value-type="percentage" office:value="0.172" calcext:value-type="percentage">
            <text:p>17.2%</text:p>
          </table:table-cell>
          <table:table-cell table:style-name="ce25" table:formula="of:=[$testy_proc.AC158]" office:value-type="percentage" office:value="0.282" calcext:value-type="percentage">
            <text:p>28.2%</text:p>
          </table:table-cell>
          <table:table-cell table:style-name="ce25" table:formula="of:=[$testy_proc.AE158]" office:value-type="percentage" office:value="0.265" calcext:value-type="percentage">
            <text:p>26.5%</text:p>
          </table:table-cell>
          <table:table-cell table:style-name="ce25" table:formula="of:=[$testy_proc.AG158]" office:value-type="percentage" office:value="0.19" calcext:value-type="percentage">
            <text:p>19.0%</text:p>
          </table:table-cell>
          <table:table-cell table:style-name="ce25" table:formula="of:=[$testy_proc.AI158]" office:value-type="percentage" office:value="0.237" calcext:value-type="percentage">
            <text:p>23.7%</text:p>
          </table:table-cell>
          <table:table-cell table:style-name="ce25" table:formula="of:=[$testy_proc.AK158]" office:value-type="percentage" office:value="0.219" calcext:value-type="percentage">
            <text:p>21.9%</text:p>
          </table:table-cell>
          <table:table-cell table:style-name="ce25" table:formula="of:=[$testy_proc.AM158]" office:value-type="percentage" office:value="0.206" calcext:value-type="percentage">
            <text:p>20.6%</text:p>
          </table:table-cell>
          <table:table-cell table:style-name="ce12" office:value-type="date" office:date-value="2021-11-03" calcext:value-type="date">
            <text:p>3. 11. 2021</text:p>
          </table:table-cell>
          <table:table-cell table:style-name="ce13" table:formula="of:=[$testy_proc.AP158]" office:value-type="percentage" office:value="0.126" calcext:value-type="percentage">
            <text:p>12.6%</text:p>
          </table:table-cell>
          <table:table-cell table:style-name="ce13" table:formula="of:=[$testy_proc.AR158]" office:value-type="percentage" office:value="0.06" calcext:value-type="percentage">
            <text:p>6.0%</text:p>
          </table:table-cell>
          <table:table-cell table:style-name="ce13" table:formula="of:=[$testy_proc.AT158]" office:value-type="percentage" office:value="0.068" calcext:value-type="percentage">
            <text:p>6.8%</text:p>
          </table:table-cell>
          <table:table-cell table:style-name="ce13" table:formula="of:=[$testy_proc.AV158]" office:value-type="percentage" office:value="0.101" calcext:value-type="percentage">
            <text:p>10.1%</text:p>
          </table:table-cell>
          <table:table-cell table:style-name="ce13" table:formula="of:=[$testy_proc.AX158]" office:value-type="percentage" office:value="0.096" calcext:value-type="percentage">
            <text:p>9.6%</text:p>
          </table:table-cell>
          <table:table-cell table:style-name="ce13" table:formula="of:=[$testy_proc.AZ158]" office:value-type="percentage" office:value="0.056" calcext:value-type="percentage">
            <text:p>5.6%</text:p>
          </table:table-cell>
          <table:table-cell table:style-name="ce13" table:formula="of:=[$testy_proc.BB158]" office:value-type="percentage" office:value="0.089" calcext:value-type="percentage">
            <text:p>8.9%</text:p>
          </table:table-cell>
          <table:table-cell table:style-name="ce13" table:formula="of:=[$testy_proc.BD158]" office:value-type="percentage" office:value="0.09" calcext:value-type="percentage">
            <text:p>9.0%</text:p>
          </table:table-cell>
          <table:table-cell table:style-name="ce13" table:formula="of:=[$testy_proc.BF158]" office:value-type="percentage" office:value="0.134" calcext:value-type="percentage">
            <text:p>13.4%</text:p>
          </table:table-cell>
        </table:table-row>
        <table:table-row table:style-name="ro2">
          <table:table-cell table:style-name="ce12" office:value-type="date" office:date-value="2021-11-04" calcext:value-type="date">
            <text:p>4. 11. 2021</text:p>
          </table:table-cell>
          <table:table-cell table:style-name="ce25" table:formula="of:=[$testy_proc.W159]" office:value-type="percentage" office:value="0.087" calcext:value-type="percentage">
            <text:p>8.7%</text:p>
          </table:table-cell>
          <table:table-cell table:style-name="ce25" table:formula="of:=[$testy_proc.Y159]" office:value-type="percentage" office:value="0.07" calcext:value-type="percentage">
            <text:p>7.0%</text:p>
          </table:table-cell>
          <table:table-cell table:style-name="ce25" table:formula="of:=[$testy_proc.AA159]" office:value-type="percentage" office:value="0.18" calcext:value-type="percentage">
            <text:p>18.0%</text:p>
          </table:table-cell>
          <table:table-cell table:style-name="ce25" table:formula="of:=[$testy_proc.AC159]" office:value-type="percentage" office:value="0.282" calcext:value-type="percentage">
            <text:p>28.2%</text:p>
          </table:table-cell>
          <table:table-cell table:style-name="ce25" table:formula="of:=[$testy_proc.AE159]" office:value-type="percentage" office:value="0.287" calcext:value-type="percentage">
            <text:p>28.7%</text:p>
          </table:table-cell>
          <table:table-cell table:style-name="ce25" table:formula="of:=[$testy_proc.AG159]" office:value-type="percentage" office:value="0.201" calcext:value-type="percentage">
            <text:p>20.1%</text:p>
          </table:table-cell>
          <table:table-cell table:style-name="ce25" table:formula="of:=[$testy_proc.AI159]" office:value-type="percentage" office:value="0.253" calcext:value-type="percentage">
            <text:p>25.3%</text:p>
          </table:table-cell>
          <table:table-cell table:style-name="ce25" table:formula="of:=[$testy_proc.AK159]" office:value-type="percentage" office:value="0.231" calcext:value-type="percentage">
            <text:p>23.1%</text:p>
          </table:table-cell>
          <table:table-cell table:style-name="ce25" table:formula="of:=[$testy_proc.AM159]" office:value-type="percentage" office:value="0.214" calcext:value-type="percentage">
            <text:p>21.4%</text:p>
          </table:table-cell>
          <table:table-cell table:style-name="ce12" office:value-type="date" office:date-value="2021-11-04" calcext:value-type="date">
            <text:p>4. 11. 2021</text:p>
          </table:table-cell>
          <table:table-cell table:style-name="ce13" table:formula="of:=[$testy_proc.AP159]" office:value-type="percentage" office:value="0.125" calcext:value-type="percentage">
            <text:p>12.5%</text:p>
          </table:table-cell>
          <table:table-cell table:style-name="ce13" table:formula="of:=[$testy_proc.AR159]" office:value-type="percentage" office:value="0.059" calcext:value-type="percentage">
            <text:p>5.9%</text:p>
          </table:table-cell>
          <table:table-cell table:style-name="ce13" table:formula="of:=[$testy_proc.AT159]" office:value-type="percentage" office:value="0.072" calcext:value-type="percentage">
            <text:p>7.2%</text:p>
          </table:table-cell>
          <table:table-cell table:style-name="ce13" table:formula="of:=[$testy_proc.AV159]" office:value-type="percentage" office:value="0.104" calcext:value-type="percentage">
            <text:p>10.4%</text:p>
          </table:table-cell>
          <table:table-cell table:style-name="ce13" table:formula="of:=[$testy_proc.AX159]" office:value-type="percentage" office:value="0.099" calcext:value-type="percentage">
            <text:p>9.9%</text:p>
          </table:table-cell>
          <table:table-cell table:style-name="ce13" table:formula="of:=[$testy_proc.AZ159]" office:value-type="percentage" office:value="0.059" calcext:value-type="percentage">
            <text:p>5.9%</text:p>
          </table:table-cell>
          <table:table-cell table:style-name="ce13" table:formula="of:=[$testy_proc.BB159]" office:value-type="percentage" office:value="0.093" calcext:value-type="percentage">
            <text:p>9.3%</text:p>
          </table:table-cell>
          <table:table-cell table:style-name="ce13" table:formula="of:=[$testy_proc.BD159]" office:value-type="percentage" office:value="0.095" calcext:value-type="percentage">
            <text:p>9.5%</text:p>
          </table:table-cell>
          <table:table-cell table:style-name="ce13" table:formula="of:=[$testy_proc.BF159]" office:value-type="percentage" office:value="0.141" calcext:value-type="percentage">
            <text:p>14.1%</text:p>
          </table:table-cell>
        </table:table-row>
        <table:table-row table:style-name="ro2">
          <table:table-cell table:style-name="ce12" office:value-type="date" office:date-value="2021-11-05" calcext:value-type="date">
            <text:p>5. 11. 2021</text:p>
          </table:table-cell>
          <table:table-cell table:style-name="ce25" table:formula="of:=[$testy_proc.W160]" office:value-type="percentage" office:value="0.11" calcext:value-type="percentage">
            <text:p>11.0%</text:p>
          </table:table-cell>
          <table:table-cell table:style-name="ce25" table:formula="of:=[$testy_proc.Y160]" office:value-type="percentage" office:value="0.086" calcext:value-type="percentage">
            <text:p>8.6%</text:p>
          </table:table-cell>
          <table:table-cell table:style-name="ce25" table:formula="of:=[$testy_proc.AA160]" office:value-type="percentage" office:value="0.2" calcext:value-type="percentage">
            <text:p>20.0%</text:p>
          </table:table-cell>
          <table:table-cell table:style-name="ce25" table:formula="of:=[$testy_proc.AC160]" office:value-type="percentage" office:value="0.29" calcext:value-type="percentage">
            <text:p>29.0%</text:p>
          </table:table-cell>
          <table:table-cell table:style-name="ce25" table:formula="of:=[$testy_proc.AE160]" office:value-type="percentage" office:value="0.28" calcext:value-type="percentage">
            <text:p>28.0%</text:p>
          </table:table-cell>
          <table:table-cell table:style-name="ce25" table:formula="of:=[$testy_proc.AG160]" office:value-type="percentage" office:value="0.224" calcext:value-type="percentage">
            <text:p>22.4%</text:p>
          </table:table-cell>
          <table:table-cell table:style-name="ce25" table:formula="of:=[$testy_proc.AI160]" office:value-type="percentage" office:value="0.276" calcext:value-type="percentage">
            <text:p>27.6%</text:p>
          </table:table-cell>
          <table:table-cell table:style-name="ce25" table:formula="of:=[$testy_proc.AK160]" office:value-type="percentage" office:value="0.253" calcext:value-type="percentage">
            <text:p>25.3%</text:p>
          </table:table-cell>
          <table:table-cell table:style-name="ce25" table:formula="of:=[$testy_proc.AM160]" office:value-type="percentage" office:value="0.232" calcext:value-type="percentage">
            <text:p>23.2%</text:p>
          </table:table-cell>
          <table:table-cell table:style-name="ce12" office:value-type="date" office:date-value="2021-11-05" calcext:value-type="date">
            <text:p>5. 11. 2021</text:p>
          </table:table-cell>
          <table:table-cell table:style-name="ce13" table:formula="of:=[$testy_proc.AP160]" office:value-type="percentage" office:value="0.132" calcext:value-type="percentage">
            <text:p>13.2%</text:p>
          </table:table-cell>
          <table:table-cell table:style-name="ce13" table:formula="of:=[$testy_proc.AR160]" office:value-type="percentage" office:value="0.067" calcext:value-type="percentage">
            <text:p>6.7%</text:p>
          </table:table-cell>
          <table:table-cell table:style-name="ce13" table:formula="of:=[$testy_proc.AT160]" office:value-type="percentage" office:value="0.08" calcext:value-type="percentage">
            <text:p>8.0%</text:p>
          </table:table-cell>
          <table:table-cell table:style-name="ce13" table:formula="of:=[$testy_proc.AV160]" office:value-type="percentage" office:value="0.111" calcext:value-type="percentage">
            <text:p>11.1%</text:p>
          </table:table-cell>
          <table:table-cell table:style-name="ce13" table:formula="of:=[$testy_proc.AX160]" office:value-type="percentage" office:value="0.109" calcext:value-type="percentage">
            <text:p>10.9%</text:p>
          </table:table-cell>
          <table:table-cell table:style-name="ce13" table:formula="of:=[$testy_proc.AZ160]" office:value-type="percentage" office:value="0.073" calcext:value-type="percentage">
            <text:p>7.3%</text:p>
          </table:table-cell>
          <table:table-cell table:style-name="ce13" table:formula="of:=[$testy_proc.BB160]" office:value-type="percentage" office:value="0.109" calcext:value-type="percentage">
            <text:p>10.9%</text:p>
          </table:table-cell>
          <table:table-cell table:style-name="ce13" table:formula="of:=[$testy_proc.BD160]" office:value-type="percentage" office:value="0.111" calcext:value-type="percentage">
            <text:p>11.1%</text:p>
          </table:table-cell>
          <table:table-cell table:style-name="ce13" table:formula="of:=[$testy_proc.BF160]" office:value-type="percentage" office:value="0.162" calcext:value-type="percentage">
            <text:p>16.2%</text:p>
          </table:table-cell>
        </table:table-row>
        <table:table-row table:style-name="ro2">
          <table:table-cell table:style-name="ce12" office:value-type="date" office:date-value="2021-11-06" calcext:value-type="date">
            <text:p>6. 11. 2021</text:p>
          </table:table-cell>
          <table:table-cell table:style-name="ce25" table:formula="of:=[$testy_proc.W161]" office:value-type="percentage" office:value="0.116" calcext:value-type="percentage">
            <text:p>11.6%</text:p>
          </table:table-cell>
          <table:table-cell table:style-name="ce25" table:formula="of:=[$testy_proc.Y161]" office:value-type="percentage" office:value="0.099" calcext:value-type="percentage">
            <text:p>9.9%</text:p>
          </table:table-cell>
          <table:table-cell table:style-name="ce25" table:formula="of:=[$testy_proc.AA161]" office:value-type="percentage" office:value="0.2" calcext:value-type="percentage">
            <text:p>20.0%</text:p>
          </table:table-cell>
          <table:table-cell table:style-name="ce25" table:formula="of:=[$testy_proc.AC161]" office:value-type="percentage" office:value="0.281" calcext:value-type="percentage">
            <text:p>28.1%</text:p>
          </table:table-cell>
          <table:table-cell table:style-name="ce25" table:formula="of:=[$testy_proc.AE161]" office:value-type="percentage" office:value="0.276" calcext:value-type="percentage">
            <text:p>27.6%</text:p>
          </table:table-cell>
          <table:table-cell table:style-name="ce25" table:formula="of:=[$testy_proc.AG161]" office:value-type="percentage" office:value="0.23" calcext:value-type="percentage">
            <text:p>23.0%</text:p>
          </table:table-cell>
          <table:table-cell table:style-name="ce25" table:formula="of:=[$testy_proc.AI161]" office:value-type="percentage" office:value="0.28" calcext:value-type="percentage">
            <text:p>28.0%</text:p>
          </table:table-cell>
          <table:table-cell table:style-name="ce25" table:formula="of:=[$testy_proc.AK161]" office:value-type="percentage" office:value="0.258" calcext:value-type="percentage">
            <text:p>25.8%</text:p>
          </table:table-cell>
          <table:table-cell table:style-name="ce25" table:formula="of:=[$testy_proc.AM161]" office:value-type="percentage" office:value="0.242" calcext:value-type="percentage">
            <text:p>24.2%</text:p>
          </table:table-cell>
          <table:table-cell table:style-name="ce12" office:value-type="date" office:date-value="2021-11-06" calcext:value-type="date">
            <text:p>6. 11. 2021</text:p>
          </table:table-cell>
          <table:table-cell table:style-name="ce13" table:formula="of:=[$testy_proc.AP161]" office:value-type="percentage" office:value="0.135" calcext:value-type="percentage">
            <text:p>13.5%</text:p>
          </table:table-cell>
          <table:table-cell table:style-name="ce13" table:formula="of:=[$testy_proc.AR161]" office:value-type="percentage" office:value="0.075" calcext:value-type="percentage">
            <text:p>7.5%</text:p>
          </table:table-cell>
          <table:table-cell table:style-name="ce13" table:formula="of:=[$testy_proc.AT161]" office:value-type="percentage" office:value="0.082" calcext:value-type="percentage">
            <text:p>8.2%</text:p>
          </table:table-cell>
          <table:table-cell table:style-name="ce13" table:formula="of:=[$testy_proc.AV161]" office:value-type="percentage" office:value="0.105" calcext:value-type="percentage">
            <text:p>10.5%</text:p>
          </table:table-cell>
          <table:table-cell table:style-name="ce13" table:formula="of:=[$testy_proc.AX161]" office:value-type="percentage" office:value="0.104" calcext:value-type="percentage">
            <text:p>10.4%</text:p>
          </table:table-cell>
          <table:table-cell table:style-name="ce13" table:formula="of:=[$testy_proc.AZ161]" office:value-type="percentage" office:value="0.073" calcext:value-type="percentage">
            <text:p>7.3%</text:p>
          </table:table-cell>
          <table:table-cell table:style-name="ce13" table:formula="of:=[$testy_proc.BB161]" office:value-type="percentage" office:value="0.112" calcext:value-type="percentage">
            <text:p>11.2%</text:p>
          </table:table-cell>
          <table:table-cell table:style-name="ce13" table:formula="of:=[$testy_proc.BD161]" office:value-type="percentage" office:value="0.115" calcext:value-type="percentage">
            <text:p>11.5%</text:p>
          </table:table-cell>
          <table:table-cell table:style-name="ce13" table:formula="of:=[$testy_proc.BF161]" office:value-type="percentage" office:value="0.165" calcext:value-type="percentage">
            <text:p>16.5%</text:p>
          </table:table-cell>
        </table:table-row>
        <table:table-row table:style-name="ro2">
          <table:table-cell table:style-name="ce12" office:value-type="date" office:date-value="2021-11-07" calcext:value-type="date">
            <text:p>7. 11. 2021</text:p>
          </table:table-cell>
          <table:table-cell table:style-name="ce25" table:formula="of:=[$testy_proc.W162]" office:value-type="percentage" office:value="0.124" calcext:value-type="percentage">
            <text:p>12.4%</text:p>
          </table:table-cell>
          <table:table-cell table:style-name="ce25" table:formula="of:=[$testy_proc.Y162]" office:value-type="percentage" office:value="0.103" calcext:value-type="percentage">
            <text:p>10.3%</text:p>
          </table:table-cell>
          <table:table-cell table:style-name="ce25" table:formula="of:=[$testy_proc.AA162]" office:value-type="percentage" office:value="0.203" calcext:value-type="percentage">
            <text:p>20.3%</text:p>
          </table:table-cell>
          <table:table-cell table:style-name="ce25" table:formula="of:=[$testy_proc.AC162]" office:value-type="percentage" office:value="0.275" calcext:value-type="percentage">
            <text:p>27.5%</text:p>
          </table:table-cell>
          <table:table-cell table:style-name="ce25" table:formula="of:=[$testy_proc.AE162]" office:value-type="percentage" office:value="0.279" calcext:value-type="percentage">
            <text:p>27.9%</text:p>
          </table:table-cell>
          <table:table-cell table:style-name="ce25" table:formula="of:=[$testy_proc.AG162]" office:value-type="percentage" office:value="0.236" calcext:value-type="percentage">
            <text:p>23.6%</text:p>
          </table:table-cell>
          <table:table-cell table:style-name="ce25" table:formula="of:=[$testy_proc.AI162]" office:value-type="percentage" office:value="0.289" calcext:value-type="percentage">
            <text:p>28.9%</text:p>
          </table:table-cell>
          <table:table-cell table:style-name="ce25" table:formula="of:=[$testy_proc.AK162]" office:value-type="percentage" office:value="0.266" calcext:value-type="percentage">
            <text:p>26.6%</text:p>
          </table:table-cell>
          <table:table-cell table:style-name="ce25" table:formula="of:=[$testy_proc.AM162]" office:value-type="percentage" office:value="0.249" calcext:value-type="percentage">
            <text:p>24.9%</text:p>
          </table:table-cell>
          <table:table-cell table:style-name="ce12" office:value-type="date" office:date-value="2021-11-07" calcext:value-type="date">
            <text:p>7. 11. 2021</text:p>
          </table:table-cell>
          <table:table-cell table:style-name="ce13" table:formula="of:=[$testy_proc.AP162]" office:value-type="percentage" office:value="0.138" calcext:value-type="percentage">
            <text:p>13.8%</text:p>
          </table:table-cell>
          <table:table-cell table:style-name="ce13" table:formula="of:=[$testy_proc.AR162]" office:value-type="percentage" office:value="0.082" calcext:value-type="percentage">
            <text:p>8.2%</text:p>
          </table:table-cell>
          <table:table-cell table:style-name="ce13" table:formula="of:=[$testy_proc.AT162]" office:value-type="percentage" office:value="0.087" calcext:value-type="percentage">
            <text:p>8.7%</text:p>
          </table:table-cell>
          <table:table-cell table:style-name="ce13" table:formula="of:=[$testy_proc.AV162]" office:value-type="percentage" office:value="0.107" calcext:value-type="percentage">
            <text:p>10.7%</text:p>
          </table:table-cell>
          <table:table-cell table:style-name="ce13" table:formula="of:=[$testy_proc.AX162]" office:value-type="percentage" office:value="0.107" calcext:value-type="percentage">
            <text:p>10.7%</text:p>
          </table:table-cell>
          <table:table-cell table:style-name="ce13" table:formula="of:=[$testy_proc.AZ162]" office:value-type="percentage" office:value="0.08" calcext:value-type="percentage">
            <text:p>8.0%</text:p>
          </table:table-cell>
          <table:table-cell table:style-name="ce13" table:formula="of:=[$testy_proc.BB162]" office:value-type="percentage" office:value="0.123" calcext:value-type="percentage">
            <text:p>12.3%</text:p>
          </table:table-cell>
          <table:table-cell table:style-name="ce13" table:formula="of:=[$testy_proc.BD162]" office:value-type="percentage" office:value="0.129" calcext:value-type="percentage">
            <text:p>12.9%</text:p>
          </table:table-cell>
          <table:table-cell table:style-name="ce13" table:formula="of:=[$testy_proc.BF162]" office:value-type="percentage" office:value="0.181" calcext:value-type="percentage">
            <text:p>18.1%</text:p>
          </table:table-cell>
        </table:table-row>
        <table:table-row table:style-name="ro2" table:number-rows-repeated="297">
          <table:table-cell table:number-columns-repeated="20"/>
        </table:table-row>
        <table:table-row table:style-name="ro2">
          <table:table-cell table:number-columns-repeated="20"/>
        </table:table-row>
        <calcext:conditional-formats>
          <calcext:conditional-format calcext:target-range-address="'%poz divided'.B3:'%poz divided'.J6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%poz divided'.L3:'%poz divided'.T6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1:10:06.220868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8T12:09:40.233501999</dc:date>
    <dc:creator>Robert Straka</dc:creator>
    <meta:editing-duration>P1DT8H13M25S</meta:editing-duration>
    <meta:editing-cycles>8</meta:editing-cycles>
    <meta:generator>LibreOffice/6.1.5.2$Linux_X86_64 LibreOffice_project/10$Build-2</meta:generator>
    <meta:document-statistic meta:table-count="3" meta:cell-count="85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1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361cm" svg:height="23.265cm" xlink:href=".." xlink:type="simple" chart:class="chart:line" chart:style-name="ch1">
        <chart:legend chart:legend-position="end" svg:x="39.104cm" svg:y="9.341cm" style:legend-expansion="high" chart:style-name="ch2"/>
        <chart:plot-area chart:style-name="ch3" table:cell-range-address="'%poz test ALL'.A1:'%poz test ALL'.J366" chart:data-source-has-labels="both" svg:x="0.827cm" svg:y="0.465cm" svg:width="37.45cm" svg:height="22.335cm">
          <chartooo:coordinate-region svg:x="2.097cm" svg:y="0.664cm" svg:width="36.18cm" svg:height="21.489cm"/>
          <chart:axis chart:dimension="x" chart:name="primary-x" chart:style-name="ch4" chartooo:axis-type="auto">
            <chartooo:date-scale/>
            <chart:categories table:cell-range-address="'%poz test ALL'.A2:'%poz test ALL'.A3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%poz test ALL'.B2:'%poz test ALL'.B366" chart:label-cell-address="'%poz test ALL'.B1:'%poz test ALL'.B1" chart:class="chart:line">
            <chart:data-point chart:repeated="365"/>
          </chart:series>
          <chart:series chart:style-name="ch8" chart:values-cell-range-address="'%poz test ALL'.C2:'%poz test ALL'.C366" chart:label-cell-address="'%poz test ALL'.C1:'%poz test ALL'.C1" chart:class="chart:line">
            <chart:data-point chart:repeated="365"/>
          </chart:series>
          <chart:series chart:style-name="ch9" chart:values-cell-range-address="'%poz test ALL'.D2:'%poz test ALL'.D366" chart:label-cell-address="'%poz test ALL'.D1:'%poz test ALL'.D1" chart:class="chart:line">
            <chart:data-point chart:repeated="365"/>
          </chart:series>
          <chart:series chart:style-name="ch10" chart:values-cell-range-address="'%poz test ALL'.E2:'%poz test ALL'.E366" chart:label-cell-address="'%poz test ALL'.E1:'%poz test ALL'.E1" chart:class="chart:line">
            <chart:data-point chart:repeated="365"/>
          </chart:series>
          <chart:series chart:style-name="ch11" chart:values-cell-range-address="'%poz test ALL'.F2:'%poz test ALL'.F366" chart:label-cell-address="'%poz test ALL'.F1:'%poz test ALL'.F1" chart:class="chart:line">
            <chart:data-point chart:repeated="365"/>
          </chart:series>
          <chart:series chart:style-name="ch12" chart:values-cell-range-address="'%poz test ALL'.G2:'%poz test ALL'.G366" chart:label-cell-address="'%poz test ALL'.G1:'%poz test ALL'.G1" chart:class="chart:line">
            <chart:data-point chart:repeated="365"/>
          </chart:series>
          <chart:series chart:style-name="ch13" chart:values-cell-range-address="'%poz test ALL'.H2:'%poz test ALL'.H366" chart:label-cell-address="'%poz test ALL'.H1:'%poz test ALL'.H1" chart:class="chart:line">
            <chart:data-point chart:repeated="365"/>
          </chart:series>
          <chart:series chart:style-name="ch14" chart:values-cell-range-address="'%poz test ALL'.I2:'%poz test ALL'.I366" chart:label-cell-address="'%poz test ALL'.I1:'%poz test ALL'.I1" chart:class="chart:line">
            <chart:data-point chart:repeated="365"/>
          </chart:series>
          <chart:series chart:style-name="ch15" chart:values-cell-range-address="'%poz test ALL'.J2:'%poz test ALL'.J366" chart:label-cell-address="'%poz test ALL'.J1:'%poz test ALL'.J1" chart:class="chart:line">
            <chart:data-point chart:repeated="36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348">
                <text:p>44348</text:p>
                <draw:g>
                  <svg:desc>'%poz test ALL'.A2:'%poz test ALL'.A366</svg:desc>
                </draw:g>
              </table:table-cell>
              <table:table-cell office:value-type="float" office:value="0.0639">
                <text:p>0.0639</text:p>
                <draw:g>
                  <svg:desc>'%poz test ALL'.B2:'%poz test ALL'.B366</svg:desc>
                </draw:g>
              </table:table-cell>
              <table:table-cell office:value-type="float" office:value="0.0371">
                <text:p>0.0371</text:p>
                <draw:g>
                  <svg:desc>'%poz test ALL'.C2:'%poz test ALL'.C366</svg:desc>
                </draw:g>
              </table:table-cell>
              <table:table-cell office:value-type="float" office:value="0.0124">
                <text:p>0.0124</text:p>
                <draw:g>
                  <svg:desc>'%poz test ALL'.D2:'%poz test ALL'.D366</svg:desc>
                </draw:g>
              </table:table-cell>
              <table:table-cell office:value-type="float" office:value="0.011">
                <text:p>0.011</text:p>
                <draw:g>
                  <svg:desc>'%poz test ALL'.E2:'%poz test ALL'.E366</svg:desc>
                </draw:g>
              </table:table-cell>
              <table:table-cell office:value-type="float" office:value="0.0154">
                <text:p>0.0154</text:p>
                <draw:g>
                  <svg:desc>'%poz test ALL'.F2:'%poz test ALL'.F366</svg:desc>
                </draw:g>
              </table:table-cell>
              <table:table-cell office:value-type="float" office:value="0.007">
                <text:p>0.007</text:p>
                <draw:g>
                  <svg:desc>'%poz test ALL'.G2:'%poz test ALL'.G366</svg:desc>
                </draw:g>
              </table:table-cell>
              <table:table-cell office:value-type="float" office:value="0.0101">
                <text:p>0.0101</text:p>
                <draw:g>
                  <svg:desc>'%poz test ALL'.H2:'%poz test ALL'.H366</svg:desc>
                </draw:g>
              </table:table-cell>
              <table:table-cell office:value-type="float" office:value="0.0092">
                <text:p>0.0092</text:p>
                <draw:g>
                  <svg:desc>'%poz test ALL'.I2:'%poz test ALL'.I366</svg:desc>
                </draw:g>
              </table:table-cell>
              <table:table-cell office:value-type="float" office:value="0.024">
                <text:p>0.024</text:p>
                <draw:g>
                  <svg:desc>'%poz test ALL'.J2:'%poz test ALL'.J366</svg:desc>
                </draw:g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0.054">
                <text:p>0.054</text:p>
              </table:table-cell>
              <table:table-cell office:value-type="float" office:value="0.0331">
                <text:p>0.0331</text:p>
              </table:table-cell>
              <table:table-cell office:value-type="float" office:value="0.0135">
                <text:p>0.0135</text:p>
              </table:table-cell>
              <table:table-cell office:value-type="float" office:value="0.0122">
                <text:p>0.0122</text:p>
              </table:table-cell>
              <table:table-cell office:value-type="float" office:value="0.0155">
                <text:p>0.0155</text:p>
              </table:table-cell>
              <table:table-cell office:value-type="float" office:value="0.0074">
                <text:p>0.0074</text:p>
              </table:table-cell>
              <table:table-cell office:value-type="float" office:value="0.0101">
                <text:p>0.0101</text:p>
              </table:table-cell>
              <table:table-cell office:value-type="float" office:value="0.0093">
                <text:p>0.0093</text:p>
              </table:table-cell>
              <table:table-cell office:value-type="float" office:value="0.0234">
                <text:p>0.0234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.0538">
                <text:p>0.0538</text:p>
              </table:table-cell>
              <table:table-cell office:value-type="float" office:value="0.0319">
                <text:p>0.0319</text:p>
              </table:table-cell>
              <table:table-cell office:value-type="float" office:value="0.0131">
                <text:p>0.0131</text:p>
              </table:table-cell>
              <table:table-cell office:value-type="float" office:value="0.0125">
                <text:p>0.0125</text:p>
              </table:table-cell>
              <table:table-cell office:value-type="float" office:value="0.0147">
                <text:p>0.0147</text:p>
              </table:table-cell>
              <table:table-cell office:value-type="float" office:value="0.0066">
                <text:p>0.0066</text:p>
              </table:table-cell>
              <table:table-cell office:value-type="float" office:value="0.0101">
                <text:p>0.0101</text:p>
              </table:table-cell>
              <table:table-cell office:value-type="float" office:value="0.0095">
                <text:p>0.0095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0.051">
                <text:p>0.051</text:p>
              </table:table-cell>
              <table:table-cell office:value-type="float" office:value="0.03">
                <text:p>0.03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.06">
                <text:p>0.06</text:p>
              </table:table-cell>
              <table:table-cell office:value-type="float" office:value="0.029">
                <text:p>0.029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.06">
                <text:p>0.06</text:p>
              </table:table-cell>
              <table:table-cell office:value-type="float" office:value="0.027">
                <text:p>0.027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0.059">
                <text:p>0.059</text:p>
              </table:table-cell>
              <table:table-cell office:value-type="float" office:value="0.023">
                <text:p>0.02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0.06">
                <text:p>0.06</text:p>
              </table:table-cell>
              <table:table-cell office:value-type="float" office:value="0.022">
                <text:p>0.022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0.052">
                <text:p>0.052</text:p>
              </table:table-cell>
              <table:table-cell office:value-type="float" office:value="0.019">
                <text:p>0.019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0.048">
                <text:p>0.048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0.04">
                <text:p>0.04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0.033">
                <text:p>0.033</text:p>
              </table:table-cell>
              <table:table-cell office:value-type="float" office:value="0.019">
                <text:p>0.019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0.027">
                <text:p>0.027</text:p>
              </table:table-cell>
              <table:table-cell office:value-type="float" office:value="0.018">
                <text:p>0.018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0.023">
                <text:p>0.023</text:p>
              </table:table-cell>
              <table:table-cell office:value-type="float" office:value="0.013">
                <text:p>0.01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0.014">
                <text:p>0.01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0.018">
                <text:p>0.01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0.022">
                <text:p>0.022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0.026">
                <text:p>0.026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.025">
                <text:p>0.025</text:p>
              </table:table-cell>
              <table:table-cell office:value-type="float" office:value="0.01">
                <text:p>0.01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0.021">
                <text:p>0.02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.024">
                <text:p>0.024</text:p>
              </table:table-cell>
              <table:table-cell office:value-type="float" office:value="0.01">
                <text:p>0.01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0.026">
                <text:p>0.026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0.024">
                <text:p>0.02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.029">
                <text:p>0.029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0.034">
                <text:p>0.034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0.024">
                <text:p>0.024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.026">
                <text:p>0.026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0.034">
                <text:p>0.034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032">
                <text:p>0.032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.036">
                <text:p>0.036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.031">
                <text:p>0.031</text:p>
              </table:table-cell>
              <table:table-cell office:value-type="float" office:value="0.008">
                <text:p>0.008</text:p>
              </table:table-cell>
              <table:table-cell office:value-type="float" office:value="0.002">
                <text:p>0.00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0.034">
                <text:p>0.034</text:p>
              </table:table-cell>
              <table:table-cell office:value-type="float" office:value="0.009">
                <text:p>0.009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0.033">
                <text:p>0.033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0.039">
                <text:p>0.039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.037">
                <text:p>0.037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0.025">
                <text:p>0.025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0.023">
                <text:p>0.023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0.028">
                <text:p>0.028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027">
                <text:p>0.027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031">
                <text:p>0.031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3">
                <text:p>0.003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025">
                <text:p>0.025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025">
                <text:p>0.025</text:p>
              </table:table-cell>
              <table:table-cell office:value-type="float" office:value="0.006">
                <text:p>0.006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028">
                <text:p>0.028</text:p>
              </table:table-cell>
              <table:table-cell office:value-type="float" office:value="0.007">
                <text:p>0.007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033">
                <text:p>0.033</text:p>
              </table:table-cell>
              <table:table-cell office:value-type="float" office:value="0.009">
                <text:p>0.009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036">
                <text:p>0.036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061">
                <text:p>0.061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74">
                <text:p>0.074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81">
                <text:p>0.081</text:p>
              </table:table-cell>
              <table:table-cell office:value-type="float" office:value="0.043">
                <text:p>0.043</text:p>
              </table:table-cell>
              <table:table-cell office:value-type="float" office:value="0.064">
                <text:p>0.064</text:p>
              </table:table-cell>
              <table:table-cell office:value-type="float" office:value="0.096">
                <text:p>0.096</text:p>
              </table:table-cell>
              <table:table-cell office:value-type="float" office:value="0.084">
                <text:p>0.084</text:p>
              </table:table-cell>
              <table:table-cell office:value-type="float" office:value="0.055">
                <text:p>0.055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77">
                <text:p>0.07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86">
                <text:p>0.08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76">
                <text:p>0.076</text:p>
              </table:table-cell>
              <table:table-cell office:value-type="float" office:value="0.045">
                <text:p>0.045</text:p>
              </table:table-cell>
              <table:table-cell office:value-type="float" office:value="0.069">
                <text:p>0.069</text:p>
              </table:table-cell>
              <table:table-cell office:value-type="float" office:value="0.102">
                <text:p>0.102</text:p>
              </table:table-cell>
              <table:table-cell office:value-type="float" office:value="0.089">
                <text:p>0.089</text:p>
              </table:table-cell>
              <table:table-cell office:value-type="float" office:value="0.059">
                <text:p>0.059</text:p>
              </table:table-cell>
              <table:table-cell office:value-type="float" office:value="0.087">
                <text:p>0.087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81">
                <text:p>0.08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105">
                <text:p>0.105</text:p>
              </table:table-cell>
              <table:table-cell office:value-type="float" office:value="0.093">
                <text:p>0.093</text:p>
              </table:table-cell>
              <table:table-cell office:value-type="float" office:value="0.065">
                <text:p>0.065</text:p>
              </table:table-cell>
              <table:table-cell office:value-type="float" office:value="0.094">
                <text:p>0.094</text:p>
              </table:table-cell>
              <table:table-cell office:value-type="float" office:value="0.099">
                <text:p>0.09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82">
                <text:p>0.082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093">
                <text:p>0.093</text:p>
              </table:table-cell>
              <table:table-cell office:value-type="float" office:value="0.067">
                <text:p>0.067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87">
                <text:p>0.087</text:p>
              </table:table-cell>
              <table:table-cell office:value-type="float" office:value="0.048">
                <text:p>0.048</text:p>
              </table:table-cell>
              <table:table-cell office:value-type="float" office:value="0.064">
                <text:p>0.064</text:p>
              </table:table-cell>
              <table:table-cell office:value-type="float" office:value="0.101">
                <text:p>0.101</text:p>
              </table:table-cell>
              <table:table-cell office:value-type="float" office:value="0.095">
                <text:p>0.095</text:p>
              </table:table-cell>
              <table:table-cell office:value-type="float" office:value="0.071">
                <text:p>0.071</text:p>
              </table:table-cell>
              <table:table-cell office:value-type="float" office:value="0.1">
                <text:p>0.1</text:p>
              </table:table-cell>
              <table:table-cell office:value-type="float" office:value="0.107">
                <text:p>0.10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9">
                <text:p>0.09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3">
                <text:p>0.073</text:p>
              </table:table-cell>
              <table:table-cell office:value-type="float" office:value="0.104">
                <text:p>0.104</text:p>
              </table:table-cell>
              <table:table-cell office:value-type="float" office:value="0.112">
                <text:p>0.11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95">
                <text:p>0.095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08">
                <text:p>0.08</text:p>
              </table:table-cell>
              <table:table-cell office:value-type="float" office:value="0.112">
                <text:p>0.112</text:p>
              </table:table-cell>
              <table:table-cell office:value-type="float" office:value="0.121">
                <text:p>0.12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99">
                <text:p>0.099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6">
                <text:p>0.106</text:p>
              </table:table-cell>
              <table:table-cell office:value-type="float" office:value="0.101">
                <text:p>0.101</text:p>
              </table:table-cell>
              <table:table-cell office:value-type="float" office:value="0.079">
                <text:p>0.079</text:p>
              </table:table-cell>
              <table:table-cell office:value-type="float" office:value="0.111">
                <text:p>0.111</text:p>
              </table:table-cell>
              <table:table-cell office:value-type="float" office:value="0.122">
                <text:p>0.12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099">
                <text:p>0.099</text:p>
              </table:table-cell>
              <table:table-cell office:value-type="float" office:value="0.055">
                <text:p>0.055</text:p>
              </table:table-cell>
              <table:table-cell office:value-type="float" office:value="0.071">
                <text:p>0.07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087">
                <text:p>0.087</text:p>
              </table:table-cell>
              <table:table-cell office:value-type="float" office:value="0.121">
                <text:p>0.121</text:p>
              </table:table-cell>
              <table:table-cell office:value-type="float" office:value="0.129">
                <text:p>0.1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12">
                <text:p>0.112</text:p>
              </table:table-cell>
              <table:table-cell office:value-type="float" office:value="0.06">
                <text:p>0.06</text:p>
              </table:table-cell>
              <table:table-cell office:value-type="float" office:value="0.076">
                <text:p>0.076</text:p>
              </table:table-cell>
              <table:table-cell office:value-type="float" office:value="0.116">
                <text:p>0.116</text:p>
              </table:table-cell>
              <table:table-cell office:value-type="float" office:value="0.123">
                <text:p>0.123</text:p>
              </table:table-cell>
              <table:table-cell office:value-type="float" office:value="0.102">
                <text:p>0.102</text:p>
              </table:table-cell>
              <table:table-cell office:value-type="float" office:value="0.141">
                <text:p>0.141</text:p>
              </table:table-cell>
              <table:table-cell office:value-type="float" office:value="0.146">
                <text:p>0.14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113">
                <text:p>0.113</text:p>
              </table:table-cell>
              <table:table-cell office:value-type="float" office:value="0.061">
                <text:p>0.061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32">
                <text:p>0.132</text:p>
              </table:table-cell>
              <table:table-cell office:value-type="float" office:value="0.111">
                <text:p>0.111</text:p>
              </table:table-cell>
              <table:table-cell office:value-type="float" office:value="0.151">
                <text:p>0.151</text:p>
              </table:table-cell>
              <table:table-cell office:value-type="float" office:value="0.157">
                <text:p>0.15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125">
                <text:p>0.125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129">
                <text:p>0.129</text:p>
              </table:table-cell>
              <table:table-cell office:value-type="float" office:value="0.145">
                <text:p>0.145</text:p>
              </table:table-cell>
              <table:table-cell office:value-type="float" office:value="0.134">
                <text:p>0.134</text:p>
              </table:table-cell>
              <table:table-cell office:value-type="float" office:value="0.177">
                <text:p>0.177</text:p>
              </table:table-cell>
              <table:table-cell office:value-type="float" office:value="0.181">
                <text:p>0.18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128">
                <text:p>0.128</text:p>
              </table:table-cell>
              <table:table-cell office:value-type="float" office:value="0.078">
                <text:p>0.078</text:p>
              </table:table-cell>
              <table:table-cell office:value-type="float" office:value="0.093">
                <text:p>0.093</text:p>
              </table:table-cell>
              <table:table-cell office:value-type="float" office:value="0.124">
                <text:p>0.124</text:p>
              </table:table-cell>
              <table:table-cell office:value-type="float" office:value="0.141">
                <text:p>0.141</text:p>
              </table:table-cell>
              <table:table-cell office:value-type="float" office:value="0.14">
                <text:p>0.14</text:p>
              </table:table-cell>
              <table:table-cell office:value-type="float" office:value="0.183">
                <text:p>0.183</text:p>
              </table:table-cell>
              <table:table-cell office:value-type="float" office:value="0.188">
                <text:p>0.1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133">
                <text:p>0.133</text:p>
              </table:table-cell>
              <table:table-cell office:value-type="float" office:value="0.085">
                <text:p>0.085</text:p>
              </table:table-cell>
              <table:table-cell office:value-type="float" office:value="0.097">
                <text:p>0.097</text:p>
              </table:table-cell>
              <table:table-cell office:value-type="float" office:value="0.126">
                <text:p>0.126</text:p>
              </table:table-cell>
              <table:table-cell office:value-type="float" office:value="0.146">
                <text:p>0.146</text:p>
              </table:table-cell>
              <table:table-cell office:value-type="float" office:value="0.149">
                <text:p>0.149</text:p>
              </table:table-cell>
              <table:table-cell office:value-type="float" office:value="0.196">
                <text:p>0.196</text:p>
              </table:table-cell>
              <table:table-cell office:value-type="float" office:value="0.202">
                <text:p>0.202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488cm" svg:height="15.462cm" xlink:href=".." xlink:type="simple" chart:class="chart:line" chart:style-name="ch1">
        <chart:title svg:x="12.503cm" svg:y="0.444cm" chart:style-name="ch2">
          <text:p>Diag/klin %</text:p>
        </chart:title>
        <chart:legend chart:legend-position="end" svg:x="25.231cm" svg:y="5.44cm" style:legend-expansion="high" chart:style-name="ch3"/>
        <chart:plot-area chart:style-name="ch4" table:cell-range-address="'%poz divided'.A2:'%poz divided'.J366" chart:data-source-has-labels="both" svg:x="0.549cm" svg:y="1.546cm" svg:width="24.133cm" svg:height="13.607cm">
          <chartooo:coordinate-region svg:x="1.819cm" svg:y="1.746cm" svg:width="22.799cm" svg:height="12.76cm"/>
          <chart:axis chart:dimension="x" chart:name="primary-x" chart:style-name="ch5" chartooo:axis-type="auto">
            <chartooo:date-scale/>
            <chart:categories table:cell-range-address="'%poz divided'.A3:'%poz divided'.A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B3:'%poz divided'.B366" chart:label-cell-address="'%poz divided'.B2:'%poz divided'.B2" chart:class="chart:line">
            <chart:data-point chart:repeated="364"/>
          </chart:series>
          <chart:series chart:style-name="ch9" chart:values-cell-range-address="'%poz divided'.C3:'%poz divided'.C366" chart:label-cell-address="'%poz divided'.C2:'%poz divided'.C2" chart:class="chart:line">
            <chart:data-point chart:repeated="364"/>
          </chart:series>
          <chart:series chart:style-name="ch10" chart:values-cell-range-address="'%poz divided'.D3:'%poz divided'.D366" chart:label-cell-address="'%poz divided'.D2:'%poz divided'.D2" chart:class="chart:line">
            <chart:data-point chart:repeated="364"/>
          </chart:series>
          <chart:series chart:style-name="ch11" chart:values-cell-range-address="'%poz divided'.E3:'%poz divided'.E366" chart:label-cell-address="'%poz divided'.E2:'%poz divided'.E2" chart:class="chart:line">
            <chart:data-point chart:repeated="364"/>
          </chart:series>
          <chart:series chart:style-name="ch12" chart:values-cell-range-address="'%poz divided'.F3:'%poz divided'.F366" chart:label-cell-address="'%poz divided'.F2:'%poz divided'.F2" chart:class="chart:line">
            <chart:data-point chart:repeated="364"/>
          </chart:series>
          <chart:series chart:style-name="ch13" chart:values-cell-range-address="'%poz divided'.G3:'%poz divided'.G366" chart:label-cell-address="'%poz divided'.G2:'%poz divided'.G2" chart:class="chart:line">
            <chart:data-point chart:repeated="364"/>
          </chart:series>
          <chart:series chart:style-name="ch14" chart:values-cell-range-address="'%poz divided'.H3:'%poz divided'.H366" chart:label-cell-address="'%poz divided'.H2:'%poz divided'.H2" chart:class="chart:line">
            <chart:data-point chart:repeated="364"/>
          </chart:series>
          <chart:series chart:style-name="ch15" chart:values-cell-range-address="'%poz divided'.I3:'%poz divided'.I366" chart:label-cell-address="'%poz divided'.I2:'%poz divided'.I2" chart:class="chart:line">
            <chart:data-point chart:repeated="364"/>
          </chart:series>
          <chart:series chart:style-name="ch16" chart:values-cell-range-address="'%poz divided'.J3:'%poz divided'.J366" chart:label-cell-address="'%poz divided'.J2:'%poz divided'.J2" chart:class="chart:line">
            <chart:data-point chart:repeated="3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B2:'%poz divided'.B2</svg:desc>
                </draw:g>
              </table:table-cell>
              <table:table-cell office:value-type="string">
                <text:p>3-5</text:p>
                <draw:g>
                  <svg:desc>'%poz divided'.C2:'%poz divided'.C2</svg:desc>
                </draw:g>
              </table:table-cell>
              <table:table-cell office:value-type="string">
                <text:p>6-11</text:p>
                <draw:g>
                  <svg:desc>'%poz divided'.D2:'%poz divided'.D2</svg:desc>
                </draw:g>
              </table:table-cell>
              <table:table-cell office:value-type="string">
                <text:p>12-15</text:p>
                <draw:g>
                  <svg:desc>'%poz divided'.E2:'%poz divided'.E2</svg:desc>
                </draw:g>
              </table:table-cell>
              <table:table-cell office:value-type="string">
                <text:p>16-19</text:p>
                <draw:g>
                  <svg:desc>'%poz divided'.F2:'%poz divided'.F2</svg:desc>
                </draw:g>
              </table:table-cell>
              <table:table-cell office:value-type="string">
                <text:p>20-29</text:p>
                <draw:g>
                  <svg:desc>'%poz divided'.G2:'%poz divided'.G2</svg:desc>
                </draw:g>
              </table:table-cell>
              <table:table-cell office:value-type="string">
                <text:p>30-49</text:p>
                <draw:g>
                  <svg:desc>'%poz divided'.H2:'%poz divided'.H2</svg:desc>
                </draw:g>
              </table:table-cell>
              <table:table-cell office:value-type="string">
                <text:p>50-64</text:p>
                <draw:g>
                  <svg:desc>'%poz divided'.I2:'%poz divided'.I2</svg:desc>
                </draw:g>
              </table:table-cell>
              <table:table-cell office:value-type="string">
                <text:p>65</text:p>
                <draw:g>
                  <svg:desc>'%poz divided'.J2:'%poz divided'.J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A3:'%poz divided'.A366</svg:desc>
                </draw:g>
              </table:table-cell>
              <table:table-cell office:value-type="float" office:value="0.011">
                <text:p>0.011</text:p>
                <draw:g>
                  <svg:desc>'%poz divided'.B3:'%poz divided'.B366</svg:desc>
                </draw:g>
              </table:table-cell>
              <table:table-cell office:value-type="float" office:value="0.005">
                <text:p>0.005</text:p>
                <draw:g>
                  <svg:desc>'%poz divided'.C3:'%poz divided'.C366</svg:desc>
                </draw:g>
              </table:table-cell>
              <table:table-cell office:value-type="float" office:value="0.008">
                <text:p>0.008</text:p>
                <draw:g>
                  <svg:desc>'%poz divided'.D3:'%poz divided'.D366</svg:desc>
                </draw:g>
              </table:table-cell>
              <table:table-cell office:value-type="float" office:value="0.025">
                <text:p>0.025</text:p>
                <draw:g>
                  <svg:desc>'%poz divided'.E3:'%poz divided'.E366</svg:desc>
                </draw:g>
              </table:table-cell>
              <table:table-cell office:value-type="float" office:value="0.03">
                <text:p>0.03</text:p>
                <draw:g>
                  <svg:desc>'%poz divided'.F3:'%poz divided'.F366</svg:desc>
                </draw:g>
              </table:table-cell>
              <table:table-cell office:value-type="float" office:value="0.023">
                <text:p>0.023</text:p>
                <draw:g>
                  <svg:desc>'%poz divided'.G3:'%poz divided'.G366</svg:desc>
                </draw:g>
              </table:table-cell>
              <table:table-cell office:value-type="float" office:value="0.017">
                <text:p>0.017</text:p>
                <draw:g>
                  <svg:desc>'%poz divided'.H3:'%poz divided'.H366</svg:desc>
                </draw:g>
              </table:table-cell>
              <table:table-cell office:value-type="float" office:value="0.018">
                <text:p>0.018</text:p>
                <draw:g>
                  <svg:desc>'%poz divided'.I3:'%poz divided'.I366</svg:desc>
                </draw:g>
              </table:table-cell>
              <table:table-cell office:value-type="float" office:value="0.014">
                <text:p>0.014</text:p>
                <draw:g>
                  <svg:desc>'%poz divided'.J3:'%poz divided'.J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24">
                <text:p>0.024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07">
                <text:p>0.007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">
                <text:p>0.01</text:p>
              </table:table-cell>
              <table:table-cell office:value-type="float" office:value="0.03">
                <text:p>0.03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36">
                <text:p>0.036</text:p>
              </table:table-cell>
              <table:table-cell office:value-type="float" office:value="0.036">
                <text:p>0.036</text:p>
              </table:table-cell>
              <table:table-cell office:value-type="float" office:value="0.026">
                <text:p>0.026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07">
                <text:p>0.007</text:p>
              </table:table-cell>
              <table:table-cell office:value-type="float" office:value="0.006">
                <text:p>0.006</text:p>
              </table:table-cell>
              <table:table-cell office:value-type="float" office:value="0.019">
                <text:p>0.019</text:p>
              </table:table-cell>
              <table:table-cell office:value-type="float" office:value="0.035">
                <text:p>0.035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7">
                <text:p>0.027</text:p>
              </table:table-cell>
              <table:table-cell office:value-type="float" office:value="0.025">
                <text:p>0.0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07">
                <text:p>0.007</text:p>
              </table:table-cell>
              <table:table-cell office:value-type="float" office:value="0.007">
                <text:p>0.007</text:p>
              </table:table-cell>
              <table:table-cell office:value-type="float" office:value="0.027">
                <text:p>0.027</text:p>
              </table:table-cell>
              <table:table-cell office:value-type="float" office:value="0.047">
                <text:p>0.047</text:p>
              </table:table-cell>
              <table:table-cell office:value-type="float" office:value="0.044">
                <text:p>0.044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28">
                <text:p>0.02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08">
                <text:p>0.008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46">
                <text:p>0.046</text:p>
              </table:table-cell>
              <table:table-cell office:value-type="float" office:value="0.04">
                <text:p>0.04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9">
                <text:p>0.049</text:p>
              </table:table-cell>
              <table:table-cell office:value-type="float" office:value="0.039">
                <text:p>0.039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  <table:table-cell office:value-type="float" office:value="0.048">
                <text:p>0.048</text:p>
              </table:table-cell>
              <table:table-cell office:value-type="float" office:value="0.038">
                <text:p>0.038</text:p>
              </table:table-cell>
              <table:table-cell office:value-type="float" office:value="0.025">
                <text:p>0.02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4">
                <text:p>0.024</text:p>
              </table:table-cell>
              <table:table-cell office:value-type="float" office:value="0.048">
                <text:p>0.048</text:p>
              </table:table-cell>
              <table:table-cell office:value-type="float" office:value="0.036">
                <text:p>0.036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  <table:table-cell office:value-type="float" office:value="0.057">
                <text:p>0.057</text:p>
              </table:table-cell>
              <table:table-cell office:value-type="float" office:value="0.036">
                <text:p>0.036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3">
                <text:p>0.03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26">
                <text:p>0.026</text:p>
              </table:table-cell>
              <table:table-cell office:value-type="float" office:value="0.049">
                <text:p>0.049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12">
                <text:p>0.012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55">
                <text:p>0.055</text:p>
              </table:table-cell>
              <table:table-cell office:value-type="float" office:value="0.029">
                <text:p>0.029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46">
                <text:p>0.046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0.04">
                <text:p>0.04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11">
                <text:p>0.011</text:p>
              </table:table-cell>
              <table:table-cell office:value-type="float" office:value="0.008">
                <text:p>0.008</text:p>
              </table:table-cell>
              <table:table-cell office:value-type="float" office:value="0.023">
                <text:p>0.023</text:p>
              </table:table-cell>
              <table:table-cell office:value-type="float" office:value="0.042">
                <text:p>0.042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23">
                <text:p>0.023</text:p>
              </table:table-cell>
              <table:table-cell office:value-type="float" office:value="0.036">
                <text:p>0.036</text:p>
              </table:table-cell>
              <table:table-cell office:value-type="float" office:value="0.023">
                <text:p>0.023</text:p>
              </table:table-cell>
              <table:table-cell office:value-type="float" office:value="0.028">
                <text:p>0.028</text:p>
              </table:table-cell>
              <table:table-cell office:value-type="float" office:value="0.031">
                <text:p>0.031</text:p>
              </table:table-cell>
              <table:table-cell office:value-type="float" office:value="0.032">
                <text:p>0.03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8">
                <text:p>0.018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6">
                <text:p>0.016</text:p>
              </table:table-cell>
              <table:table-cell office:value-type="float" office:value="0.031">
                <text:p>0.031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28">
                <text:p>0.028</text:p>
              </table:table-cell>
              <table:table-cell office:value-type="float" office:value="0.034">
                <text:p>0.03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1">
                <text:p>0.01</text:p>
              </table:table-cell>
              <table:table-cell office:value-type="float" office:value="0.007">
                <text:p>0.007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24">
                <text:p>0.024</text:p>
              </table:table-cell>
              <table:table-cell office:value-type="float" office:value="0.028">
                <text:p>0.028</text:p>
              </table:table-cell>
              <table:table-cell office:value-type="float" office:value="0.026">
                <text:p>0.026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4">
                <text:p>0.03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27">
                <text:p>0.027</text:p>
              </table:table-cell>
              <table:table-cell office:value-type="float" office:value="0.024">
                <text:p>0.024</text:p>
              </table:table-cell>
              <table:table-cell office:value-type="float" office:value="0.029">
                <text:p>0.029</text:p>
              </table:table-cell>
              <table:table-cell office:value-type="float" office:value="0.03">
                <text:p>0.03</text:p>
              </table:table-cell>
              <table:table-cell office:value-type="float" office:value="0.034">
                <text:p>0.03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26">
                <text:p>0.026</text:p>
              </table:table-cell>
              <table:table-cell office:value-type="float" office:value="0.026">
                <text:p>0.026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38">
                <text:p>0.03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2">
                <text:p>0.02</text:p>
              </table:table-cell>
              <table:table-cell office:value-type="float" office:value="0.009">
                <text:p>0.009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35">
                <text:p>0.035</text:p>
              </table:table-cell>
              <table:table-cell office:value-type="float" office:value="0.039">
                <text:p>0.0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22">
                <text:p>0.022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  <table:table-cell office:value-type="float" office:value="0.035">
                <text:p>0.035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41">
                <text:p>0.041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28">
                <text:p>0.028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44">
                <text:p>0.044</text:p>
              </table:table-cell>
              <table:table-cell office:value-type="float" office:value="0.034">
                <text:p>0.034</text:p>
              </table:table-cell>
              <table:table-cell office:value-type="float" office:value="0.044">
                <text:p>0.044</text:p>
              </table:table-cell>
              <table:table-cell office:value-type="float" office:value="0.045">
                <text:p>0.04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35">
                <text:p>0.035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42">
                <text:p>0.042</text:p>
              </table:table-cell>
              <table:table-cell office:value-type="float" office:value="0.045">
                <text:p>0.045</text:p>
              </table:table-cell>
              <table:table-cell office:value-type="float" office:value="0.037">
                <text:p>0.037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23">
                <text:p>0.023</text:p>
              </table:table-cell>
              <table:table-cell office:value-type="float" office:value="0.043">
                <text:p>0.043</text:p>
              </table:table-cell>
              <table:table-cell office:value-type="float" office:value="0.043">
                <text:p>0.043</text:p>
              </table:table-cell>
              <table:table-cell office:value-type="float" office:value="0.037">
                <text:p>0.037</text:p>
              </table:table-cell>
              <table:table-cell office:value-type="float" office:value="0.053">
                <text:p>0.053</text:p>
              </table:table-cell>
              <table:table-cell office:value-type="float" office:value="0.048">
                <text:p>0.0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29">
                <text:p>0.029</text:p>
              </table:table-cell>
              <table:table-cell office:value-type="float" office:value="0.018">
                <text:p>0.018</text:p>
              </table:table-cell>
              <table:table-cell office:value-type="float" office:value="0.029">
                <text:p>0.029</text:p>
              </table:table-cell>
              <table:table-cell office:value-type="float" office:value="0.048">
                <text:p>0.048</text:p>
              </table:table-cell>
              <table:table-cell office:value-type="float" office:value="0.047">
                <text:p>0.047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9">
                <text:p>0.04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26">
                <text:p>0.026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">
                <text:p>0.06</text:p>
              </table:table-cell>
              <table:table-cell office:value-type="float" office:value="0.057">
                <text:p>0.057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1">
                <text:p>0.0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3">
                <text:p>0.03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66">
                <text:p>0.066</text:p>
              </table:table-cell>
              <table:table-cell office:value-type="float" office:value="0.058">
                <text:p>0.058</text:p>
              </table:table-cell>
              <table:table-cell office:value-type="float" office:value="0.039">
                <text:p>0.039</text:p>
              </table:table-cell>
              <table:table-cell office:value-type="float" office:value="0.054">
                <text:p>0.054</text:p>
              </table:table-cell>
              <table:table-cell office:value-type="float" office:value="0.05">
                <text:p>0.0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37">
                <text:p>0.037</text:p>
              </table:table-cell>
              <table:table-cell office:value-type="float" office:value="0.075">
                <text:p>0.075</text:p>
              </table:table-cell>
              <table:table-cell office:value-type="float" office:value="0.061">
                <text:p>0.061</text:p>
              </table:table-cell>
              <table:table-cell office:value-type="float" office:value="0.041">
                <text:p>0.041</text:p>
              </table:table-cell>
              <table:table-cell office:value-type="float" office:value="0.057">
                <text:p>0.057</text:p>
              </table:table-cell>
              <table:table-cell office:value-type="float" office:value="0.051">
                <text:p>0.05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21">
                <text:p>0.021</text:p>
              </table:table-cell>
              <table:table-cell office:value-type="float" office:value="0.021">
                <text:p>0.021</text:p>
              </table:table-cell>
              <table:table-cell office:value-type="float" office:value="0.037">
                <text:p>0.037</text:p>
              </table:table-cell>
              <table:table-cell office:value-type="float" office:value="0.068">
                <text:p>0.068</text:p>
              </table:table-cell>
              <table:table-cell office:value-type="float" office:value="0.063">
                <text:p>0.063</text:p>
              </table:table-cell>
              <table:table-cell office:value-type="float" office:value="0.041">
                <text:p>0.041</text:p>
              </table:table-cell>
              <table:table-cell office:value-type="float" office:value="0.054">
                <text:p>0.054</text:p>
              </table:table-cell>
              <table:table-cell office:value-type="float" office:value="0.052">
                <text:p>0.05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17">
                <text:p>0.017</text:p>
              </table:table-cell>
              <table:table-cell office:value-type="float" office:value="0.024">
                <text:p>0.024</text:p>
              </table:table-cell>
              <table:table-cell office:value-type="float" office:value="0.036">
                <text:p>0.036</text:p>
              </table:table-cell>
              <table:table-cell office:value-type="float" office:value="0.071">
                <text:p>0.071</text:p>
              </table:table-cell>
              <table:table-cell office:value-type="float" office:value="0.062">
                <text:p>0.062</text:p>
              </table:table-cell>
              <table:table-cell office:value-type="float" office:value="0.042">
                <text:p>0.042</text:p>
              </table:table-cell>
              <table:table-cell office:value-type="float" office:value="0.056">
                <text:p>0.056</text:p>
              </table:table-cell>
              <table:table-cell office:value-type="float" office:value="0.055">
                <text:p>0.055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39">
                <text:p>0.039</text:p>
              </table:table-cell>
              <table:table-cell office:value-type="float" office:value="0.072">
                <text:p>0.072</text:p>
              </table:table-cell>
              <table:table-cell office:value-type="float" office:value="0.061">
                <text:p>0.061</text:p>
              </table:table-cell>
              <table:table-cell office:value-type="float" office:value="0.04">
                <text:p>0.04</text:p>
              </table:table-cell>
              <table:table-cell office:value-type="float" office:value="0.055">
                <text:p>0.055</text:p>
              </table:table-cell>
              <table:table-cell office:value-type="float" office:value="0.053">
                <text:p>0.05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43">
                <text:p>0.043</text:p>
              </table:table-cell>
              <table:table-cell office:value-type="float" office:value="0.079">
                <text:p>0.079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43">
                <text:p>0.043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49">
                <text:p>0.049</text:p>
              </table:table-cell>
              <table:table-cell office:value-type="float" office:value="0.062">
                <text:p>0.062</text:p>
              </table:table-cell>
              <table:table-cell office:value-type="float" office:value="0.06">
                <text:p>0.06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48">
                <text:p>0.048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061">
                <text:p>0.06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79">
                <text:p>0.079</text:p>
              </table:table-cell>
              <table:table-cell office:value-type="float" office:value="0.053">
                <text:p>0.053</text:p>
              </table:table-cell>
              <table:table-cell office:value-type="float" office:value="0.068">
                <text:p>0.068</text:p>
              </table:table-cell>
              <table:table-cell office:value-type="float" office:value="0.068">
                <text:p>0.06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57">
                <text:p>0.057</text:p>
              </table:table-cell>
              <table:table-cell office:value-type="float" office:value="0.079">
                <text:p>0.079</text:p>
              </table:table-cell>
              <table:table-cell office:value-type="float" office:value="0.083">
                <text:p>0.083</text:p>
              </table:table-cell>
              <table:table-cell office:value-type="float" office:value="0.057">
                <text:p>0.057</text:p>
              </table:table-cell>
              <table:table-cell office:value-type="float" office:value="0.071">
                <text:p>0.071</text:p>
              </table:table-cell>
              <table:table-cell office:value-type="float" office:value="0.07">
                <text:p>0.0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14">
                <text:p>0.014</text:p>
              </table:table-cell>
              <table:table-cell office:value-type="float" office:value="0.017">
                <text:p>0.017</text:p>
              </table:table-cell>
              <table:table-cell office:value-type="float" office:value="0.059">
                <text:p>0.059</text:p>
              </table:table-cell>
              <table:table-cell office:value-type="float" office:value="0.081">
                <text:p>0.081</text:p>
              </table:table-cell>
              <table:table-cell office:value-type="float" office:value="0.086">
                <text:p>0.086</text:p>
              </table:table-cell>
              <table:table-cell office:value-type="float" office:value="0.06">
                <text:p>0.06</text:p>
              </table:table-cell>
              <table:table-cell office:value-type="float" office:value="0.074">
                <text:p>0.074</text:p>
              </table:table-cell>
              <table:table-cell office:value-type="float" office:value="0.073">
                <text:p>0.07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62">
                <text:p>0.062</text:p>
              </table:table-cell>
              <table:table-cell office:value-type="float" office:value="0.084">
                <text:p>0.084</text:p>
              </table:table-cell>
              <table:table-cell office:value-type="float" office:value="0.091">
                <text:p>0.091</text:p>
              </table:table-cell>
              <table:table-cell office:value-type="float" office:value="0.06">
                <text:p>0.06</text:p>
              </table:table-cell>
              <table:table-cell office:value-type="float" office:value="0.077">
                <text:p>0.077</text:p>
              </table:table-cell>
              <table:table-cell office:value-type="float" office:value="0.075">
                <text:p>0.075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69">
                <text:p>0.069</text:p>
              </table:table-cell>
              <table:table-cell office:value-type="float" office:value="0.096">
                <text:p>0.096</text:p>
              </table:table-cell>
              <table:table-cell office:value-type="float" office:value="0.102">
                <text:p>0.102</text:p>
              </table:table-cell>
              <table:table-cell office:value-type="float" office:value="0.064">
                <text:p>0.064</text:p>
              </table:table-cell>
              <table:table-cell office:value-type="float" office:value="0.085">
                <text:p>0.085</text:p>
              </table:table-cell>
              <table:table-cell office:value-type="float" office:value="0.083">
                <text:p>0.083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82">
                <text:p>0.082</text:p>
              </table:table-cell>
              <table:table-cell office:value-type="float" office:value="0.121">
                <text:p>0.121</text:p>
              </table:table-cell>
              <table:table-cell office:value-type="float" office:value="0.11">
                <text:p>0.11</text:p>
              </table:table-cell>
              <table:table-cell office:value-type="float" office:value="0.073">
                <text:p>0.073</text:p>
              </table:table-cell>
              <table:table-cell office:value-type="float" office:value="0.094">
                <text:p>0.094</text:p>
              </table:table-cell>
              <table:table-cell office:value-type="float" office:value="0.093">
                <text:p>0.09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31">
                <text:p>0.031</text:p>
              </table:table-cell>
              <table:table-cell office:value-type="float" office:value="0.016">
                <text:p>0.016</text:p>
              </table:table-cell>
              <table:table-cell office:value-type="float" office:value="0.091">
                <text:p>0.091</text:p>
              </table:table-cell>
              <table:table-cell office:value-type="float" office:value="0.139">
                <text:p>0.139</text:p>
              </table:table-cell>
              <table:table-cell office:value-type="float" office:value="0.116">
                <text:p>0.116</text:p>
              </table:table-cell>
              <table:table-cell office:value-type="float" office:value="0.075">
                <text:p>0.075</text:p>
              </table:table-cell>
              <table:table-cell office:value-type="float" office:value="0.104">
                <text:p>0.104</text:p>
              </table:table-cell>
              <table:table-cell office:value-type="float" office:value="0.1">
                <text:p>0.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39">
                <text:p>0.039</text:p>
              </table:table-cell>
              <table:table-cell office:value-type="float" office:value="0.02">
                <text:p>0.02</text:p>
              </table:table-cell>
              <table:table-cell office:value-type="float" office:value="0.096">
                <text:p>0.096</text:p>
              </table:table-cell>
              <table:table-cell office:value-type="float" office:value="0.161">
                <text:p>0.161</text:p>
              </table:table-cell>
              <table:table-cell office:value-type="float" office:value="0.138">
                <text:p>0.138</text:p>
              </table:table-cell>
              <table:table-cell office:value-type="float" office:value="0.084">
                <text:p>0.084</text:p>
              </table:table-cell>
              <table:table-cell office:value-type="float" office:value="0.112">
                <text:p>0.112</text:p>
              </table:table-cell>
              <table:table-cell office:value-type="float" office:value="0.112">
                <text:p>0.112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48">
                <text:p>0.048</text:p>
              </table:table-cell>
              <table:table-cell office:value-type="float" office:value="0.027">
                <text:p>0.027</text:p>
              </table:table-cell>
              <table:table-cell office:value-type="float" office:value="0.098">
                <text:p>0.098</text:p>
              </table:table-cell>
              <table:table-cell office:value-type="float" office:value="0.171">
                <text:p>0.171</text:p>
              </table:table-cell>
              <table:table-cell office:value-type="float" office:value="0.15">
                <text:p>0.15</text:p>
              </table:table-cell>
              <table:table-cell office:value-type="float" office:value="0.089">
                <text:p>0.089</text:p>
              </table:table-cell>
              <table:table-cell office:value-type="float" office:value="0.12">
                <text:p>0.12</text:p>
              </table:table-cell>
              <table:table-cell office:value-type="float" office:value="0.123">
                <text:p>0.123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52">
                <text:p>0.052</text:p>
              </table:table-cell>
              <table:table-cell office:value-type="float" office:value="0.027">
                <text:p>0.027</text:p>
              </table:table-cell>
              <table:table-cell office:value-type="float" office:value="0.1">
                <text:p>0.1</text:p>
              </table:table-cell>
              <table:table-cell office:value-type="float" office:value="0.176">
                <text:p>0.176</text:p>
              </table:table-cell>
              <table:table-cell office:value-type="float" office:value="0.162">
                <text:p>0.162</text:p>
              </table:table-cell>
              <table:table-cell office:value-type="float" office:value="0.098">
                <text:p>0.098</text:p>
              </table:table-cell>
              <table:table-cell office:value-type="float" office:value="0.127">
                <text:p>0.127</text:p>
              </table:table-cell>
              <table:table-cell office:value-type="float" office:value="0.129">
                <text:p>0.1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54">
                <text:p>0.054</text:p>
              </table:table-cell>
              <table:table-cell office:value-type="float" office:value="0.028">
                <text:p>0.028</text:p>
              </table:table-cell>
              <table:table-cell office:value-type="float" office:value="0.104">
                <text:p>0.104</text:p>
              </table:table-cell>
              <table:table-cell office:value-type="float" office:value="0.181">
                <text:p>0.181</text:p>
              </table:table-cell>
              <table:table-cell office:value-type="float" office:value="0.164">
                <text:p>0.164</text:p>
              </table:table-cell>
              <table:table-cell office:value-type="float" office:value="0.099">
                <text:p>0.099</text:p>
              </table:table-cell>
              <table:table-cell office:value-type="float" office:value="0.129">
                <text:p>0.129</text:p>
              </table:table-cell>
              <table:table-cell office:value-type="float" office:value="0.132">
                <text:p>0.132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52">
                <text:p>0.052</text:p>
              </table:table-cell>
              <table:table-cell office:value-type="float" office:value="0.025">
                <text:p>0.025</text:p>
              </table:table-cell>
              <table:table-cell office:value-type="float" office:value="0.108">
                <text:p>0.108</text:p>
              </table:table-cell>
              <table:table-cell office:value-type="float" office:value="0.182">
                <text:p>0.182</text:p>
              </table:table-cell>
              <table:table-cell office:value-type="float" office:value="0.166">
                <text:p>0.166</text:p>
              </table:table-cell>
              <table:table-cell office:value-type="float" office:value="0.103">
                <text:p>0.103</text:p>
              </table:table-cell>
              <table:table-cell office:value-type="float" office:value="0.135">
                <text:p>0.135</text:p>
              </table:table-cell>
              <table:table-cell office:value-type="float" office:value="0.137">
                <text:p>0.137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56">
                <text:p>0.056</text:p>
              </table:table-cell>
              <table:table-cell office:value-type="float" office:value="0.032">
                <text:p>0.032</text:p>
              </table:table-cell>
              <table:table-cell office:value-type="float" office:value="0.118">
                <text:p>0.118</text:p>
              </table:table-cell>
              <table:table-cell office:value-type="float" office:value="0.207">
                <text:p>0.207</text:p>
              </table:table-cell>
              <table:table-cell office:value-type="float" office:value="0.176">
                <text:p>0.176</text:p>
              </table:table-cell>
              <table:table-cell office:value-type="float" office:value="0.116">
                <text:p>0.116</text:p>
              </table:table-cell>
              <table:table-cell office:value-type="float" office:value="0.15">
                <text:p>0.15</text:p>
              </table:table-cell>
              <table:table-cell office:value-type="float" office:value="0.153">
                <text:p>0.15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56">
                <text:p>0.056</text:p>
              </table:table-cell>
              <table:table-cell office:value-type="float" office:value="0.031">
                <text:p>0.031</text:p>
              </table:table-cell>
              <table:table-cell office:value-type="float" office:value="0.111">
                <text:p>0.111</text:p>
              </table:table-cell>
              <table:table-cell office:value-type="float" office:value="0.204">
                <text:p>0.204</text:p>
              </table:table-cell>
              <table:table-cell office:value-type="float" office:value="0.192">
                <text:p>0.192</text:p>
              </table:table-cell>
              <table:table-cell office:value-type="float" office:value="0.123">
                <text:p>0.123</text:p>
              </table:table-cell>
              <table:table-cell office:value-type="float" office:value="0.161">
                <text:p>0.161</text:p>
              </table:table-cell>
              <table:table-cell office:value-type="float" office:value="0.162">
                <text:p>0.16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6">
                <text:p>0.06</text:p>
              </table:table-cell>
              <table:table-cell office:value-type="float" office:value="0.034">
                <text:p>0.034</text:p>
              </table:table-cell>
              <table:table-cell office:value-type="float" office:value="0.117">
                <text:p>0.117</text:p>
              </table:table-cell>
              <table:table-cell office:value-type="float" office:value="0.208">
                <text:p>0.208</text:p>
              </table:table-cell>
              <table:table-cell office:value-type="float" office:value="0.208">
                <text:p>0.208</text:p>
              </table:table-cell>
              <table:table-cell office:value-type="float" office:value="0.137">
                <text:p>0.137</text:p>
              </table:table-cell>
              <table:table-cell office:value-type="float" office:value="0.171">
                <text:p>0.171</text:p>
              </table:table-cell>
              <table:table-cell office:value-type="float" office:value="0.173">
                <text:p>0.173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66">
                <text:p>0.066</text:p>
              </table:table-cell>
              <table:table-cell office:value-type="float" office:value="0.04">
                <text:p>0.04</text:p>
              </table:table-cell>
              <table:table-cell office:value-type="float" office:value="0.123">
                <text:p>0.123</text:p>
              </table:table-cell>
              <table:table-cell office:value-type="float" office:value="0.215">
                <text:p>0.215</text:p>
              </table:table-cell>
              <table:table-cell office:value-type="float" office:value="0.216">
                <text:p>0.216</text:p>
              </table:table-cell>
              <table:table-cell office:value-type="float" office:value="0.147">
                <text:p>0.147</text:p>
              </table:table-cell>
              <table:table-cell office:value-type="float" office:value="0.182">
                <text:p>0.182</text:p>
              </table:table-cell>
              <table:table-cell office:value-type="float" office:value="0.183">
                <text:p>0.18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73">
                <text:p>0.073</text:p>
              </table:table-cell>
              <table:table-cell office:value-type="float" office:value="0.042">
                <text:p>0.042</text:p>
              </table:table-cell>
              <table:table-cell office:value-type="float" office:value="0.132">
                <text:p>0.132</text:p>
              </table:table-cell>
              <table:table-cell office:value-type="float" office:value="0.223">
                <text:p>0.223</text:p>
              </table:table-cell>
              <table:table-cell office:value-type="float" office:value="0.224">
                <text:p>0.224</text:p>
              </table:table-cell>
              <table:table-cell office:value-type="float" office:value="0.16">
                <text:p>0.16</text:p>
              </table:table-cell>
              <table:table-cell office:value-type="float" office:value="0.194">
                <text:p>0.194</text:p>
              </table:table-cell>
              <table:table-cell office:value-type="float" office:value="0.192">
                <text:p>0.192</text:p>
              </table:table-cell>
              <table:table-cell office:value-type="float" office:value="0.184">
                <text:p>0.18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74">
                <text:p>0.074</text:p>
              </table:table-cell>
              <table:table-cell office:value-type="float" office:value="0.047">
                <text:p>0.047</text:p>
              </table:table-cell>
              <table:table-cell office:value-type="float" office:value="0.134">
                <text:p>0.134</text:p>
              </table:table-cell>
              <table:table-cell office:value-type="float" office:value="0.232">
                <text:p>0.232</text:p>
              </table:table-cell>
              <table:table-cell office:value-type="float" office:value="0.229">
                <text:p>0.229</text:p>
              </table:table-cell>
              <table:table-cell office:value-type="float" office:value="0.16">
                <text:p>0.16</text:p>
              </table:table-cell>
              <table:table-cell office:value-type="float" office:value="0.196">
                <text:p>0.196</text:p>
              </table:table-cell>
              <table:table-cell office:value-type="float" office:value="0.195">
                <text:p>0.19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071">
                <text:p>0.071</text:p>
              </table:table-cell>
              <table:table-cell office:value-type="float" office:value="0.045">
                <text:p>0.045</text:p>
              </table:table-cell>
              <table:table-cell office:value-type="float" office:value="0.146">
                <text:p>0.146</text:p>
              </table:table-cell>
              <table:table-cell office:value-type="float" office:value="0.241">
                <text:p>0.241</text:p>
              </table:table-cell>
              <table:table-cell office:value-type="float" office:value="0.231">
                <text:p>0.231</text:p>
              </table:table-cell>
              <table:table-cell office:value-type="float" office:value="0.165">
                <text:p>0.165</text:p>
              </table:table-cell>
              <table:table-cell office:value-type="float" office:value="0.205">
                <text:p>0.205</text:p>
              </table:table-cell>
              <table:table-cell office:value-type="float" office:value="0.198">
                <text:p>0.198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083">
                <text:p>0.083</text:p>
              </table:table-cell>
              <table:table-cell office:value-type="float" office:value="0.063">
                <text:p>0.063</text:p>
              </table:table-cell>
              <table:table-cell office:value-type="float" office:value="0.172">
                <text:p>0.172</text:p>
              </table:table-cell>
              <table:table-cell office:value-type="float" office:value="0.282">
                <text:p>0.282</text:p>
              </table:table-cell>
              <table:table-cell office:value-type="float" office:value="0.265">
                <text:p>0.265</text:p>
              </table:table-cell>
              <table:table-cell office:value-type="float" office:value="0.19">
                <text:p>0.19</text:p>
              </table:table-cell>
              <table:table-cell office:value-type="float" office:value="0.237">
                <text:p>0.237</text:p>
              </table:table-cell>
              <table:table-cell office:value-type="float" office:value="0.219">
                <text:p>0.219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87">
                <text:p>0.087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282">
                <text:p>0.282</text:p>
              </table:table-cell>
              <table:table-cell office:value-type="float" office:value="0.287">
                <text:p>0.287</text:p>
              </table:table-cell>
              <table:table-cell office:value-type="float" office:value="0.201">
                <text:p>0.201</text:p>
              </table:table-cell>
              <table:table-cell office:value-type="float" office:value="0.253">
                <text:p>0.253</text:p>
              </table:table-cell>
              <table:table-cell office:value-type="float" office:value="0.231">
                <text:p>0.231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11">
                <text:p>0.11</text:p>
              </table:table-cell>
              <table:table-cell office:value-type="float" office:value="0.086">
                <text:p>0.086</text:p>
              </table:table-cell>
              <table:table-cell office:value-type="float" office:value="0.2">
                <text:p>0.2</text:p>
              </table:table-cell>
              <table:table-cell office:value-type="float" office:value="0.29">
                <text:p>0.29</text:p>
              </table:table-cell>
              <table:table-cell office:value-type="float" office:value="0.28">
                <text:p>0.28</text:p>
              </table:table-cell>
              <table:table-cell office:value-type="float" office:value="0.224">
                <text:p>0.224</text:p>
              </table:table-cell>
              <table:table-cell office:value-type="float" office:value="0.276">
                <text:p>0.276</text:p>
              </table:table-cell>
              <table:table-cell office:value-type="float" office:value="0.253">
                <text:p>0.253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116">
                <text:p>0.116</text:p>
              </table:table-cell>
              <table:table-cell office:value-type="float" office:value="0.099">
                <text:p>0.099</text:p>
              </table:table-cell>
              <table:table-cell office:value-type="float" office:value="0.2">
                <text:p>0.2</text:p>
              </table:table-cell>
              <table:table-cell office:value-type="float" office:value="0.281">
                <text:p>0.281</text:p>
              </table:table-cell>
              <table:table-cell office:value-type="float" office:value="0.276">
                <text:p>0.276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  <table:table-cell office:value-type="float" office:value="0.258">
                <text:p>0.25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124">
                <text:p>0.124</text:p>
              </table:table-cell>
              <table:table-cell office:value-type="float" office:value="0.103">
                <text:p>0.103</text:p>
              </table:table-cell>
              <table:table-cell office:value-type="float" office:value="0.203">
                <text:p>0.203</text:p>
              </table:table-cell>
              <table:table-cell office:value-type="float" office:value="0.275">
                <text:p>0.275</text:p>
              </table:table-cell>
              <table:table-cell office:value-type="float" office:value="0.279">
                <text:p>0.279</text:p>
              </table:table-cell>
              <table:table-cell office:value-type="float" office:value="0.236">
                <text:p>0.236</text:p>
              </table:table-cell>
              <table:table-cell office:value-type="float" office:value="0.289">
                <text:p>0.289</text:p>
              </table:table-cell>
              <table:table-cell office:value-type="float" office:value="0.266">
                <text:p>0.266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10030" number:language="cs" number:country="CZ" number:automatic-order="true" number:format-source="language">
      <number:day/>
      <number:text>. </number:text>
      <number:month/>
      <number:text>.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595cm" svg:height="15.522cm" xlink:href=".." xlink:type="simple" chart:class="chart:line" chart:style-name="ch1">
        <chart:title svg:x="12.622cm" svg:y="0.445cm" chart:style-name="ch2">
          <text:p>Klin+epi %</text:p>
        </chart:title>
        <chart:legend chart:legend-position="end" svg:x="25.338cm" svg:y="5.47cm" style:legend-expansion="high" chart:style-name="ch3"/>
        <chart:plot-area chart:style-name="ch4" table:cell-range-address="'%poz divided'.K2:'%poz divided'.T366" chart:data-source-has-labels="both" svg:x="0.551cm" svg:y="1.548cm" svg:width="24.236cm" svg:height="13.664cm">
          <chartooo:coordinate-region svg:x="1.822cm" svg:y="1.747cm" svg:width="22.912cm" svg:height="12.818cm"/>
          <chart:axis chart:dimension="x" chart:name="primary-x" chart:style-name="ch5" chartooo:axis-type="auto">
            <chartooo:date-scale/>
            <chart:categories table:cell-range-address="'%poz divided'.K3:'%poz divided'.K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divided'.L3:'%poz divided'.L366" chart:label-cell-address="'%poz divided'.L2:'%poz divided'.L2" chart:class="chart:line">
            <chart:data-point chart:repeated="364"/>
          </chart:series>
          <chart:series chart:style-name="ch9" chart:values-cell-range-address="'%poz divided'.M3:'%poz divided'.M366" chart:label-cell-address="'%poz divided'.M2:'%poz divided'.M2" chart:class="chart:line">
            <chart:data-point chart:repeated="364"/>
          </chart:series>
          <chart:series chart:style-name="ch10" chart:values-cell-range-address="'%poz divided'.N3:'%poz divided'.N366" chart:label-cell-address="'%poz divided'.N2:'%poz divided'.N2" chart:class="chart:line">
            <chart:data-point chart:repeated="364"/>
          </chart:series>
          <chart:series chart:style-name="ch11" chart:values-cell-range-address="'%poz divided'.O3:'%poz divided'.O366" chart:label-cell-address="'%poz divided'.O2:'%poz divided'.O2" chart:class="chart:line">
            <chart:data-point chart:repeated="364"/>
          </chart:series>
          <chart:series chart:style-name="ch12" chart:values-cell-range-address="'%poz divided'.P3:'%poz divided'.P366" chart:label-cell-address="'%poz divided'.P2:'%poz divided'.P2" chart:class="chart:line">
            <chart:data-point chart:repeated="364"/>
          </chart:series>
          <chart:series chart:style-name="ch13" chart:values-cell-range-address="'%poz divided'.Q3:'%poz divided'.Q366" chart:label-cell-address="'%poz divided'.Q2:'%poz divided'.Q2" chart:class="chart:line">
            <chart:data-point chart:repeated="364"/>
          </chart:series>
          <chart:series chart:style-name="ch14" chart:values-cell-range-address="'%poz divided'.R3:'%poz divided'.R366" chart:label-cell-address="'%poz divided'.R2:'%poz divided'.R2" chart:class="chart:line">
            <chart:data-point chart:repeated="364"/>
          </chart:series>
          <chart:series chart:style-name="ch15" chart:values-cell-range-address="'%poz divided'.S3:'%poz divided'.S366" chart:label-cell-address="'%poz divided'.S2:'%poz divided'.S2" chart:class="chart:line">
            <chart:data-point chart:repeated="364"/>
          </chart:series>
          <chart:series chart:style-name="ch16" chart:values-cell-range-address="'%poz divided'.T3:'%poz divided'.T366" chart:label-cell-address="'%poz divided'.T2:'%poz divided'.T2" chart:class="chart:line">
            <chart:data-point chart:repeated="36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divided'.L2:'%poz divided'.L2</svg:desc>
                </draw:g>
              </table:table-cell>
              <table:table-cell office:value-type="string">
                <text:p>3-5</text:p>
                <draw:g>
                  <svg:desc>'%poz divided'.M2:'%poz divided'.M2</svg:desc>
                </draw:g>
              </table:table-cell>
              <table:table-cell office:value-type="string">
                <text:p>6-11</text:p>
                <draw:g>
                  <svg:desc>'%poz divided'.N2:'%poz divided'.N2</svg:desc>
                </draw:g>
              </table:table-cell>
              <table:table-cell office:value-type="string">
                <text:p>12-15</text:p>
                <draw:g>
                  <svg:desc>'%poz divided'.O2:'%poz divided'.O2</svg:desc>
                </draw:g>
              </table:table-cell>
              <table:table-cell office:value-type="string">
                <text:p>16-19</text:p>
                <draw:g>
                  <svg:desc>'%poz divided'.P2:'%poz divided'.P2</svg:desc>
                </draw:g>
              </table:table-cell>
              <table:table-cell office:value-type="string">
                <text:p>20-29</text:p>
                <draw:g>
                  <svg:desc>'%poz divided'.Q2:'%poz divided'.Q2</svg:desc>
                </draw:g>
              </table:table-cell>
              <table:table-cell office:value-type="string">
                <text:p>30-49</text:p>
                <draw:g>
                  <svg:desc>'%poz divided'.R2:'%poz divided'.R2</svg:desc>
                </draw:g>
              </table:table-cell>
              <table:table-cell office:value-type="string">
                <text:p>50-64</text:p>
                <draw:g>
                  <svg:desc>'%poz divided'.S2:'%poz divided'.S2</svg:desc>
                </draw:g>
              </table:table-cell>
              <table:table-cell office:value-type="string">
                <text:p>65</text:p>
                <draw:g>
                  <svg:desc>'%poz divided'.T2:'%poz divided'.T2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divided'.K3:'%poz divided'.K366</svg:desc>
                </draw:g>
              </table:table-cell>
              <table:table-cell office:value-type="float" office:value="0.063">
                <text:p>0.063</text:p>
                <draw:g>
                  <svg:desc>'%poz divided'.L3:'%poz divided'.L366</svg:desc>
                </draw:g>
              </table:table-cell>
              <table:table-cell office:value-type="float" office:value="0.01">
                <text:p>0.01</text:p>
                <draw:g>
                  <svg:desc>'%poz divided'.M3:'%poz divided'.M366</svg:desc>
                </draw:g>
              </table:table-cell>
              <table:table-cell office:value-type="float" office:value="0.004">
                <text:p>0.004</text:p>
                <draw:g>
                  <svg:desc>'%poz divided'.N3:'%poz divided'.N366</svg:desc>
                </draw:g>
              </table:table-cell>
              <table:table-cell office:value-type="float" office:value="0.005">
                <text:p>0.005</text:p>
                <draw:g>
                  <svg:desc>'%poz divided'.O3:'%poz divided'.O366</svg:desc>
                </draw:g>
              </table:table-cell>
              <table:table-cell office:value-type="float" office:value="0.005">
                <text:p>0.005</text:p>
                <draw:g>
                  <svg:desc>'%poz divided'.P3:'%poz divided'.P366</svg:desc>
                </draw:g>
              </table:table-cell>
              <table:table-cell office:value-type="float" office:value="0.004">
                <text:p>0.004</text:p>
                <draw:g>
                  <svg:desc>'%poz divided'.Q3:'%poz divided'.Q366</svg:desc>
                </draw:g>
              </table:table-cell>
              <table:table-cell office:value-type="float" office:value="0.006">
                <text:p>0.006</text:p>
                <draw:g>
                  <svg:desc>'%poz divided'.R3:'%poz divided'.R366</svg:desc>
                </draw:g>
              </table:table-cell>
              <table:table-cell office:value-type="float" office:value="0.006">
                <text:p>0.006</text:p>
                <draw:g>
                  <svg:desc>'%poz divided'.S3:'%poz divided'.S366</svg:desc>
                </draw:g>
              </table:table-cell>
              <table:table-cell office:value-type="float" office:value="0.016">
                <text:p>0.016</text:p>
                <draw:g>
                  <svg:desc>'%poz divided'.T3:'%poz divided'.T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83">
                <text:p>0.083</text:p>
              </table:table-cell>
              <table:table-cell office:value-type="float" office:value="0.011">
                <text:p>0.011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91">
                <text:p>0.091</text:p>
              </table:table-cell>
              <table:table-cell office:value-type="float" office:value="0.012">
                <text:p>0.012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  <table:table-cell office:value-type="float" office:value="0.007">
                <text:p>0.007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8">
                <text:p>0.00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102">
                <text:p>0.102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96">
                <text:p>0.096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8">
                <text:p>0.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8">
                <text:p>0.008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81">
                <text:p>0.081</text:p>
              </table:table-cell>
              <table:table-cell office:value-type="float" office:value="0.012">
                <text:p>0.012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83">
                <text:p>0.083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71">
                <text:p>0.071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59">
                <text:p>0.059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9">
                <text:p>0.00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55">
                <text:p>0.055</text:p>
              </table:table-cell>
              <table:table-cell office:value-type="float" office:value="0.012">
                <text:p>0.012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48">
                <text:p>0.048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46">
                <text:p>0.046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6">
                <text:p>0.006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58">
                <text:p>0.058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58">
                <text:p>0.058</text:p>
              </table:table-cell>
              <table:table-cell office:value-type="float" office:value="0.022">
                <text:p>0.022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6">
                <text:p>0.0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6">
                <text:p>0.006</text:p>
              </table:table-cell>
              <table:table-cell office:value-type="float" office:value="0.011">
                <text:p>0.011</text:p>
              </table:table-cell>
              <table:table-cell office:value-type="float" office:value="0.012">
                <text:p>0.01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59">
                <text:p>0.059</text:p>
              </table:table-cell>
              <table:table-cell office:value-type="float" office:value="0.022">
                <text:p>0.022</text:p>
              </table:table-cell>
              <table:table-cell office:value-type="float" office:value="0.017">
                <text:p>0.017</text:p>
              </table:table-cell>
              <table:table-cell office:value-type="float" office:value="0.025">
                <text:p>0.025</text:p>
              </table:table-cell>
              <table:table-cell office:value-type="float" office:value="0.014">
                <text:p>0.014</text:p>
              </table:table-cell>
              <table:table-cell office:value-type="float" office:value="0.005">
                <text:p>0.005</text:p>
              </table:table-cell>
              <table:table-cell office:value-type="float" office:value="0.012">
                <text:p>0.012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52">
                <text:p>0.052</text:p>
              </table:table-cell>
              <table:table-cell office:value-type="float" office:value="0.023">
                <text:p>0.023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5">
                <text:p>0.015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61">
                <text:p>0.061</text:p>
              </table:table-cell>
              <table:table-cell office:value-type="float" office:value="0.023">
                <text:p>0.023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69">
                <text:p>0.06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08">
                <text:p>0.008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75">
                <text:p>0.075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14">
                <text:p>0.014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64">
                <text:p>0.064</text:p>
              </table:table-cell>
              <table:table-cell office:value-type="float" office:value="0.018">
                <text:p>0.018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07">
                <text:p>0.007</text:p>
              </table:table-cell>
              <table:table-cell office:value-type="float" office:value="0.014">
                <text:p>0.014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68">
                <text:p>0.068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74">
                <text:p>0.074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3">
                <text:p>0.013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77">
                <text:p>0.077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09">
                <text:p>0.009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87">
                <text:p>0.087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2">
                <text:p>0.01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81">
                <text:p>0.081</text:p>
              </table:table-cell>
              <table:table-cell office:value-type="float" office:value="0.021">
                <text:p>0.021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74">
                <text:p>0.074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3">
                <text:p>0.013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76">
                <text:p>0.07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4">
                <text:p>0.01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78">
                <text:p>0.078</text:p>
              </table:table-cell>
              <table:table-cell office:value-type="float" office:value="0.025">
                <text:p>0.025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76">
                <text:p>0.076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77">
                <text:p>0.077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  <table:table-cell office:value-type="float" office:value="0.03">
                <text:p>0.03</text:p>
              </table:table-cell>
              <table:table-cell office:value-type="float" office:value="0.022">
                <text:p>0.022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78">
                <text:p>0.078</text:p>
              </table:table-cell>
              <table:table-cell office:value-type="float" office:value="0.027">
                <text:p>0.027</text:p>
              </table:table-cell>
              <table:table-cell office:value-type="float" office:value="0.029">
                <text:p>0.029</text:p>
              </table:table-cell>
              <table:table-cell office:value-type="float" office:value="0.033">
                <text:p>0.033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79">
                <text:p>0.079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.035">
                <text:p>0.035</text:p>
              </table:table-cell>
              <table:table-cell office:value-type="float" office:value="0.026">
                <text:p>0.026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8">
                <text:p>0.08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86">
                <text:p>0.086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4">
                <text:p>0.034</text:p>
              </table:table-cell>
              <table:table-cell office:value-type="float" office:value="0.024">
                <text:p>0.024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21">
                <text:p>0.02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87">
                <text:p>0.087</text:p>
              </table:table-cell>
              <table:table-cell office:value-type="float" office:value="0.033">
                <text:p>0.033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1">
                <text:p>0.021</text:p>
              </table:table-cell>
              <table:table-cell office:value-type="float" office:value="0.028">
                <text:p>0.028</text:p>
              </table:table-cell>
              <table:table-cell office:value-type="float" office:value="0.023">
                <text:p>0.023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87">
                <text:p>0.087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4">
                <text:p>0.04</text:p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92">
                <text:p>0.092</text:p>
              </table:table-cell>
              <table:table-cell office:value-type="float" office:value="0.037">
                <text:p>0.037</text:p>
              </table:table-cell>
              <table:table-cell office:value-type="float" office:value="0.034">
                <text:p>0.034</text:p>
              </table:table-cell>
              <table:table-cell office:value-type="float" office:value="0.043">
                <text:p>0.043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1">
                <text:p>0.031</text:p>
              </table:table-cell>
              <table:table-cell office:value-type="float" office:value="0.024">
                <text:p>0.02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1">
                <text:p>0.1</text:p>
              </table:table-cell>
              <table:table-cell office:value-type="float" office:value="0.043">
                <text:p>0.043</text:p>
              </table:table-cell>
              <table:table-cell office:value-type="float" office:value="0.036">
                <text:p>0.036</text:p>
              </table:table-cell>
              <table:table-cell office:value-type="float" office:value="0.047">
                <text:p>0.047</text:p>
              </table:table-cell>
              <table:table-cell office:value-type="float" office:value="0.035">
                <text:p>0.035</text:p>
              </table:table-cell>
              <table:table-cell office:value-type="float" office:value="0.022">
                <text:p>0.022</text:p>
              </table:table-cell>
              <table:table-cell office:value-type="float" office:value="0.033">
                <text:p>0.033</text:p>
              </table:table-cell>
              <table:table-cell office:value-type="float" office:value="0.027">
                <text:p>0.02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99">
                <text:p>0.099</text:p>
              </table:table-cell>
              <table:table-cell office:value-type="float" office:value="0.042">
                <text:p>0.042</text:p>
              </table:table-cell>
              <table:table-cell office:value-type="float" office:value="0.036">
                <text:p>0.036</text:p>
              </table:table-cell>
              <table:table-cell office:value-type="float" office:value="0.049">
                <text:p>0.049</text:p>
              </table:table-cell>
              <table:table-cell office:value-type="float" office:value="0.035">
                <text:p>0.035</text:p>
              </table:table-cell>
              <table:table-cell office:value-type="float" office:value="0.02">
                <text:p>0.02</text:p>
              </table:table-cell>
              <table:table-cell office:value-type="float" office:value="0.034">
                <text:p>0.034</text:p>
              </table:table-cell>
              <table:table-cell office:value-type="float" office:value="0.028">
                <text:p>0.02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97">
                <text:p>0.097</text:p>
              </table:table-cell>
              <table:table-cell office:value-type="float" office:value="0.041">
                <text:p>0.041</text:p>
              </table:table-cell>
              <table:table-cell office:value-type="float" office:value="0.038">
                <text:p>0.038</text:p>
              </table:table-cell>
              <table:table-cell office:value-type="float" office:value="0.051">
                <text:p>0.051</text:p>
              </table:table-cell>
              <table:table-cell office:value-type="float" office:value="0.037">
                <text:p>0.037</text:p>
              </table:table-cell>
              <table:table-cell office:value-type="float" office:value="0.02">
                <text:p>0.02</text:p>
              </table:table-cell>
              <table:table-cell office:value-type="float" office:value="0.035">
                <text:p>0.035</text:p>
              </table:table-cell>
              <table:table-cell office:value-type="float" office:value="0.031">
                <text:p>0.03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95">
                <text:p>0.095</text:p>
              </table:table-cell>
              <table:table-cell office:value-type="float" office:value="0.043">
                <text:p>0.043</text:p>
              </table:table-cell>
              <table:table-cell office:value-type="float" office:value="0.038">
                <text:p>0.038</text:p>
              </table:table-cell>
              <table:table-cell office:value-type="float" office:value="0.049">
                <text:p>0.049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36">
                <text:p>0.036</text:p>
              </table:table-cell>
              <table:table-cell office:value-type="float" office:value="0.032">
                <text:p>0.03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102">
                <text:p>0.102</text:p>
              </table:table-cell>
              <table:table-cell office:value-type="float" office:value="0.043">
                <text:p>0.043</text:p>
              </table:table-cell>
              <table:table-cell office:value-type="float" office:value="0.041">
                <text:p>0.041</text:p>
              </table:table-cell>
              <table:table-cell office:value-type="float" office:value="0.055">
                <text:p>0.055</text:p>
              </table:table-cell>
              <table:table-cell office:value-type="float" office:value="0.043">
                <text:p>0.043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6">
                <text:p>0.03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98">
                <text:p>0.098</text:p>
              </table:table-cell>
              <table:table-cell office:value-type="float" office:value="0.042">
                <text:p>0.042</text:p>
              </table:table-cell>
              <table:table-cell office:value-type="float" office:value="0.041">
                <text:p>0.041</text:p>
              </table:table-cell>
              <table:table-cell office:value-type="float" office:value="0.056">
                <text:p>0.056</text:p>
              </table:table-cell>
              <table:table-cell office:value-type="float" office:value="0.044">
                <text:p>0.044</text:p>
              </table:table-cell>
              <table:table-cell office:value-type="float" office:value="0.021">
                <text:p>0.021</text:p>
              </table:table-cell>
              <table:table-cell office:value-type="float" office:value="0.04">
                <text:p>0.04</text:p>
              </table:table-cell>
              <table:table-cell office:value-type="float" office:value="0.037">
                <text:p>0.03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101">
                <text:p>0.101</text:p>
              </table:table-cell>
              <table:table-cell office:value-type="float" office:value="0.043">
                <text:p>0.043</text:p>
              </table:table-cell>
              <table:table-cell office:value-type="float" office:value="0.045">
                <text:p>0.045</text:p>
              </table:table-cell>
              <table:table-cell office:value-type="float" office:value="0.061">
                <text:p>0.061</text:p>
              </table:table-cell>
              <table:table-cell office:value-type="float" office:value="0.047">
                <text:p>0.047</text:p>
              </table:table-cell>
              <table:table-cell office:value-type="float" office:value="0.024">
                <text:p>0.024</text:p>
              </table:table-cell>
              <table:table-cell office:value-type="float" office:value="0.044">
                <text:p>0.044</text:p>
              </table:table-cell>
              <table:table-cell office:value-type="float" office:value="0.04">
                <text:p>0.0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102">
                <text:p>0.102</text:p>
              </table:table-cell>
              <table:table-cell office:value-type="float" office:value="0.044">
                <text:p>0.044</text:p>
              </table:table-cell>
              <table:table-cell office:value-type="float" office:value="0.05">
                <text:p>0.05</text:p>
              </table:table-cell>
              <table:table-cell office:value-type="float" office:value="0.067">
                <text:p>0.067</text:p>
              </table:table-cell>
              <table:table-cell office:value-type="float" office:value="0.055">
                <text:p>0.055</text:p>
              </table:table-cell>
              <table:table-cell office:value-type="float" office:value="0.026">
                <text:p>0.026</text:p>
              </table:table-cell>
              <table:table-cell office:value-type="float" office:value="0.048">
                <text:p>0.048</text:p>
              </table:table-cell>
              <table:table-cell office:value-type="float" office:value="0.046">
                <text:p>0.046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97">
                <text:p>0.097</text:p>
              </table:table-cell>
              <table:table-cell office:value-type="float" office:value="0.045">
                <text:p>0.045</text:p>
              </table:table-cell>
              <table:table-cell office:value-type="float" office:value="0.054">
                <text:p>0.054</text:p>
              </table:table-cell>
              <table:table-cell office:value-type="float" office:value="0.072">
                <text:p>0.072</text:p>
              </table:table-cell>
              <table:table-cell office:value-type="float" office:value="0.058">
                <text:p>0.058</text:p>
              </table:table-cell>
              <table:table-cell office:value-type="float" office:value="0.027">
                <text:p>0.027</text:p>
              </table:table-cell>
              <table:table-cell office:value-type="float" office:value="0.049">
                <text:p>0.049</text:p>
              </table:table-cell>
              <table:table-cell office:value-type="float" office:value="0.046">
                <text:p>0.04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96">
                <text:p>0.096</text:p>
              </table:table-cell>
              <table:table-cell office:value-type="float" office:value="0.044">
                <text:p>0.044</text:p>
              </table:table-cell>
              <table:table-cell office:value-type="float" office:value="0.059">
                <text:p>0.059</text:p>
              </table:table-cell>
              <table:table-cell office:value-type="float" office:value="0.077">
                <text:p>0.077</text:p>
              </table:table-cell>
              <table:table-cell office:value-type="float" office:value="0.062">
                <text:p>0.062</text:p>
              </table:table-cell>
              <table:table-cell office:value-type="float" office:value="0.03">
                <text:p>0.03</text:p>
              </table:table-cell>
              <table:table-cell office:value-type="float" office:value="0.051">
                <text:p>0.051</text:p>
              </table:table-cell>
              <table:table-cell office:value-type="float" office:value="0.048">
                <text:p>0.04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96">
                <text:p>0.096</text:p>
              </table:table-cell>
              <table:table-cell office:value-type="float" office:value="0.044">
                <text:p>0.044</text:p>
              </table:table-cell>
              <table:table-cell office:value-type="float" office:value="0.058">
                <text:p>0.058</text:p>
              </table:table-cell>
              <table:table-cell office:value-type="float" office:value="0.079">
                <text:p>0.079</text:p>
              </table:table-cell>
              <table:table-cell office:value-type="float" office:value="0.063">
                <text:p>0.063</text:p>
              </table:table-cell>
              <table:table-cell office:value-type="float" office:value="0.032">
                <text:p>0.032</text:p>
              </table:table-cell>
              <table:table-cell office:value-type="float" office:value="0.053">
                <text:p>0.053</text:p>
              </table:table-cell>
              <table:table-cell office:value-type="float" office:value="0.048">
                <text:p>0.04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97">
                <text:p>0.097</text:p>
              </table:table-cell>
              <table:table-cell office:value-type="float" office:value="0.046">
                <text:p>0.046</text:p>
              </table:table-cell>
              <table:table-cell office:value-type="float" office:value="0.061">
                <text:p>0.061</text:p>
              </table:table-cell>
              <table:table-cell office:value-type="float" office:value="0.088">
                <text:p>0.088</text:p>
              </table:table-cell>
              <table:table-cell office:value-type="float" office:value="0.07">
                <text:p>0.0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  <table:table-cell office:value-type="float" office:value="0.053">
                <text:p>0.05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9">
                <text:p>0.09</text:p>
              </table:table-cell>
              <table:table-cell office:value-type="float" office:value="0.046">
                <text:p>0.046</text:p>
              </table:table-cell>
              <table:table-cell office:value-type="float" office:value="0.064">
                <text:p>0.064</text:p>
              </table:table-cell>
              <table:table-cell office:value-type="float" office:value="0.092">
                <text:p>0.092</text:p>
              </table:table-cell>
              <table:table-cell office:value-type="float" office:value="0.072">
                <text:p>0.072</text:p>
              </table:table-cell>
              <table:table-cell office:value-type="float" office:value="0.036">
                <text:p>0.036</text:p>
              </table:table-cell>
              <table:table-cell office:value-type="float" office:value="0.06">
                <text:p>0.06</text:p>
              </table:table-cell>
              <table:table-cell office:value-type="float" office:value="0.056">
                <text:p>0.056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91">
                <text:p>0.091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94">
                <text:p>0.094</text:p>
              </table:table-cell>
              <table:table-cell office:value-type="float" office:value="0.075">
                <text:p>0.075</text:p>
              </table:table-cell>
              <table:table-cell office:value-type="float" office:value="0.037">
                <text:p>0.037</text:p>
              </table:table-cell>
              <table:table-cell office:value-type="float" office:value="0.063">
                <text:p>0.063</text:p>
              </table:table-cell>
              <table:table-cell office:value-type="float" office:value="0.056">
                <text:p>0.05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97">
                <text:p>0.097</text:p>
              </table:table-cell>
              <table:table-cell office:value-type="float" office:value="0.051">
                <text:p>0.051</text:p>
              </table:table-cell>
              <table:table-cell office:value-type="float" office:value="0.065">
                <text:p>0.065</text:p>
              </table:table-cell>
              <table:table-cell office:value-type="float" office:value="0.095">
                <text:p>0.095</text:p>
              </table:table-cell>
              <table:table-cell office:value-type="float" office:value="0.079">
                <text:p>0.079</text:p>
              </table:table-cell>
              <table:table-cell office:value-type="float" office:value="0.041">
                <text:p>0.041</text:p>
              </table:table-cell>
              <table:table-cell office:value-type="float" office:value="0.067">
                <text:p>0.067</text:p>
              </table:table-cell>
              <table:table-cell office:value-type="float" office:value="0.061">
                <text:p>0.061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97">
                <text:p>0.097</text:p>
              </table:table-cell>
              <table:table-cell office:value-type="float" office:value="0.05">
                <text:p>0.05</text:p>
              </table:table-cell>
              <table:table-cell office:value-type="float" office:value="0.061">
                <text:p>0.061</text:p>
              </table:table-cell>
              <table:table-cell office:value-type="float" office:value="0.092">
                <text:p>0.092</text:p>
              </table:table-cell>
              <table:table-cell office:value-type="float" office:value="0.077">
                <text:p>0.077</text:p>
              </table:table-cell>
              <table:table-cell office:value-type="float" office:value="0.04">
                <text:p>0.04</text:p>
              </table:table-cell>
              <table:table-cell office:value-type="float" office:value="0.066">
                <text:p>0.066</text:p>
              </table:table-cell>
              <table:table-cell office:value-type="float" office:value="0.061">
                <text:p>0.061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101">
                <text:p>0.101</text:p>
              </table:table-cell>
              <table:table-cell office:value-type="float" office:value="0.05">
                <text:p>0.05</text:p>
              </table:table-cell>
              <table:table-cell office:value-type="float" office:value="0.06">
                <text:p>0.06</text:p>
              </table:table-cell>
              <table:table-cell office:value-type="float" office:value="0.092">
                <text:p>0.092</text:p>
              </table:table-cell>
              <table:table-cell office:value-type="float" office:value="0.077">
                <text:p>0.077</text:p>
              </table:table-cell>
              <table:table-cell office:value-type="float" office:value="0.042">
                <text:p>0.042</text:p>
              </table:table-cell>
              <table:table-cell office:value-type="float" office:value="0.068">
                <text:p>0.068</text:p>
              </table:table-cell>
              <table:table-cell office:value-type="float" office:value="0.065">
                <text:p>0.06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102">
                <text:p>0.102</text:p>
              </table:table-cell>
              <table:table-cell office:value-type="float" office:value="0.051">
                <text:p>0.051</text:p>
              </table:table-cell>
              <table:table-cell office:value-type="float" office:value="0.059">
                <text:p>0.059</text:p>
              </table:table-cell>
              <table:table-cell office:value-type="float" office:value="0.09">
                <text:p>0.09</text:p>
              </table:table-cell>
              <table:table-cell office:value-type="float" office:value="0.077">
                <text:p>0.077</text:p>
              </table:table-cell>
              <table:table-cell office:value-type="float" office:value="0.042">
                <text:p>0.042</text:p>
              </table:table-cell>
              <table:table-cell office:value-type="float" office:value="0.07">
                <text:p>0.07</text:p>
              </table:table-cell>
              <table:table-cell office:value-type="float" office:value="0.068">
                <text:p>0.06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06">
                <text:p>0.106</text:p>
              </table:table-cell>
              <table:table-cell office:value-type="float" office:value="0.057">
                <text:p>0.057</text:p>
              </table:table-cell>
              <table:table-cell office:value-type="float" office:value="0.063">
                <text:p>0.063</text:p>
              </table:table-cell>
              <table:table-cell office:value-type="float" office:value="0.095">
                <text:p>0.095</text:p>
              </table:table-cell>
              <table:table-cell office:value-type="float" office:value="0.085">
                <text:p>0.085</text:p>
              </table:table-cell>
              <table:table-cell office:value-type="float" office:value="0.046">
                <text:p>0.046</text:p>
              </table:table-cell>
              <table:table-cell office:value-type="float" office:value="0.076">
                <text:p>0.076</text:p>
              </table:table-cell>
              <table:table-cell office:value-type="float" office:value="0.077">
                <text:p>0.07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112">
                <text:p>0.112</text:p>
              </table:table-cell>
              <table:table-cell office:value-type="float" office:value="0.056">
                <text:p>0.056</text:p>
              </table:table-cell>
              <table:table-cell office:value-type="float" office:value="0.064">
                <text:p>0.064</text:p>
              </table:table-cell>
              <table:table-cell office:value-type="float" office:value="0.096">
                <text:p>0.096</text:p>
              </table:table-cell>
              <table:table-cell office:value-type="float" office:value="0.083">
                <text:p>0.083</text:p>
              </table:table-cell>
              <table:table-cell office:value-type="float" office:value="0.045">
                <text:p>0.045</text:p>
              </table:table-cell>
              <table:table-cell office:value-type="float" office:value="0.076">
                <text:p>0.076</text:p>
              </table:table-cell>
              <table:table-cell office:value-type="float" office:value="0.076">
                <text:p>0.07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113">
                <text:p>0.113</text:p>
              </table:table-cell>
              <table:table-cell office:value-type="float" office:value="0.056">
                <text:p>0.056</text:p>
              </table:table-cell>
              <table:table-cell office:value-type="float" office:value="0.065">
                <text:p>0.065</text:p>
              </table:table-cell>
              <table:table-cell office:value-type="float" office:value="0.098">
                <text:p>0.098</text:p>
              </table:table-cell>
              <table:table-cell office:value-type="float" office:value="0.09">
                <text:p>0.09</text:p>
              </table:table-cell>
              <table:table-cell office:value-type="float" office:value="0.05">
                <text:p>0.05</text:p>
              </table:table-cell>
              <table:table-cell office:value-type="float" office:value="0.081">
                <text:p>0.081</text:p>
              </table:table-cell>
              <table:table-cell office:value-type="float" office:value="0.08">
                <text:p>0.08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6">
                <text:p>0.126</text:p>
              </table:table-cell>
              <table:table-cell office:value-type="float" office:value="0.06">
                <text:p>0.06</text:p>
              </table:table-cell>
              <table:table-cell office:value-type="float" office:value="0.068">
                <text:p>0.068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56">
                <text:p>0.056</text:p>
              </table:table-cell>
              <table:table-cell office:value-type="float" office:value="0.089">
                <text:p>0.089</text:p>
              </table:table-cell>
              <table:table-cell office:value-type="float" office:value="0.09">
                <text:p>0.0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125">
                <text:p>0.125</text:p>
              </table:table-cell>
              <table:table-cell office:value-type="float" office:value="0.059">
                <text:p>0.059</text:p>
              </table:table-cell>
              <table:table-cell office:value-type="float" office:value="0.072">
                <text:p>0.072</text:p>
              </table:table-cell>
              <table:table-cell office:value-type="float" office:value="0.104">
                <text:p>0.104</text:p>
              </table:table-cell>
              <table:table-cell office:value-type="float" office:value="0.099">
                <text:p>0.099</text:p>
              </table:table-cell>
              <table:table-cell office:value-type="float" office:value="0.059">
                <text:p>0.059</text:p>
              </table:table-cell>
              <table:table-cell office:value-type="float" office:value="0.093">
                <text:p>0.093</text:p>
              </table:table-cell>
              <table:table-cell office:value-type="float" office:value="0.095">
                <text:p>0.095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132">
                <text:p>0.132</text:p>
              </table:table-cell>
              <table:table-cell office:value-type="float" office:value="0.067">
                <text:p>0.067</text:p>
              </table:table-cell>
              <table:table-cell office:value-type="float" office:value="0.08">
                <text:p>0.08</text:p>
              </table:table-cell>
              <table:table-cell office:value-type="float" office:value="0.111">
                <text:p>0.111</text:p>
              </table:table-cell>
              <table:table-cell office:value-type="float" office:value="0.109">
                <text:p>0.109</text:p>
              </table:table-cell>
              <table:table-cell office:value-type="float" office:value="0.073">
                <text:p>0.073</text:p>
              </table:table-cell>
              <table:table-cell office:value-type="float" office:value="0.109">
                <text:p>0.109</text:p>
              </table:table-cell>
              <table:table-cell office:value-type="float" office:value="0.111">
                <text:p>0.11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135">
                <text:p>0.135</text:p>
              </table:table-cell>
              <table:table-cell office:value-type="float" office:value="0.075">
                <text:p>0.075</text:p>
              </table:table-cell>
              <table:table-cell office:value-type="float" office:value="0.082">
                <text:p>0.082</text:p>
              </table:table-cell>
              <table:table-cell office:value-type="float" office:value="0.105">
                <text:p>0.105</text:p>
              </table:table-cell>
              <table:table-cell office:value-type="float" office:value="0.104">
                <text:p>0.104</text:p>
              </table:table-cell>
              <table:table-cell office:value-type="float" office:value="0.073">
                <text:p>0.073</text:p>
              </table:table-cell>
              <table:table-cell office:value-type="float" office:value="0.112">
                <text:p>0.112</text:p>
              </table:table-cell>
              <table:table-cell office:value-type="float" office:value="0.115">
                <text:p>0.115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138">
                <text:p>0.138</text:p>
              </table:table-cell>
              <table:table-cell office:value-type="float" office:value="0.082">
                <text:p>0.082</text:p>
              </table:table-cell>
              <table:table-cell office:value-type="float" office:value="0.087">
                <text:p>0.087</text:p>
              </table:table-cell>
              <table:table-cell office:value-type="float" office:value="0.107">
                <text:p>0.107</text:p>
              </table:table-cell>
              <table:table-cell office:value-type="float" office:value="0.107">
                <text:p>0.107</text:p>
              </table:table-cell>
              <table:table-cell office:value-type="float" office:value="0.08">
                <text:p>0.08</text:p>
              </table:table-cell>
              <table:table-cell office:value-type="float" office:value="0.123">
                <text:p>0.123</text:p>
              </table:table-cell>
              <table:table-cell office:value-type="float" office:value="0.129">
                <text:p>0.12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21">
      <number:number number:decimal-places="1" loext:min-decimal-places="1" number:min-integer-digits="1"/>
      <number:text>%</number:text>
    </number:percentage-style>
    <number:date-style style:name="N10081" number:language="cs" number:country="CZ">
      <number:day/>
      <number:text>. </number:text>
      <number:month number:style="long"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12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834cm" svg:height="15.094cm" xlink:href=".." xlink:type="simple" chart:class="chart:line" chart:style-name="ch1">
        <chart:title svg:x="11.779cm" svg:y="0.436cm" chart:style-name="ch2">
          <text:p>% klin/diag+epi</text:p>
        </chart:title>
        <chart:legend chart:legend-position="end" svg:x="24.577cm" svg:y="5.256cm" style:legend-expansion="high" chart:style-name="ch3"/>
        <chart:plot-area chart:style-name="ch4" table:cell-range-address="'%poz test ALL'.A96:'%poz test ALL'.J366 '%poz test ALL'.B1:'%poz test ALL'.J1" chart:data-source-has-labels="both" svg:x="0.536cm" svg:y="1.53cm" svg:width="23.505cm" svg:height="13.263cm">
          <chartooo:coordinate-region svg:x="1.806cm" svg:y="1.729cm" svg:width="22.235cm" svg:height="12.417cm"/>
          <chart:axis chart:dimension="x" chart:name="primary-x" chart:style-name="ch5" chartooo:axis-type="auto">
            <chartooo:date-scale/>
            <chart:categories table:cell-range-address="'%poz test ALL'.A96:'%poz test ALL'.A3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%poz test ALL'.B96:'%poz test ALL'.B366" chart:label-cell-address="'%poz test ALL'.B1:'%poz test ALL'.B1" chart:class="chart:line">
            <chart:data-point chart:repeated="271"/>
          </chart:series>
          <chart:series chart:style-name="ch9" chart:values-cell-range-address="'%poz test ALL'.C96:'%poz test ALL'.C366" chart:label-cell-address="'%poz test ALL'.C1:'%poz test ALL'.C1" chart:class="chart:line">
            <chart:data-point chart:repeated="271"/>
          </chart:series>
          <chart:series chart:style-name="ch10" chart:values-cell-range-address="'%poz test ALL'.D96:'%poz test ALL'.D366" chart:label-cell-address="'%poz test ALL'.D1:'%poz test ALL'.D1" chart:class="chart:line">
            <chart:data-point chart:repeated="271"/>
          </chart:series>
          <chart:series chart:style-name="ch11" chart:values-cell-range-address="'%poz test ALL'.E96:'%poz test ALL'.E366" chart:label-cell-address="'%poz test ALL'.E1:'%poz test ALL'.E1" chart:class="chart:line">
            <chart:data-point chart:repeated="271"/>
          </chart:series>
          <chart:series chart:style-name="ch12" chart:values-cell-range-address="'%poz test ALL'.F96:'%poz test ALL'.F366" chart:label-cell-address="'%poz test ALL'.F1:'%poz test ALL'.F1" chart:class="chart:line">
            <chart:data-point chart:repeated="271"/>
          </chart:series>
          <chart:series chart:style-name="ch13" chart:values-cell-range-address="'%poz test ALL'.G96:'%poz test ALL'.G366" chart:label-cell-address="'%poz test ALL'.G1:'%poz test ALL'.G1" chart:class="chart:line">
            <chart:data-point chart:repeated="271"/>
          </chart:series>
          <chart:series chart:style-name="ch14" chart:values-cell-range-address="'%poz test ALL'.H96:'%poz test ALL'.H366" chart:label-cell-address="'%poz test ALL'.H1:'%poz test ALL'.H1" chart:class="chart:line">
            <chart:data-point chart:repeated="271"/>
          </chart:series>
          <chart:series chart:style-name="ch15" chart:values-cell-range-address="'%poz test ALL'.I96:'%poz test ALL'.I366" chart:label-cell-address="'%poz test ALL'.I1:'%poz test ALL'.I1" chart:class="chart:line">
            <chart:data-point chart:repeated="271"/>
          </chart:series>
          <chart:series chart:style-name="ch16" chart:values-cell-range-address="'%poz test ALL'.J96:'%poz test ALL'.J366" chart:label-cell-address="'%poz test ALL'.J1:'%poz test ALL'.J1" chart:class="chart:line">
            <chart:data-point chart:repeated="27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2</text:p>
                <draw:g>
                  <svg:desc>'%poz test ALL'.B1:'%poz test ALL'.B1</svg:desc>
                </draw:g>
              </table:table-cell>
              <table:table-cell office:value-type="string">
                <text:p>3-5</text:p>
                <draw:g>
                  <svg:desc>'%poz test ALL'.C1:'%poz test ALL'.C1</svg:desc>
                </draw:g>
              </table:table-cell>
              <table:table-cell office:value-type="string">
                <text:p>6-11</text:p>
                <draw:g>
                  <svg:desc>'%poz test ALL'.D1:'%poz test ALL'.D1</svg:desc>
                </draw:g>
              </table:table-cell>
              <table:table-cell office:value-type="string">
                <text:p>12-15</text:p>
                <draw:g>
                  <svg:desc>'%poz test ALL'.E1:'%poz test ALL'.E1</svg:desc>
                </draw:g>
              </table:table-cell>
              <table:table-cell office:value-type="string">
                <text:p>16-19</text:p>
                <draw:g>
                  <svg:desc>'%poz test ALL'.F1:'%poz test ALL'.F1</svg:desc>
                </draw:g>
              </table:table-cell>
              <table:table-cell office:value-type="string">
                <text:p>20-29</text:p>
                <draw:g>
                  <svg:desc>'%poz test ALL'.G1:'%poz test ALL'.G1</svg:desc>
                </draw:g>
              </table:table-cell>
              <table:table-cell office:value-type="string">
                <text:p>30-49</text:p>
                <draw:g>
                  <svg:desc>'%poz test ALL'.H1:'%poz test ALL'.H1</svg:desc>
                </draw:g>
              </table:table-cell>
              <table:table-cell office:value-type="string">
                <text:p>50-64</text:p>
                <draw:g>
                  <svg:desc>'%poz test ALL'.I1:'%poz test ALL'.I1</svg:desc>
                </draw:g>
              </table:table-cell>
              <table:table-cell office:value-type="string">
                <text:p>65</text:p>
                <draw:g>
                  <svg:desc>'%poz test ALL'.J1:'%poz test ALL'.J1</svg:desc>
                </draw:g>
              </table:table-cell>
            </table:table-row>
          </table:table-header-rows>
          <table:table-rows>
            <table:table-row>
              <table:table-cell office:value-type="float" office:value="44442">
                <text:p>44442</text:p>
                <draw:g>
                  <svg:desc>'%poz test ALL'.A96:'%poz test ALL'.A366</svg:desc>
                </draw:g>
              </table:table-cell>
              <table:table-cell office:value-type="float" office:value="0.036">
                <text:p>0.036</text:p>
                <draw:g>
                  <svg:desc>'%poz test ALL'.B96:'%poz test ALL'.B366</svg:desc>
                </draw:g>
              </table:table-cell>
              <table:table-cell office:value-type="float" office:value="0.009">
                <text:p>0.009</text:p>
                <draw:g>
                  <svg:desc>'%poz test ALL'.C96:'%poz test ALL'.C366</svg:desc>
                </draw:g>
              </table:table-cell>
              <table:table-cell office:value-type="float" office:value="0.004">
                <text:p>0.004</text:p>
                <draw:g>
                  <svg:desc>'%poz test ALL'.D96:'%poz test ALL'.D366</svg:desc>
                </draw:g>
              </table:table-cell>
              <table:table-cell office:value-type="float" office:value="0.007">
                <text:p>0.007</text:p>
                <draw:g>
                  <svg:desc>'%poz test ALL'.E96:'%poz test ALL'.E366</svg:desc>
                </draw:g>
              </table:table-cell>
              <table:table-cell office:value-type="float" office:value="0.008">
                <text:p>0.008</text:p>
                <draw:g>
                  <svg:desc>'%poz test ALL'.F96:'%poz test ALL'.F366</svg:desc>
                </draw:g>
              </table:table-cell>
              <table:table-cell office:value-type="float" office:value="0.008">
                <text:p>0.008</text:p>
                <draw:g>
                  <svg:desc>'%poz test ALL'.G96:'%poz test ALL'.G366</svg:desc>
                </draw:g>
              </table:table-cell>
              <table:table-cell office:value-type="float" office:value="0.009">
                <text:p>0.009</text:p>
                <draw:g>
                  <svg:desc>'%poz test ALL'.H96:'%poz test ALL'.H366</svg:desc>
                </draw:g>
              </table:table-cell>
              <table:table-cell office:value-type="float" office:value="0.009">
                <text:p>0.009</text:p>
                <draw:g>
                  <svg:desc>'%poz test ALL'.I96:'%poz test ALL'.I366</svg:desc>
                </draw:g>
              </table:table-cell>
              <table:table-cell office:value-type="float" office:value="0.015">
                <text:p>0.015</text:p>
                <draw:g>
                  <svg:desc>'%poz test ALL'.J96:'%poz test ALL'.J366</svg:desc>
                </draw:g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0.043">
                <text:p>0.043</text:p>
              </table:table-cell>
              <table:table-cell office:value-type="float" office:value="0.01">
                <text:p>0.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  <table:table-cell office:value-type="float" office:value="0.009">
                <text:p>0.009</text:p>
              </table:table-cell>
              <table:table-cell office:value-type="float" office:value="0.008">
                <text:p>0.008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0.049">
                <text:p>0.049</text:p>
              </table:table-cell>
              <table:table-cell office:value-type="float" office:value="0.012">
                <text:p>0.012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  <table:table-cell office:value-type="float" office:value="0.011">
                <text:p>0.011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0.048">
                <text:p>0.048</text:p>
              </table:table-cell>
              <table:table-cell office:value-type="float" office:value="0.01">
                <text:p>0.01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12">
                <text:p>0.012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12">
                <text:p>0.01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0.04">
                <text:p>0.04</text:p>
              </table:table-cell>
              <table:table-cell office:value-type="float" office:value="0.011">
                <text:p>0.011</text:p>
              </table:table-cell>
              <table:table-cell office:value-type="float" office:value="0.006">
                <text:p>0.006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038">
                <text:p>0.038</text:p>
              </table:table-cell>
              <table:table-cell office:value-type="float" office:value="0.011">
                <text:p>0.011</text:p>
              </table:table-cell>
              <table:table-cell office:value-type="float" office:value="0.007">
                <text:p>0.007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1">
                <text:p>0.01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037">
                <text:p>0.037</text:p>
              </table:table-cell>
              <table:table-cell office:value-type="float" office:value="0.012">
                <text:p>0.012</text:p>
              </table:table-cell>
              <table:table-cell office:value-type="float" office:value="0.009">
                <text:p>0.009</text:p>
              </table:table-cell>
              <table:table-cell office:value-type="float" office:value="0.016">
                <text:p>0.016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  <table:table-cell office:value-type="float" office:value="0.014">
                <text:p>0.014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033">
                <text:p>0.033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031">
                <text:p>0.031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  <table:table-cell office:value-type="float" office:value="0.02">
                <text:p>0.0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028">
                <text:p>0.028</text:p>
              </table:table-cell>
              <table:table-cell office:value-type="float" office:value="0.012">
                <text:p>0.012</text:p>
              </table:table-cell>
              <table:table-cell office:value-type="float" office:value="0.014">
                <text:p>0.014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  <table:table-cell office:value-type="float" office:value="0.021">
                <text:p>0.021</text:p>
              </table:table-cell>
              <table:table-cell office:value-type="float" office:value="0.012">
                <text:p>0.012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.028">
                <text:p>0.028</text:p>
              </table:table-cell>
              <table:table-cell office:value-type="float" office:value="0.018">
                <text:p>0.018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8">
                <text:p>0.01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7">
                <text:p>0.027</text:p>
              </table:table-cell>
              <table:table-cell office:value-type="float" office:value="0.017">
                <text:p>0.017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0.034">
                <text:p>0.03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  <table:table-cell office:value-type="float" office:value="0.016">
                <text:p>0.016</text:p>
              </table:table-cell>
              <table:table-cell office:value-type="float" office:value="0.011">
                <text:p>0.011</text:p>
              </table:table-cell>
              <table:table-cell office:value-type="float" office:value="0.017">
                <text:p>0.017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0.031">
                <text:p>0.031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  <table:table-cell office:value-type="float" office:value="0.016">
                <text:p>0.016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0.036">
                <text:p>0.036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0.042">
                <text:p>0.042</text:p>
              </table:table-cell>
              <table:table-cell office:value-type="float" office:value="0.017">
                <text:p>0.017</text:p>
              </table:table-cell>
              <table:table-cell office:value-type="float" office:value="0.019">
                <text:p>0.019</text:p>
              </table:table-cell>
              <table:table-cell office:value-type="float" office:value="0.025">
                <text:p>0.025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0.043">
                <text:p>0.043</text:p>
              </table:table-cell>
              <table:table-cell office:value-type="float" office:value="0.016">
                <text:p>0.016</text:p>
              </table:table-cell>
              <table:table-cell office:value-type="float" office:value="0.019">
                <text:p>0.019</text:p>
              </table:table-cell>
              <table:table-cell office:value-type="float" office:value="0.022">
                <text:p>0.022</text:p>
              </table:table-cell>
              <table:table-cell office:value-type="float" office:value="0.015">
                <text:p>0.015</text:p>
              </table:table-cell>
              <table:table-cell office:value-type="float" office:value="0.013">
                <text:p>0.013</text:p>
              </table:table-cell>
              <table:table-cell office:value-type="float" office:value="0.018">
                <text:p>0.018</text:p>
              </table:table-cell>
              <table:table-cell office:value-type="float" office:value="0.018">
                <text:p>0.01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0.037">
                <text:p>0.037</text:p>
              </table:table-cell>
              <table:table-cell office:value-type="float" office:value="0.016">
                <text:p>0.016</text:p>
              </table:table-cell>
              <table:table-cell office:value-type="float" office:value="0.016">
                <text:p>0.016</text:p>
              </table:table-cell>
              <table:table-cell office:value-type="float" office:value="0.02">
                <text:p>0.02</text:p>
              </table:table-cell>
              <table:table-cell office:value-type="float" office:value="0.014">
                <text:p>0.014</text:p>
              </table:table-cell>
              <table:table-cell office:value-type="float" office:value="0.013">
                <text:p>0.01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.039">
                <text:p>0.039</text:p>
              </table:table-cell>
              <table:table-cell office:value-type="float" office:value="0.016">
                <text:p>0.016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0.041">
                <text:p>0.041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0.044">
                <text:p>0.044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23">
                <text:p>0.023</text:p>
              </table:table-cell>
              <table:table-cell office:value-type="float" office:value="0.016">
                <text:p>0.016</text:p>
              </table:table-cell>
              <table:table-cell office:value-type="float" office:value="0.015">
                <text:p>0.015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049">
                <text:p>0.049</text:p>
              </table:table-cell>
              <table:table-cell office:value-type="float" office:value="0.017">
                <text:p>0.017</text:p>
              </table:table-cell>
              <table:table-cell office:value-type="float" office:value="0.02">
                <text:p>0.02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23">
                <text:p>0.023</text:p>
              </table:table-cell>
              <table:table-cell office:value-type="float" office:value="0.021">
                <text:p>0.0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05">
                <text:p>0.05</text:p>
              </table:table-cell>
              <table:table-cell office:value-type="float" office:value="0.019">
                <text:p>0.019</text:p>
              </table:table-cell>
              <table:table-cell office:value-type="float" office:value="0.02">
                <text:p>0.02</text:p>
              </table:table-cell>
              <table:table-cell office:value-type="float" office:value="0.023">
                <text:p>0.023</text:p>
              </table:table-cell>
              <table:table-cell office:value-type="float" office:value="0.017">
                <text:p>0.017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047">
                <text:p>0.047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5">
                <text:p>0.025</text:p>
              </table:table-cell>
              <table:table-cell office:value-type="float" office:value="0.019">
                <text:p>0.019</text:p>
              </table:table-cell>
              <table:table-cell office:value-type="float" office:value="0.018">
                <text:p>0.018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052">
                <text:p>0.052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  <table:table-cell office:value-type="float" office:value="0.024">
                <text:p>0.024</text:p>
              </table:table-cell>
              <table:table-cell office:value-type="float" office:value="0.021">
                <text:p>0.021</text:p>
              </table:table-cell>
              <table:table-cell office:value-type="float" office:value="0.019">
                <text:p>0.019</text:p>
              </table:table-cell>
              <table:table-cell office:value-type="float" office:value="0.026">
                <text:p>0.026</text:p>
              </table:table-cell>
              <table:table-cell office:value-type="float" office:value="0.024">
                <text:p>0.0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057">
                <text:p>0.057</text:p>
              </table:table-cell>
              <table:table-cell office:value-type="float" office:value="0.023">
                <text:p>0.023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  <table:table-cell office:value-type="float" office:value="0.023">
                <text:p>0.023</text:p>
              </table:table-cell>
              <table:table-cell office:value-type="float" office:value="0.022">
                <text:p>0.022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055">
                <text:p>0.055</text:p>
              </table:table-cell>
              <table:table-cell office:value-type="float" office:value="0.023">
                <text:p>0.023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25">
                <text:p>0.025</text:p>
              </table:table-cell>
              <table:table-cell office:value-type="float" office:value="0.022">
                <text:p>0.022</text:p>
              </table:table-cell>
              <table:table-cell office:value-type="float" office:value="0.03">
                <text:p>0.03</text:p>
              </table:table-cell>
              <table:table-cell office:value-type="float" office:value="0.029">
                <text:p>0.02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0.054">
                <text:p>0.054</text:p>
              </table:table-cell>
              <table:table-cell office:value-type="float" office:value="0.023">
                <text:p>0.02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23">
                <text:p>0.023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0.054">
                <text:p>0.054</text:p>
              </table:table-cell>
              <table:table-cell office:value-type="float" office:value="0.025">
                <text:p>0.025</text:p>
              </table:table-cell>
              <table:table-cell office:value-type="float" office:value="0.029">
                <text:p>0.029</text:p>
              </table:table-cell>
              <table:table-cell office:value-type="float" office:value="0.036">
                <text:p>0.036</text:p>
              </table:table-cell>
              <table:table-cell office:value-type="float" office:value="0.03">
                <text:p>0.03</text:p>
              </table:table-cell>
              <table:table-cell office:value-type="float" office:value="0.026">
                <text:p>0.026</text:p>
              </table:table-cell>
              <table:table-cell office:value-type="float" office:value="0.033">
                <text:p>0.033</text:p>
              </table:table-cell>
              <table:table-cell office:value-type="float" office:value="0.032">
                <text:p>0.03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0.056">
                <text:p>0.056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8">
                <text:p>0.038</text:p>
              </table:table-cell>
              <table:table-cell office:value-type="float" office:value="0.032">
                <text:p>0.032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2">
                <text:p>0.03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0.053">
                <text:p>0.053</text:p>
              </table:table-cell>
              <table:table-cell office:value-type="float" office:value="0.027">
                <text:p>0.027</text:p>
              </table:table-cell>
              <table:table-cell office:value-type="float" office:value="0.032">
                <text:p>0.032</text:p>
              </table:table-cell>
              <table:table-cell office:value-type="float" office:value="0.04">
                <text:p>0.04</text:p>
              </table:table-cell>
              <table:table-cell office:value-type="float" office:value="0.034">
                <text:p>0.034</text:p>
              </table:table-cell>
              <table:table-cell office:value-type="float" office:value="0.027">
                <text:p>0.027</text:p>
              </table:table-cell>
              <table:table-cell office:value-type="float" office:value="0.035">
                <text:p>0.035</text:p>
              </table:table-cell>
              <table:table-cell office:value-type="float" office:value="0.033">
                <text:p>0.03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0.056">
                <text:p>0.056</text:p>
              </table:table-cell>
              <table:table-cell office:value-type="float" office:value="0.029">
                <text:p>0.029</text:p>
              </table:table-cell>
              <table:table-cell office:value-type="float" office:value="0.029">
                <text:p>0.029</text:p>
              </table:table-cell>
              <table:table-cell office:value-type="float" office:value="0.037">
                <text:p>0.037</text:p>
              </table:table-cell>
              <table:table-cell office:value-type="float" office:value="0.031">
                <text:p>0.031</text:p>
              </table:table-cell>
              <table:table-cell office:value-type="float" office:value="0.026">
                <text:p>0.026</text:p>
              </table:table-cell>
              <table:table-cell office:value-type="float" office:value="0.034">
                <text:p>0.034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0.055">
                <text:p>0.055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8">
                <text:p>0.028</text:p>
              </table:table-cell>
              <table:table-cell office:value-type="float" office:value="0.037">
                <text:p>0.037</text:p>
              </table:table-cell>
              <table:table-cell office:value-type="float" office:value="0.035">
                <text:p>0.035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0.055">
                <text:p>0.055</text:p>
              </table:table-cell>
              <table:table-cell office:value-type="float" office:value="0.032">
                <text:p>0.032</text:p>
              </table:table-cell>
              <table:table-cell office:value-type="float" office:value="0.032">
                <text:p>0.032</text:p>
              </table:table-cell>
              <table:table-cell office:value-type="float" office:value="0.043">
                <text:p>0.043</text:p>
              </table:table-cell>
              <table:table-cell office:value-type="float" office:value="0.033">
                <text:p>0.033</text:p>
              </table:table-cell>
              <table:table-cell office:value-type="float" office:value="0.026">
                <text:p>0.026</text:p>
              </table:table-cell>
              <table:table-cell office:value-type="float" office:value="0.037">
                <text:p>0.037</text:p>
              </table:table-cell>
              <table:table-cell office:value-type="float" office:value="0.033">
                <text:p>0.033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0.059">
                <text:p>0.059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  <table:table-cell office:value-type="float" office:value="0.046">
                <text:p>0.046</text:p>
              </table:table-cell>
              <table:table-cell office:value-type="float" office:value="0.036">
                <text:p>0.036</text:p>
              </table:table-cell>
              <table:table-cell office:value-type="float" office:value="0.028">
                <text:p>0.028</text:p>
              </table:table-cell>
              <table:table-cell office:value-type="float" office:value="0.039">
                <text:p>0.039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0.064">
                <text:p>0.064</text:p>
              </table:table-cell>
              <table:table-cell office:value-type="float" office:value="0.037">
                <text:p>0.037</text:p>
              </table:table-cell>
              <table:table-cell office:value-type="float" office:value="0.037">
                <text:p>0.037</text:p>
              </table:table-cell>
              <table:table-cell office:value-type="float" office:value="0.05">
                <text:p>0.05</text:p>
              </table:table-cell>
              <table:table-cell office:value-type="float" office:value="0.042">
                <text:p>0.042</text:p>
              </table:table-cell>
              <table:table-cell office:value-type="float" office:value="0.031">
                <text:p>0.031</text:p>
              </table:table-cell>
              <table:table-cell office:value-type="float" office:value="0.043">
                <text:p>0.043</text:p>
              </table:table-cell>
              <table:table-cell office:value-type="float" office:value="0.04">
                <text:p>0.0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0.064">
                <text:p>0.064</text:p>
              </table:table-cell>
              <table:table-cell office:value-type="float" office:value="0.038">
                <text:p>0.038</text:p>
              </table:table-cell>
              <table:table-cell office:value-type="float" office:value="0.037">
                <text:p>0.037</text:p>
              </table:table-cell>
              <table:table-cell office:value-type="float" office:value="0.052">
                <text:p>0.052</text:p>
              </table:table-cell>
              <table:table-cell office:value-type="float" office:value="0.041">
                <text:p>0.041</text:p>
              </table:table-cell>
              <table:table-cell office:value-type="float" office:value="0.03">
                <text:p>0.03</text:p>
              </table:table-cell>
              <table:table-cell office:value-type="float" office:value="0.044">
                <text:p>0.044</text:p>
              </table:table-cell>
              <table:table-cell office:value-type="float" office:value="0.041">
                <text:p>0.041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0.062">
                <text:p>0.062</text:p>
              </table:table-cell>
              <table:table-cell office:value-type="float" office:value="0.036">
                <text:p>0.036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44">
                <text:p>0.044</text:p>
              </table:table-cell>
              <table:table-cell office:value-type="float" office:value="0.03">
                <text:p>0.03</text:p>
              </table:table-cell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0.062">
                <text:p>0.062</text:p>
              </table:table-cell>
              <table:table-cell office:value-type="float" office:value="0.038">
                <text:p>0.038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43">
                <text:p>0.043</text:p>
              </table:table-cell>
              <table:table-cell office:value-type="float" office:value="0.031">
                <text:p>0.031</text:p>
              </table:table-cell>
              <table:table-cell office:value-type="float" office:value="0.046">
                <text:p>0.046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066">
                <text:p>0.066</text:p>
              </table:table-cell>
              <table:table-cell office:value-type="float" office:value="0.038">
                <text:p>0.038</text:p>
              </table:table-cell>
              <table:table-cell office:value-type="float" office:value="0.042">
                <text:p>0.042</text:p>
              </table:table-cell>
              <table:table-cell office:value-type="float" office:value="0.057">
                <text:p>0.057</text:p>
              </table:table-cell>
              <table:table-cell office:value-type="float" office:value="0.049">
                <text:p>0.049</text:p>
              </table:table-cell>
              <table:table-cell office:value-type="float" office:value="0.033">
                <text:p>0.033</text:p>
              </table:table-cell>
              <table:table-cell office:value-type="float" office:value="0.051">
                <text:p>0.051</text:p>
              </table:table-cell>
              <table:table-cell office:value-type="float" office:value="0.05">
                <text:p>0.0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065">
                <text:p>0.065</text:p>
              </table:table-cell>
              <table:table-cell office:value-type="float" office:value="0.037">
                <text:p>0.037</text:p>
              </table:table-cell>
              <table:table-cell office:value-type="float" office:value="0.043">
                <text:p>0.043</text:p>
              </table:table-cell>
              <table:table-cell office:value-type="float" office:value="0.058">
                <text:p>0.058</text:p>
              </table:table-cell>
              <table:table-cell office:value-type="float" office:value="0.051">
                <text:p>0.051</text:p>
              </table:table-cell>
              <table:table-cell office:value-type="float" office:value="0.033">
                <text:p>0.033</text:p>
              </table:table-cell>
              <table:table-cell office:value-type="float" office:value="0.052">
                <text:p>0.052</text:p>
              </table:table-cell>
              <table:table-cell office:value-type="float" office:value="0.051">
                <text:p>0.05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068">
                <text:p>0.068</text:p>
              </table:table-cell>
              <table:table-cell office:value-type="float" office:value="0.038">
                <text:p>0.038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056">
                <text:p>0.056</text:p>
              </table:table-cell>
              <table:table-cell office:value-type="float" office:value="0.036">
                <text:p>0.036</text:p>
              </table:table-cell>
              <table:table-cell office:value-type="float" office:value="0.058">
                <text:p>0.058</text:p>
              </table:table-cell>
              <table:table-cell office:value-type="float" office:value="0.057">
                <text:p>0.05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07">
                <text:p>0.07</text:p>
              </table:table-cell>
              <table:table-cell office:value-type="float" office:value="0.039">
                <text:p>0.039</text:p>
              </table:table-cell>
              <table:table-cell office:value-type="float" office:value="0.052">
                <text:p>0.052</text:p>
              </table:table-cell>
              <table:table-cell office:value-type="float" office:value="0.071">
                <text:p>0.071</text:p>
              </table:table-cell>
              <table:table-cell office:value-type="float" office:value="0.064">
                <text:p>0.064</text:p>
              </table:table-cell>
              <table:table-cell office:value-type="float" office:value="0.041">
                <text:p>0.041</text:p>
              </table:table-cell>
              <table:table-cell office:value-type="float" office:value="0.063">
                <text:p>0.063</text:p>
              </table:table-cell>
              <table:table-cell office:value-type="float" office:value="0.065">
                <text:p>0.065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071">
                <text:p>0.071</text:p>
              </table:table-cell>
              <table:table-cell office:value-type="float" office:value="0.04">
                <text:p>0.04</text:p>
              </table:table-cell>
              <table:table-cell office:value-type="float" office:value="0.057">
                <text:p>0.057</text:p>
              </table:table-cell>
              <table:table-cell office:value-type="float" office:value="0.078">
                <text:p>0.078</text:p>
              </table:table-cell>
              <table:table-cell office:value-type="float" office:value="0.067">
                <text:p>0.06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068">
                <text:p>0.068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.074">
                <text:p>0.074</text:p>
              </table:table-cell>
              <table:table-cell office:value-type="float" office:value="0.04">
                <text:p>0.04</text:p>
              </table:table-cell>
              <table:table-cell office:value-type="float" office:value="0.061">
                <text:p>0.061</text:p>
              </table:table-cell>
              <table:table-cell office:value-type="float" office:value="0.084">
                <text:p>0.084</text:p>
              </table:table-cell>
              <table:table-cell office:value-type="float" office:value="0.073">
                <text:p>0.073</text:p>
              </table:table-cell>
              <table:table-cell office:value-type="float" office:value="0.047">
                <text:p>0.047</text:p>
              </table:table-cell>
              <table:table-cell office:value-type="float" office:value="0.071">
                <text:p>0.071</text:p>
              </table:table-cell>
              <table:table-cell office:value-type="float" office:value="0.074">
                <text:p>0.07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.078">
                <text:p>0.078</text:p>
              </table:table-cell>
              <table:table-cell office:value-type="float" office:value="0.042">
                <text:p>0.042</text:p>
              </table:table-cell>
              <table:table-cell office:value-type="float" office:value="0.061">
                <text:p>0.061</text:p>
              </table:table-cell>
              <table:table-cell office:value-type="float" office:value="0.087">
                <text:p>0.087</text:p>
              </table:table-cell>
              <table:table-cell office:value-type="float" office:value="0.075">
                <text:p>0.075</text:p>
              </table:table-cell>
              <table:table-cell office:value-type="float" office:value="0.05">
                <text:p>0.05</text:p>
              </table:table-cell>
              <table:table-cell office:value-type="float" office:value="0.074">
                <text:p>0.074</text:p>
              </table:table-cell>
              <table:table-cell office:value-type="float" office:value="0.077">
                <text:p>0.07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.081">
                <text:p>0.081</text:p>
              </table:table-cell>
              <table:table-cell office:value-type="float" office:value="0.043">
                <text:p>0.043</text:p>
              </table:table-cell>
              <table:table-cell office:value-type="float" office:value="0.064">
                <text:p>0.064</text:p>
              </table:table-cell>
              <table:table-cell office:value-type="float" office:value="0.096">
                <text:p>0.096</text:p>
              </table:table-cell>
              <table:table-cell office:value-type="float" office:value="0.084">
                <text:p>0.084</text:p>
              </table:table-cell>
              <table:table-cell office:value-type="float" office:value="0.055">
                <text:p>0.055</text:p>
              </table:table-cell>
              <table:table-cell office:value-type="float" office:value="0.082">
                <text:p>0.082</text:p>
              </table:table-cell>
              <table:table-cell office:value-type="float" office:value="0.084">
                <text:p>0.084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077">
                <text:p>0.077</text:p>
              </table:table-cell>
              <table:table-cell office:value-type="float" office:value="0.043">
                <text:p>0.043</text:p>
              </table:table-cell>
              <table:table-cell office:value-type="float" office:value="0.067">
                <text:p>0.067</text:p>
              </table:table-cell>
              <table:table-cell office:value-type="float" office:value="0.1">
                <text:p>0.1</text:p>
              </table:table-cell>
              <table:table-cell office:value-type="float" office:value="0.086">
                <text:p>0.086</text:p>
              </table:table-cell>
              <table:table-cell office:value-type="float" office:value="0.056">
                <text:p>0.056</text:p>
              </table:table-cell>
              <table:table-cell office:value-type="float" office:value="0.082">
                <text:p>0.082</text:p>
              </table:table-cell>
              <table:table-cell office:value-type="float" office:value="0.086">
                <text:p>0.08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076">
                <text:p>0.076</text:p>
              </table:table-cell>
              <table:table-cell office:value-type="float" office:value="0.045">
                <text:p>0.045</text:p>
              </table:table-cell>
              <table:table-cell office:value-type="float" office:value="0.069">
                <text:p>0.069</text:p>
              </table:table-cell>
              <table:table-cell office:value-type="float" office:value="0.102">
                <text:p>0.102</text:p>
              </table:table-cell>
              <table:table-cell office:value-type="float" office:value="0.089">
                <text:p>0.089</text:p>
              </table:table-cell>
              <table:table-cell office:value-type="float" office:value="0.059">
                <text:p>0.059</text:p>
              </table:table-cell>
              <table:table-cell office:value-type="float" office:value="0.087">
                <text:p>0.087</text:p>
              </table:table-cell>
              <table:table-cell office:value-type="float" office:value="0.09">
                <text:p>0.0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081">
                <text:p>0.081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105">
                <text:p>0.105</text:p>
              </table:table-cell>
              <table:table-cell office:value-type="float" office:value="0.093">
                <text:p>0.093</text:p>
              </table:table-cell>
              <table:table-cell office:value-type="float" office:value="0.065">
                <text:p>0.065</text:p>
              </table:table-cell>
              <table:table-cell office:value-type="float" office:value="0.094">
                <text:p>0.094</text:p>
              </table:table-cell>
              <table:table-cell office:value-type="float" office:value="0.099">
                <text:p>0.09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082">
                <text:p>0.082</text:p>
              </table:table-cell>
              <table:table-cell office:value-type="float" office:value="0.047">
                <text:p>0.047</text:p>
              </table:table-cell>
              <table:table-cell office:value-type="float" office:value="0.064">
                <text:p>0.064</text:p>
              </table:table-cell>
              <table:table-cell office:value-type="float" office:value="0.102">
                <text:p>0.102</text:p>
              </table:table-cell>
              <table:table-cell office:value-type="float" office:value="0.093">
                <text:p>0.093</text:p>
              </table:table-cell>
              <table:table-cell office:value-type="float" office:value="0.067">
                <text:p>0.067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087">
                <text:p>0.087</text:p>
              </table:table-cell>
              <table:table-cell office:value-type="float" office:value="0.048">
                <text:p>0.048</text:p>
              </table:table-cell>
              <table:table-cell office:value-type="float" office:value="0.064">
                <text:p>0.064</text:p>
              </table:table-cell>
              <table:table-cell office:value-type="float" office:value="0.101">
                <text:p>0.101</text:p>
              </table:table-cell>
              <table:table-cell office:value-type="float" office:value="0.095">
                <text:p>0.095</text:p>
              </table:table-cell>
              <table:table-cell office:value-type="float" office:value="0.071">
                <text:p>0.071</text:p>
              </table:table-cell>
              <table:table-cell office:value-type="float" office:value="0.1">
                <text:p>0.1</text:p>
              </table:table-cell>
              <table:table-cell office:value-type="float" office:value="0.107">
                <text:p>0.10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09">
                <text:p>0.09</text:p>
              </table:table-cell>
              <table:table-cell office:value-type="float" office:value="0.049">
                <text:p>0.049</text:p>
              </table:table-cell>
              <table:table-cell office:value-type="float" office:value="0.063">
                <text:p>0.063</text:p>
              </table:table-cell>
              <table:table-cell office:value-type="float" office:value="0.1">
                <text:p>0.1</text:p>
              </table:table-cell>
              <table:table-cell office:value-type="float" office:value="0.095">
                <text:p>0.095</text:p>
              </table:table-cell>
              <table:table-cell office:value-type="float" office:value="0.073">
                <text:p>0.073</text:p>
              </table:table-cell>
              <table:table-cell office:value-type="float" office:value="0.104">
                <text:p>0.104</text:p>
              </table:table-cell>
              <table:table-cell office:value-type="float" office:value="0.112">
                <text:p>0.11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095">
                <text:p>0.095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4">
                <text:p>0.104</text:p>
              </table:table-cell>
              <table:table-cell office:value-type="float" office:value="0.103">
                <text:p>0.103</text:p>
              </table:table-cell>
              <table:table-cell office:value-type="float" office:value="0.08">
                <text:p>0.08</text:p>
              </table:table-cell>
              <table:table-cell office:value-type="float" office:value="0.112">
                <text:p>0.112</text:p>
              </table:table-cell>
              <table:table-cell office:value-type="float" office:value="0.121">
                <text:p>0.12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99">
                <text:p>0.099</text:p>
              </table:table-cell>
              <table:table-cell office:value-type="float" office:value="0.055">
                <text:p>0.055</text:p>
              </table:table-cell>
              <table:table-cell office:value-type="float" office:value="0.068">
                <text:p>0.068</text:p>
              </table:table-cell>
              <table:table-cell office:value-type="float" office:value="0.106">
                <text:p>0.106</text:p>
              </table:table-cell>
              <table:table-cell office:value-type="float" office:value="0.101">
                <text:p>0.101</text:p>
              </table:table-cell>
              <table:table-cell office:value-type="float" office:value="0.079">
                <text:p>0.079</text:p>
              </table:table-cell>
              <table:table-cell office:value-type="float" office:value="0.111">
                <text:p>0.111</text:p>
              </table:table-cell>
              <table:table-cell office:value-type="float" office:value="0.122">
                <text:p>0.122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099">
                <text:p>0.099</text:p>
              </table:table-cell>
              <table:table-cell office:value-type="float" office:value="0.055">
                <text:p>0.055</text:p>
              </table:table-cell>
              <table:table-cell office:value-type="float" office:value="0.071">
                <text:p>0.071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.087">
                <text:p>0.087</text:p>
              </table:table-cell>
              <table:table-cell office:value-type="float" office:value="0.121">
                <text:p>0.121</text:p>
              </table:table-cell>
              <table:table-cell office:value-type="float" office:value="0.129">
                <text:p>0.12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12">
                <text:p>0.112</text:p>
              </table:table-cell>
              <table:table-cell office:value-type="float" office:value="0.06">
                <text:p>0.06</text:p>
              </table:table-cell>
              <table:table-cell office:value-type="float" office:value="0.076">
                <text:p>0.076</text:p>
              </table:table-cell>
              <table:table-cell office:value-type="float" office:value="0.116">
                <text:p>0.116</text:p>
              </table:table-cell>
              <table:table-cell office:value-type="float" office:value="0.123">
                <text:p>0.123</text:p>
              </table:table-cell>
              <table:table-cell office:value-type="float" office:value="0.102">
                <text:p>0.102</text:p>
              </table:table-cell>
              <table:table-cell office:value-type="float" office:value="0.141">
                <text:p>0.141</text:p>
              </table:table-cell>
              <table:table-cell office:value-type="float" office:value="0.146">
                <text:p>0.14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113">
                <text:p>0.113</text:p>
              </table:table-cell>
              <table:table-cell office:value-type="float" office:value="0.061">
                <text:p>0.061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132">
                <text:p>0.132</text:p>
              </table:table-cell>
              <table:table-cell office:value-type="float" office:value="0.111">
                <text:p>0.111</text:p>
              </table:table-cell>
              <table:table-cell office:value-type="float" office:value="0.151">
                <text:p>0.151</text:p>
              </table:table-cell>
              <table:table-cell office:value-type="float" office:value="0.157">
                <text:p>0.157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125">
                <text:p>0.125</text:p>
              </table:table-cell>
              <table:table-cell office:value-type="float" office:value="0.07">
                <text:p>0.07</text:p>
              </table:table-cell>
              <table:table-cell office:value-type="float" office:value="0.09">
                <text:p>0.09</text:p>
              </table:table-cell>
              <table:table-cell office:value-type="float" office:value="0.129">
                <text:p>0.129</text:p>
              </table:table-cell>
              <table:table-cell office:value-type="float" office:value="0.145">
                <text:p>0.145</text:p>
              </table:table-cell>
              <table:table-cell office:value-type="float" office:value="0.134">
                <text:p>0.134</text:p>
              </table:table-cell>
              <table:table-cell office:value-type="float" office:value="0.177">
                <text:p>0.177</text:p>
              </table:table-cell>
              <table:table-cell office:value-type="float" office:value="0.181">
                <text:p>0.181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128">
                <text:p>0.128</text:p>
              </table:table-cell>
              <table:table-cell office:value-type="float" office:value="0.078">
                <text:p>0.078</text:p>
              </table:table-cell>
              <table:table-cell office:value-type="float" office:value="0.093">
                <text:p>0.093</text:p>
              </table:table-cell>
              <table:table-cell office:value-type="float" office:value="0.124">
                <text:p>0.124</text:p>
              </table:table-cell>
              <table:table-cell office:value-type="float" office:value="0.141">
                <text:p>0.141</text:p>
              </table:table-cell>
              <table:table-cell office:value-type="float" office:value="0.14">
                <text:p>0.14</text:p>
              </table:table-cell>
              <table:table-cell office:value-type="float" office:value="0.183">
                <text:p>0.183</text:p>
              </table:table-cell>
              <table:table-cell office:value-type="float" office:value="0.188">
                <text:p>0.18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.133">
                <text:p>0.133</text:p>
              </table:table-cell>
              <table:table-cell office:value-type="float" office:value="0.085">
                <text:p>0.085</text:p>
              </table:table-cell>
              <table:table-cell office:value-type="float" office:value="0.097">
                <text:p>0.097</text:p>
              </table:table-cell>
              <table:table-cell office:value-type="float" office:value="0.126">
                <text:p>0.126</text:p>
              </table:table-cell>
              <table:table-cell office:value-type="float" office:value="0.146">
                <text:p>0.146</text:p>
              </table:table-cell>
              <table:table-cell office:value-type="float" office:value="0.149">
                <text:p>0.149</text:p>
              </table:table-cell>
              <table:table-cell office:value-type="float" office:value="0.196">
                <text:p>0.196</text:p>
              </table:table-cell>
              <table:table-cell office:value-type="float" office:value="0.202">
                <text:p>0.202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